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Quimica.xml" manifest:media-type="text/xml"/>
  <manifest:file-entry manifest:full-path="Basic/Standard/FormulQuim.xml" manifest:media-type="text/xml"/>
  <manifest:file-entry manifest:full-path="Basic/Standard/script-lb.xml" manifest:media-type="text/xml"/>
  <manifest:file-entry manifest:full-path="Basic/script-lc.xml" manifest:media-type="text/xml"/>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face style:name="Courier New" svg:font-family="'Courier New'" style:font-family-generic="modern" style:font-pitch="fixed"/>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2.66cm"/>
    </style:style>
    <style:style style:name="co23" style:family="table-column">
      <style:table-column-properties fo:break-before="auto" style:column-width="2.2cm"/>
    </style:style>
    <style:style style:name="co24" style:family="table-column">
      <style:table-column-properties fo:break-before="auto" style:column-width="2.84cm"/>
    </style:style>
    <style:style style:name="co25" style:family="table-column">
      <style:table-column-properties fo:break-before="auto" style:column-width="2.371cm"/>
    </style:style>
    <style:style style:name="co26" style:family="table-column">
      <style:table-column-properties fo:break-before="auto" style:column-width="2.529cm"/>
    </style:style>
    <style:style style:name="co27" style:family="table-column">
      <style:table-column-properties fo:break-before="auto" style:column-width="2.298cm"/>
    </style:style>
    <style:style style:name="co28" style:family="table-column">
      <style:table-column-properties fo:break-before="auto" style:column-width="4.105cm"/>
    </style:style>
    <style:style style:name="co29" style:family="table-column">
      <style:table-column-properties fo:break-before="auto" style:column-width="2.582cm"/>
    </style:style>
    <style:style style:name="co30" style:family="table-column">
      <style:table-column-properties fo:break-before="auto" style:column-width="2.35cm"/>
    </style:style>
    <style:style style:name="co31" style:family="table-column">
      <style:table-column-properties fo:break-before="auto" style:column-width="3.33cm"/>
    </style:style>
    <style:style style:name="co32" style:family="table-column">
      <style:table-column-properties fo:break-before="auto" style:column-width="2.498cm"/>
    </style:style>
    <style:style style:name="co33" style:family="table-column">
      <style:table-column-properties fo:break-before="auto" style:column-width="2.633cm"/>
    </style:style>
    <style:style style:name="co34" style:family="table-column">
      <style:table-column-properties fo:break-before="auto" style:column-width="0.801cm"/>
    </style:style>
    <style:style style:name="co35" style:family="table-column">
      <style:table-column-properties fo:break-before="auto" style:column-width="2cm"/>
    </style:style>
    <style:style style:name="co36" style:family="table-column">
      <style:table-column-properties fo:break-before="auto" style:column-width="2.293cm"/>
    </style:style>
    <style:style style:name="co37" style:family="table-column">
      <style:table-column-properties fo:break-before="auto" style:column-width="2.101cm"/>
    </style:style>
    <style:style style:name="co38" style:family="table-column">
      <style:table-column-properties fo:break-before="auto" style:column-width="2.551cm"/>
    </style:style>
    <style:style style:name="co39" style:family="table-column">
      <style:table-column-properties fo:break-before="auto" style:column-width="1.499cm"/>
    </style:style>
    <style:style style:name="co40" style:family="table-column">
      <style:table-column-properties fo:break-before="auto" style:column-width="1.73cm"/>
    </style:style>
    <style:style style:name="co41" style:family="table-column">
      <style:table-column-properties fo:break-before="auto" style:column-width="1.928cm"/>
    </style:style>
    <style:style style:name="co42" style:family="table-column">
      <style:table-column-properties fo:break-before="auto" style:column-width="1.575cm"/>
    </style:style>
    <style:style style:name="co43" style:family="table-column">
      <style:table-column-properties fo:break-before="auto" style:column-width="1.804cm"/>
    </style:style>
    <style:style style:name="co44" style:family="table-column">
      <style:table-column-properties fo:break-before="auto" style:column-width="1.755cm"/>
    </style:style>
    <style:style style:name="co45" style:family="table-column">
      <style:table-column-properties fo:break-before="auto" style:column-width="1.27cm"/>
    </style:style>
    <style:style style:name="co46" style:family="table-column">
      <style:table-column-properties fo:break-before="auto" style:column-width="1.108cm"/>
    </style:style>
    <style:style style:name="co47" style:family="table-column">
      <style:table-column-properties fo:break-before="auto" style:column-width="1.028cm"/>
    </style:style>
    <style:style style:name="co48" style:family="table-column">
      <style:table-column-properties fo:break-before="auto" style:column-width="1.221cm"/>
    </style:style>
    <style:style style:name="co49" style:family="table-column">
      <style:table-column-properties fo:break-before="auto" style:column-width="1.549cm"/>
    </style:style>
    <style:style style:name="co50" style:family="table-column">
      <style:table-column-properties fo:break-before="auto" style:column-width="1.445cm"/>
    </style:style>
    <style:style style:name="co51" style:family="table-column">
      <style:table-column-properties fo:break-before="auto" style:column-width="1.341cm"/>
    </style:style>
    <style:style style:name="co52" style:family="table-column">
      <style:table-column-properties fo:break-before="auto" style:column-width="1cm"/>
    </style:style>
    <style:style style:name="co53" style:family="table-column">
      <style:table-column-properties fo:break-before="auto" style:column-width="1.111cm"/>
    </style:style>
    <style:style style:name="co54" style:family="table-column">
      <style:table-column-properties fo:break-before="auto" style:column-width="1.515cm"/>
    </style:style>
    <style:style style:name="co55" style:family="table-column">
      <style:table-column-properties fo:break-before="auto" style:column-width="1.903cm"/>
    </style:style>
    <style:style style:name="co56" style:family="table-column">
      <style:table-column-properties fo:break-before="auto" style:column-width="2.466cm"/>
    </style:style>
    <style:style style:name="co57" style:family="table-column">
      <style:table-column-properties fo:break-before="auto" style:column-width="6.242cm"/>
    </style:style>
    <style:style style:name="co58" style:family="table-column">
      <style:table-column-properties fo:break-before="auto" style:column-width="1.231cm"/>
    </style:style>
    <style:style style:name="co59" style:family="table-column">
      <style:table-column-properties fo:break-before="auto" style:column-width="2.711cm"/>
    </style:style>
    <style:style style:name="co60" style:family="table-column">
      <style:table-column-properties fo:break-before="auto" style:column-width="2.032cm"/>
    </style:style>
    <style:style style:name="co61" style:family="table-column">
      <style:table-column-properties fo:break-before="auto" style:column-width="2.859cm"/>
    </style:style>
    <style:style style:name="co62" style:family="table-column">
      <style:table-column-properties fo:break-before="auto" style:column-width="3.53cm"/>
    </style:style>
    <style:style style:name="co63" style:family="table-column">
      <style:table-column-properties fo:break-before="auto" style:column-width="1.722cm"/>
    </style:style>
    <style:style style:name="co64" style:family="table-column">
      <style:table-column-properties fo:break-before="auto" style:column-width="3.168cm"/>
    </style:style>
    <style:style style:name="co65" style:family="table-column">
      <style:table-column-properties fo:break-before="auto" style:column-width="1.697cm"/>
    </style:style>
    <style:style style:name="co66" style:family="table-column">
      <style:table-column-properties fo:break-before="auto" style:column-width="2.704cm"/>
    </style:style>
    <style:style style:name="co67" style:family="table-column">
      <style:table-column-properties fo:break-before="auto" style:column-width="2.265cm"/>
    </style:style>
    <style:style style:name="co68" style:family="table-column">
      <style:table-column-properties fo:break-before="auto" style:column-width="3.918cm"/>
    </style:style>
    <style:style style:name="co69" style:family="table-column">
      <style:table-column-properties fo:break-before="auto" style:column-width="1.644cm"/>
    </style:style>
    <style:style style:name="co70" style:family="table-column">
      <style:table-column-properties fo:break-before="auto" style:column-width="1.954cm"/>
    </style:style>
    <style:style style:name="co71" style:family="table-column">
      <style:table-column-properties fo:break-before="auto" style:column-width="0.714cm"/>
    </style:style>
    <style:style style:name="co72" style:family="table-column">
      <style:table-column-properties fo:break-before="auto" style:column-width="2.238cm"/>
    </style:style>
    <style:style style:name="co73" style:family="table-column">
      <style:table-column-properties fo:break-before="auto" style:column-width="0.845cm"/>
    </style:style>
    <style:style style:name="co74" style:family="table-column">
      <style:table-column-properties fo:break-before="auto" style:column-width="2.367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1"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1"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1" fo:font-size="11pt" style:font-size-complex="11pt"/>
    </style:style>
    <style:style style:name="ce50" style:family="table-cell" style:parent-style-name="Default">
      <style:table-cell-properties fo:background-color="#e6e6fa"/>
      <style:text-properties style:font-name="Linux Biolinum G1" fo:font-size="11pt" style:font-size-asian="11pt" style:font-size-complex="11pt"/>
    </style:style>
    <style:style style:name="ce18" style:family="table-cell" style:parent-style-name="Default">
      <style:table-cell-properties fo:background-color="#e6e6fa"/>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20" style:family="table-cell" style:parent-style-name="Default">
      <style:table-cell-properties fo:background-color="#e6e6ff"/>
      <style:text-properties fo:color="#ff0000" style:font-name="Linux Biolinum G1" fo:font-size="11pt" fo:font-weight="bold" style:font-size-asian="11pt" style:font-weight-asian="bold" style:font-size-complex="11pt" style:font-weight-complex="bold"/>
    </style:style>
    <style:style style:name="ce17"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8" style:family="table-cell" style:parent-style-name="Default">
      <style:table-cell-properties fo:background-color="#e6e6ff"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299" style:family="table-cell" style:parent-style-name="Default">
      <style:table-cell-properties fo:background-color="#e6e6ff"/>
      <style:text-properties style:font-name="Linux Biolinum G1" fo:font-size="11pt"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1"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63" style:family="table-cell" style:parent-style-name="Default">
      <style:text-properties style:font-name="Linux Biolinum G1" fo:font-size="11pt" style:font-size-asian="11pt" style:font-size-complex="11pt"/>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1"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161"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60"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59" style:family="table-cell" style:parent-style-name="Default">
      <style:table-cell-properties fo:background-color="#e6e6ff"/>
      <style:text-properties style:font-name="Linux Biolinum G1" fo:font-size="11pt" fo:font-style="italic" fo:font-weight="normal" style:font-size-asian="11pt" style:font-style-asian="italic" style:font-weight-asian="normal" style:font-size-complex="11pt" style:font-style-complex="italic" style:font-weight-complex="normal"/>
    </style:style>
    <style:style style:name="ce77" style:family="table-cell" style:parent-style-name="Default">
      <style:table-cell-properties fo:background-color="#ff0000" style:text-align-source="value-type" style:repeat-content="false"/>
      <style:text-properties style:font-name="Linux Biolinum G1" fo:font-size="11pt" style:font-size-asian="11pt" style:font-size-complex="11pt"/>
    </style:style>
    <style:style style:name="ce115" style:family="table-cell" style:parent-style-name="Default" style:data-style-name="N20037">
      <style:text-properties style:font-name="Linux Biolinum G1"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194" style:family="table-cell" style:parent-style-name="Default">
      <style:table-cell-properties fo:background-color="#fffacd"/>
      <style:text-properties style:font-name="Linux Biolinum G1"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118" style:family="table-cell" style:parent-style-name="Default">
      <style:table-cell-properties fo:background-color="#e6e6fa"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62"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86" style:family="table-cell" style:parent-style-name="DatoEntrada" style:data-style-name="N20081">
      <style:table-cell-properties style:cell-protect="none" style:print-content="true" fo:background-color="transparent"/>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71" style:family="table-cell" style:parent-style-name="DatoEntrada">
      <style:text-properties fo:font-size="11pt" style:font-size-asian="11pt" style:font-size-complex="11pt"/>
    </style:style>
    <style:style style:name="ce33"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120" style:family="table-cell" style:parent-style-name="DatoEntrada">
      <style:text-properties style:font-name="Linux Biolinum G1" fo:font-size="11pt" style:font-size-asian="11pt" style:font-size-complex="11pt"/>
    </style:style>
    <style:style style:name="ce123" style:family="table-cell" style:parent-style-name="DatoEntrada" style:data-style-name="N20000">
      <style:text-properties style:font-name="Linux Biolinum G1" fo:font-size="11pt" style:font-size-asian="11pt" style:font-size-complex="11pt"/>
    </style:style>
    <style:style style:name="ce125" style:family="table-cell" style:parent-style-name="DatoEntrada">
      <style:text-properties style:font-name="Linux Biolinum G1" fo:font-size="11pt" style:text-underline-style="solid" style:text-underline-width="auto" style:text-underline-color="font-color" style:font-size-asian="11pt" style:font-size-complex="11pt"/>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105" style:family="table-cell" style:parent-style-name="DatoEntrada" style:data-style-name="N20125">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78" style:family="table-cell" style:parent-style-name="Default">
      <style:table-cell-properties fo:background-color="#e6e6fa"/>
      <style:text-properties style:font-name="Linux Biolinum G1"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14" style:family="table-cell" style:parent-style-name="Default" style:data-style-name="N20126">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56" style:family="table-cell" style:parent-style-name="Default">
      <style:table-cell-properties fo:background-color="#e6e6ff"/>
      <style:text-properties style:font-name="Courier New" fo:font-size="9pt" style:font-size-asian="9pt" style:font-size-complex="9pt"/>
    </style:style>
    <style:style style:name="ce108" style:family="table-cell" style:parent-style-name="Default">
      <style:table-cell-properties style:cell-protect="hidden-and-protected" style:print-content="true"/>
      <style:text-properties style:font-name="Linux Biolinum G1" fo:font-size="11pt" style:font-size-asian="11pt" style:font-size-complex="11pt"/>
    </style:style>
    <style:style style:name="ce134" style:family="table-cell" style:parent-style-name="Default" style:data-style-name="N20100"/>
    <style:style style:name="ce137" style:family="table-cell" style:parent-style-name="Default" style:data-style-name="N20100">
      <style:text-properties style:font-name="Linux Biolinum G1"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9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1"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212" style:family="table-cell" style:parent-style-name="Default">
      <style:table-cell-properties fo:background-color="#e6e6fa"/>
      <style:text-properties style:font-name="Linux Biolinum G1" fo:font-size="11pt" style:font-size-complex="11pt"/>
    </style:style>
    <style:style style:name="ce177" style:family="table-cell" style:parent-style-name="Default">
      <style:table-cell-properties fo:background-color="#e6e6fa"/>
      <style:text-properties style:font-name="Linux Biolinum G1" fo:font-size="11pt" fo:language="es" fo:country="ES" fo:font-weight="bold" style:font-size-asian="11pt" style:font-size-complex="11pt" style:font-weight-complex="bold"/>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1" fo:font-size="11pt" style:font-size-complex="11pt"/>
    </style:style>
    <style:style style:name="ce903" style:family="table-cell" style:parent-style-name="Default">
      <style:table-cell-properties fo:background-color="transparent"/>
    </style:style>
    <style:style style:name="ce196" style:family="table-cell" style:parent-style-name="DatoEntrada">
      <style:table-cell-properties style:cell-protect="protected" style:print-content="true"/>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1" fo:font-size="11pt" style:font-size-asian="11pt" style:font-size-complex="11pt"/>
    </style:style>
    <style:style style:name="ce222" style:family="table-cell" style:parent-style-name="Default">
      <style:table-cell-properties fo:background-color="#e6e6fa"/>
      <style:text-properties style:font-name="Linux Biolinum G1"/>
    </style:style>
    <style:style style:name="ce237" style:family="table-cell" style:parent-style-name="Default">
      <style:table-cell-properties fo:background-color="#e6e6fa"/>
      <style:text-properties style:font-name="Linux Biolinum G1" fo:font-size="10pt" style:font-size-complex="10pt"/>
    </style:style>
    <style:style style:name="ce220" style:family="table-cell" style:parent-style-name="DatoEntrada">
      <style:text-properties fo:font-size="12pt" style:font-size-asian="12pt" style:font-size-complex="12pt"/>
    </style:style>
    <style:style style:name="ce129" style:family="table-cell" style:parent-style-name="Default">
      <style:table-cell-properties fo:background-color="#e6e6fa"/>
      <style:text-properties style:font-name="Linux Biolinum G1" fo:language="gl" fo:country="ES" style:font-size-asian="10pt" style:font-size-complex="10pt"/>
    </style:style>
    <style:style style:name="ce130" style:family="table-cell" style:parent-style-name="Default">
      <style:table-cell-properties fo:background-color="#e6e6fa"/>
      <style:text-properties style:font-name="Linux Biolinum G1"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23" style:family="table-cell" style:parent-style-name="Default">
      <style:table-cell-properties fo:background-color="#dddddd" style:text-align-source="fix" style:repeat-content="false" fo:border="0.99pt solid #000000" style:vertical-align="middle"/>
      <style:paragraph-properties fo:text-align="center"/>
      <style:text-properties style:use-window-font-color="true" style:font-name="Tahoma" fo:font-size="11pt" style:font-size-asian="11pt" style:font-size-complex="11pt"/>
    </style:style>
    <style:style style:name="ce235" style:family="table-cell" style:parent-style-name="DatoEntrada">
      <style:table-cell-properties style:cell-protect="protected" style:print-content="true"/>
      <style:text-properties fo:font-size="12pt" style:font-size-asian="12pt" style:font-size-complex="12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257" style:family="table-cell" style:parent-style-name="Default">
      <style:table-cell-properties fo:background-color="#e6e6fa" style:text-align-source="fix" style:repeat-content="false"/>
      <style:paragraph-properties fo:text-align="start" fo:margin-left="0cm"/>
      <style:text-properties style:font-name="Linux Biolinum G1"/>
    </style:style>
    <style:style style:name="ce136" style:family="table-cell" style:parent-style-name="Default">
      <style:table-cell-properties fo:background-color="#e6e6fa" style:cell-protect="hidden-and-protected" style:print-content="true"/>
    </style:style>
    <style:style style:name="ce240" style:family="table-cell" style:parent-style-name="DatoEntrada" style:data-style-name="N20081">
      <style:table-cell-properties style:cell-protect="protected" style:print-content="true"/>
    </style:style>
    <style:style style:name="ce241" style:family="table-cell" style:parent-style-name="DatoEntrada">
      <style:table-cell-properties style:cell-protect="protected" style:print-content="true"/>
      <style:text-properties fo:font-size="10pt" style:font-size-asian="10pt" style:font-size-complex="10pt"/>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64" style:family="table-cell" style:parent-style-name="Default">
      <style:table-cell-properties fo:background-color="#e6e6fa" style:cell-protect="hidden-and-protected" style:print-content="true" style:text-align-source="fix" style:repeat-content="false"/>
      <style:paragraph-properties fo:text-align="start" fo:margin-left="0cm"/>
    </style:style>
    <style:style style:name="ce255"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374" style:family="table-cell" style:parent-style-name="Default">
      <style:table-cell-properties fo:background-color="#fffacd"/>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1" fo:font-size="11pt" fo:language="gl" fo:country="ES" style:font-size-asian="11pt" style:font-size-complex="11pt"/>
    </style:style>
    <style:style style:name="ce187" style:family="table-cell" style:parent-style-name="Default">
      <style:table-cell-properties fo:background-color="#e6e6fa"/>
      <style:text-properties style:font-name="Linux Biolinum G1" fo:font-size="11pt" fo:font-weight="bold" style:font-size-complex="11pt" style:font-weight-complex="bold"/>
    </style:style>
    <style:style style:name="ce190" style:family="table-cell" style:parent-style-name="Default">
      <style:table-cell-properties fo:background-color="#e6e6fa"/>
      <style:text-properties style:font-name="Linux Biolinum G1"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52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279" style:family="table-cell" style:parent-style-name="Default">
      <style:table-cell-properties style:cell-protect="none" style:print-content="true"/>
      <style:text-properties style:font-name="Linux Biolinum G1" fo:font-size="11pt" style:font-size-asian="11pt" style:font-size-complex="11pt"/>
    </style:style>
    <style:style style:name="ce280" style:family="table-cell" style:parent-style-name="Default">
      <style:table-cell-properties style:cell-protect="none" style:print-content="true"/>
    </style:style>
    <style:style style:name="ce283" style:family="table-cell" style:parent-style-name="Default">
      <style:table-cell-properties fo:background-color="#e0ffff" style:cell-protect="none" style:print-content="true" style:text-align-source="fix" style:repeat-content="false" fo:border="0.74pt solid #000000"/>
      <style:paragraph-properties fo:text-align="end" fo:margin-left="0cm"/>
      <style:text-properties style:font-name="Linux Biolinum G1" fo:font-size="11pt" style:font-size-asian="11pt" style:font-size-complex="11pt"/>
    </style:style>
    <style:style style:name="ce284" style:family="table-cell" style:parent-style-name="Default">
      <style:table-cell-properties fo:background-color="#e0ffff" style:cell-protect="none" style:print-content="true" fo:border="0.74pt solid #000000"/>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28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2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65" style:family="table-cell" style:parent-style-name="Default">
      <style:table-cell-properties style:cell-protect="none" style:print-content="true"/>
    </style:style>
    <style:style style:name="ce291" style:family="table-cell" style:parent-style-name="Default">
      <style:table-cell-properties fo:background-color="#e0ffff" style:cell-protect="none" style:print-content="true" style:text-align-source="fix" style:repeat-content="false" fo:border="0.74pt solid #000000"/>
      <style:paragraph-properties fo:text-align="end" fo:margin-left="0cm"/>
    </style:style>
    <style:style style:name="ce292" style:family="table-cell" style:parent-style-name="Desplegable">
      <style:table-cell-properties style:text-align-source="fix" style:repeat-content="false" style:vertical-align="middle"/>
      <style:paragraph-properties fo:text-align="center" fo:margin-left="0cm"/>
    </style:style>
    <style:style style:name="ce300"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408" style:family="table-cell" style:parent-style-name="Default">
      <style:table-cell-properties fo:background-color="#e0efd4"/>
      <style:text-properties fo:color="#ff0000"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529" style:family="table-cell" style:parent-style-name="EntradaFormulaQuimica">
      <style:table-cell-properties style:cell-protect="none" style:print-content="true"/>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6e6ff" style:text-align-source="fix" style:repeat-content="false" style:vertical-align="middle"/>
      <style:paragraph-properties fo:text-align="start" fo:margin-left="0cm"/>
      <style:text-properties style:font-name="Linux Biolinum G1" fo:font-size="11pt" style:font-size-asian="11pt" style:font-size-complex="11pt"/>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11" style:family="table-cell" style:parent-style-name="Desplegable">
      <style:table-cell-properties style:text-align-source="fix" style:repeat-content="false"/>
      <style:paragraph-properties fo:text-align="start"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09" style:family="table-cell" style:parent-style-name="Default" style:data-style-name="N20099">
      <style:table-cell-properties fo:background-color="#e6e6ff"/>
      <style:text-properties style:font-name="Linux Biolinum G1" fo:font-size="11pt" style:font-size-asian="11pt" style:font-size-complex="11pt"/>
    </style:style>
    <style:style style:name="ce318" style:family="table-cell" style:parent-style-name="Default">
      <style:table-cell-properties fo:background-color="#e6e6ff"/>
      <style:text-properties fo:color="#ff0000" style:font-name="Linux Biolinum G1" fo:font-size="11pt" style:font-size-asian="11pt" style:font-size-complex="11pt"/>
    </style:style>
    <style:style style:name="ce317"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326" style:family="table-cell" style:parent-style-name="Default">
      <style:table-cell-properties fo:background-color="#e0efd4" style:text-align-source="fix" style:repeat-content="false" fo:border="none"/>
      <style:paragraph-properties fo:text-align="end" fo:margin-left="0cm"/>
      <style:text-properties style:font-name="Linux Biolinum G1" fo:font-size="11pt" style:font-size-asian="11pt" style:font-size-complex="11pt"/>
    </style:style>
    <style:style style:name="ce324" style:family="table-cell" style:parent-style-name="Default" style:data-style-name="N20000">
      <style:table-cell-properties fo:background-color="#e0efd4"/>
      <style:text-properties fo:color="#ff0000" style:font-name="Linux Biolinum G1" fo:font-size="11pt" style:font-size-asian="11pt" style:font-size-complex="11pt"/>
    </style:style>
    <style:style style:name="ce411" style:family="table-cell" style:parent-style-name="Default">
      <style:table-cell-properties fo:background-color="#e0efd4"/>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316"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21" style:family="table-cell" style:parent-style-name="Default">
      <style:table-cell-properties fo:border-bottom="none" fo:background-color="#e0efd4" style:text-align-source="fix" style:repeat-content="false" fo:border-left="none" fo:border-right="none" fo:border-top="0.74pt solid #000000"/>
      <style:paragraph-properties fo:text-align="end" fo:margin-left="0cm"/>
      <style:text-properties style:font-name="Linux Biolinum G1" fo:font-size="11pt" style:font-size-asian="11pt" style:font-size-complex="11pt"/>
    </style:style>
    <style:style style:name="ce319"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25" style:family="table-cell" style:parent-style-name="Desplegable" style:data-style-name="N20000">
      <style:table-cell-properties style:text-align-source="fix" style:repeat-content="false"/>
      <style:paragraph-properties fo:text-align="end"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1" style:font-size-complex="10.5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402" style:family="table-cell" style:parent-style-name="Default" style:data-style-name="N20099">
      <style:table-cell-properties style:cell-protect="hidden-and-protected" style:print-content="true"/>
    </style:style>
    <style:style style:name="ce41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331" style:family="table-cell" style:parent-style-name="Default">
      <style:table-cell-properties style:cell-protect="hidden-and-protected" style:print-content="true"/>
      <style:text-properties style:font-name="Linux Biolinum G1" fo:font-size="11pt" style:font-size-complex="11pt"/>
    </style:style>
    <style:style style:name="ce334"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338" style:family="table-cell" style:parent-style-name="Default">
      <style:table-cell-properties style:cell-protect="hidden-and-protected" style:print-content="true" style:text-align-source="fix" style:repeat-content="false"/>
      <style:paragraph-properties fo:text-align="start" fo:margin-left="0cm"/>
    </style:style>
    <style:style style:name="ce419" style:family="table-cell" style:parent-style-name="Default" style:data-style-name="N20080">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name-asian="Segoe UI1" style:font-size-asian="11pt" style:font-name-complex="Segoe UI1" style:font-size-complex="11pt"/>
    </style:style>
    <style:style style:name="ce506"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342" style:family="table-cell" style:parent-style-name="Default" style:data-style-name="N20000">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367" style:family="table-cell" style:parent-style-name="Default">
      <style:table-cell-properties style:text-align-source="fix" style:repeat-content="false"/>
      <style:paragraph-properties fo:text-align="end" fo:margin-left="0cm"/>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364" style:family="table-cell" style:parent-style-name="Default">
      <style:text-properties style:font-name="Linux Biolinum G1" style:font-size-asian="11pt" style:font-size-complex="11pt"/>
    </style:style>
    <style:style style:name="ce346" style:family="table-cell" style:parent-style-name="Default">
      <style:table-cell-properties style:cell-protect="hidden-and-protected" style:print-content="true"/>
      <style:text-properties style:font-name="Linux Biolinum G1" style:font-size-asian="11pt" style:font-size-complex="11pt"/>
    </style:style>
    <style:style style:name="ce358" style:family="table-cell" style:parent-style-name="Default" style:data-style-name="N20081"/>
    <style:style style:name="ce503"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66" style:family="table-cell" style:parent-style-name="Default">
      <style:table-cell-properties style:text-align-source="fix" style:repeat-content="false"/>
      <style:paragraph-properties fo:text-align="start" fo:margin-left="0cm"/>
    </style:style>
    <style:style style:name="ce368" style:family="table-cell" style:parent-style-name="Default">
      <style:table-cell-properties style:text-align-source="fix" style:repeat-content="false" fo:wrap-option="no-wrap"/>
      <style:paragraph-properties fo:text-align="end"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372" style:family="table-cell" style:parent-style-name="Default" style:data-style-name="N20000">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315" style:family="table-cell" style:parent-style-name="Default">
      <style:table-cell-properties style:cell-protect="none" style:print-content="true"/>
      <style:text-properties style:font-name="Linux Biolinum G1" fo:font-size="11pt" style:font-size-asian="11pt" style:font-size-complex="11pt"/>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3"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fo:color="#000000" style:text-outline="false" style:text-line-through-style="none" style:text-line-through-type="none" style:font-name="Linux Biolinum G" fo:font-size="11pt" fo:text-shadow="none" style:text-underline-style="none" fo:font-weight="normal" style:text-underline-mode="continuous" style:text-overline-mode="continuous" style:text-line-through-mode="continuous" style:font-size-asian="11pt" style:language-asian="zxx" style:country-asian="none" style:font-name-complex="Arial" style:font-size-complex="11pt" style:language-complex="zxx" style:country-complex="none" style:font-weight-complex="bold" style:text-emphasize="none" style:font-relief="none"/>
    </style:style>
    <style:style style:name="ce394" style:family="table-cell" style:parent-style-name="Default">
      <style:table-cell-properties style:cell-protect="none" style:print-content="true" fo:wrap-option="wrap"/>
      <style:text-properties style:font-name="Linux Biolinum G1" fo:font-size="11pt" style:font-size-complex="11pt"/>
    </style:style>
    <style:style style:name="ce395" style:family="table-cell" style:parent-style-name="Default">
      <style:table-cell-properties fo:background-color="#f2cbf8" style:cell-protect="protected" style:print-content="true" style:text-align-source="fix" style:repeat-content="false"/>
      <style:paragraph-properties fo:text-align="end" fo:margin-left="0cm"/>
    </style:style>
    <style:style style:name="ce401" style:family="table-cell" style:parent-style-name="Default" style:data-style-name="N20000">
      <style:table-cell-properties fo:background-color="#f2cbf8" style:cell-protect="protected" style:print-content="true" style:text-align-source="fix" style:repeat-content="false" fo:wrap-option="wrap" style:vertical-align="top"/>
      <style:paragraph-properties fo:text-align="start" fo:margin-left="0cm"/>
    </style:style>
    <style:style style:name="ce398" style:family="table-cell" style:parent-style-name="Default">
      <style:table-cell-properties style:cell-protect="protected" style:print-content="true"/>
    </style:style>
    <style:style style:name="ce403" style:family="table-cell" style:parent-style-name="Default">
      <style:table-cell-properties style:cell-protect="protected" style:print-content="true"/>
      <style:text-properties style:font-name="Linux Biolinum G1" fo:font-size="11pt" style:font-size-complex="11pt"/>
    </style:style>
    <style:style style:name="ce404" style:family="table-cell" style:parent-style-name="Default">
      <style:text-properties style:font-name="Linux Biolinum G1" fo:font-size="11pt" style:font-size-complex="11pt"/>
    </style:style>
    <style:style style:name="ce400" style:family="table-cell" style:parent-style-name="Default">
      <style:table-cell-properties fo:background-color="#e6e6fa" style:cell-protect="protected" style:print-content="true" style:text-align-source="fix" style:repeat-content="false" fo:wrap-option="wrap" style:vertical-align="middle"/>
      <style:paragraph-properties fo:text-align="start" fo:margin-left="0cm"/>
      <style:text-properties style:font-name="Linux Biolinum G1" fo:font-size="11pt" style:font-size-complex="11pt"/>
    </style:style>
    <style:style style:name="ce410" style:family="table-cell" style:parent-style-name="Desplegable">
      <style:table-cell-properties style:cell-protect="none" style:print-content="true" style:text-align-source="fix" style:repeat-content="false" style:vertical-align="middle"/>
      <style:paragraph-properties fo:text-align="center" fo:margin-left="0cm"/>
    </style:style>
    <style:style style:name="ce412" style:family="table-cell" style:parent-style-name="Default">
      <style:table-cell-properties style:cell-protect="none" style:print-content="true" fo:wrap-option="wrap"/>
    </style:style>
    <style:style style:name="ce399" style:family="table-cell" style:parent-style-name="Default">
      <style:table-cell-properties style:cell-protect="protected" style:print-content="true"/>
    </style:style>
    <style:style style:name="ce414" style:family="table-cell" style:parent-style-name="Default">
      <style:table-cell-properties fo:background-color="#e6e6ff"/>
      <style:text-properties style:font-name="Linux Biolinum G1" fo:font-size="11pt" style:font-size-complex="11pt"/>
    </style:style>
    <style:style style:name="ce406" style:family="table-cell" style:parent-style-name="Default">
      <style:table-cell-properties fo:background-color="#e6e6ff" style:cell-protect="protected" style:print-content="true"/>
      <style:text-properties style:font-name="Linux Biolinum G1" fo:font-size="11pt" style:font-size-complex="11pt"/>
    </style:style>
    <style:style style:name="ce420" style:family="table-cell" style:parent-style-name="Default">
      <style:table-cell-properties fo:background-color="#e0efd4" style:cell-protect="protected" style:print-content="true"/>
      <style:text-properties style:font-name="Linux Biolinum G1" fo:font-size="11pt" style:font-size-complex="11pt"/>
    </style:style>
    <style:style style:name="ce421" style:family="table-cell" style:parent-style-name="Default">
      <style:table-cell-properties fo:background-color="#e0efd4"/>
      <style:text-properties style:font-name="Linux Biolinum G1" fo:font-size="11pt" style:font-size-complex="11pt"/>
    </style:style>
    <style:style style:name="ce19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426" style:family="table-cell" style:parent-style-name="Default">
      <style:table-cell-properties fo:border-bottom="0.06pt solid #000000" fo:background-color="#e0efd4" style:cell-protect="protected" style:print-content="true" fo:border-left="none" fo:border-right="none" fo:border-top="none"/>
      <style:text-properties style:font-name="Linux Biolinum G1" fo:font-size="11pt" style:font-size-complex="11pt"/>
    </style:style>
    <style:style style:name="ce427" style:family="table-cell" style:parent-style-name="Default">
      <style:table-cell-properties fo:background-color="#e0efd4" style:cell-protect="protected" style:print-content="true" fo:border="none"/>
      <style:text-properties style:font-name="Linux Biolinum G1" fo:font-size="11pt" style:font-size-complex="11pt"/>
    </style:style>
    <style:style style:name="ce417" style:family="table-cell" style:parent-style-name="Default">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complex="11pt"/>
    </style:style>
    <style:style style:name="ce521"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style>
    <style:style style:name="ce563" style:family="table-cell" style:parent-style-name="DatoEntrada" style:data-style-name="N20000">
      <style:table-cell-properties style:cell-protect="none" style:print-content="true" style:text-align-source="value-type" style:repeat-content="false" fo:background-color="transparent"/>
      <style:paragraph-properties fo:margin-left="0cm"/>
      <style:text-properties style:font-name="Linux Biolinum G1" fo:font-size="11pt" style:font-size-complex="11pt"/>
    </style:style>
    <style:style style:name="ce504"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text-properties fo:color="#000000" style:text-outline="false" style:text-line-through-style="none" style:text-line-through-type="none" style:font-name="Linux Libertine G:texm=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28"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complex="11pt"/>
    </style:style>
    <style:style style:name="ce429" style:family="table-cell" style:parent-style-name="DatoTexto">
      <style:table-cell-properties style:cell-protect="none" style:print-content="true"/>
      <style:text-properties style:font-size-asian="11pt" style:font-size-complex="11pt"/>
    </style:style>
    <style:style style:name="ce430" style:family="table-cell" style:parent-style-name="DatoEntrada">
      <style:table-cell-properties style:cell-protect="none" style:print-content="true" style:text-align-source="fix" style:repeat-content="false"/>
      <style:paragraph-properties fo:text-align="end" fo:margin-left="0cm"/>
    </style:style>
    <style:style style:name="ce532" style:family="table-cell" style:parent-style-name="Default" style:data-style-name="N20037">
      <style:text-properties style:font-name="Linux Biolinum G1" fo:font-size="11pt" style:font-size-complex="11pt"/>
    </style:style>
    <style:style style:name="ce440" style:family="table-cell" style:parent-style-name="Desplegable">
      <style:text-properties style:font-name="Linux Biolinum G1" fo:font-size="11pt" style:font-size-complex="11pt"/>
    </style:style>
    <style:style style:name="ce562" style:family="table-cell" style:parent-style-name="DatoEntrada" style:data-style-name="N20080">
      <style:table-cell-properties style:cell-protect="none" style:print-content="true"/>
    </style:style>
    <style:style style:name="ce442" style:family="table-cell" style:parent-style-name="Default">
      <style:table-cell-properties fo:border-bottom="0.74pt solid #000000" fo:background-color="#e0efd4" style:cell-protect="protected" style:print-content="true" fo:border-left="none" fo:border-right="none" fo:border-top="none"/>
      <style:text-properties style:font-name="Linux Biolinum G1" fo:font-size="11pt" style:font-size-complex="11pt"/>
    </style:style>
    <style:style style:name="ce509" style:family="table-cell" style:parent-style-name="Default" style:data-style-name="N20000">
      <style:table-cell-properties fo:background-color="#e0efd4" style:cell-protect="protected" style:print-content="true"/>
      <style:text-properties style:font-name="Linux Biolinum G1" fo:font-size="11pt" style:font-size-complex="11pt"/>
    </style:style>
    <style:style style:name="ce568" style:family="table-cell" style:parent-style-name="Default" style:data-style-name="N20000">
      <style:table-cell-properties fo:border-bottom="0.06pt solid #000000" fo:background-color="#e0efd4" style:cell-protect="protected" style:print-content="true" fo:border-left="none" fo:border-right="none" fo:border-top="none"/>
      <style:text-properties style:font-name="Linux Biolinum G1" fo:font-size="11pt" style:font-size-complex="11pt"/>
    </style:style>
    <style:style style:name="ce457" style:family="table-cell" style:parent-style-name="Default">
      <style:table-cell-properties style:cell-protect="protected" style:print-content="true"/>
      <style:text-properties style:font-name="Linux Biolinum G1" fo:font-size="11pt" style:font-name-complex="Lucida Sans Unicode" style:font-size-complex="11pt"/>
    </style:style>
    <style:style style:name="ce459" style:family="table-cell" style:parent-style-name="Default">
      <style:text-properties style:font-name="Linux Biolinum G1" fo:font-size="11pt" style:font-name-complex="Tahoma1" style:font-size-complex="11pt"/>
    </style:style>
    <style:style style:name="ce573" style:family="table-cell" style:parent-style-name="Default" style:data-style-name="N20080">
      <style:table-cell-properties style:cell-protect="protected" style:print-content="true"/>
      <style:text-properties style:font-name="Linux Biolinum G1" fo:font-size="11pt" style:font-size-complex="11pt"/>
    </style:style>
    <style:style style:name="ce537" style:family="table-cell" style:parent-style-name="Default" style:data-style-name="N20080">
      <style:text-properties style:font-name="Linux Biolinum G1" fo:font-size="11pt" style:font-size-complex="11pt"/>
    </style:style>
    <style:style style:name="ce462" style:family="table-cell" style:parent-style-name="Default">
      <style:table-cell-properties fo:background-color="#fffbcc"/>
    </style:style>
    <style:style style:name="ce46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style:font-size-complex="11pt"/>
    </style:style>
    <style:style style:name="ce577" style:family="table-cell" style:parent-style-name="Default" style:data-style-name="N20080">
      <style:table-cell-properties style:cell-protect="protected" style:print-content="true" fo:background-color="transparent"/>
      <style:text-properties style:font-name="Linux Biolinum G1" fo:font-size="11pt" style:font-size-complex="11pt"/>
    </style:style>
    <style:style style:name="ce57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complex="11pt"/>
    </style:style>
    <style:style style:name="ce466" style:family="table-cell" style:parent-style-name="Default">
      <style:table-cell-properties style:cell-protect="hidden-and-protected" style:print-content="true"/>
      <style:text-properties style:font-name="Linux Biolinum G1" fo:font-size="11pt" fo:font-weight="bold" style:font-weight-asian="bold" style:font-size-complex="11pt" style:font-weight-complex="bold"/>
    </style:style>
    <style:style style:name="ce467" style:family="table-cell" style:parent-style-name="Default">
      <style:table-cell-properties style:cell-protect="hidden-and-protected" style:print-content="true"/>
      <style:text-properties style:font-name="Linux Biolinum G1" fo:font-size="11pt" fo:font-weight="bold" style:font-size-asian="11pt" style:font-weight-asian="bold" style:font-size-complex="11pt" style:font-weight-complex="bold"/>
    </style:style>
    <style:style style:name="ce468" style:family="table-cell" style:parent-style-name="Default">
      <style:table-cell-properties style:cell-protect="hidden-and-protected" style:print-content="true"/>
      <style:text-properties style:font-name="Linux Biolinum G1" fo:font-size="11pt" style:font-name-complex="Mangal" style:font-size-complex="11pt" style:language-complex="hi" style:country-complex="IN"/>
    </style:style>
    <style:style style:name="ce469" style:family="table-cell" style:parent-style-name="Default">
      <style:table-cell-properties style:cell-protect="hidden-and-protected" style:print-content="true" fo:background-color="transparent"/>
      <style:text-properties style:font-name="Linux Biolinum G1" fo:font-size="11pt" style:font-size-complex="11pt"/>
    </style:style>
    <style:style style:name="ce47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complex="11pt"/>
    </style:style>
    <style:style style:name="ce584" style:family="table-cell" style:parent-style-name="Default" style:data-style-name="N20000">
      <style:table-cell-properties style:cell-protect="hidden-and-protected" style:print-content="true" fo:background-color="transparent"/>
      <style:text-properties style:font-name="Linux Biolinum G1" fo:font-size="11pt" style:font-size-complex="11pt"/>
    </style:style>
    <style:style style:name="ce472"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complex="11pt"/>
    </style:style>
    <style:style style:name="ce586" style:family="table-cell" style:parent-style-name="Default" style:data-style-name="N121">
      <style:table-cell-properties style:cell-protect="hidden-and-protected" style:print-content="true" fo:background-color="transparent"/>
      <style:text-properties style:font-name="Linux Biolinum G1" fo:font-size="11pt" style:font-size-complex="11pt"/>
    </style:style>
    <style:style style:name="ce587" style:family="table-cell" style:parent-style-name="Default" style:data-style-name="N20099">
      <style:table-cell-properties style:cell-protect="hidden-and-protected" style:print-content="true"/>
      <style:text-properties style:font-name="Linux Biolinum G1" fo:font-size="11pt" style:font-size-complex="11pt"/>
    </style:style>
    <style:style style:name="ce588" style:family="table-cell" style:parent-style-name="Default" style:data-style-name="N20000">
      <style:table-cell-properties style:cell-protect="hidden-and-protected" style:print-content="true"/>
      <style:text-properties style:font-name="Linux Biolinum G1" fo:font-size="11pt" style:font-size-complex="11pt"/>
    </style:style>
    <style:style style:name="ce589" style:family="table-cell" style:parent-style-name="Default" style:data-style-name="N20099">
      <style:table-cell-properties style:cell-protect="hidden-and-protected" style:print-content="true" style:text-align-source="value-type" style:repeat-content="false" fo:background-color="transparent"/>
      <style:paragraph-properties fo:margin-left="0cm"/>
      <style:text-properties style:font-name="Linux Biolinum G1" fo:font-size="11pt" style:font-size-complex="11pt"/>
    </style:style>
    <style:style style:name="ce590" style:family="table-cell" style:parent-style-name="EntradaFormulaQuimica" style:data-style-name="N20000">
      <style:table-cell-properties style:cell-protect="hidden-and-protected" style:print-content="true" style:text-align-source="fix" style:repeat-content="false" fo:background-color="transparent" fo:border="none"/>
      <style:paragraph-properties fo:text-align="center" fo:margin-left="0cm"/>
    </style:style>
    <style:style style:name="ce591" style:family="table-cell" style:parent-style-name="Default" style:data-style-name="N20080">
      <style:table-cell-properties style:cell-protect="hidden-and-protected" style:print-content="true" fo:background-color="transparent"/>
      <style:text-properties style:font-name="Linux Biolinum G1" fo:font-size="11pt" style:font-size-complex="11pt"/>
    </style:style>
    <style:style style:name="ce592" style:family="table-cell" style:parent-style-name="Default" style:data-style-name="N161">
      <style:table-cell-properties style:cell-protect="hidden-and-protected" style:print-content="true" fo:background-color="transparent"/>
      <style:text-properties style:font-name="Linux Biolinum G1" fo:font-size="11pt" style:font-size-complex="11pt"/>
    </style:style>
    <style:style style:name="ce593" style:family="table-cell" style:parent-style-name="Default" style:data-style-name="N20080">
      <style:table-cell-properties style:cell-protect="hidden-and-protected" style:print-content="true"/>
      <style:text-properties style:font-name="Linux Biolinum G1" fo:font-size="11pt" style:font-size-complex="11pt"/>
    </style:style>
    <style:style style:name="ce481" style:family="table-cell" style:parent-style-name="Default">
      <style:table-cell-properties style:cell-protect="hidden-and-protected" style:print-content="true" fo:background-color="transparent" fo:border="none"/>
      <style:text-properties style:font-name="Linux Biolinum G1" fo:font-size="11pt" style:font-size-complex="11pt"/>
    </style:style>
    <style:style style:name="ce232" style:family="table-cell" style:parent-style-name="Default" style:data-style-name="N20000">
      <style:table-cell-properties style:cell-protect="hidden-and-protected" style:print-content="true"/>
    </style:style>
    <style:style style:name="ce595" style:family="table-cell" style:parent-style-name="Default" style:data-style-name="N20099">
      <style:table-cell-properties style:cell-protect="hidden-and-protected" style:print-content="true" fo:background-color="transparent"/>
      <style:text-properties style:font-name="Linux Biolinum G1" fo:font-size="11pt" style:font-size-complex="11pt"/>
    </style:style>
    <style:style style:name="ce483" style:family="table-cell" style:parent-style-name="Default">
      <style:table-cell-properties style:cell-protect="hidden-and-protected" style:print-content="true"/>
      <style:text-properties style:font-name="Linux Biolinum G1" fo:font-size="11pt" fo:language="es" fo:country="ES" style:font-size-complex="11pt"/>
    </style:style>
    <style:style style:name="ce58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complex="11pt"/>
    </style:style>
    <style:style style:name="ce598" style:family="table-cell" style:parent-style-name="Default" style:data-style-name="N20011">
      <style:table-cell-properties style:cell-protect="hidden-and-protected" style:print-content="true"/>
      <style:text-properties style:font-name="Linux Biolinum G1" fo:font-size="11pt" style:font-size-complex="11pt"/>
    </style:style>
    <style:style style:name="ce486" style:family="table-cell" style:parent-style-name="Default">
      <style:table-cell-properties style:cell-protect="protected formula-hidden" style:print-content="true"/>
    </style:style>
    <style:style style:name="ce48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weight="bold" style:font-weight-asian="bold" style:font-size-complex="11pt" style:font-weight-complex="bold"/>
    </style:style>
    <style:style style:name="ce492" style:family="table-cell" style:parent-style-name="Default">
      <style:table-cell-properties style:cell-protect="hidden-and-protected" style:print-content="true"/>
      <style:text-properties fo:font-weight="bold" style:font-weight-asian="bold" style:font-weight-complex="bold"/>
    </style:style>
    <style:style style:name="ce602" style:family="table-cell" style:parent-style-name="Default" style:data-style-name="N20000">
      <style:table-cell-properties style:cell-protect="hidden-and-protected" style:print-content="true" fo:background-color="transparent"/>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complex="Arial Unicode MS" style:font-size-complex="11pt" style:font-style-complex="normal" style:font-weight-complex="normal" style:text-emphasize="none" style:font-relief="none"/>
    </style:style>
    <style:style style:name="ce518"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1" fo:font-size="11pt" style:font-size-complex="11pt"/>
    </style:style>
    <style:style style:name="ce494"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1" fo:font-size="11pt" style:font-size-complex="11pt"/>
    </style:style>
    <style:style style:name="ce49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1" fo:font-size="11pt" style:font-size-complex="11pt"/>
    </style:style>
    <style:style style:name="ce609" style:family="table-cell" style:parent-style-name="Default" style:data-style-name="N20000">
      <style:table-cell-properties style:cell-protect="hidden-and-protected" style:print-content="true" fo:wrap-option="no-wrap"/>
      <style:text-properties style:font-name="Linux Biolinum G1" fo:font-size="11pt" style:font-size-complex="11pt"/>
    </style:style>
    <style:style style:name="ce497" style:family="table-cell" style:parent-style-name="Default">
      <style:table-cell-properties style:cell-protect="hidden-and-protected" style:print-content="true" style:text-align-source="fix" style:repeat-content="false" style:vertical-align="middle"/>
      <style:paragraph-properties fo:text-align="center"/>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ce377" style:family="table-cell" style:parent-style-name="Default">
      <style:table-cell-properties style:cell-protect="protected" style:print-content="true"/>
      <style:text-properties style:font-name="Linux Biolinum G1" fo:font-size="11pt" style:font-size-asian="11pt" style:font-size-complex="11pt"/>
    </style:style>
    <style:style style:name="ce538" style:family="table-cell" style:parent-style-name="Default" style:data-style-name="N20000"/>
    <style:style style:name="ce458" style:family="table-cell" style:parent-style-name="Default" style:data-style-name="N20000">
      <style:text-properties style:font-name="Linux Biolinum G1" fo:font-size="11pt" style:font-size-asian="11pt" style:font-size-complex="11pt"/>
    </style:style>
    <style:style style:name="ce540" style:family="table-cell" style:parent-style-name="Default">
      <style:table-cell-properties style:text-align-source="fix" style:repeat-content="false" style:rotation-angle="0"/>
      <style:paragraph-properties fo:text-align="start" fo:margin-left="0cm"/>
      <style:text-properties style:font-name="Linux Biolinum G1" fo:font-size="11pt" style:font-size-asian="11pt" style:font-size-complex="11pt"/>
    </style:style>
    <style:style style:name="ce541" style:family="table-cell" style:parent-style-name="Default">
      <style:table-cell-properties fo:background-color="#fffff0" style:cell-protect="protected" style:print-content="true"/>
      <style:text-properties style:font-name="Linux Biolinum G1" fo:font-size="11pt" style:font-size-asian="11pt" style:font-size-complex="11pt"/>
    </style:style>
    <style:style style:name="ce542" style:family="table-cell" style:parent-style-name="Default">
      <style:table-cell-properties fo:background-color="#fffff0" style:cell-protect="none" style:print-content="true"/>
      <style:text-properties style:font-name="Linux Biolinum G1" fo:font-size="11pt" style:font-size-asian="11pt" style:font-size-complex="11pt"/>
    </style:style>
    <style:style style:name="ce543" style:family="table-cell" style:parent-style-name="Default">
      <style:table-cell-properties fo:background-color="#fffff0" style:cell-protect="none" style:print-content="true"/>
    </style:style>
    <style:style style:name="ce320" style:family="table-cell" style:parent-style-name="Default">
      <style:table-cell-properties style:cell-protect="none" style:print-content="true"/>
    </style:style>
    <style:style style:name="ce544" style:family="table-cell" style:parent-style-name="Default" style:data-style-name="N20100">
      <style:table-cell-properties style:cell-protect="none" style:print-content="true"/>
      <style:text-properties style:font-name="Linux Biolinum G1" fo:font-size="11pt" style:font-size-asian="11pt" style:font-size-complex="11pt"/>
    </style:style>
    <style:style style:name="ce545"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546" style:family="table-cell" style:parent-style-name="DatoEntrada">
      <style:table-cell-properties style:cell-protect="none" style:print-content="true" style:text-align-source="fix" style:repeat-content="false"/>
      <style:paragraph-properties fo:text-align="center" fo:margin-left="0cm"/>
      <style:text-properties style:font-name="Linux Biolinum G1" fo:font-size="11pt" style:font-size-asian="11pt" style:font-size-complex="11pt"/>
    </style:style>
    <style:style style:name="ce547" style:family="table-cell" style:parent-style-name="Default" style:data-style-name="N20000">
      <style:table-cell-properties style:cell-protect="protected" style:print-content="true"/>
    </style:style>
    <style:style style:name="ce548" style:family="table-cell" style:parent-style-name="Default">
      <style:table-cell-properties style:cell-protect="protected" style:print-content="true"/>
      <style:text-properties fo:font-weight="bold" style:font-weight-asian="bold" style:font-weight-complex="bold"/>
    </style:style>
    <style:style style:name="ce549" style:family="table-cell" style:parent-style-name="Default">
      <style:table-cell-properties fo:background-color="#fffff0" style:cell-protect="protected" style:print-content="true"/>
    </style:style>
    <style:style style:name="ce550" style:family="table-cell" style:parent-style-name="DatoEntrada">
      <style:table-cell-properties style:cell-protect="none" style:print-content="true" style:text-align-source="fix" style:repeat-content="false"/>
      <style:paragraph-properties fo:text-align="start" fo:margin-left="0cm"/>
      <style:text-properties style:font-name="Linux Biolinum G1" fo:font-size="11pt" style:font-size-asian="11pt" style:font-size-complex="11pt"/>
    </style:style>
    <style:style style:name="ce552"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22pt" style:language-asian="zxx" style:country-asian="none" style:font-style-asian="normal" style:font-weight-asian="normal" style:font-name-complex="Tahoma2" style:font-size-complex="22pt" style:language-complex="zxx" style:country-complex="none" style:font-style-complex="normal" style:font-weight-complex="normal" style:text-emphasize="none" style:font-relief="none" style:text-overline-style="none" style:text-overline-color="font-color"/>
    </style:style>
    <style:style style:name="ce553" style:family="table-cell" style:parent-style-name="Default">
      <style:table-cell-properties style:cell-protect="protected" style:print-content="true" style:text-align-source="fix" style:repeat-content="false"/>
      <style:paragraph-properties fo:text-align="end" fo:margin-left="0cm"/>
    </style:style>
    <style:style style:name="gr1" style:family="graphic" style:parent-style-name="Default">
      <style:graphic-properties fo:background-color="#2cee0e" loext:decorative="false"/>
    </style:style>
    <style:style style:name="gr2" style:family="graphic" style:parent-style-name="Default">
      <style:graphic-properties fo:background-color="#ff0000" loext:decorative="false"/>
    </style:style>
    <style:style style:name="gr3"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10"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Linux Biolinum G1"/>
    </style:style>
    <style:style style:name="T3" style:family="text">
      <style:text-properties fo:language="none" fo:country="none" style:font-size-asian="10pt" style:font-size-complex="10pt"/>
    </style:style>
    <style:style style:name="T4" style:family="text">
      <style:text-properties fo:language="gl" fo:country="ES"/>
    </style:style>
    <style:style style:name="T5" style:family="text">
      <style:text-properties fo:language="gl" fo:country="ES" style:font-name="Linux Biolinum G2"/>
    </style:style>
    <style:style style:name="T6" style:family="text">
      <style:text-properties fo:font-style="italic" style:font-style-asian="italic" style:font-style-complex="italic"/>
    </style:style>
    <style:style style:name="T7" style:family="text">
      <style:text-properties style:font-name="Linux Biolinum G2"/>
    </style:style>
    <style:style style:name="T8" style:family="text">
      <style:text-properties style:font-name="Linux Biolinum G" style:font-name-asian="Linux Biolinum G" style:font-name-complex="Linux Biolinum G"/>
    </style:style>
    <style:style style:name="T9" style:family="text">
      <style:text-properties style:font-name="Wingdings" style:font-name-asian="Wingdings" style:font-name-complex="Wingdings"/>
    </style:style>
    <style:style style:name="T10"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 style:font-name-complex="Linux Biolinum G"/>
    </style:style>
    <style:style style:name="T15" style:family="text">
      <style:text-properties style:font-name="Linux Biolinum G2" style:font-name-asian="Linux Biolinum G2" style:font-name-complex="Linux Biolinum G2"/>
    </style:style>
    <style:style style:name="T16" style:family="text">
      <style:text-properties style:text-underline-style="solid" style:text-underline-width="auto" style:text-underline-color="font-color"/>
    </style:style>
    <style:style style:name="T17" style:family="text">
      <style:text-properties style:font-name="Linux Biolinum G" style:font-name-asian="Linux Biolinum G"/>
    </style:style>
    <style:style style:name="T18" style:family="text">
      <style:text-properties fo:font-size="11pt" style:font-size-asian="11pt" style:font-size-complex="11pt"/>
    </style:style>
    <style:style style:name="T19"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font-size="11pt" fo:font-weight="normal" style:text-underline-style="none" style:text-underline-color="font-color" style:text-line-through-type="none" fo:font-style="normal" style:text-outline="false" fo:text-shadow="none" style:text-line-through-mode="continuous"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texm=1" fo:language="es" fo:country="ES" style:language-asian="zh" style:country-asian="CN" style:language-complex="hi" style:country-complex="IN" style:font-name-asian="HG Mincho Light J" style:font-name-complex="Arial Unicode MS"/>
    </style:style>
    <style:style style:name="T21" style:family="text">
      <style:text-properties style:font-name="Linux Libertine G:texm=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23" style:family="text">
      <style:text-properties fo:color="#000000"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complex="11pt" style:font-weight-asian="normal" style:font-weight-complex="bold" style:font-style-asian="normal" style:font-style-complex="normal" style:text-emphasize="none" style:font-relief="none" style:text-overline-style="none" style:text-overline-color="font-color" style:font-name="Linux Biolinum G" style:font-size-asian="11pt"/>
    </style:style>
    <style:style style:name="T25" style:family="text">
      <style:text-properties fo:color="#000000"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complex="11pt" style:font-weight-asian="normal" style:font-weight-complex="bold" style:font-style-asian="normal" style:font-style-complex="normal" style:text-emphasize="none" style:font-relief="none" style:text-overline-style="none" style:text-overline-color="font-color"/>
    </style:style>
    <style:style style:name="T26" style:family="text">
      <style:text-properties style:font-name="Linux Biolinum G"/>
    </style:style>
    <style:style style:name="T27" style:family="text">
      <style:text-properties fo:font-style="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B$1:$Introd.$AB$5])" table:allow-empty-cell="true" table:display-list="unsorted" table:base-cell-address="Axuda.D29">
          <table:error-message table:message-type="stop" table:display="true"/>
        </table:content-validation>
        <table:content-validation table:name="val2" table:base-cell-address="Índice.F19">
          <table:error-message table:message-type="stop" table:display="true"/>
        </table:content-validation>
        <table:content-validation table:name="val3" table:condition="of:cell-content-is-in-list([$Axuda.$AA$1:$Axuda.$AA$2])" table:allow-empty-cell="false" table:display-list="unsorted" table:base-cell-address="Axuda.B24">
          <table:error-message table:message-type="stop" table:display="true"/>
        </table:content-validation>
        <table:content-validation table:name="val4" table:condition="of:cell-content-is-in-list([$Índice.$G$10:$Índice.$G$15])" table:allow-empty-cell="true" table:display-list="unsorted" table:base-cell-address="ValAcidoBase.B22">
          <table:error-message table:message-type="stop" table:display="true"/>
        </table:content-validation>
        <table:content-validation table:name="val5" table:condition="of:cell-content-is-in-list([$ValAcidoBase.$AB$3:$ValAcidoBase.$AB$5])" table:allow-empty-cell="true" table:display-list="unsorted" table:base-cell-address="ValAcidoBase.J3">
          <table:error-message table:message-type="stop" table:display="true"/>
        </table:content-validation>
        <table:content-validation table:name="val6" table:condition="of:cell-content-is-in-list([$ValAcidoBase.$AC$3:.$AC$4])" table:allow-empty-cell="true" table:display-list="unsorted" table:base-cell-address="ValAcidoBase.J4">
          <table:error-message table:message-type="stop" table:display="true"/>
        </table:content-validation>
        <table:content-validation table:name="val7" table:condition="of:cell-content-is-in-list([$ValAcidoBase.$AM$10:.$AO$10])" table:allow-empty-cell="true" table:display-list="unsorted" table:base-cell-address="ValAcidoBase.K6">
          <table:error-message table:message-type="stop" table:display="true"/>
        </table:content-validation>
        <table:content-validation table:name="val8" table:condition="of:cell-content-is-in-list([$Índice.$G$10:.$G$15])" table:allow-empty-cell="true" table:display-list="unsorted" table:base-cell-address="Constantes.B16">
          <table:error-message table:message-type="stop" table:display="true"/>
        </table:content-validation>
        <table:content-validation table:name="val9" table:condition="of:cell-content-is-in-list([$ValRedox.$AN$12:.$AN$14])" table:allow-empty-cell="false" table:display-list="unsorted" table:base-cell-address="Constantes.H4">
          <table:error-message table:message-type="stop" table:display="true"/>
        </table:content-validation>
        <table:content-validation table:name="val10" table:condition="of:cell-content-is-in-list([$ValRedox.$AO$12:.$AO$13])" table:allow-empty-cell="false" table:display-list="unsorted" table:base-cell-address="Constantes.H5">
          <table:error-message table:message-type="stop" table:display="true"/>
        </table:content-validation>
        <table:content-validation table:name="val11" table:condition="of:cell-content-is-in-list([$ValAcidoBase.$AM$10:.$AO$10])" table:allow-empty-cell="true" table:display-list="unsorted" table:base-cell-address="Constantes.K16">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table:style-name="Default"/>
          <table:table-cell office:value-type="string" calcext:value-type="string">
            <text:p>Opción 1</text:p>
          </table:table-cell>
          <table:table-cell table:number-columns-repeated="36"/>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table:style-name="Default"/>
          <table:table-cell office:value-type="string" calcext:value-type="string">
            <text:p>Opción 2</text:p>
          </table:table-cell>
          <table:table-cell table:number-columns-repeated="36"/>
        </table:table-row>
        <table:table-row table:style-name="ro1">
          <table:table-cell table:style-name="ce6" office:value-type="string" calcext:value-type="string">
            <text:p>Este documento contén macros que executan una serie de accións e</text:p>
          </table:table-cell>
          <table:table-cell table:style-name="ce50" table:number-columns-repeated="2"/>
          <table:table-cell table:style-name="ce49" office:value-type="string" calcext:value-type="string">
            <text:p><text:span text:style-name="T4"><text:a xlink:href="#DescrFunc" xlink:type="simple">funcións</text:a></text:span><text:span text:style-name="T4">.</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table:style-name="Default"/>
          <table:table-cell office:value-type="string" calcext:value-type="string">
            <text:p>Opción 3</text:p>
          </table:table-cell>
          <table:table-cell table:number-columns-repeated="36"/>
        </table:table-row>
        <table:table-row table:style-name="ro1">
          <table:table-cell table:style-name="ce8" office:value-type="string" calcext:value-type="string">
            <text:p>Se unha folla está chea de erros, facer clic no menú</text:p>
          </table:table-cell>
          <table:table-cell table:style-name="ce50" table:number-columns-repeated="3"/>
          <table:table-cell table:style-name="ce69"/>
          <table:table-cell table:style-name="ce50" table:number-columns-repeated="12"/>
          <table:table-cell table:number-columns-repeated="9"/>
          <table:table-cell table:style-name="Default"/>
          <table:table-cell office:value-type="string" calcext:value-type="string">
            <text:p>Opción 4</text:p>
          </table:table-cell>
          <table:table-cell table:number-columns-repeated="36"/>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table:style-name="Default"/>
          <table:table-cell office:value-type="string" calcext:value-type="string">
            <text:p>Opción 5</text:p>
          </table:table-cell>
          <table:table-cell table:number-columns-repeated="36"/>
        </table:table-row>
        <table:table-row table:style-name="ro1">
          <table:table-cell table:style-name="ce8" office:value-type="string" calcext:value-type="string">
            <text:p>Facer clic no botón</text:p>
          </table:table-cell>
          <table:table-cell table:style-name="ce50" table:number-columns-repeated="3"/>
          <table:table-cell table:style-name="ce69"/>
          <table:table-cell table:style-name="ce50" table:number-columns-repeated="12"/>
          <table:table-cell table:number-columns-repeated="9"/>
          <table:table-cell table:style-name="ce134" office:value-type="string" calcext:value-type="string">
            <text:p>3</text:p>
          </table:table-cell>
          <table:table-cell table:number-columns-repeated="3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table:style-name="ce134" office:value-type="string" calcext:value-type="string">
            <text:p>3</text:p>
          </table:table-cell>
          <table:table-cell office:value-type="string" calcext:value-type="string">
            <text:p>INTRODUCIÓN</text:p>
          </table:table-cell>
          <table:table-cell table:number-columns-repeated="36"/>
        </table:table-row>
        <table:table-row table:style-name="ro1">
          <table:table-cell table:style-name="ce8" office:value-type="string" calcext:value-type="string">
            <text:p>e poñer a seguranza en «Media».</text:p>
          </table:table-cell>
          <table:table-cell table:style-name="ce50" table:number-columns-repeated="3"/>
          <table:table-cell table:style-name="ce69"/>
          <table:table-cell table:style-name="ce50" table:number-columns-repeated="12"/>
          <table:table-cell table:number-columns-repeated="9"/>
          <table:table-cell table:style-name="ce137" office:value-type="string" calcext:value-type="string">
            <text:p>1</text:p>
          </table:table-cell>
          <table:table-cell table:number-columns-repeated="37"/>
        </table:table-row>
        <table:table-row table:style-name="ro1">
          <table:table-cell table:style-name="ce8" office:value-type="string" calcext:value-type="string">
            <text:p>Pechar o documento e volver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se descargou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cer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ar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se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cer clic na pestana Í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ar a tecla [Ctrl] mentres se fai clic na ligazón</text:p>
          </table:table-cell>
          <table:table-cell table:style-name="ce50" table:number-columns-repeated="2"/>
          <table:table-cell table:style-name="ce49" office:value-type="string" calcext:value-type="string">
            <text:p><text:a xlink:href="#Í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ceer [Ctrl] clic no tema do problema que s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ar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ir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cere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Índice</text:p>
          </table:table-cell>
          <table:table-cell table:style-name="ce117" office:value-type="string" calcext:value-type="string">
            <text:p>🔒ValAcidoBase</text:p>
          </table:table-cell>
          <table:table-cell table:style-name="ce117" office:value-type="string" calcext:value-type="string">
            <text:p>D_ValAcBase</text:p>
          </table:table-cell>
          <table:table-cell table:style-name="ce117" office:value-type="string" calcext:value-type="string">
            <text:p>🔒Péndulo</text:p>
          </table:table-cell>
          <table:table-cell table:style-name="ce50" table:number-columns-repeated="11"/>
          <table:table-cell table:number-columns-repeated="47"/>
        </table:table-row>
        <table:table-row table:style-name="ro1">
          <table:table-cell table:style-name="ce8" office:value-type="string" calcext:value-type="string">
            <text:p>Ou pulsar a tecla [Ctrl] mentres se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3"><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50" office:value-type="string" calcext:value-type="string">
            <text:p>para o problema actual. Despregue os menús en cor laranxa e elixa unha das opción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20" office:value-type="string" calcext:value-type="string">
            <text:p>Números</text:p>
          </table:table-cell>
          <table:table-cell table:style-name="ce50" table:number-columns-repeated="4"/>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41 MJ" calcext:value-type="string">
            <text:p>78,241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 m" calcext:value-type="string">
            <text:p>8,2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 mJ" calcext:value-type="string">
            <text:p>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260·10⁻³¹" calcext:value-type="string">
            <text:p>6,6260·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2·10³ Tm²" calcext:value-type="string">
            <text:p>6,02·10³ T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2">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89 cm³" calcext:value-type="string">
            <text:p>= 25,89 c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text:span text:style-name="T4">Pódese escribir «equis» (x) en vez de «aspa» (</text:span><text:span text:style-name="T5">×)</text:span></text:p>
          </table:table-cell>
          <table:table-cell table:style-name="ce50" table:number-columns-repeated="2"/>
          <table:table-cell table:style-name="ce86" office:value-type="string" calcext:value-type="string">
            <text:p>5,98x10²⁴</text:p>
          </table:table-cell>
          <table:table-cell table:style-name="ce47"/>
          <table:table-cell table:style-name="ce50" table:number-columns-repeated="2"/>
          <table:table-cell table:style-name="ce56" table:formula="of:=AVALOR([.F53])" office:value-type="float" office:value="5.98E+024" calcext:value-type="float">
            <text:p>5,98E+024</text:p>
          </table:table-cell>
          <table:table-cell table:style-name="ce38" table:formula="of:=FORMULA([.J53])" office:value-type="string" office:string-value="=AVALOR(F53)" calcext:value-type="string">
            <text:p>=AVALOR(F53)</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ódese escribir «^» seguido de signos e cifras</text:p>
          </table:table-cell>
          <table:table-cell table:style-name="ce50" table:number-columns-repeated="2"/>
          <table:table-cell table:style-name="ce86" office:value-type="string" calcext:value-type="string">
            <text:p>6,63x10^-34</text:p>
          </table:table-cell>
          <table:table-cell table:style-name="ce47"/>
          <table:table-cell table:style-name="ce50" table:number-columns-repeated="2"/>
          <table:table-cell table:style-name="ce56"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Pi(TextoNum)</text:p>
          </table:table-cell>
          <table:table-cell table:style-name="ce50"/>
          <table:table-cell table:style-name="ce53" office:value-type="string" calcext:value-type="string">
            <text:p>Calcula o valor dun texto numérico que contén π</text:p>
          </table:table-cell>
          <table:table-cell table:style-name="ce50" table:number-columns-repeated="2"/>
          <table:table-cell table:style-name="DatoEntrada" office:value-type="string" calcext:value-type="string">
            <text:p>2 π / 3</text:p>
          </table:table-cell>
          <table:table-cell table:style-name="ce47"/>
          <table:table-cell table:style-name="ce50" table:number-columns-repeated="2"/>
          <table:table-cell table:style-name="ce114" table:formula="of:=AVALORPI([.F61])" office:value-type="float" office:value="2.0943951023932" calcext:value-type="float">
            <text:p>2,0943951024</text:p>
          </table:table-cell>
          <table:table-cell table:style-name="ce38" table:formula="of:=FORMULA([.J61])" office:value-type="string" office:string-value="=AVALORPI(F61)" calcext:value-type="string">
            <text:p>=AVALORPI(F61)</text:p>
          </table:table-cell>
          <table:table-cell table:style-name="ce50" table:number-columns-repeated="6"/>
          <table:table-cell table:number-columns-repeated="47"/>
        </table:table-row>
        <table:table-row table:style-name="ro1">
          <table:table-cell table:style-name="ce50" table:number-columns-repeated="2"/>
          <table:table-cell table:style-name="ce50" office:value-type="string" calcext:value-type="string">
            <text:p>nunha expresión sinxela <text:s/>«n₁ π / n₂» de enteiros</text:p>
          </table:table-cell>
          <table:table-cell table:style-name="ce50" table:number-columns-repeated="2"/>
          <table:table-cell table:style-name="DatoEntrada" office:value-type="string" calcext:value-type="string">
            <text:p>2π/3</text:p>
          </table:table-cell>
          <table:table-cell table:style-name="ce47"/>
          <table:table-cell table:style-name="ce50" table:number-columns-repeated="2"/>
          <table:table-cell table:style-name="ce114" table:formula="of:=AVALORPI([.F62])" office:value-type="float" office:value="2.0943951023932" calcext:value-type="float">
            <text:p>2,0943951024</text:p>
          </table:table-cell>
          <table:table-cell table:style-name="ce38" table:formula="of:=FORMULA([.J62])" office:value-type="string" office:string-value="=AVALORPI(F62)" calcext:value-type="string">
            <text:p>=AVALORPI(F62)</text:p>
          </table:table-cell>
          <table:table-cell table:style-name="ce50" table:number-columns-repeated="6"/>
          <table:table-cell table:number-columns-repeated="47"/>
        </table:table-row>
        <table:table-row table:style-name="ro1">
          <table:table-cell table:style-name="ce50" table:number-columns-repeated="4"/>
          <table:table-cell table:style-name="ce118" office:value-type="string" calcext:value-type="string">
            <text:p>¡no funciona!</text:p>
          </table:table-cell>
          <table:table-cell table:style-name="DatoEntrada" office:value-type="string" calcext:value-type="string">
            <text:p>π2</text:p>
          </table:table-cell>
          <table:table-cell table:style-name="ce47"/>
          <table:table-cell table:style-name="ce50" table:number-columns-repeated="2"/>
          <table:table-cell table:style-name="ce114" table:formula="of:=AVALORPI([.F63])" office:value-type="float" office:value="3.14159265358979" calcext:value-type="float">
            <text:p>3,1415926536</text:p>
          </table:table-cell>
          <table:table-cell table:style-name="ce38" table:formula="of:=FORMULA([.J63])" office:value-type="string" office:string-value="=AVALORPI(F63)" calcext:value-type="string">
            <text:p>=AVALORPI(F6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table:table-cell table:style-name="ce50" table:number-columns-repeated="7"/>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65])" office:value-type="string" office:string-value="π" calcext:value-type="string">
            <text:p>π</text:p>
          </table:table-cell>
          <table:table-cell table:style-name="ce38" table:formula="of:=FORMULA([.J65])" office:value-type="string" office:string-value="=COMOPI(F65)" calcext:value-type="string">
            <text:p>=COMOPI(F6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65]*[.F65]" office:value-type="float" office:value="9.86960440108936" calcext:value-type="float">
            <text:p>9,86960440108936</text:p>
          </table:table-cell>
          <table:table-cell table:style-name="ce50" table:number-columns-repeated="3"/>
          <table:table-cell table:style-name="ce38" table:formula="of:=COMOPI([.F66])" office:value-type="string" office:string-value="22 π/7" calcext:value-type="string">
            <text:p>22 π/7</text:p>
          </table:table-cell>
          <table:table-cell table:style-name="ce38" table:formula="of:=FORMULA([.J66])" office:value-type="string" office:string-value="=COMOPI(F66)" calcext:value-type="string">
            <text:p>=COMOPI(F66)</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6]"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7];[.G67])" office:value-type="string" office:string-value="11/7" calcext:value-type="string">
            <text:p>11/7</text:p>
          </table:table-cell>
          <table:table-cell table:style-name="ce38" table:formula="of:=FORMULA([.J67])" office:value-type="string" office:string-value="=COMOPI(F67;G67)" calcext:value-type="string">
            <text:p>=COMOPI(F67;G67)</text:p>
          </table:table-cell>
          <table:table-cell table:style-name="ce50" table:formula="of:=[.F67]" office:value-type="float" office:value="9.86960440108936" calcext:value-type="float">
            <text:p>9,86960440108936</text:p>
          </table:table-cell>
          <table:table-cell table:style-name="ce50" table:formula="of:=&quot;= &quot;&amp;[.G67]&amp;&quot;π · &quot;&amp;[.J67]"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6">número</text:span> e <text:span text:style-name="T6">n</text:span> π. Dá:</text:p>
          </table:table-cell>
          <table:table-cell table:style-name="ce50" office:value-type="string" calcext:value-type="string">
            <text:p><text:span text:style-name="T6">número</text:span> / (<text:span text:style-name="T6">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70];[.G70];[.H70])" office:value-type="string" office:string-value="7,9577 π" calcext:value-type="string">
            <text:p>7,9577 π</text:p>
          </table:table-cell>
          <table:table-cell table:style-name="ce38" table:formula="of:=FORMULA([.J70])" office:value-type="string" office:string-value="=COMOPI(F70;G70;H70)" calcext:value-type="string">
            <text:p>=COMOPI(F70;G70;H70)</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72];[.H72])" office:value-type="string" office:string-value="2,638 km" calcext:value-type="string">
            <text:p>2,638 km</text:p>
          </table:table-cell>
          <table:table-cell table:style-name="ce38" table:formula="of:=FORMULA([.J72])" office:value-type="string" office:string-value="=ENUNIDADING(F72;H72)" calcext:value-type="string">
            <text:p>=ENUNIDADING(F72;H72)</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73];[.H73])" office:value-type="string" office:string-value="26,38 m²" calcext:value-type="string">
            <text:p>26,38 m²</text:p>
          </table:table-cell>
          <table:table-cell table:style-name="ce38" table:formula="of:=FORMULA([.J73])" office:value-type="string" office:string-value="=ENUNIDADING(F73;H73)" calcext:value-type="string">
            <text:p>=ENUNIDADING(F73;H73)</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74];[.H74])" office:value-type="string" office:string-value="263,8 dm³" calcext:value-type="string">
            <text:p>263,8 dm³</text:p>
          </table:table-cell>
          <table:table-cell table:style-name="ce38" table:formula="of:=FORMULA([.J74])" office:value-type="string" office:string-value="=ENUNIDADING(F74;H74)" calcext:value-type="string">
            <text:p>=ENUNIDADING(F74;H74)</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6])" office:value-type="float" office:value="1E+030" calcext:value-type="float">
            <text:p>1E+030</text:p>
          </table:table-cell>
          <table:table-cell table:style-name="ce38" table:formula="of:=FORMULA([.J76])" office:value-type="string" office:string-value="=FACTORSI(G76)" calcext:value-type="string">
            <text:p>=FACTORSI(G76)</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7])" office:value-type="float" office:value="10" calcext:value-type="float">
            <text:p>10</text:p>
          </table:table-cell>
          <table:table-cell table:style-name="ce38" table:formula="of:=FORMULA([.J77])" office:value-type="string" office:string-value="=FACTORSI(G77)" calcext:value-type="string">
            <text:p>=FACTORSI(G77)</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8])" office:value-type="float" office:value="1E-027" calcext:value-type="float">
            <text:p>1E-27</text:p>
          </table:table-cell>
          <table:table-cell table:style-name="ce38" table:formula="of:=FORMULA([.J78])" office:value-type="string" office:string-value="=FACTORSI(G78)" calcext:value-type="string">
            <text:p>=FACTORSI(G78)</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9])" office:value-type="float" office:value="0.000001" calcext:value-type="float">
            <text:p>0,000001</text:p>
          </table:table-cell>
          <table:table-cell table:style-name="ce38" table:formula="of:=FORMULA([.J79])" office:value-type="string" office:string-value="=FACTORSI(G79)" calcext:value-type="string">
            <text:p>=FACTORSI(G79)</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8" office:value-type="string" calcext:value-type="string">
            <text:p>MaxMinAbs(Rango, n)</text:p>
          </table:table-cell>
          <table:table-cell table:style-name="ce161"/>
          <table:table-cell table:style-name="ce53" office:value-type="string" calcext:value-type="string">
            <text:p>Dá o máximo ou o mínimo dos valores absolutos</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81:.F83])" office:value-type="string" office:string-value="" calcext:value-type="error">
            <text:p>#¿NOMBRE?</text:p>
          </table:table-cell>
          <table:table-cell table:style-name="ce38" table:formula="of:=FORMULA([.J81])" office:value-type="string" office:string-value="=maxabs(F81:F83)" calcext:value-type="string">
            <text:p>=maxabs(F81:F83)</text:p>
          </table:table-cell>
          <table:table-cell table:style-name="ce50" table:number-columns-repeated="6"/>
          <table:table-cell table:number-columns-repeated="47"/>
        </table:table-row>
        <table:table-row table:style-name="ro1">
          <table:table-cell table:style-name="ce150"/>
          <table:table-cell table:style-name="ce60"/>
          <table:table-cell table:style-name="ce50" office:value-type="string" calcext:value-type="string">
            <text:p>dun rango</text:p>
          </table:table-cell>
          <table:table-cell table:style-name="ce50" table:number-columns-repeated="2"/>
          <table:table-cell table:style-name="ce65" office:value-type="float" office:value="-2359000" calcext:value-type="float">
            <text:p>-2359000</text:p>
          </table:table-cell>
          <table:table-cell table:style-name="DatoEntrada" office:value-type="float" office:value="2" calcext:value-type="float">
            <text:p>2</text:p>
          </table:table-cell>
          <table:table-cell table:style-name="ce38" table:number-columns-repeated="2"/>
          <table:table-cell table:style-name="ce299" table:formula="of:=MAXMINABS([.F81:.F83];[.G82])" office:value-type="float" office:value="1234567" calcext:value-type="float">
            <text:p>1234567</text:p>
          </table:table-cell>
          <table:table-cell table:style-name="ce161" table:formula="of:=FORMULA([.J82])" office:value-type="string" office:string-value="=MAXMINABS(F81:F83;G82)" calcext:value-type="string">
            <text:p>=MAXMINABS(F81:F83;G82)</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60" office:value-type="string" calcext:value-type="string">
            <text:p>n</text:p>
          </table:table-cell>
          <table:table-cell table:style-name="ce299" office:value-type="string" calcext:value-type="string">
            <text:p>2 para mínimo e calquera outro, ou ningún, para máximo</text:p>
          </table:table-cell>
          <table:table-cell table:style-name="ce50" table:number-columns-repeated="2"/>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85];[.G85])" office:value-type="string" office:string-value="2,58980·10⁻⁵" calcext:value-type="string">
            <text:p>2,58980·10⁻⁵</text:p>
          </table:table-cell>
          <table:table-cell table:style-name="ce38" table:formula="of:=FORMULA([.J85])" office:value-type="string" office:string-value="=NOTACIEN(F85;G85)" calcext:value-type="string">
            <text:p>=NOTACIEN(F85;G85)</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5]"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6])" office:value-type="string" office:string-value="2,59·10⁻⁵" calcext:value-type="string">
            <text:p>2,59·10⁻⁵</text:p>
          </table:table-cell>
          <table:table-cell table:style-name="ce38" table:formula="of:=FORMULA([.J86])" office:value-type="string" office:string-value="=NOTACIEN(F86)" calcext:value-type="string">
            <text:p>=NOTACIEN(F86)</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2">ⁿ</text:span>». Se se pon e non é 0: «×10<text:span text:style-name="T2">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7];[.G87];[.H87])" office:value-type="string" office:string-value="2,0×10³" calcext:value-type="string">
            <text:p>2,0×10³</text:p>
          </table:table-cell>
          <table:table-cell table:style-name="ce38" table:formula="of:=FORMULA([.J87])" office:value-type="string" office:string-value="=NOTACIEN(F87;G87;H87)" calcext:value-type="string">
            <text:p>=NOTACIEN(F87;G87;H87)</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9];[.G89];[.H89])" office:value-type="string" office:string-value="0,01235" calcext:value-type="string">
            <text:p>0,01235</text:p>
          </table:table-cell>
          <table:table-cell table:style-name="ce38" table:formula="of:=FORMULA([.J89])" office:value-type="string" office:string-value="=NUMFORMA(F89;G89;H89)" calcext:value-type="string">
            <text:p>=NUMFORMA(F89;G89;H89)</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9]"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90];[.G90];[.H90])" office:value-type="string" office:string-value="1,235·10⁻²" calcext:value-type="string">
            <text:p>1,235·10⁻²</text:p>
          </table:table-cell>
          <table:table-cell table:style-name="ce38" table:formula="of:=FORMULA([.J90])" office:value-type="string" office:string-value="=NUMFORMA(F90;G90;H90)" calcext:value-type="string">
            <text:p>=NUMFORMA(F90;G90;H90)</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91];[.G91];[.H91])" office:value-type="string" office:string-value="1230" calcext:value-type="string">
            <text:p>1230</text:p>
          </table:table-cell>
          <table:table-cell table:style-name="ce38" table:formula="of:=FORMULA([.J91])" office:value-type="string" office:string-value="=NUMFORMA(F91;G91;H91)" calcext:value-type="string">
            <text:p>=NUMFORMA(F91;G91;H91)</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1]"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92];[.G92];[.H92])" office:value-type="string" office:string-value="1,23·10³" calcext:value-type="string">
            <text:p>1,23·10³</text:p>
          </table:table-cell>
          <table:table-cell table:style-name="ce38" table:formula="of:=FORMULA([.J92])" office:value-type="string" office:string-value="=NUMFORMA(F92;G92;H92)" calcext:value-type="string">
            <text:p>=NUMFORMA(F92;G92;H92)</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93];[.G93];[.H93])" office:value-type="string" office:string-value="-1,40·10⁻³" calcext:value-type="string">
            <text:p>-1,40·10⁻³</text:p>
          </table:table-cell>
          <table:table-cell table:style-name="ce38" table:formula="of:=FORMULA([.J93])" office:value-type="string" office:string-value="=NUMFORMA(F93;G93;H93)" calcext:value-type="string">
            <text:p>=NUMFORMA(F93;G93;H93)</text:p>
          </table:table-cell>
          <table:table-cell table:style-name="ce26" table:formula="of:=[.F93]&amp;&quot; J =&quot;" office:value-type="string" office:string-value="-0,0014 J =" calcext:value-type="string">
            <text:p>-0,0014 J =</text:p>
          </table:table-cell>
          <table:table-cell table:style-name="ce50" table:formula="of:=ASUBMULT([.F93])&amp;&quot;J&quot;" office:value-type="string" office:string-value="-1,4 mJ" calcext:value-type="string">
            <text:p>-1,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26" office:value-type="string" calcext:value-type="string">
            <text:p>Aspa</text:p>
          </table:table-cell>
          <table:table-cell table:style-name="ce47" office:value-type="string" calcext:value-type="string">
            <text:p>Resultado</text:p>
          </table:table-cell>
          <table:table-cell table:style-name="ce50" office:value-type="string" calcext:value-type="string">
            <text:p>Función</text:p>
          </table:table-cell>
          <table:table-cell table:style-name="ce38" table:number-columns-repeated="2"/>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7">ⁿ</text:span>». Si se pone y no es 0: «×10<text:span text:style-name="T7">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6];[.G96];[.H96];[.I96])" office:value-type="string" office:string-value="3,00×10⁸" calcext:value-type="string">
            <text:p>3,00×10⁸</text:p>
          </table:table-cell>
          <table:table-cell table:style-name="ce38" table:formula="of:=FORMULA([.J96])" office:value-type="string" office:string-value="=NUMFORMA(F96;G96;H96;I96)" calcext:value-type="string">
            <text:p>=NUMFORMA(F96;G96;H96;I96)</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73" office:value-type="string" calcext:value-type="string">
            <text:p>Exp</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table:table-cell table:style-name="ce50" office:value-type="string" calcext:value-type="string">
            <text:p>Incl</text:p>
          </table:table-cell>
          <table:table-cell table:style-name="ce50"/>
          <table:table-cell table:style-name="ce127" table:formula="of:=PREFIJOSI([.F98])" office:value-type="string" office:string-value="µ" calcext:value-type="string">
            <text:p>µ</text:p>
          </table:table-cell>
          <table:table-cell table:style-name="ce38" table:formula="of:=FORMULA([.J98])" office:value-type="string" office:string-value="=PREFIJOSI(F98)" calcext:value-type="string">
            <text:p>=PREFIJOSI(F98)</text:p>
          </table:table-cell>
          <table:table-cell table:style-name="ce26" table:formula="of:=[.F98]&amp;&quot; J =&quot;" office:value-type="string" office:string-value="0,0000935 J =" calcext:value-type="string">
            <text:p>0,0000935 J =</text:p>
          </table:table-cell>
          <table:table-cell table:style-name="ce50" table:formula="of:=ASUBMULT([.F98])&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9])" office:value-type="string" office:string-value="m" calcext:value-type="string">
            <text:p>m</text:p>
          </table:table-cell>
          <table:table-cell table:style-name="ce50" table:formula="of:=FORMULA([.J99])" office:value-type="string" office:string-value="=PREFIJOSI(F99)" calcext:value-type="string">
            <text:p>=PREFIJOSI(F99)</text:p>
          </table:table-cell>
          <table:table-cell table:style-name="ce26" table:formula="of:=[.F99]&amp;&quot; J&quot;&amp;&quot; =&quot;" office:value-type="string" office:string-value="0,0164 J =" calcext:value-type="string">
            <text:p>0,0164 J =</text:p>
          </table:table-cell>
          <table:table-cell table:style-name="ce50" table:formula="of:=ASUBMULT([.F99])&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100];;[.H100])" office:value-type="string" office:string-value="c" calcext:value-type="string">
            <text:p>c</text:p>
          </table:table-cell>
          <table:table-cell table:style-name="ce50" table:formula="of:=FORMULA([.J100])" office:value-type="string" office:string-value="=PREFIJOSI(F100;;H100)" calcext:value-type="string">
            <text:p>=PREFIJOSI(F100;;H100)</text:p>
          </table:table-cell>
          <table:table-cell table:style-name="ce26" table:formula="of:=[.F100]&amp;&quot; J&quot;&amp;&quot; =&quot;" office:value-type="string" office:string-value="0,0164 J =" calcext:value-type="string">
            <text:p>0,0164 J =</text:p>
          </table:table-cell>
          <table:table-cell table:style-name="ce50" table:formula="of:=[.F100]/FACTORSI([.J100])&amp;&quot; &quot;&amp;[.J100]&amp;&quot;J&quot;" office:value-type="string" office:string-value="1,64 cJ" calcext:value-type="string">
            <text:p>1,64 c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101];[.G101])" office:value-type="string" office:string-value="m" calcext:value-type="string">
            <text:p>m</text:p>
          </table:table-cell>
          <table:table-cell table:style-name="ce50" table:formula="of:=FORMULA([.J101])" office:value-type="string" office:string-value="=PREFIJOSI(F101;G101)" calcext:value-type="string">
            <text:p>=PREFIJOSI(F101;G101)</text:p>
          </table:table-cell>
          <table:table-cell table:style-name="ce26" table:formula="of:=[.F101]&amp;&quot; m&quot;&amp;SUPERIND([.G101])&amp;&quot; =&quot;" office:value-type="string" office:string-value="7,86×10⁻⁶ m² =" calcext:value-type="string">
            <text:p>7,86×10⁻⁶ m² =</text:p>
          </table:table-cell>
          <table:table-cell table:style-name="ce50" table:formula="of:=ASUBMULT([.F101];[.G101])&amp;&quot;m&quot;&amp;SUPERIND([.G101])" office:value-type="string" office:string-value="7,86 mm²" calcext:value-type="string">
            <text:p>7,86 m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102];[.G102])" office:value-type="string" office:string-value="c" calcext:value-type="string">
            <text:p>c</text:p>
          </table:table-cell>
          <table:table-cell table:style-name="ce50" table:formula="of:=FORMULA([.J102])" office:value-type="string" office:string-value="=PREFIJOSI(F102;G102)" calcext:value-type="string">
            <text:p>=PREFIJOSI(F102;G102)</text:p>
          </table:table-cell>
          <table:table-cell table:style-name="ce26" table:formula="of:=[.F102]&amp;&quot; m&quot;&amp;SUPERIND([.G102])&amp;&quot; =&quot;" office:value-type="string" office:string-value="8,86×10⁻⁶ m³ =" calcext:value-type="string">
            <text:p>8,86×10⁻⁶ m³ =</text:p>
          </table:table-cell>
          <table:table-cell table:style-name="ce50" table:formula="of:=ASUBMULT([.F102];[.G102])&amp;&quot;m&quot;&amp;SUPERIND([.G102])" office:value-type="string" office:string-value="8,86 cm³" calcext:value-type="string">
            <text:p>8,86 cm³</text:p>
          </table:table-cell>
          <table:table-cell table:style-name="ce50" table:number-columns-repeated="4"/>
          <table:table-cell table:number-columns-repeated="47"/>
        </table:table-row>
        <table:table-row table:style-name="ro1">
          <table:table-cell table:style-name="ce20" office:value-type="string" calcext:value-type="string">
            <text:p>Manexo de fórmulas químicas</text:p>
          </table:table-cell>
          <table:table-cell table:style-name="ce299" table:number-columns-repeated="4"/>
          <table:table-cell table:style-name="ce33" office:value-type="string" calcext:value-type="string">
            <text:p>Ejemplos</text:p>
          </table:table-cell>
          <table:table-cell table:style-name="ce299" table:number-columns-repeated="2"/>
          <table:table-cell table:style-name="ce389"/>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299" table:number-columns-repeated="5"/>
          <table:table-cell table:style-name="ce120" office:value-type="string" calcext:value-type="string">
            <text:p>(NH4)3PO4</text:p>
          </table:table-cell>
          <table:table-cell table:style-name="ce299" table:number-columns-repeated="2"/>
          <table:table-cell table:style-name="ce389"/>
          <table:table-cell table:style-name="ce299" table:formula="of:=FORMULAQUIM([.F104])" office:value-type="string" office:string-value="(NH₄)₃PO₄" calcext:value-type="string">
            <text:p>(NH₄)₃PO₄</text:p>
          </table:table-cell>
          <table:table-cell table:style-name="ce299" table:formula="of:=FORMULA([.J104])" office:value-type="string" office:string-value="=FORMULAQUIM(F104)" calcext:value-type="string">
            <text:p>=FORMULAQUIM(F104)</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17" office:value-type="string" calcext:value-type="string">
            <text:p>FormulaQuim(formula)</text:p>
          </table:table-cell>
          <table:table-cell table:style-name="ce299"/>
          <table:table-cell table:style-name="ce299" office:value-type="string" calcext:value-type="string">
            <text:p>Dá a fórmula química con subíndices e/ou superíndices</text:p>
          </table:table-cell>
          <table:table-cell table:style-name="ce299" table:number-columns-repeated="2"/>
          <table:table-cell table:style-name="ce123" office:value-type="string" calcext:value-type="string">
            <text:p>SO_4^2⁻</text:p>
          </table:table-cell>
          <table:table-cell table:style-name="ce299" table:number-columns-repeated="2"/>
          <table:table-cell table:style-name="ce389"/>
          <table:table-cell table:style-name="ce299" table:formula="of:=FORMULAQUIM([.F105])" office:value-type="string" office:string-value="SO₄²⁻" calcext:value-type="string">
            <text:p>SO₄²⁻</text:p>
          </table:table-cell>
          <table:table-cell table:style-name="ce299" table:formula="of:=FORMULA([.J105])" office:value-type="string" office:string-value="=FORMULAQUIM(F105)" calcext:value-type="string">
            <text:p>=FORMULAQUIM(F105)</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17"/>
          <table:table-cell table:style-name="ce299" table:number-columns-repeated="4"/>
          <table:table-cell table:style-name="ce120" office:value-type="string" calcext:value-type="string">
            <text:p>(SO4)2-</text:p>
          </table:table-cell>
          <table:table-cell table:style-name="ce299" table:number-columns-repeated="2"/>
          <table:table-cell table:style-name="ce389"/>
          <table:table-cell table:style-name="ce299" table:formula="of:=FORMULAQUIM([.F106])" office:value-type="string" office:string-value="(SO₄)²⁻" calcext:value-type="string">
            <text:p>(SO₄)²⁻</text:p>
          </table:table-cell>
          <table:table-cell table:style-name="ce299" table:formula="of:=FORMULA([.J106])" office:value-type="string" office:string-value="=FORMULAQUIM(F106)" calcext:value-type="string">
            <text:p>=FORMULAQUIM(F106)</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17"/>
          <table:table-cell table:style-name="ce299" table:number-columns-repeated="7"/>
          <table:table-cell table:style-name="ce389"/>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MasaMol(formula)</text:p>
          </table:table-cell>
          <table:table-cell table:style-name="ce299"/>
          <table:table-cell table:style-name="ce299" office:value-type="string" calcext:value-type="string">
            <text:p>Dá a masa molar da fórmula</text:p>
          </table:table-cell>
          <table:table-cell table:style-name="ce299" table:number-columns-repeated="2"/>
          <table:table-cell table:style-name="ce120" office:value-type="string" calcext:value-type="string">
            <text:p>(NH4)3PO4</text:p>
          </table:table-cell>
          <table:table-cell table:style-name="ce299" table:number-columns-repeated="2"/>
          <table:table-cell table:style-name="ce389"/>
          <table:table-cell table:style-name="ce299" table:formula="of:=MASAMOL([.F108])" office:value-type="float" office:value="149.087" calcext:value-type="float">
            <text:p>149,087</text:p>
          </table:table-cell>
          <table:table-cell table:style-name="ce299" table:formula="of:=FORMULA([.J108])" office:value-type="string" office:string-value="=MASAMOL(F108)" calcext:value-type="string">
            <text:p>=MASAMOL(F108)</text:p>
          </table:table-cell>
          <table:table-cell table:style-name="ce299" table:number-columns-repeated="6"/>
          <table:table-cell table:number-columns-repeated="47"/>
        </table:table-row>
        <table:table-row table:style-name="ro1">
          <table:table-cell table:style-name="ce299" table:number-columns-repeated="5"/>
          <table:table-cell table:style-name="ce120" table:formula="of:=FORMULAQUIM(&quot;(SO4)2-&quot;)" office:value-type="string" office:string-value="(SO₄)²⁻" calcext:value-type="string">
            <text:p>(SO₄)²⁻</text:p>
          </table:table-cell>
          <table:table-cell table:style-name="ce299" table:number-columns-repeated="2"/>
          <table:table-cell table:style-name="ce389"/>
          <table:table-cell table:style-name="ce299" table:formula="of:=MASAMOL([.F109])" office:value-type="float" office:value="96.062" calcext:value-type="float">
            <text:p>96,062</text:p>
          </table:table-cell>
          <table:table-cell table:style-name="ce299" table:formula="of:=FORMULA([.J109])" office:value-type="string" office:string-value="=MASAMOL(F109)" calcext:value-type="string">
            <text:p>=MASAMOL(F109)</text:p>
          </table:table-cell>
          <table:table-cell table:style-name="ce299" table:number-columns-repeated="6"/>
          <table:table-cell table:number-columns-repeated="47"/>
        </table:table-row>
        <table:table-row table:style-name="ro1">
          <table:table-cell table:style-name="ce299" table:number-columns-repeated="5"/>
          <table:table-cell table:style-name="ce120" office:value-type="string" calcext:value-type="string">
            <text:p>U</text:p>
          </table:table-cell>
          <table:table-cell table:style-name="ce299" table:number-columns-repeated="2"/>
          <table:table-cell table:style-name="ce389"/>
          <table:table-cell table:style-name="ce299" table:formula="of:=MASAMOL([.F110])" office:value-type="float" office:value="238.03" calcext:value-type="float">
            <text:p>238,03</text:p>
          </table:table-cell>
          <table:table-cell table:style-name="ce299" table:formula="of:=FORMULA([.J110])" office:value-type="string" office:string-value="=MASAMOL(F110)" calcext:value-type="string">
            <text:p>=MASAMOL(F110)</text:p>
          </table:table-cell>
          <table:table-cell table:style-name="ce299" table:number-columns-repeated="6"/>
          <table:table-cell table:number-columns-repeated="47"/>
        </table:table-row>
        <table:table-row table:style-name="ro1">
          <table:table-cell table:style-name="ce299" table:number-columns-repeated="8"/>
          <table:table-cell table:style-name="ce150" office:value-type="string" calcext:value-type="string">
            <text:p>Posición</text:p>
          </table:table-cell>
          <table:table-cell table:style-name="ce156" office:value-type="string" calcext:value-type="string">
            <text:p>12345678901234567890</text:p>
          </table:table-cell>
          <table:table-cell table:style-name="ce156"/>
          <table:table-cell table:style-name="ce50" office:value-type="string" calcext:value-type="string">
            <text:p>Función</text:p>
          </table:table-cell>
          <table:table-cell table:style-name="ce299" table:number-columns-repeated="5"/>
          <table:table-cell table:number-columns-repeated="47"/>
        </table:table-row>
        <table:table-row table:style-name="ro1">
          <table:table-cell table:style-name="ce17" office:value-type="string" calcext:value-type="string">
            <text:p>CuentaAtomos(formula)</text:p>
          </table:table-cell>
          <table:table-cell table:style-name="ce299"/>
          <table:table-cell table:style-name="ce299" office:value-type="string" calcext:value-type="string">
            <text:p>Dá o n.º de átomos do composto nun texto de 20 caracteres:</text:p>
          </table:table-cell>
          <table:table-cell table:style-name="ce299" table:number-columns-repeated="2"/>
          <table:table-cell table:style-name="ce120" office:value-type="string" calcext:value-type="string">
            <text:p>(NH4)2HSbO4</text:p>
          </table:table-cell>
          <table:table-cell table:style-name="ce299" table:number-columns-repeated="3"/>
          <table:table-cell table:style-name="ce156" table:formula="of:=CUENTAATOMOS([.F112])" office:value-type="string" office:string-value="N H SbO   2 9 1 4   " calcext:value-type="string">
            <text:p>N H SbO <text:s text:c="2"/>2 9 1 4 <text:s text:c="2"/></text:p>
          </table:table-cell>
          <table:table-cell table:style-name="ce156"/>
          <table:table-cell table:style-name="ce299" table:formula="of:=FORMULA([.J112])" office:value-type="string" office:string-value="=CUENTAATOMOS(F112)" calcext:value-type="string">
            <text:p>=CUENTAATOMOS(F112)</text:p>
          </table:table-cell>
          <table:table-cell table:style-name="ce299" table:number-columns-repeated="5"/>
          <table:table-cell table:number-columns-repeated="47"/>
        </table:table-row>
        <table:table-row table:style-name="ro1">
          <table:table-cell table:style-name="ce299" office:value-type="string" calcext:value-type="string">
            <text:p>ata un máximo de </text:p>
          </table:table-cell>
          <table:table-cell table:style-name="ce299"/>
          <table:table-cell table:style-name="ce299" office:value-type="string" calcext:value-type="string">
            <text:p>- os 10 primeiros son os símbolos de ata 5 elementos</text:p>
          </table:table-cell>
          <table:table-cell table:style-name="ce299" table:number-columns-repeated="2"/>
          <table:table-cell table:style-name="ce120" office:value-type="string" calcext:value-type="string">
            <text:p>CH3COOH</text:p>
          </table:table-cell>
          <table:table-cell table:style-name="ce299" table:number-columns-repeated="3"/>
          <table:table-cell table:style-name="ce156" table:formula="of:=CUENTAATOMOS([.F113])" office:value-type="string" office:string-value="C O H     2 2 4     " calcext:value-type="string">
            <text:p>C O H <text:s text:c="4"/>2 2 4 <text:s text:c="4"/></text:p>
          </table:table-cell>
          <table:table-cell table:style-name="ce156"/>
          <table:table-cell table:style-name="ce299" table:formula="of:=FORMULA([.J113])" office:value-type="string" office:string-value="=CUENTAATOMOS(F113)" calcext:value-type="string">
            <text:p>=CUENTAATOMOS(F113)</text:p>
          </table:table-cell>
          <table:table-cell table:style-name="ce299" table:number-columns-repeated="5"/>
          <table:table-cell table:number-columns-repeated="47"/>
        </table:table-row>
        <table:table-row table:style-name="ro1">
          <table:table-cell table:style-name="ce299" office:value-type="string" calcext:value-type="string">
            <text:p>5 elementos distintos</text:p>
          </table:table-cell>
          <table:table-cell table:style-name="ce299"/>
          <table:table-cell table:style-name="ce299" office:value-type="string" calcext:value-type="string">
            <text:p>- os 10 últimos, cantos átomos de cada un deles</text:p>
          </table:table-cell>
          <table:table-cell table:style-name="ce299" table:number-columns-repeated="2"/>
          <table:table-cell table:style-name="ce120" table:formula="of:=FORMULAQUIM(&quot;C6H5CH2CH3&quot;)" office:value-type="string" office:string-value="C₆H₅CH₂CH₃" calcext:value-type="string">
            <text:p>C₆H₅CH₂CH₃</text:p>
          </table:table-cell>
          <table:table-cell table:style-name="ce299" table:number-columns-repeated="3"/>
          <table:table-cell table:style-name="ce156" table:formula="of:=CUENTAATOMOS([.F114])" office:value-type="string" office:string-value="C H       8 10      " calcext:value-type="string">
            <text:p>C H <text:s text:c="6"/>8 10 <text:s text:c="5"/></text:p>
          </table:table-cell>
          <table:table-cell table:style-name="ce156"/>
          <table:table-cell table:style-name="ce299" table:formula="of:=FORMULA([.J114])" office:value-type="string" office:string-value="=CUENTAATOMOS(F114)" calcext:value-type="string">
            <text:p>=CUENTAATOMOS(F114)</text:p>
          </table:table-cell>
          <table:table-cell table:style-name="ce299" table:number-columns-repeated="5"/>
          <table:table-cell table:number-columns-repeated="47"/>
        </table:table-row>
        <table:table-row table:style-name="ro1">
          <table:table-cell table:style-name="ce299" table:number-columns-repeated="8"/>
          <table:table-cell table:style-name="ce150" office:value-type="string" calcext:value-type="string">
            <text:p>Posición</text:p>
          </table:table-cell>
          <table:table-cell table:style-name="ce156" office:value-type="string" calcext:value-type="string">
            <text:p>12345678901234567890123456</text:p>
          </table:table-cell>
          <table:table-cell table:style-name="ce156"/>
          <table:table-cell table:style-name="ce299"/>
          <table:table-cell table:style-name="ce50" office:value-type="string" calcext:value-type="string">
            <text:p>Información</text:p>
          </table:table-cell>
          <table:table-cell table:style-name="ce299" table:number-columns-repeated="2"/>
          <table:table-cell table:style-name="ce50" office:value-type="string" calcext:value-type="string">
            <text:p>Función</text:p>
          </table:table-cell>
          <table:table-cell table:style-name="ce299"/>
          <table:table-cell table:number-columns-repeated="47"/>
        </table:table-row>
        <table:table-row table:style-name="ro1">
          <table:table-cell table:style-name="ce17" office:value-type="string" calcext:value-type="string">
            <text:p>Ioniza(formula, SenParent, Oxidos)</text:p>
          </table:table-cell>
          <table:table-cell table:style-name="ce299"/>
          <table:table-cell table:style-name="ce299" office:value-type="string" calcext:value-type="string">
            <text:p>Dá os ións nun texto de 26 caracteres:</text:p>
          </table:table-cell>
          <table:table-cell table:style-name="ce299" table:number-columns-repeated="2"/>
          <table:table-cell table:style-name="ce120" office:value-type="string" calcext:value-type="string">
            <text:p>HCH3COO</text:p>
          </table:table-cell>
          <table:table-cell table:style-name="ce299" table:number-columns-repeated="3"/>
          <table:table-cell table:style-name="ce156" table:formula="of:=IONIZA([.F116])" office:value-type="string" office:string-value="H+        (CH3COO)- 11+1-1" calcext:value-type="string">
            <text:p>H+ <text:s text:c="7"/>(CH3COO)- 11+1-1</text:p>
          </table:table-cell>
          <table:table-cell table:style-name="ce156"/>
          <table:table-cell table:style-name="ce150" table:formula="of:=MID([.J116];21;1)" office:value-type="string" office:string-value="1" calcext:value-type="string">
            <text:p>1</text:p>
          </table:table-cell>
          <table:table-cell table:style-name="ce299" table:formula="of:=FORMULAQUIM(TRIM(LEFT([.J116];10)))" office:value-type="string" office:string-value="H⁺" calcext:value-type="string">
            <text:p>H⁺</text:p>
          </table:table-cell>
          <table:table-cell table:style-name="ce150" table:formula="of:=MID([.J116];22;1)" office:value-type="string" office:string-value="1" calcext:value-type="string">
            <text:p>1</text:p>
          </table:table-cell>
          <table:table-cell table:style-name="ce299" table:formula="of:=FORMULAQUIM(TRIM(MID([.J116];11;10)))" office:value-type="string" office:string-value="(CH₃COO)⁻" calcext:value-type="string">
            <text:p>(CH₃COO)⁻</text:p>
          </table:table-cell>
          <table:table-cell table:style-name="ce299" table:formula="of:=FORMULA([.J116])" office:value-type="string" office:string-value="=IONIZA(F116)" calcext:value-type="string">
            <text:p>=IONIZA(F116)</text:p>
          </table:table-cell>
          <table:table-cell table:style-name="ce299"/>
          <table:table-cell table:number-columns-repeated="47"/>
        </table:table-row>
        <table:table-row table:style-name="ro1">
          <table:table-cell table:style-name="ce299" office:value-type="string" calcext:value-type="string">
            <text:p>Hai que escribir a fórmula</text:p>
          </table:table-cell>
          <table:table-cell table:style-name="ce299"/>
          <table:table-cell table:style-name="ce299" office:value-type="string" calcext:value-type="string">
            <text:p>- os 10 primeiros, o catión</text:p>
          </table:table-cell>
          <table:table-cell table:style-name="ce299"/>
          <table:table-cell table:style-name="ce150" office:value-type="string" calcext:value-type="string">
            <text:p>Mal → </text:p>
          </table:table-cell>
          <table:table-cell table:style-name="ce120" office:value-type="string" calcext:value-type="string">
            <text:p>CH3COOH</text:p>
          </table:table-cell>
          <table:table-cell table:style-name="ce299" table:number-columns-repeated="3"/>
          <table:table-cell table:style-name="ce156" table:formula="of:=IONIZA([.F117])" office:value-type="string" office:string-value="H+        (CH3COO)- 11+1-1" calcext:value-type="string">
            <text:p>H+ <text:s text:c="7"/>(CH3COO)- 11+1-1</text:p>
          </table:table-cell>
          <table:table-cell table:style-name="ce156"/>
          <table:table-cell table:style-name="ce150" table:formula="of:=MID([.J117];21;1)" office:value-type="string" office:string-value="1" calcext:value-type="string">
            <text:p>1</text:p>
          </table:table-cell>
          <table:table-cell table:style-name="ce299" table:formula="of:=FORMULAQUIM(TRIM(LEFT([.J117];10)))" office:value-type="string" office:string-value="H⁺" calcext:value-type="string">
            <text:p>H⁺</text:p>
          </table:table-cell>
          <table:table-cell table:style-name="ce150" table:formula="of:=MID([.J117];22;1)" office:value-type="string" office:string-value="1" calcext:value-type="string">
            <text:p>1</text:p>
          </table:table-cell>
          <table:table-cell table:style-name="ce299" table:formula="of:=FORMULAQUIM(TRIM(MID([.J117];11;10)))" office:value-type="string" office:string-value="(CH₃COO)⁻" calcext:value-type="string">
            <text:p>(CH₃COO)⁻</text:p>
          </table:table-cell>
          <table:table-cell table:style-name="ce299" table:formula="of:=FORMULA([.J117])" office:value-type="string" office:string-value="=IONIZA(F117)" calcext:value-type="string">
            <text:p>=IONIZA(F117)</text:p>
          </table:table-cell>
          <table:table-cell table:style-name="ce299"/>
          <table:table-cell table:number-columns-repeated="47"/>
        </table:table-row>
        <table:table-row table:style-name="ro1">
          <table:table-cell table:style-name="ce299" office:value-type="string" calcext:value-type="string">
            <text:p>empezando polo catión</text:p>
          </table:table-cell>
          <table:table-cell table:style-name="ce299"/>
          <table:table-cell table:style-name="ce299" office:value-type="string" calcext:value-type="string">
            <text:p>- os 10 seguintes, o anión</text:p>
          </table:table-cell>
          <table:table-cell table:style-name="ce299" table:number-columns-repeated="2"/>
          <table:table-cell table:style-name="ce120" office:value-type="string" calcext:value-type="string">
            <text:p>Pb(SO4)2</text:p>
          </table:table-cell>
          <table:table-cell table:style-name="ce299" table:number-columns-repeated="3"/>
          <table:table-cell table:style-name="ce156" table:formula="of:=IONIZA([.F118])" office:value-type="string" office:string-value="Pb4+      (SO4)2-   12+4-2" calcext:value-type="string">
            <text:p>Pb4+ <text:s text:c="5"/>(SO4)2- <text:s text:c="2"/>12+4-2</text:p>
          </table:table-cell>
          <table:table-cell table:style-name="ce156"/>
          <table:table-cell table:style-name="ce150" table:formula="of:=MID([.J118];21;1)" office:value-type="string" office:string-value="1" calcext:value-type="string">
            <text:p>1</text:p>
          </table:table-cell>
          <table:table-cell table:style-name="ce299" table:formula="of:=FORMULAQUIM(TRIM(LEFT([.J118];10)))" office:value-type="string" office:string-value="Pb⁴⁺" calcext:value-type="string">
            <text:p>Pb⁴⁺</text:p>
          </table:table-cell>
          <table:table-cell table:style-name="ce150" table:formula="of:=MID([.J118];22;1)" office:value-type="string" office:string-value="2" calcext:value-type="string">
            <text:p>2</text:p>
          </table:table-cell>
          <table:table-cell table:style-name="ce299" table:formula="of:=FORMULAQUIM(TRIM(MID([.J118];11;10)))" office:value-type="string" office:string-value="(SO₄)²⁻" calcext:value-type="string">
            <text:p>(SO₄)²⁻</text:p>
          </table:table-cell>
          <table:table-cell table:style-name="ce299" table:formula="of:=FORMULA([.J118])" office:value-type="string" office:string-value="=IONIZA(F118)" calcext:value-type="string">
            <text:p>=IONIZA(F118)</text:p>
          </table:table-cell>
          <table:table-cell table:style-name="ce299"/>
          <table:table-cell table:number-columns-repeated="47"/>
        </table:table-row>
        <table:table-row table:style-name="ro1">
          <table:table-cell table:style-name="ce299" office:value-type="string" calcext:value-type="string">
            <text:p>(CH3COOH dá ións absurdos)</text:p>
          </table:table-cell>
          <table:table-cell table:style-name="ce299"/>
          <table:table-cell table:style-name="ce299" office:value-type="string" calcext:value-type="string">
            <text:p>- o nº 21, cantos catións</text:p>
          </table:table-cell>
          <table:table-cell table:style-name="ce299" table:number-columns-repeated="2"/>
          <table:table-cell table:style-name="ce120" office:value-type="string" calcext:value-type="string">
            <text:p>(NH4)2HSbO4</text:p>
          </table:table-cell>
          <table:table-cell table:style-name="ce299" table:number-columns-repeated="3"/>
          <table:table-cell table:style-name="ce156" table:formula="of:=IONIZA([.F119])" office:value-type="string" office:string-value="(NH4)+    (HSbO4)2- 21+1-2" calcext:value-type="string">
            <text:p>(NH4)+ <text:s text:c="3"/>(HSbO4)2- 21+1-2</text:p>
          </table:table-cell>
          <table:table-cell table:style-name="ce156"/>
          <table:table-cell table:style-name="ce150" table:formula="of:=MID([.J119];21;1)" office:value-type="string" office:string-value="2" calcext:value-type="string">
            <text:p>2</text:p>
          </table:table-cell>
          <table:table-cell table:style-name="ce299" table:formula="of:=FORMULAQUIM(TRIM(LEFT([.J119];10)))" office:value-type="string" office:string-value="(NH₄)⁺" calcext:value-type="string">
            <text:p>(NH₄)⁺</text:p>
          </table:table-cell>
          <table:table-cell table:style-name="ce150" table:formula="of:=MID([.J119];22;1)" office:value-type="string" office:string-value="1" calcext:value-type="string">
            <text:p>1</text:p>
          </table:table-cell>
          <table:table-cell table:style-name="ce299" table:formula="of:=FORMULAQUIM(TRIM(MID([.J119];11;10)))" office:value-type="string" office:string-value="(HSbO₄)²⁻" calcext:value-type="string">
            <text:p>(HSbO₄)²⁻</text:p>
          </table:table-cell>
          <table:table-cell table:style-name="ce299" table:formula="of:=FORMULA([.J119])" office:value-type="string" office:string-value="=IONIZA(F119)" calcext:value-type="string">
            <text:p>=IONIZA(F119)</text:p>
          </table:table-cell>
          <table:table-cell table:style-name="ce299"/>
          <table:table-cell table:number-columns-repeated="47"/>
        </table:table-row>
        <table:table-row table:style-name="ro1">
          <table:table-cell table:style-name="ce299" table:number-columns-repeated="2"/>
          <table:table-cell table:style-name="ce299" office:value-type="string" calcext:value-type="string">
            <text:p>- o nº 22, cantos anións</text:p>
          </table:table-cell>
          <table:table-cell table:style-name="ce299" table:number-columns-repeated="2"/>
          <table:table-cell table:style-name="ce120" office:value-type="string" calcext:value-type="string">
            <text:p>(NH4)3(PO4)</text:p>
          </table:table-cell>
          <table:table-cell table:style-name="ce299" table:number-columns-repeated="3"/>
          <table:table-cell table:style-name="ce156" table:formula="of:=IONIZA([.F120])" office:value-type="string" office:string-value="(NH4)+    (PO4)3-   31+1-3" calcext:value-type="string">
            <text:p>(NH4)+ <text:s text:c="3"/>(PO4)3- <text:s text:c="2"/>31+1-3</text:p>
          </table:table-cell>
          <table:table-cell table:style-name="ce156"/>
          <table:table-cell table:style-name="ce150" table:formula="of:=MID([.J120];21;1)" office:value-type="string" office:string-value="3" calcext:value-type="string">
            <text:p>3</text:p>
          </table:table-cell>
          <table:table-cell table:style-name="ce299" table:formula="of:=FORMULAQUIM(TRIM(LEFT([.J120];10)))" office:value-type="string" office:string-value="(NH₄)⁺" calcext:value-type="string">
            <text:p>(NH₄)⁺</text:p>
          </table:table-cell>
          <table:table-cell table:style-name="ce150" table:formula="of:=MID([.J120];22;1)" office:value-type="string" office:string-value="1" calcext:value-type="string">
            <text:p>1</text:p>
          </table:table-cell>
          <table:table-cell table:style-name="ce299" table:formula="of:=FORMULAQUIM(TRIM(MID([.J120];11;10)))" office:value-type="string" office:string-value="(PO₄)³⁻" calcext:value-type="string">
            <text:p>(PO₄)³⁻</text:p>
          </table:table-cell>
          <table:table-cell table:style-name="ce299" table:formula="of:=FORMULA([.J120])" office:value-type="string" office:string-value="=IONIZA(F120)" calcext:value-type="string">
            <text:p>=IONIZA(F120)</text:p>
          </table:table-cell>
          <table:table-cell table:style-name="ce299"/>
          <table:table-cell table:number-columns-repeated="47"/>
        </table:table-row>
        <table:table-row table:style-name="ro1">
          <table:table-cell table:style-name="ce299" table:number-columns-repeated="2"/>
          <table:table-cell table:style-name="ce299" office:value-type="string" calcext:value-type="string">
            <text:p>- nº 23 e 24, a carga do catión</text:p>
          </table:table-cell>
          <table:table-cell table:style-name="ce299" table:number-columns-repeated="2"/>
          <table:table-cell table:style-name="ce120" office:value-type="string" calcext:value-type="string">
            <text:p>MnBr₂</text:p>
          </table:table-cell>
          <table:table-cell table:style-name="ce299" table:number-columns-repeated="3"/>
          <table:table-cell table:style-name="ce156" table:formula="of:=IONIZA([.F121])" office:value-type="string" office:string-value="Mn2+      Br-       12+2-1" calcext:value-type="string">
            <text:p>Mn2+ <text:s text:c="5"/>Br- <text:s text:c="6"/>12+2-1</text:p>
          </table:table-cell>
          <table:table-cell table:style-name="ce156"/>
          <table:table-cell table:style-name="ce150" table:formula="of:=MID([.J121];21;1)" office:value-type="string" office:string-value="1" calcext:value-type="string">
            <text:p>1</text:p>
          </table:table-cell>
          <table:table-cell table:style-name="ce299" table:formula="of:=FORMULAQUIM(TRIM(LEFT([.J121];10)))" office:value-type="string" office:string-value="Mn²⁺" calcext:value-type="string">
            <text:p>Mn²⁺</text:p>
          </table:table-cell>
          <table:table-cell table:style-name="ce150" table:formula="of:=MID([.J121];22;1)" office:value-type="string" office:string-value="2" calcext:value-type="string">
            <text:p>2</text:p>
          </table:table-cell>
          <table:table-cell table:style-name="ce299" table:formula="of:=FORMULAQUIM(TRIM(MID([.J121];11;10)))" office:value-type="string" office:string-value="Br⁻" calcext:value-type="string">
            <text:p>Br⁻</text:p>
          </table:table-cell>
          <table:table-cell table:style-name="ce299" table:formula="of:=FORMULA([.J121])" office:value-type="string" office:string-value="=IONIZA(F121)" calcext:value-type="string">
            <text:p>=IONIZA(F121)</text:p>
          </table:table-cell>
          <table:table-cell table:style-name="ce299"/>
          <table:table-cell table:number-columns-repeated="47"/>
        </table:table-row>
        <table:table-row table:style-name="ro1">
          <table:table-cell table:style-name="ce299" table:number-columns-repeated="2"/>
          <table:table-cell table:style-name="ce299" office:value-type="string" calcext:value-type="string">
            <text:p>- nº 25 e 26, a carga do anión</text:p>
          </table:table-cell>
          <table:table-cell table:style-name="ce299" table:number-columns-repeated="2"/>
          <table:table-cell table:style-name="ce120" office:value-type="string" calcext:value-type="string">
            <text:p>BaO₂</text:p>
          </table:table-cell>
          <table:table-cell table:style-name="ce389" office:value-type="string" calcext:value-type="string">
            <text:p>Sin ( )</text:p>
          </table:table-cell>
          <table:table-cell table:style-name="ce299" table:number-columns-repeated="2"/>
          <table:table-cell table:style-name="ce156" table:formula="of:=IONIZA([.F122])" office:value-type="string" office:string-value="Ba2+      O-        12+2-1" calcext:value-type="string">
            <text:p>Ba2+ <text:s text:c="5"/>O- <text:s text:c="7"/>12+2-1</text:p>
          </table:table-cell>
          <table:table-cell table:style-name="ce156"/>
          <table:table-cell table:style-name="ce150" table:formula="of:=MID([.J122];21;1)" office:value-type="string" office:string-value="1" calcext:value-type="string">
            <text:p>1</text:p>
          </table:table-cell>
          <table:table-cell table:style-name="ce299" table:formula="of:=FORMULAQUIM(TRIM(LEFT([.J122];10)))" office:value-type="string" office:string-value="Ba²⁺" calcext:value-type="string">
            <text:p>Ba²⁺</text:p>
          </table:table-cell>
          <table:table-cell table:style-name="ce150" table:formula="of:=MID([.J122];22;1)" office:value-type="string" office:string-value="2" calcext:value-type="string">
            <text:p>2</text:p>
          </table:table-cell>
          <table:table-cell table:style-name="ce299" table:formula="of:=FORMULAQUIM(TRIM(MID([.J122];11;10)))" office:value-type="string" office:string-value="O⁻" calcext:value-type="string">
            <text:p>O⁻</text:p>
          </table:table-cell>
          <table:table-cell table:style-name="ce299" table:formula="of:=FORMULA([.J122])" office:value-type="string" office:string-value="=IONIZA(F122)" calcext:value-type="string">
            <text:p>=IONIZA(F122)</text:p>
          </table:table-cell>
          <table:table-cell table:style-name="ce299"/>
          <table:table-cell table:number-columns-repeated="47"/>
        </table:table-row>
        <table:table-row table:style-name="ro1">
          <table:table-cell table:style-name="ce150" office:value-type="string" calcext:value-type="string">
            <text:p>(optativo) </text:p>
          </table:table-cell>
          <table:table-cell table:style-name="ce59" office:value-type="string" calcext:value-type="string">
            <text:p>SenParent</text:p>
          </table:table-cell>
          <table:table-cell table:style-name="ce299" office:value-type="string" calcext:value-type="string">
            <text:p>Se é cero, os ións poliatómicos non levan paréntese</text:p>
          </table:table-cell>
          <table:table-cell table:style-name="ce299" table:number-columns-repeated="2"/>
          <table:table-cell table:style-name="ce120" office:value-type="string" calcext:value-type="string">
            <text:p>NH4OH</text:p>
          </table:table-cell>
          <table:table-cell table:style-name="ce149" office:value-type="float" office:value="0" calcext:value-type="float">
            <text:p>0</text:p>
          </table:table-cell>
          <table:table-cell table:style-name="ce299" table:number-columns-repeated="2"/>
          <table:table-cell table:style-name="ce156" table:formula="of:=IONIZA([.F123];[.G123])" office:value-type="string" office:string-value="NH4+      OH-       11+1-1" calcext:value-type="string">
            <text:p>NH4+ <text:s text:c="5"/>OH- <text:s text:c="6"/>11+1-1</text:p>
          </table:table-cell>
          <table:table-cell table:style-name="ce156"/>
          <table:table-cell table:style-name="ce150" table:formula="of:=MID([.J123];21;1)" office:value-type="string" office:string-value="1" calcext:value-type="string">
            <text:p>1</text:p>
          </table:table-cell>
          <table:table-cell table:style-name="ce299" table:formula="of:=FORMULAQUIM(TRIM(LEFT([.J123];10)))" office:value-type="string" office:string-value="NH₄⁺" calcext:value-type="string">
            <text:p>NH₄⁺</text:p>
          </table:table-cell>
          <table:table-cell table:style-name="ce150" table:formula="of:=MID([.J123];22;1)" office:value-type="string" office:string-value="1" calcext:value-type="string">
            <text:p>1</text:p>
          </table:table-cell>
          <table:table-cell table:style-name="ce299" table:formula="of:=FORMULAQUIM(TRIM(MID([.J123];11;10)))" office:value-type="string" office:string-value="OH⁻" calcext:value-type="string">
            <text:p>OH⁻</text:p>
          </table:table-cell>
          <table:table-cell table:style-name="ce299" table:formula="of:=FORMULA([.J123])" office:value-type="string" office:string-value="=IONIZA(F123;G123)" calcext:value-type="string">
            <text:p>=IONIZA(F123;G123)</text:p>
          </table:table-cell>
          <table:table-cell table:style-name="ce299"/>
          <table:table-cell table:number-columns-repeated="47"/>
        </table:table-row>
        <table:table-row table:style-name="ro1">
          <table:table-cell table:style-name="ce299" office:value-type="string" calcext:value-type="string">
            <text:p>Se é &lt;&gt; 0 ou omítese</text:p>
          </table:table-cell>
          <table:table-cell table:style-name="ce299"/>
          <table:table-cell table:style-name="ce299" office:value-type="string" calcext:value-type="string">
            <text:p>os ións poliatómicos van entre paréntese</text:p>
          </table:table-cell>
          <table:table-cell table:style-name="ce299" table:number-columns-repeated="2"/>
          <table:table-cell table:style-name="ce120" office:value-type="string" calcext:value-type="string">
            <text:p>NH4OH</text:p>
          </table:table-cell>
          <table:table-cell table:style-name="ce149" office:value-type="float" office:value="1" calcext:value-type="float">
            <text:p>1</text:p>
          </table:table-cell>
          <table:table-cell table:style-name="ce299" office:value-type="string" calcext:value-type="string">
            <text:p>Oxid</text:p>
          </table:table-cell>
          <table:table-cell table:style-name="ce299"/>
          <table:table-cell table:style-name="ce156" table:formula="of:=IONIZA([.F124])" office:value-type="string" office:string-value="(NH4)+    (OH)-     11+1-1" calcext:value-type="string">
            <text:p>(NH4)+ <text:s text:c="3"/>(OH)- <text:s text:c="4"/>11+1-1</text:p>
          </table:table-cell>
          <table:table-cell table:style-name="ce156"/>
          <table:table-cell table:style-name="ce150" table:formula="of:=MID([.J124];21;1)" office:value-type="string" office:string-value="1" calcext:value-type="string">
            <text:p>1</text:p>
          </table:table-cell>
          <table:table-cell table:style-name="ce299" table:formula="of:=FORMULAQUIM(TRIM(LEFT([.J124];10)))" office:value-type="string" office:string-value="(NH₄)⁺" calcext:value-type="string">
            <text:p>(NH₄)⁺</text:p>
          </table:table-cell>
          <table:table-cell table:style-name="ce150" table:formula="of:=MID([.J124];22;1)" office:value-type="string" office:string-value="1" calcext:value-type="string">
            <text:p>1</text:p>
          </table:table-cell>
          <table:table-cell table:style-name="ce299" table:formula="of:=FORMULAQUIM(TRIM(MID([.J124];11;10)))" office:value-type="string" office:string-value="(OH)⁻" calcext:value-type="string">
            <text:p>(OH)⁻</text:p>
          </table:table-cell>
          <table:table-cell table:style-name="ce299" table:formula="of:=FORMULA([.J124])" office:value-type="string" office:string-value="=IONIZA(F124)" calcext:value-type="string">
            <text:p>=IONIZA(F124)</text:p>
          </table:table-cell>
          <table:table-cell table:style-name="ce299"/>
          <table:table-cell table:number-columns-repeated="47"/>
        </table:table-row>
        <table:table-row table:style-name="ro1">
          <table:table-cell table:style-name="ce150" office:value-type="string" calcext:value-type="string">
            <text:p>(optativo) </text:p>
          </table:table-cell>
          <table:table-cell table:style-name="ce60" office:value-type="string" calcext:value-type="string">
            <text:p>Oxidos</text:p>
          </table:table-cell>
          <table:table-cell table:style-name="ce299" office:value-type="string" calcext:value-type="string">
            <text:p>Se é cero, non ioniza os óxidos</text:p>
          </table:table-cell>
          <table:table-cell table:style-name="ce299" table:number-columns-repeated="2"/>
          <table:table-cell table:style-name="ce125" office:value-type="string" calcext:value-type="string">
            <text:p>MnO2</text:p>
          </table:table-cell>
          <table:table-cell table:number-columns-repeated="2" table:style-name="ce149" office:value-type="float" office:value="0" calcext:value-type="float">
            <text:p>0</text:p>
          </table:table-cell>
          <table:table-cell table:style-name="ce299"/>
          <table:table-cell table:style-name="ce156" table:formula="of:=IONIZA([.F125];[.G125];[.H125])" office:value-type="string" office:string-value="MnO2                12 0 0" calcext:value-type="string">
            <text:p>MnO2 <text:s text:c="15"/>12 0 0</text:p>
          </table:table-cell>
          <table:table-cell table:style-name="ce156"/>
          <table:table-cell table:style-name="ce150" table:formula="of:=MID([.J125];21;1)" office:value-type="string" office:string-value="1" calcext:value-type="string">
            <text:p>1</text:p>
          </table:table-cell>
          <table:table-cell table:style-name="ce299" table:formula="of:=FORMULAQUIM(TRIM(LEFT([.J125];10)))" office:value-type="string" office:string-value="MnO₂" calcext:value-type="string">
            <text:p>MnO₂</text:p>
          </table:table-cell>
          <table:table-cell table:style-name="ce150" table:formula="of:=MID([.J125];22;1)" office:value-type="string" office:string-value="2" calcext:value-type="string">
            <text:p>2</text:p>
          </table:table-cell>
          <table:table-cell table:style-name="ce299" table:formula="of:=FORMULAQUIM(TRIM(MID([.J125];11;10)))">
            <text:p/>
          </table:table-cell>
          <table:table-cell table:style-name="ce299" table:formula="of:=FORMULA([.J125])" office:value-type="string" office:string-value="=IONIZA(F125;G125;H125)" calcext:value-type="string">
            <text:p>=IONIZA(F125;G125;H125)</text:p>
          </table:table-cell>
          <table:table-cell table:style-name="ce299"/>
          <table:table-cell table:number-columns-repeated="47"/>
        </table:table-row>
        <table:table-row table:style-name="ro1">
          <table:table-cell table:style-name="ce299" office:value-type="string" calcext:value-type="string">
            <text:p>Se é &lt;&gt; 0 ou omítese</text:p>
          </table:table-cell>
          <table:table-cell table:style-name="ce299"/>
          <table:table-cell table:style-name="ce299" office:value-type="string" calcext:value-type="string">
            <text:p>Ioniza o composto (aínda que sexa absurdo)</text:p>
          </table:table-cell>
          <table:table-cell table:style-name="ce299" table:number-columns-repeated="2"/>
          <table:table-cell table:style-name="ce120" office:value-type="string" calcext:value-type="string">
            <text:p>MnO2</text:p>
          </table:table-cell>
          <table:table-cell table:style-name="ce149" office:value-type="float" office:value="0" calcext:value-type="float">
            <text:p>0</text:p>
          </table:table-cell>
          <table:table-cell table:style-name="ce149" office:value-type="float" office:value="1" calcext:value-type="float">
            <text:p>1</text:p>
          </table:table-cell>
          <table:table-cell table:style-name="ce299"/>
          <table:table-cell table:style-name="ce156" table:formula="of:=IONIZA([.F126];[.G126];[.H126])" office:value-type="string" office:string-value="Mn4+      O2-       12+4-2" calcext:value-type="string">
            <text:p>Mn4+ <text:s text:c="5"/>O2- <text:s text:c="6"/>12+4-2</text:p>
          </table:table-cell>
          <table:table-cell table:style-name="ce156"/>
          <table:table-cell table:style-name="ce150" table:formula="of:=MID([.J126];21;1)" office:value-type="string" office:string-value="1" calcext:value-type="string">
            <text:p>1</text:p>
          </table:table-cell>
          <table:table-cell table:style-name="ce299" table:formula="of:=FORMULAQUIM(TRIM(LEFT([.J126];10)))" office:value-type="string" office:string-value="Mn⁴⁺" calcext:value-type="string">
            <text:p>Mn⁴⁺</text:p>
          </table:table-cell>
          <table:table-cell table:style-name="ce150" table:formula="of:=MID([.J126];22;1)" office:value-type="string" office:string-value="2" calcext:value-type="string">
            <text:p>2</text:p>
          </table:table-cell>
          <table:table-cell table:style-name="ce299" table:formula="of:=FORMULAQUIM(TRIM(MID([.J126];11;10)))" office:value-type="string" office:string-value="O²⁻" calcext:value-type="string">
            <text:p>O²⁻</text:p>
          </table:table-cell>
          <table:table-cell table:style-name="ce299" table:formula="of:=FORMULA([.J126])" office:value-type="string" office:string-value="=IONIZA(F126;G126;H126)" calcext:value-type="string">
            <text:p>=IONIZA(F126;G126;H126)</text:p>
          </table:table-cell>
          <table:table-cell table:style-name="ce299"/>
          <table:table-cell table:number-columns-repeated="47"/>
        </table:table-row>
        <table:table-row table:style-name="ro1">
          <table:table-cell table:style-name="ce299" table:number-columns-repeated="9"/>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Subind(Texto)</text:p>
          </table:table-cell>
          <table:table-cell table:style-name="ce299"/>
          <table:table-cell table:style-name="ce299" office:value-type="string" calcext:value-type="string">
            <text:p>Dá un texto cos números como subíndices</text:p>
          </table:table-cell>
          <table:table-cell table:style-name="ce299" table:number-columns-repeated="2"/>
          <table:table-cell table:style-name="ce120" office:value-type="string" calcext:value-type="string">
            <text:p>H3O+</text:p>
          </table:table-cell>
          <table:table-cell table:style-name="ce299" table:number-columns-repeated="3"/>
          <table:table-cell table:style-name="ce299" table:formula="of:=SUBIND([.F128])" office:value-type="string" office:string-value="H₃O+" calcext:value-type="string">
            <text:p>H₃O+</text:p>
          </table:table-cell>
          <table:table-cell table:style-name="ce299" table:formula="of:=FORMULA([.J128])" office:value-type="string" office:string-value="=SUBIND(F128)" calcext:value-type="string">
            <text:p>=SUBIND(F128)</text:p>
          </table:table-cell>
          <table:table-cell table:style-name="ce299" table:number-columns-repeated="6"/>
          <table:table-cell table:number-columns-repeated="47"/>
        </table:table-row>
        <table:table-row table:style-name="ro1">
          <table:table-cell table:style-name="ce299" table:number-columns-repeated="17"/>
          <table:table-cell table:number-columns-repeated="47"/>
        </table:table-row>
        <table:table-row table:style-name="ro1">
          <table:table-cell table:style-name="ce17" office:value-type="string" calcext:value-type="string">
            <text:p>Superind(Texto)</text:p>
          </table:table-cell>
          <table:table-cell table:style-name="ce299"/>
          <table:table-cell table:style-name="ce299" office:value-type="string" calcext:value-type="string">
            <text:p>Dá un texto cos números e «+» e «-» como superíndices</text:p>
          </table:table-cell>
          <table:table-cell table:style-name="ce299" table:number-columns-repeated="2"/>
          <table:table-cell table:style-name="ce120" office:value-type="string" calcext:value-type="string">
            <text:p>SO42-</text:p>
          </table:table-cell>
          <table:table-cell table:style-name="ce299" table:number-columns-repeated="3"/>
          <table:table-cell table:style-name="ce299" table:formula="of:=SUPERIND([.F130])" office:value-type="string" office:string-value="SO⁴²⁻" calcext:value-type="string">
            <text:p>SO⁴²⁻</text:p>
          </table:table-cell>
          <table:table-cell table:style-name="ce299" table:formula="of:=FORMULA([.J130])" office:value-type="string" office:string-value="=SUPERIND(F130)" calcext:value-type="string">
            <text:p>=SUPERIND(F130)</text:p>
          </table:table-cell>
          <table:table-cell table:style-name="ce299" table:number-columns-repeated="6"/>
          <table:table-cell table:number-columns-repeated="47"/>
        </table:table-row>
        <table:table-row table:style-name="ro1">
          <table:table-cell table:style-name="ce299" table:number-columns-repeated="17"/>
          <table:table-cell table:number-columns-repeated="47"/>
        </table:table-row>
        <table:table-row table:style-name="ro1">
          <table:table-cell table:style-name="ce17" office:value-type="string" calcext:value-type="string">
            <text:p>DeSupSub(Texto)</text:p>
          </table:table-cell>
          <table:table-cell table:style-name="ce299"/>
          <table:table-cell table:style-name="ce299" office:value-type="string" calcext:value-type="string">
            <text:p>Pasa números subíndices e superíndices a tamaño normal</text:p>
          </table:table-cell>
          <table:table-cell table:style-name="ce299" table:number-columns-repeated="2"/>
          <table:table-cell table:style-name="ce123" office:value-type="string" calcext:value-type="string">
            <text:p>SO₄²⁻</text:p>
          </table:table-cell>
          <table:table-cell table:style-name="ce299" table:number-columns-repeated="3"/>
          <table:table-cell table:style-name="ce299" table:formula="of:=DESUPSUB([.F132])" office:value-type="string" office:string-value="SO42-" calcext:value-type="string">
            <text:p>SO42-</text:p>
          </table:table-cell>
          <table:table-cell table:style-name="ce299" table:formula="of:=FORMULA([.J132])" office:value-type="string" office:string-value="=DESUPSUB(F132)" calcext:value-type="string">
            <text:p>=DESUPSUB(F132)</text:p>
          </table:table-cell>
          <table:table-cell table:style-name="ce299" table:number-columns-repeated="6"/>
          <table:table-cell table:number-columns-repeated="47"/>
        </table:table-row>
        <table:table-row table:style-name="ro1">
          <table:table-cell table:style-name="ce299" table:number-columns-repeated="7"/>
          <table:table-cell table:style-name="ce183"/>
          <table:table-cell table:style-name="ce161"/>
          <table:table-cell table:style-name="ce299"/>
          <table:table-cell table:style-name="ce161"/>
          <table:table-cell table:style-name="ce299" table:number-columns-repeated="6"/>
          <table:table-cell table:number-columns-repeated="47"/>
        </table:table-row>
        <table:table-row table:style-name="ro1">
          <table:table-cell table:style-name="ce17" office:value-type="string" calcext:value-type="string">
            <text:p>CargaIon(formula)</text:p>
          </table:table-cell>
          <table:table-cell table:style-name="ce299"/>
          <table:table-cell table:style-name="ce299" office:value-type="string" calcext:value-type="string">
            <text:p>Dá a carga dun ión a partir da súa fórmula</text:p>
          </table:table-cell>
          <table:table-cell table:style-name="ce299" table:number-columns-repeated="2"/>
          <table:table-cell table:style-name="ce123" office:value-type="string" calcext:value-type="string">
            <text:p>SO₄²⁻</text:p>
          </table:table-cell>
          <table:table-cell table:style-name="ce299"/>
          <table:table-cell table:style-name="ce183"/>
          <table:table-cell table:style-name="ce161"/>
          <table:table-cell table:style-name="ce161" table:formula="of:=CARGAION([.F134])" office:value-type="float" office:value="-2" calcext:value-type="float">
            <text:p>-2</text:p>
          </table:table-cell>
          <table:table-cell table:style-name="ce299" table:formula="of:=FORMULA([.J134])" office:value-type="string" office:string-value="=CARGAION(F134)" calcext:value-type="string">
            <text:p>=CARGAION(F134)</text:p>
          </table:table-cell>
          <table:table-cell table:style-name="ce299" table:number-columns-repeated="6"/>
          <table:table-cell table:number-columns-repeated="47"/>
        </table:table-row>
        <table:table-row table:style-name="ro1">
          <table:table-cell table:style-name="ce299" table:number-columns-repeated="5"/>
          <table:table-cell table:style-name="ce123" office:value-type="string" calcext:value-type="string">
            <text:p>H₃O⁺</text:p>
          </table:table-cell>
          <table:table-cell table:style-name="ce299"/>
          <table:table-cell table:style-name="ce183"/>
          <table:table-cell table:style-name="ce161"/>
          <table:table-cell table:style-name="ce161" table:formula="of:=CARGAION([.F135])" office:value-type="float" office:value="1" calcext:value-type="float">
            <text:p>1</text:p>
          </table:table-cell>
          <table:table-cell table:style-name="ce299" table:formula="of:=FORMULA([.J135])" office:value-type="string" office:string-value="=CARGAION(F135)" calcext:value-type="string">
            <text:p>=CARGAION(F135)</text:p>
          </table:table-cell>
          <table:table-cell table:style-name="ce299" table:number-columns-repeated="6"/>
          <table:table-cell table:number-columns-repeated="47"/>
        </table:table-row>
        <table:table-row table:style-name="ro1">
          <table:table-cell table:style-name="ce299" table:number-columns-repeated="8"/>
          <table:table-cell table:style-name="ce161"/>
          <table:table-cell table:style-name="ce299" table:number-columns-repeated="8"/>
          <table:table-cell table:number-columns-repeated="47"/>
        </table:table-row>
        <table:table-row table:style-name="ro1">
          <table:table-cell table:style-name="ce17" office:value-type="string" calcext:value-type="string">
            <text:p>LargoIon(formula)</text:p>
          </table:table-cell>
          <table:table-cell table:style-name="ce299"/>
          <table:table-cell table:style-name="ce299" office:value-type="string" calcext:value-type="string">
            <text:p>Mide a lonxitude da fórmula dun ión (menos a da carga)</text:p>
          </table:table-cell>
          <table:table-cell table:style-name="ce299" table:number-columns-repeated="2"/>
          <table:table-cell table:style-name="ce123" office:value-type="string" calcext:value-type="string">
            <text:p>H₃O⁺</text:p>
          </table:table-cell>
          <table:table-cell table:style-name="ce299"/>
          <table:table-cell table:style-name="ce183"/>
          <table:table-cell table:style-name="ce161"/>
          <table:table-cell table:style-name="ce161" table:formula="of:=LARGOION([.F137])" office:value-type="float" office:value="3" calcext:value-type="float">
            <text:p>3</text:p>
          </table:table-cell>
          <table:table-cell table:style-name="ce299" table:formula="of:=FORMULA([.J137])" office:value-type="string" office:string-value="=LARGOION(F137)" calcext:value-type="string">
            <text:p>=LARGOION(F137)</text:p>
          </table:table-cell>
          <table:table-cell table:style-name="ce299" table:number-columns-repeated="6"/>
          <table:table-cell table:number-columns-repeated="47"/>
        </table:table-row>
        <table:table-row table:style-name="ro1">
          <table:table-cell table:style-name="ce299" table:number-columns-repeated="5"/>
          <table:table-cell table:style-name="ce123" office:value-type="string" calcext:value-type="string">
            <text:p>HPO₄²⁻</text:p>
          </table:table-cell>
          <table:table-cell table:style-name="ce299"/>
          <table:table-cell table:style-name="ce183"/>
          <table:table-cell table:style-name="ce161"/>
          <table:table-cell table:style-name="ce161" table:formula="of:=LARGOION([.F138])" office:value-type="float" office:value="4" calcext:value-type="float">
            <text:p>4</text:p>
          </table:table-cell>
          <table:table-cell table:style-name="ce299" table:formula="of:=FORMULA([.J138])" office:value-type="string" office:string-value="=LARGOION(F138)" calcext:value-type="string">
            <text:p>=LARGOION(F138)</text:p>
          </table:table-cell>
          <table:table-cell table:style-name="ce299" table:number-columns-repeated="6"/>
          <table:table-cell table:number-columns-repeated="47"/>
        </table:table-row>
        <table:table-row table:style-name="ro1">
          <table:table-cell table:style-name="ce17" office:value-type="string" calcext:value-type="string">
            <text:p>LimpiaLatex(formula)</text:p>
          </table:table-cell>
          <table:table-cell table:style-name="ce299"/>
          <table:table-cell table:style-name="ce299" office:value-type="string" calcext:value-type="string">
            <text:p>Elimina os símbolos ^ e _ <text:s/>dunha fórmula</text:p>
          </table:table-cell>
          <table:table-cell table:style-name="ce299" table:number-columns-repeated="2"/>
          <table:table-cell table:style-name="ce123" office:value-type="string" calcext:value-type="string">
            <text:p>SO_4^2^-</text:p>
          </table:table-cell>
          <table:table-cell table:style-name="ce299"/>
          <table:table-cell table:style-name="ce183"/>
          <table:table-cell table:style-name="ce161"/>
          <table:table-cell table:style-name="ce161" table:formula="of:=LIMPIALATEX([.F139])" office:value-type="string" office:string-value="SO42-" calcext:value-type="string">
            <text:p>SO42-</text:p>
          </table:table-cell>
          <table:table-cell table:style-name="ce299" table:formula="of:=FORMULA([.J139])" office:value-type="string" office:string-value="=LIMPIALATEX(F139)" calcext:value-type="string">
            <text:p>=LIMPIALATEX(F139)</text:p>
          </table:table-cell>
          <table:table-cell table:style-name="ce299" table:number-columns-repeated="6"/>
          <table:table-cell table:number-columns-repeated="47"/>
        </table:table-row>
        <table:table-row table:style-name="ro1">
          <table:table-cell table:style-name="ce299" table:number-columns-repeated="7"/>
          <table:table-cell table:style-name="ce183"/>
          <table:table-cell table:style-name="ce161"/>
          <table:table-cell table:style-name="ce299"/>
          <table:table-cell table:style-name="ce161"/>
          <table:table-cell table:style-name="ce299" table:number-columns-repeated="6"/>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42])" office:value-type="string" office:string-value="C á l c u l o" calcext:value-type="string">
            <text:p>C á l c u l o</text:p>
          </table:table-cell>
          <table:table-cell table:style-name="ce38" table:formula="of:=FORMULA([.J142])" office:value-type="string" office:string-value="=EXPANDETEXTO(F142)" calcext:value-type="string">
            <text:p>=EXPANDETEXTO(F142)</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43];[.G143])" office:value-type="string" office:string-value="C   á   l   c   u   l   o" calcext:value-type="string">
            <text:p>C <text:s text:c="2"/>á <text:s text:c="2"/>l <text:s text:c="2"/>c <text:s text:c="2"/>u <text:s text:c="2"/>l <text:s text:c="2"/>o</text:p>
          </table:table-cell>
          <table:table-cell table:style-name="ce38" table:formula="of:=FORMULA([.J143])" office:value-type="string" office:string-value="=EXPANDETEXTO(F143;G143)" calcext:value-type="string">
            <text:p>=EXPANDETEXTO(F143;G14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table-cell table:style-name="ce77" office:value-type="string" calcext:value-type="string">
            <text:p>Borrar datos</text:p>
          </table:table-cell>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FormatoRESULTADOS</text:p>
          </table:table-cell>
          <table:table-cell table:style-name="ce38"/>
          <table:table-cell table:style-name="ce53" office:value-type="string" calcext:value-type="string">
            <text:p>Para elix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38" table:formula="of:=NUMFORMA(AVALOR([.F150]);[.$E$151];[.$E$152];[.$H$153])" office:value-type="string" office:string-value="9,65×10⁴" calcext:value-type="string">
            <text:p>9,65×10⁴</text:p>
          </table:table-cell>
          <table:table-cell table:style-name="ce38" table:formula="of:=FORMULA([.J150])" office:value-type="string" office:string-value="=NUMFORMA(AVALOR(F150);$E$151;$E$152;$H$153)" calcext:value-type="string">
            <text:p>=NUMFORMA(AVALOR(F150);$E$151;$E$152;$H$153)</text:p>
          </table:table-cell>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38" table:formula="of:=NUMFORMA(AVALOR([.F151]);[.$E$151];[.$E$152];[.$H$153])" office:value-type="string" office:string-value="5,49×10⁻⁴" calcext:value-type="string">
            <text:p>5,49×10⁻⁴</text:p>
          </table:table-cell>
          <table:table-cell table:style-name="ce38" table:formula="of:=FORMULA([.J151])" office:value-type="string" office:string-value="=NUMFORMA(AVALOR(F151);$E$151;$E$152;$H$153)" calcext:value-type="string">
            <text:p>=NUMFORMA(AVALOR(F151);$E$151;$E$152;$H$153)</text:p>
          </table:table-cell>
          <table:table-cell table:style-name="ce50" table:number-columns-repeated="6"/>
          <table:table-cell table:number-columns-repeated="47"/>
        </table:table-row>
        <table:table-row table:style-name="ro1">
          <table:table-cell table:style-name="ce38"/>
          <table:table-cell table:style-name="ce38">
            <draw:control draw:z-index="0" draw:name="Control 6" draw:style-name="gr1" draw:text-style-name="P1" svg:width="3.5cm" svg:height="0.449cm" svg:x="0cm" svg:y="0cm" draw:control="control1"/>
          </table:table-cell>
          <table:table-cell table:style-name="ce53" office:value-type="string" calcext:value-type="string">
            <text:p>limiar: n.º de díxitos para formato decimal</text:p>
          </table:table-cell>
          <table:table-cell table:style-name="ce38"/>
          <table:table-cell table:style-name="ce47" table:formula="of:=[.$AA7]" office:value-type="string" office:string-value="3" calcext:value-type="string">
            <text:p>3</text:p>
          </table:table-cell>
          <table:table-cell table:style-name="ce104" table:content-validation-name="val2" office:value-type="float" office:value="1013" calcext:value-type="float">
            <text:p>1013</text:p>
          </table:table-cell>
          <table:table-cell table:style-name="ce38" table:number-columns-repeated="3"/>
          <table:table-cell table:style-name="ce38" table:formula="of:=NUMFORMA(AVALOR([.F152]);[.$E$151];[.$E$152];[.$H$153])" office:value-type="string" office:string-value="1,01×10³" calcext:value-type="string">
            <text:p>1,01×10³</text:p>
          </table:table-cell>
          <table:table-cell table:style-name="ce38" table:formula="of:=FORMULA([.J152])" office:value-type="string" office:string-value="=NUMFORMA(AVALOR(F152);$E$151;$E$152;$H$153)" calcext:value-type="string">
            <text:p>=NUMFORMA(AVALOR(F152);$E$151;$E$152;$H$153)</text:p>
          </table:table-cell>
          <table:table-cell table:style-name="ce50" table:number-columns-repeated="6"/>
          <table:table-cell table:number-columns-repeated="47"/>
        </table:table-row>
        <table:table-row table:style-name="ro1">
          <table:table-cell table:style-name="ce38" table:number-columns-repeated="2"/>
          <table:table-cell table:style-name="ce53" office:value-type="string" calcext:value-type="string">
            <text:p><text:span text:style-name="T4">símbolo de multiplicar (· o ×) antes de 10</text:span><text:span text:style-name="T5">ⁿ</text:span></text:p>
          </table:table-cell>
          <table:table-cell table:style-name="ce38"/>
          <table:table-cell table:style-name="ce47" table:formula="of:=IF([.H153]=&quot;1&quot;;&quot;×&quot;;&quot;·&quot;)&amp;&quot;10ⁿ&quot;" office:value-type="string" office:string-value="×10ⁿ" calcext:value-type="string">
            <text:p>×10ⁿ</text:p>
          </table:table-cell>
          <table:table-cell table:style-name="ce105" table:content-validation-name="val2" table:formula="of:=1/760" office:value-type="float" office:value="0.00131578947368421" calcext:value-type="float">
            <text:p>0,001315789</text:p>
          </table:table-cell>
          <table:table-cell table:style-name="ce38"/>
          <table:table-cell table:style-name="ce47" table:formula="of:=[.$AA8]" office:value-type="string" office:string-value="1" calcext:value-type="string">
            <text:p>1</text:p>
          </table:table-cell>
          <table:table-cell table:style-name="ce38"/>
          <table:table-cell table:style-name="ce38" table:formula="of:=NUMFORMA(AVALOR([.F153]);[.$E$151];[.$E$152];[.$H$153])" office:value-type="string" office:string-value="0,00132" calcext:value-type="string">
            <text:p>0,00132</text:p>
          </table:table-cell>
          <table:table-cell table:style-name="ce38" table:formula="of:=FORMULA([.J153])" office:value-type="string" office:string-value="=NUMFORMA(AVALOR(F153);$E$151;$E$152;$H$153)" calcext:value-type="string">
            <text:p>=NUMFORMA(AVALOR(F153);$E$151;$E$152;$H$153)</text:p>
          </table:table-cell>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office:value-type="string" calcext:value-type="string">
            <text:p>Actualizado</text:p>
          </table:table-cell>
          <table:table-cell table:style-name="ce115" office:value-type="date" office:date-value="2025-07-17" calcext:value-type="date">
            <text:p>17/07/25</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360">
          <table:table-cell table:number-columns-repeated="64"/>
        </table:table-row>
        <table:table-row table:style-name="ro2" table:number-rows-repeated="29">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374" office:value-type="string" calcext:value-type="string">
            <text:p><text:a xlink:href="#CifrasSign" xlink:type="simple">Cifras significativas y formato numérico</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212"/>
          <table:table-cell table:style-name="ce222"/>
          <table:table-cell table:style-name="ce212"/>
          <table:table-cell table:style-name="ce222"/>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212" office:value-type="string" calcext:value-type="string">
            <text:p>Escoller</text:p>
          </table:table-cell>
          <table:table-cell table:style-name="ce222"/>
          <table:table-cell table:style-name="ce56" office:value-type="string" calcext:value-type="string">
            <text:p>Pulsar co dedo índice «furabolos» o botón do rato.</text:p>
          </table:table-cell>
          <table:table-cell table:style-name="ce222"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212" office:value-type="string" calcext:value-type="string">
            <text:p>Ir á ligazón</text:p>
          </table:table-cell>
          <table:table-cell table:style-name="ce222"/>
          <table:table-cell table:style-name="ce56" office:value-type="string" calcext:value-type="string">
            <text:p>Pulsar co dedo índice «furabolos» o botón do rato mentres</text:p>
          </table:table-cell>
          <table:table-cell table:style-name="ce222"/>
          <table:table-cell table:style-name="ce212"/>
          <table:table-cell table:style-name="ce222"/>
          <table:table-cell table:style-name="ce56" table:number-columns-repeated="2"/>
          <table:table-cell table:style-name="ce49" office:value-type="string" calcext:value-type="string">
            <text:p><text:a xlink:href="#ElegirOEscribir" xlink:type="simple">Elixir ou 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212"/>
          <table:table-cell table:style-name="ce222"/>
          <table:table-cell table:style-name="ce56" office:value-type="string" calcext:value-type="string">
            <text:p><text:s/>pulsa coa outra man na tecla Control («Ctrl»)</text:p>
          </table:table-cell>
          <table:table-cell table:style-name="ce222"/>
          <table:table-cell table:style-name="ce212"/>
          <table:table-cell table:style-name="ce222"/>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212" office:value-type="string" calcext:value-type="string">
            <text:p>Ir ao comezo da páxina</text:p>
          </table:table-cell>
          <table:table-cell table:style-name="ce222"/>
          <table:table-cell table:style-name="ce212" office:value-type="string" calcext:value-type="string">
            <text:p>Pulsar ao tempo nas teclas Control e Inicio</text:p>
          </table:table-cell>
          <table:table-cell table:style-name="ce222"/>
          <table:table-cell table:style-name="ce212"/>
          <table:table-cell table:style-name="ce222"/>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212" office:value-type="string" calcext:value-type="string">
            <text:p>Desfacer acción anterior</text:p>
          </table:table-cell>
          <table:table-cell table:style-name="ce222"/>
          <table:table-cell table:style-name="ce212" office:value-type="string" calcext:value-type="string">
            <text:p>Pulsar ao tempo nas teclas Control e Z</text:p>
          </table:table-cell>
          <table:table-cell table:style-name="ce222"/>
          <table:table-cell table:style-name="ce212"/>
          <table:table-cell table:style-name="ce222"/>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212" office:value-type="string" calcext:value-type="string">
            <text:p>Eliminar formato directo</text:p>
          </table:table-cell>
          <table:table-cell table:style-name="ce222"/>
          <table:table-cell table:style-name="ce212" office:value-type="string" calcext:value-type="string">
            <text:p>Pulsar ao tempo nas teclas Control e M</text:p>
          </table:table-cell>
          <table:table-cell table:style-name="ce222"/>
          <table:table-cell table:style-name="ce212"/>
          <table:table-cell table:style-name="ce222"/>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212" office:value-type="string" calcext:value-type="string">
            <text:p>Copiar</text:p>
          </table:table-cell>
          <table:table-cell table:style-name="ce222"/>
          <table:table-cell table:style-name="ce212" office:value-type="string" calcext:value-type="string">
            <text:p>Pulsar ao tempo nas teclas Control e C</text:p>
          </table:table-cell>
          <table:table-cell table:style-name="ce222"/>
          <table:table-cell table:style-name="ce212"/>
          <table:table-cell table:style-name="ce222"/>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212" office:value-type="string" calcext:value-type="string">
            <text:p>Pegar</text:p>
          </table:table-cell>
          <table:table-cell table:style-name="ce222"/>
          <table:table-cell table:style-name="ce212" office:value-type="string" calcext:value-type="string">
            <text:p>Pulsar ao tempo nas teclas Control e V</text:p>
          </table:table-cell>
          <table:table-cell table:style-name="ce222"/>
          <table:table-cell table:style-name="ce212"/>
          <table:table-cell table:style-name="ce222"/>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8">⇑] [V]</text:span></text:p>
          </table:table-cell>
          <table:table-cell table:style-name="ce212" office:value-type="string" calcext:value-type="string">
            <text:p>Pegado especial</text:p>
          </table:table-cell>
          <table:table-cell table:style-name="ce222"/>
          <table:table-cell table:style-name="ce212" office:value-type="string" calcext:value-type="string">
            <text:p>Pulsar ao tempo nas teclas Control, Maiúscula e V</text:p>
          </table:table-cell>
          <table:table-cell table:style-name="ce222"/>
          <table:table-cell table:style-name="ce212"/>
          <table:table-cell table:style-name="ce222"/>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8">⇑] [Alt] [V]  Pegar sen formato</text:span></text:p>
          </table:table-cell>
          <table:table-cell table:style-name="ce212"/>
          <table:table-cell table:style-name="ce222"/>
          <table:table-cell table:style-name="ce212" office:value-type="string" calcext:value-type="string">
            <text:p>Pulsar ao tempo nas teclas Control, Maiúscula, Alt e V</text:p>
          </table:table-cell>
          <table:table-cell table:style-name="ce222"/>
          <table:table-cell table:style-name="ce212"/>
          <table:table-cell table:style-name="ce222"/>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8">⇑] [F9]</text:span></text:p>
          </table:table-cell>
          <table:table-cell table:style-name="ce212" office:value-type="string" calcext:value-type="string">
            <text:p>Cálculo incondicional </text:p>
          </table:table-cell>
          <table:table-cell table:style-name="ce222"/>
          <table:table-cell table:style-name="ce212" office:value-type="string" calcext:value-type="string">
            <text:p>Pulsar ao tempo nas teclas Control, Maiúscula e F9</text:p>
          </table:table-cell>
          <table:table-cell table:style-name="ce222"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ar a tecla Control [Ctrl] mentres se preme sobre a cela que contén a ligazón ([Ctrl] clic).</text:p>
          </table:table-cell>
          <table:table-cell table:style-name="ce56" table:number-columns-repeated="17"/>
          <table:table-cell table:number-columns-repeated="9"/>
        </table:table-row>
        <table:table-row table:style-name="ro1">
          <table:table-cell table:style-name="ce85" office:value-type="string" calcext:value-type="string">
            <text:p>Ou facer dobre clic na cela que contén a ligazón.</text:p>
          </table:table-cell>
          <table:table-cell table:style-name="ce56" table:number-columns-repeated="17"/>
          <table:table-cell table:number-columns-repeated="9"/>
        </table:table-row>
        <table:table-row table:style-name="ro1">
          <table:table-cell table:style-name="ce85" office:value-type="string" calcext:value-type="string">
            <text:p>Tamén se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222" table:number-columns-repeated="4"/>
          <table:table-cell table:style-name="ce212"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222"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tres tipos de celas para elixir ou escribir datos</text:p>
          </table:table-cell>
          <table:table-cell table:style-name="ce56"/>
          <table:table-cell table:style-name="ce222"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3" office:value-type="string" calcext:value-type="string" table:number-columns-spanned="2" table:number-rows-spanned="1">
            <text:p>Clic e pinchar na frecha</text:p>
          </table:table-cell>
          <table:covered-table-cell table:style-name="ce222"/>
          <table:table-cell table:style-name="ce129" office:value-type="string" calcext:value-type="string">
            <text:p>As celas de cor laranxa son para elixir nunha lista de opcións.</text:p>
          </table:table-cell>
          <table:table-cell table:style-name="ce222"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Ao facer clic nela e aparecerá a súa dereita unha frecha cara abaixo <text:span text:style-name="T16">🡇</text:span>.</text:p>
          </table:table-cell>
          <table:table-cell table:style-name="ce222"/>
          <table:table-cell table:style-name="ce130"/>
          <table:table-cell table:style-name="ce222"/>
          <table:table-cell table:style-name="ce85"/>
          <table:table-cell table:style-name="ce85" office:value-type="string" calcext:value-type="string">
            <text:p>Ao pulsar nela despréganse as opcións.</text:p>
          </table:table-cell>
          <table:table-cell table:style-name="ce85"/>
          <table:table-cell table:style-name="ce56" table:number-columns-repeated="10"/>
          <table:table-cell table:number-columns-repeated="9"/>
        </table:table-row>
        <table:table-row table:style-name="ro1">
          <table:table-cell table:style-name="ce56"/>
          <table:table-cell table:style-name="ce18" office:value-type="string" calcext:value-type="string">
            <text:p>Non copiar nunca unha cela de Menú (cor laranxa) en outra! Desaparecerán os menús.</text:p>
          </table:table-cell>
          <table:table-cell table:style-name="ce50" table:number-columns-repeated="5"/>
          <table:table-cell table:style-name="ce222"/>
          <table:table-cell table:style-name="ce56" table:number-columns-repeated="10"/>
          <table:table-cell table:number-columns-repeated="9"/>
        </table:table-row>
        <table:table-row table:style-name="ro1">
          <table:table-cell table:style-name="ce56"/>
          <table:table-cell table:style-name="ce177" office:value-type="string" calcext:value-type="string">
            <text:p><text:span text:style-name="T4">Para pegar celas, usar (case) sempre a combinación de teclas [Ctrl] [⇑] [Alt] [V]  (Pegar sen </text:span>formato)</text:p>
          </table:table-cell>
          <table:table-cell table:style-name="ce50" table:number-columns-repeated="5"/>
          <table:table-cell table:style-name="ce222"/>
          <table:table-cell table:style-name="ce56" table:number-columns-repeated="10"/>
          <table:table-cell table:number-columns-repeated="9"/>
        </table:table-row>
        <table:table-row table:style-name="ro1">
          <table:table-cell table:style-name="ce56"/>
          <table:table-cell table:style-name="ce56" office:value-type="string" calcext:value-type="string">
            <text:p>Se se acaba de pegar unha cela de cor laranxa noutra, tente desfacelo premendo xuntas as teclas [Ctrl] e [Z].</text:p>
          </table:table-cell>
          <table:table-cell table:style-name="ce50" table:number-columns-repeated="5"/>
          <table:table-cell table:style-name="ce222"/>
          <table:table-cell table:style-name="ce56" table:number-columns-repeated="10"/>
          <table:table-cell table:number-columns-repeated="9"/>
        </table:table-row>
        <table:table-row table:style-name="ro1">
          <table:table-cell table:style-name="ce56"/>
          <table:table-cell table:style-name="ce8" office:value-type="string" calcext:value-type="string">
            <text:p>Se non se fixo a copia de seguridade, a única solución é</text:p>
          </table:table-cell>
          <table:table-cell table:style-name="ce50" table:number-columns-repeated="2"/>
          <table:table-cell table:style-name="ce222"/>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222"/>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222"/>
          <table:table-cell table:style-name="ce129" office:value-type="string" calcext:value-type="string">
            <text:p>As celas de cor branca con bordo azul empréganse para escribir valores numéricos, textos numéricos ou fórmulas</text:p>
          </table:table-cell>
          <table:table-cell table:style-name="ce222"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ódese escoller na barra de ferramentas o formato</text:p>
          </table:table-cell>
          <table:table-cell table:style-name="ce222"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222"/>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222"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7">×</text:span></text:p>
          </table:table-cell>
          <table:table-cell table:style-name="ce56" table:number-columns-repeated="9"/>
          <table:table-cell table:number-columns-repeated="9"/>
        </table:table-row>
        <table:table-row table:style-name="ro1">
          <table:table-cell table:style-name="ce56" office:value-type="string" calcext:value-type="string">
            <text:p>c) Química</text:p>
          </table:table-cell>
          <table:table-cell table:style-name="EntradaFormulaQuimica"/>
          <table:table-cell table:style-name="ce237"/>
          <table:table-cell table:style-name="ce129" office:value-type="string" calcext:value-type="string">
            <text:p>As celas con borde verde empréganse para escribir fórmulas de compostos químicos ou ións.</text:p>
          </table:table-cell>
          <table:table-cell table:style-name="ce222"/>
          <table:table-cell table:style-name="ce237"/>
          <table:table-cell table:style-name="ce257"/>
          <table:table-cell table:style-name="ce222"/>
          <table:table-cell table:style-name="ce56" table:number-columns-repeated="10"/>
          <table:table-cell table:number-columns-repeated="9"/>
        </table:table-row>
        <table:table-row table:style-name="ro1">
          <table:table-cell table:style-name="ce56"/>
          <table:table-cell table:style-name="ce85" office:value-type="string" calcext:value-type="string">
            <text:p>Se ten instalada a fonte</text:p>
          </table:table-cell>
          <table:table-cell table:style-name="ce237"/>
          <table:table-cell table:style-name="ce45" office:value-type="string" calcext:value-type="string">
            <text:p><text:span text:style-name="T3"><text:a xlink:href="http://numbertext.org/linux/" xlink:type="simple">Linux Libertine G</text:a></text:span></text:p>
          </table:table-cell>
          <table:table-cell table:style-name="ce10"/>
          <table:table-cell table:style-name="ce85" office:value-type="string" calcext:value-type="string">
            <text:p><text:s/>pódese escribir fórmulas químicas nestas celas</text:p>
          </table:table-cell>
          <table:table-cell table:style-name="ce237"/>
          <table:table-cell table:style-name="ce257"/>
          <table:table-cell table:style-name="ce56" table:number-columns-repeated="10"/>
          <table:table-cell table:number-columns-repeated="9"/>
        </table:table-row>
        <table:table-row table:style-name="ro1">
          <table:table-cell table:style-name="ce56"/>
          <table:table-cell table:style-name="ce85" office:value-type="string" calcext:value-type="string">
            <text:p>indicando os subíndices con «_» e os superíndices con «^»</text:p>
          </table:table-cell>
          <table:table-cell table:style-name="ce237"/>
          <table:table-cell table:style-name="ce222" table:number-columns-repeated="4"/>
          <table:table-cell table:style-name="ce222" office:value-type="string" calcext:value-type="string">
            <text:p>SO_4^2^-</text:p>
          </table:table-cell>
          <table:table-cell table:style-name="EntradaFormulaQuimica" office:value-type="string" calcext:value-type="string">
            <text:p>SO_4^2^-</text:p>
          </table:table-cell>
          <table:table-cell table:style-name="ce56" table:number-columns-repeated="9"/>
          <table:table-cell table:number-columns-repeated="9"/>
        </table:table-row>
        <table:table-row table:style-name="ro1">
          <table:table-cell table:style-name="ce56"/>
          <table:table-cell table:style-name="ce85" office:value-type="string" calcext:value-type="string">
            <text:p>Se o subíndice ten dúas cifras haberá que escribir «_» diante de cada cifra</text:p>
          </table:table-cell>
          <table:table-cell table:style-name="ce222" table:number-columns-repeated="5"/>
          <table:table-cell table:style-name="ce257" office:value-type="string" calcext:value-type="string">
            <text:p>C_4H_1_0</text:p>
          </table:table-cell>
          <table:table-cell table:style-name="EntradaFormulaQuimica" table:formula="of:=[.H36]" office:value-type="string" office:string-value="C_4H_1_0" calcext:value-type="string">
            <text:p>C_4H_1_0</text:p>
          </table:table-cell>
          <table:table-cell table:style-name="ce56" table:number-columns-repeated="9"/>
          <table:table-cell table:number-columns-repeated="9"/>
        </table:table-row>
        <table:table-row table:style-name="ro1">
          <table:table-cell table:style-name="ce56"/>
          <table:table-cell table:style-name="ce85" office:value-type="string" calcext:value-type="string">
            <text:p>Se o superíndice é unha cifra con signo haberá que escribir «^» diante de cada un</text:p>
          </table:table-cell>
          <table:table-cell table:style-name="ce237"/>
          <table:table-cell table:style-name="ce222" table:number-columns-repeated="2"/>
          <table:table-cell table:style-name="ce257"/>
          <table:table-cell table:style-name="ce222"/>
          <table:table-cell table:style-name="ce257" office:value-type="string" calcext:value-type="string">
            <text:p>Fe^3^+</text:p>
          </table:table-cell>
          <table:table-cell table:style-name="EntradaFormulaQuimica" office:value-type="string" calcext:value-type="string">
            <text:p>Fe^3^+</text:p>
          </table:table-cell>
          <table:table-cell table:style-name="ce56" table:number-columns-repeated="9"/>
          <table:table-cell table:number-columns-repeated="9"/>
        </table:table-row>
        <table:table-row table:style-name="ro1">
          <table:table-cell table:style-name="ce56"/>
          <table:table-cell table:style-name="ce56" office:value-type="string" calcext:value-type="string">
            <text:p>Desde a versión 5 de LibreOffice os subíndices e superíndices substitúense mentres se escribe</text:p>
          </table:table-cell>
          <table:table-cell table:style-name="ce237"/>
          <table:table-cell table:style-name="ce222" table:number-columns-repeated="2"/>
          <table:table-cell table:style-name="ce257"/>
          <table:table-cell table:style-name="ce222"/>
          <table:table-cell table:style-name="ce257"/>
          <table:table-cell table:style-name="EntradaFormulaQuimica" office:value-type="string" calcext:value-type="string">
            <text:p>SO₄²⁻ </text:p>
          </table:table-cell>
          <table:table-cell table:style-name="ce222" office:value-type="string" calcext:value-type="string">
            <text:p>SO_4<text:span text:style-name="T17"> ⌫</text:span>^2 ⌫^-↲</text:p>
          </table:table-cell>
          <table:table-cell table:style-name="ce56" table:number-columns-repeated="8"/>
          <table:table-cell table:number-columns-repeated="9"/>
        </table:table-row>
        <table:table-row table:style-name="ro1">
          <table:table-cell table:style-name="ce56"/>
          <table:table-cell table:style-name="ce56" office:value-type="string" calcext:value-type="string">
            <text:p>Pero hai que pulsar o espazador despois (e quizais borrar o espazo en branco)</text:p>
          </table:table-cell>
          <table:table-cell table:style-name="ce237"/>
          <table:table-cell table:style-name="ce222" table:number-columns-repeated="2"/>
          <table:table-cell table:style-name="ce257"/>
          <table:table-cell table:style-name="ce222"/>
          <table:table-cell table:style-name="ce257"/>
          <table:table-cell table:style-name="EntradaFormulaQuimica" office:value-type="string" calcext:value-type="string">
            <text:p>C₄H₁₀</text:p>
          </table:table-cell>
          <table:table-cell table:style-name="ce257" office:value-type="string" calcext:value-type="string">
            <text:p>C_4<text:span text:style-name="T17"> ⌫</text:span>H_1<text:span text:style-name="T17"> ⌫</text:span>_0↲</text:p>
          </table:table-cell>
          <table:table-cell table:style-name="ce56" table:number-columns-repeated="8"/>
          <table:table-cell table:number-columns-repeated="9"/>
        </table:table-row>
        <table:table-row table:style-name="ro1">
          <table:table-cell table:style-name="ce56" office:value-type="string" calcext:value-type="string">
            <text:p>d) Etiquetas</text:p>
          </table:table-cell>
          <table:table-cell table:style-name="ce168"/>
          <table:table-cell table:style-name="ce222"/>
          <table:table-cell table:style-name="ce56" office:value-type="string" calcext:value-type="string">
            <text:p>As celas de cor branca con bordo mouro empréganse para escribir textos, pero non fórmulas</text:p>
          </table:table-cell>
          <table:table-cell table:style-name="ce222"/>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22"/>
          <table:table-cell table:style-name="ce222" office:value-type="string" calcext:value-type="string">
            <text:p>Ao escribir nelas un número, será considerado como texto e non desaparecerán os ceros á dereita da coma decimal</text:p>
          </table:table-cell>
          <table:table-cell table:style-name="ce222"/>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22"/>
          <table:table-cell table:style-name="ce222"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42])"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 e formato numérico</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No botón</text:p>
          </table:table-cell>
          <table:table-cell table:style-name="ce197" office:value-type="string" calcext:value-type="string" table:number-columns-spanned="2" table:number-rows-spanned="1">
            <text:p>Cifras significativas</text:p>
          </table:table-cell>
          <table:covered-table-cell table:style-name="ce197"/>
          <table:table-cell table:style-name="ce56" office:value-type="string" calcext:value-type="string">
            <text:p>pódese axustar o formato numérico dos resultados:</text:p>
          </table:table-cell>
          <table:table-cell table:style-name="ce56" table:number-columns-repeated="14"/>
          <table:table-cell table:style-name="ce160" table:number-columns-repeated="2"/>
          <table:table-cell table:number-columns-repeated="7"/>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254" table:formula="of:=[$Introd.$AA6]" office:value-type="string" office:string-value="3" calcext:value-type="string">
            <text:p>3</text:p>
          </table:table-cell>
          <table:table-cell table:style-name="ce56"/>
          <table:table-cell table:style-name="ce56">
            <draw:control draw:z-index="0" draw:name="Control 7" draw:style-name="gr1" draw:text-style-name="P1" svg:width="3.016cm" svg:height="0.45cm" svg:x="0cm" svg:y="0cm" draw:control="control2"/>
          </table:table-cell>
          <table:table-cell table:style-name="ce56" table:number-columns-repeated="8"/>
          <table:table-cell table:style-name="ce160" table:number-columns-repeated="2"/>
          <table:table-cell table:number-columns-repeated="7"/>
        </table:table-row>
        <table:table-row table:style-name="ro1">
          <table:table-cell table:style-name="ce85" office:value-type="string" calcext:value-type="string">
            <text:p>Número (1 a 6) de díxitos para notación decimal</text:p>
          </table:table-cell>
          <table:table-cell table:style-name="ce56" table:number-columns-repeated="5"/>
          <table:table-cell table:style-name="ce127" office:value-type="string" calcext:value-type="string">
            <text:p>Limiar: </text:p>
          </table:table-cell>
          <table:table-cell table:style-name="ce254" table:formula="of:=[$Introd.$AA7]" office:value-type="string" office:string-value="3" calcext:value-type="string">
            <text:p>3</text:p>
          </table:table-cell>
          <table:table-cell table:style-name="ce104" table:content-validation-name="val2" office:value-type="float" office:value="96485" calcext:value-type="float">
            <text:p>96485</text:p>
          </table:table-cell>
          <table:table-cell table:style-name="ce127" table:formula="of:=NUMFORMA(AVALOR([.I47]);[.$H$46];[.$H$47];[.$H$48])" office:value-type="string" office:string-value="9,65×10⁴" calcext:value-type="string">
            <text:p>9,65×10⁴</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decimal</text:p>
          </table:table-cell>
          <table:table-cell table:style-name="ce56" office:value-type="string" calcext:value-type="string">
            <text:p>Se |Número|&lt;1 e a 1.ª posición decimal é menor ou igual que limiar</text:p>
          </table:table-cell>
          <table:table-cell table:style-name="ce56" table:number-columns-repeated="5"/>
          <table:table-cell table:style-name="ce264" table:formula="of:=[$Introd.$AA8]" office:value-type="string" office:string-value="1" calcext:value-type="string">
            <text:p>1</text:p>
          </table:table-cell>
          <table:table-cell table:style-name="ce104" table:content-validation-name="val2" office:value-type="string" calcext:value-type="string">
            <text:p>5,485799×10⁻⁴</text:p>
          </table:table-cell>
          <table:table-cell table:style-name="ce127" table:formula="of:=NUMFORMA(AVALOR([.I48]);[.$H$46];[.$H$47];[.$H$48])" office:value-type="string" office:string-value="5,49×10⁻⁴" calcext:value-type="string">
            <text:p>5,49×10⁻⁴</text:p>
          </table:table-cell>
          <table:table-cell table:style-name="ce56" table:number-columns-repeated="8"/>
          <table:table-cell table:style-name="ce160" table:number-columns-repeated="2"/>
          <table:table-cell table:number-columns-repeated="7"/>
        </table:table-row>
        <table:table-row table:style-name="ro1">
          <table:table-cell table:style-name="ce56"/>
          <table:table-cell table:style-name="ce56" office:value-type="string" calcext:value-type="string">
            <text:p>ou se |Número|&gt;1 e o núm. de cifras da parte enteira é menor ou igual que limiar.</text:p>
          </table:table-cell>
          <table:table-cell table:style-name="ce56" table:number-columns-repeated="6"/>
          <table:table-cell table:style-name="ce104" table:content-validation-name="val2" office:value-type="float" office:value="1013" calcext:value-type="float">
            <text:p>1013</text:p>
          </table:table-cell>
          <table:table-cell table:style-name="ce127" table:formula="of:=NUMFORMA(AVALOR([.I49]);[.$H$46];[.$H$47];[.$H$48])" office:value-type="string" office:string-value="1,01×10³" calcext:value-type="string">
            <text:p>1,01×10³</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científica</text:p>
          </table:table-cell>
          <table:table-cell table:style-name="ce56" office:value-type="string" calcext:value-type="string">
            <text:p>No resto dos casos.</text:p>
          </table:table-cell>
          <table:table-cell table:style-name="ce56" table:number-columns-repeated="6"/>
          <table:table-cell table:style-name="ce255" table:formula="of:=1/760" office:value-type="float" office:value="0.00131578947368421" calcext:value-type="float">
            <text:p>0,001315789</text:p>
          </table:table-cell>
          <table:table-cell table:style-name="ce127" table:formula="of:=NUMFORMA(AVALOR([.I50]);[.$H$46];[.$H$47];[.$H$48])" office:value-type="string" office:string-value="0,00132" calcext:value-type="string">
            <text:p>0,00132</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Símbolo de multiplicar (· ou ×) antes de 10ⁿ na notación científica.</text:p>
          </table:table-cell>
          <table:table-cell table:style-name="ce56" table:number-columns-repeated="5"/>
          <table:table-cell table:style-name="ce127" office:value-type="string" calcext:value-type="string">
            <text:p>Notación científica: </text:p>
          </table:table-cell>
          <table:table-cell table:style-name="ce73" table:formula="of:=IF([.H48]=&quot;1&quot;;&quot;×&quot;;&quot;·&quot;)&amp;&quot;10ⁿ&quot;" office:value-type="string" office:string-value="×10ⁿ" calcext:value-type="string">
            <text:p>×10ⁿ</text:p>
          </table:table-cell>
          <table:table-cell table:style-name="ce88" office:value-type="float" office:value="365.25" calcext:value-type="float">
            <text:p>365,25</text:p>
          </table:table-cell>
          <table:table-cell table:style-name="ce127" table:formula="of:=NUMFORMA(AVALOR([.I51]);[.$H$46];[.$H$47];[.$H$48])" office:value-type="string" office:string-value="365" calcext:value-type="string">
            <text:p>365</text:p>
          </table:table-cell>
          <table:table-cell table:style-name="ce56" table:number-columns-repeated="8"/>
          <table:table-cell table:style-name="ce160" table:number-columns-repeated="2"/>
          <table:table-cell table:number-columns-repeated="7"/>
        </table:table-row>
        <table:table-row table:style-name="ro1">
          <table:table-cell table:style-name="ce56" table:number-columns-repeated="8"/>
          <table:table-cell table:style-name="ce88" office:value-type="float" office:value="0.082" calcext:value-type="float">
            <text:p>0,082</text:p>
          </table:table-cell>
          <table:table-cell table:style-name="ce127" table:formula="of:=NUMFORMA(AVALOR([.I52]);[.$H$46];[.$H$47];[.$H$48])" office:value-type="string" office:string-value="0,0820" calcext:value-type="string">
            <text:p>0,0820</text:p>
          </table:table-cell>
          <table:table-cell table:style-name="ce56" table:number-columns-repeated="8"/>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197"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12"/>
          <table:table-cell table:style-name="ce212"/>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212"/>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212"/>
          <table:table-cell table:style-name="ce56" table:number-columns-repeated="11"/>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85" office:value-type="string" calcext:value-type="string">
            <text:p>Escribir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Se o contido dunha cela está en formato científico (6,02·10²³), usar a función AVALOR para</text:p>
          </table:table-cell>
          <table:table-cell table:style-name="ce56" table:number-columns-repeated="17"/>
          <table:table-cell table:number-columns-repeated="9"/>
        </table:table-row>
        <table:table-row table:style-name="ro1">
          <table:table-cell table:style-name="ce85" office:value-type="string" calcext:value-type="string">
            <text:p>calcular o seu valor numérico. (6,02·10²³ parece un número pero a folla de cálculo veo como un texto)</text:p>
          </table:table-cell>
          <table:table-cell table:style-name="ce56" table:number-columns-repeated="17"/>
          <table:table-cell table:number-columns-repeated="9"/>
        </table:table-row>
        <table:table-row table:style-name="ro1">
          <table:table-cell table:style-name="ce85" office:value-type="string" calcext:value-type="string">
            <text:p>Pódes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11"/>
          <table:table-cell table:number-columns-repeated="9"/>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10"/>
          <table:table-cell table:number-columns-repeated="9"/>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25" office:value-type="string" calcext:value-type="string">
            <text:p>N.º voltas</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DatoEntrada" table:formula="of:=FORMULA([.C69])" office:value-type="string" office:string-value="=1/AVALOR(G64)" calcext:value-type="string">
            <text:p>=1/AVALOR(G64)</text:p>
          </table:table-cell>
          <table:table-cell table:style-name="ce56" table:number-columns-repeated="13"/>
          <table:table-cell table:number-columns-repeated="9"/>
        </table:table-row>
        <table:table-row table:style-name="ro1">
          <table:table-cell table:style-name="ce197"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12"/>
          <table:table-cell table:style-name="ce212"/>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168"/>
          <table:table-cell table:style-name="ce168" office:value-type="string" calcext:value-type="string">
            <text:p>N.º voltas</text:p>
          </table:table-cell>
          <table:table-cell table:style-name="ce168" table:number-columns-repeated="3"/>
          <table:table-cell table:style-name="ce212"/>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DatoEntrada"/>
          <table:table-cell table:style-name="ce220" table:formula="of:=1/AVALOR([.G64])" office:value-type="float" office:value="0.000189393939393939" calcext:value-type="float">
            <text:p>0,000189393939393939</text:p>
          </table:table-cell>
          <table:table-cell table:style-name="DatoEntrada" table:number-columns-repeated="3"/>
          <table:table-cell table:style-name="ce212"/>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Por iso recoméndase usar (case) sempre a combinación de teclas [Ctrl] [⇑] [Alt] [V] <text:s/>(Pegar sen formato)</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a solución é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esta vez si, pulsar xuntas as teclas [Ctrl] e [V])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ar e, en vez de pegar, ir ao menú</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car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9"></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ir o tipo de formato n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ir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ir</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ar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arcal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cer clic na cela e pulsar ao tempo as teclas</text:p>
          </table:table-cell>
          <table:table-cell table:style-name="ce56" table:number-columns-repeated="3"/>
          <table:table-cell table:style-name="ce56" office:value-type="string" calcext:value-type="string">
            <text:p>[Ctrl] [<text:span text:style-name="T2">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96" office:value-type="float" office:value="0.333333333333333" calcext:value-type="float">
            <text:p>0,333333333333333</text:p>
          </table:table-cell>
          <table:table-cell table:style-name="ce56" office:value-type="string" calcext:value-type="string">
            <text:p><text:s/>nunha cela pode:</text:p>
          </table:table-cell>
          <table:table-cell table:style-name="ce56" table:number-columns-repeated="2"/>
          <table:table-cell table:style-name="ce85"/>
          <table:table-cell table:style-name="ce56" table:number-columns-repeated="12"/>
          <table:table-cell table:number-columns-repeated="9"/>
        </table:table-row>
        <table:table-row table:style-name="ro1">
          <table:table-cell table:style-name="ce85" office:value-type="string" calcext:value-type="string">
            <text:p>• Pulsar na cela e pulsar na icona</text:p>
          </table:table-cell>
          <table:table-cell table:style-name="ce56" table:number-columns-repeated="2"/>
          <table:table-cell table:style-name="ce159" office:value-type="string" calcext:value-type="string">
            <text:p>,00<text:span text:style-name="T7">×</text:span></text:p>
          </table:table-cell>
          <table:table-cell table:style-name="ce56" office:value-type="string" calcext:value-type="string">
            <text:p><text:s/>da barra de ferramentas</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varias veces ata que apareza un valor</text:p>
          </table:table-cell>
          <table:table-cell table:style-name="ce56" table:number-columns-repeated="2"/>
          <table:table-cell table:style-name="ce196" office:value-type="float" office:value="0.3333333333" calcext:value-type="float">
            <text:p>0,3333333333</text:p>
          </table:table-cell>
          <table:table-cell table:style-name="ce56"/>
          <table:table-cell table:style-name="ce85"/>
          <table:table-cell table:style-name="ce56" table:number-columns-repeated="12"/>
          <table:table-cell table:number-columns-repeated="9"/>
        </table:table-row>
        <table:table-row table:style-name="ro1">
          <table:table-cell table:style-name="ce85" office:value-type="string" calcext:value-type="string">
            <text:p>• Cambiar a formato científico na icona</text:p>
          </table:table-cell>
          <table:table-cell table:style-name="ce56" table:number-columns-repeated="2"/>
          <table:table-cell table:style-name="ce223" office:value-type="string" calcext:value-type="string">
            <text:p>E</text:p>
          </table:table-cell>
          <table:table-cell table:style-name="ce56" office:value-type="string" calcext:value-type="string">
            <text:p><text:s/>o que daría</text:p>
          </table:table-cell>
          <table:table-cell table:style-name="ce240" office:value-type="float" office:value="0.333" calcext:value-type="float">
            <text:p>3,33E-01</text:p>
          </table:table-cell>
          <table:table-cell table:style-name="ce56" table:number-columns-repeated="12"/>
          <table:table-cell table:number-columns-repeated="9"/>
        </table:table-row>
        <table:table-row table:style-name="ro1">
          <table:table-cell table:style-name="ce85" office:value-type="string" calcext:value-type="string">
            <text:p>• Cambiar o tamaño da letra na barra de formato</text:p>
          </table:table-cell>
          <table:table-cell table:style-name="ce56" table:number-columns-repeated="3"/>
          <table:table-cell table:style-name="ce56" office:value-type="string" calcext:value-type="string">
            <text:p>11 pt</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Con 11 pt:</text:p>
          </table:table-cell>
          <table:table-cell table:style-name="ce196" office:value-type="float" office:value="0.333333333333333" calcext:value-type="float">
            <text:p>0,333333333333333</text:p>
          </table:table-cell>
          <table:table-cell table:style-name="ce56" office:value-type="string" calcext:value-type="string">
            <text:p>Con 12 pt:</text:p>
          </table:table-cell>
          <table:table-cell table:style-name="ce235" office:value-type="float" office:value="0.333333333333333" calcext:value-type="float">
            <text:p>0,333333333333333</text:p>
          </table:table-cell>
          <table:table-cell table:style-name="ce56" office:value-type="string" calcext:value-type="string">
            <text:p>Con 10 pt:</text:p>
          </table:table-cell>
          <table:table-cell table:style-name="ce241" office:value-type="float" office:value="0.333333333333333" calcext:value-type="float">
            <text:p>0,333333333333333</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ar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er á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Facer clic n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ar (sen formato)</text:p>
          </table:table-cell>
          <table:table-cell table:style-name="ce127"/>
          <table:table-cell table:style-name="ce127" office:value-type="string" calcext:value-type="string">
            <text:p>[Ctrl] [<text:span text:style-name="T8">⇑]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i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ar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e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se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se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ar o menú na cela de cor laranxa e elixir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ar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ar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ivalo (clic nesa icona) e pechar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ódense borrar os datos facendo clic no botón vermello «Borrar datos».  Se só se queren borrar algúns datos, seleccionar unha zona co rato e facer clic no botón «Borrar datos». Os datos que aparecen despois de «Borrar datos» son os valores por defecto.</text:p>
            <text:p>Nas celas de cor laranxa elixir entre as magnitudes, unidades ou cantidades propostas, ou pulsar a tecla [Supr], [Del] ou [⌫] para deixalas en branco o poñer o valor por defecto.</text:p>
            <text:p>Nas celas de cor branca e bordo azul escribir o valor da magnitude elixida nas unidades que aparecen á súa dereita ou encima.</text:p>
            <text:p><text:span text:style-name="T10">Pulsar a tecla [⇋] (Tabulador) para pasar á seguinte cela ou [⇑] (Maiúscula) xunto con [⇋]</text:span> para ir á anterior.</text:p>
            <text:p>Para escribir en formato científico usar a letra E como «10 elevado a». Así «2E6» equivale a «2·10⁶». Tamén se pode escribir «2·10⁶» empregando o «·» ([⇑][3]) e o símbolo «^» ([⇑][`]) diante dos expoñentes: 10⁶.</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1">Instrucións para os </text:span><text:span text:style-name="T12">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Axustar o formato numérico dos resultados no botón «Cifras significativas».</text:p>
            <text:p>Usar as celas de cor laranxa para elixir magnitudes ou unidade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1">Instrucións para outros cálcul</text:span><text:span text:style-name="T12">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ir as ecuacións de cálculo nas celas de cor branca con bordo azul.</text:p>
            <text:p><text:span text:style-name="T13">Se o contido dunha cela está en formato científico (6,02·10²³), usar a función AVALOR para calcular o seu valor numérico. (6,02·10²³ p</text:span>arece un número pero a folla de cálculo veo como un texto)</text:p>
            <text:p>Pódes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3">Se, ao abrir a folla de cálculo, aparecen celas con erros ou con ###, pulse ao tempo as teclas Control, Maiúsculas e F9 ([Ctrl] [</text:span><text:span text:style-name="T14">⇑] [F9]</text:span><text:span text:style-name="T15">)</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28" calcext:value-type="date">
            <text:p>28/10/24</text:p>
          </table:table-cell>
          <table:table-cell table:number-columns-repeated="25"/>
        </table:table-row>
        <table:table-row table:style-name="ro1" table:number-rows-repeated="1048394">
          <table:table-cell table:number-columns-repeated="27"/>
        </table:table-row>
        <table:table-row table:style-name="ro2" table:number-rows-repeated="9">
          <table:table-cell table:number-columns-repeated="27"/>
        </table:table-row>
        <table:table-row table:style-name="ro2">
          <table:table-cell table:number-columns-repeated="27"/>
        </table:table-row>
      </table:table>
      <table:table table:name="Índice" table:style-name="ta1" table:print="false">
        <office:forms form:automatic-focus="false" form:apply-design-mode="fals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Valoración</text:p>
          </table:table-cell>
          <table:table-cell table:style-name="ce50" office:value-type="string" calcext:value-type="string">
            <text:p>ValAcidoBase</text:p>
          </table:table-cell>
          <table:table-cell table:style-name="ce194" office:value-type="string" calcext:value-type="string">
            <text:p><text:a xlink:href="#ValAcidoBase" xlink:type="simple">Valoración ácido base</text:a></text:p>
          </table:table-cell>
          <table:table-cell table:style-name="ce194" office:value-type="string" calcext:value-type="string">
            <text:p><text:a xlink:href="#D_ValAcBase" xlink:type="simple">D_ValAcBase</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table-cell table:style-name="ce50" office:value-type="string" calcext:value-type="string">
            <text:p>ValRedox</text:p>
          </table:table-cell>
          <table:table-cell table:style-name="ce194" office:value-type="string" calcext:value-type="string">
            <text:p><text:a xlink:href="#ValRedox" xlink:type="simple">Valoración redox</text:a></text:p>
          </table:table-cell>
          <table:table-cell table:style-name="ce194" office:value-type="string" calcext:value-type="string">
            <text:p><text:a xlink:href="#D_ValRedox" xlink:type="simple">D_ValRedox</text:a></text:p>
          </table:table-cell>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4"/>
          <table:table-cell table:style-name="ce195" table:number-columns-repeated="2"/>
          <table:table-cell table:style-name="ce160" office:value-type="string" calcext:value-type="string">
            <text:p>GRÁFICAS</text:p>
          </table:table-cell>
          <table:table-cell table:number-columns-repeated="57"/>
        </table:table-row>
        <table:table-row table:style-name="ro1">
          <table:table-cell table:style-name="Default" table:number-columns-repeated="6"/>
          <table:table-cell table:style-name="ce160"/>
          <table:table-cell table:number-columns-repeated="57"/>
        </table:table-row>
        <table:table-row table:style-name="ro1">
          <table:table-cell office:value-type="string" calcext:value-type="string">
            <text:p>Actualizado</text:p>
          </table:table-cell>
          <table:table-cell table:style-name="ce192" table:formula="of:=MAX([$Introd.B155];[$Axuda.B172];[$ValAcidoBase.I35];[$ValRedox.G42])" office:value-type="date" office:date-value="2025-07-30" calcext:value-type="date">
            <text:p>30/07/25</text:p>
          </table:table-cell>
          <table:table-cell table:style-name="Default" table:number-columns-repeated="4"/>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ValAcidoBase" table:style-name="ta1" table:print="fals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4" table:default-cell-style-name="ce63"/>
        <table:table-column table:style-name="co21" table:default-cell-style-name="ce63"/>
        <table:table-column table:style-name="co4" table:number-columns-repeated="5" table:default-cell-style-name="ce63"/>
        <table:table-column table:style-name="co21" table:default-cell-style-name="ce63"/>
        <table:table-column table:style-name="co8" table:default-cell-style-name="ce63"/>
        <table:table-column table:style-name="co4" table:number-columns-repeated="2" table:default-cell-style-name="ce63"/>
        <table:table-column table:style-name="co22" table:default-cell-style-name="ce63"/>
        <table:table-column table:style-name="co23" table:default-cell-style-name="ce63"/>
        <table:table-column table:style-name="co24" table:default-cell-style-name="ce63"/>
        <table:table-column table:style-name="co25"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26" table:default-cell-style-name="ce63"/>
        <table:table-column table:style-name="co27" table:default-cell-style-name="ce63"/>
        <table:table-column table:style-name="co28" table:default-cell-style-name="ce63"/>
        <table:table-column table:style-name="co29" table:default-cell-style-name="ce63"/>
        <table:table-column table:style-name="co30" table:default-cell-style-name="ce63"/>
        <table:table-column table:style-name="co11" table:number-columns-repeated="2" table:default-cell-style-name="ce63"/>
        <table:table-column table:style-name="co31" table:default-cell-style-name="ce63"/>
        <table:table-column table:style-name="co11" table:default-cell-style-name="ce63"/>
        <table:table-column table:style-name="co27" table:default-cell-style-name="ce63"/>
        <table:table-column table:style-name="co11" table:default-cell-style-name="ce63"/>
        <table:table-column table:style-name="co32" table:default-cell-style-name="ce63"/>
        <table:table-column table:style-name="co11" table:number-columns-repeated="5" table:default-cell-style-name="ce63"/>
        <table:table-column table:style-name="co33" table:default-cell-style-name="ce63"/>
        <table:table-column table:style-name="co11" table:number-columns-repeated="4" table:default-cell-style-name="ce63"/>
        <table:table-row table:style-name="ro1">
          <table:table-cell table:style-name="ce147" table:formula="of:=EXPANDETEXTO([.$Z$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number-columns-repeated="2" table:style-name="Default"/>
          <table:covered-table-cell table:number-columns-repeated="3" table:style-name="ce309"/>
          <table:table-cell table:style-name="ce309"/>
          <table:table-cell table:style-name="Default" table:number-columns-repeated="4"/>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VALORACIÓN ÁCIDO BASE</text:p>
          </table:table-cell>
          <table:table-cell table:style-name="ce225"/>
          <table:table-cell table:style-name="ce108" office:value-type="string" calcext:value-type="string">
            <text:p>unidades</text:p>
          </table:table-cell>
          <table:table-cell table:style-name="ce108"/>
          <table:table-cell table:style-name="ce160" office:value-type="string" calcext:value-type="string">
            <text:p>Conc. dato</text:p>
          </table:table-cell>
          <table:table-cell table:style-name="ce160"/>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3" calcext:value-type="float">
            <text:p>3</text:p>
          </table:table-cell>
          <table:table-cell table:style-name="ce108"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office:value-type="string" calcext:value-type="string">
            <text:p>Qcrit.</text:p>
          </table:table-cell>
          <table:table-cell table:formula="of:=VLOOKUP([.AH1];[.$AL$11:.$AO$13];1+[.$AC$7])" office:value-type="float" office:value="0.941" calcext:value-type="float">
            <text:p>0,941</text:p>
          </table:table-cell>
          <table:table-cell table:number-columns-repeated="4"/>
        </table:table-row>
        <table:table-row table:style-name="ro1">
          <table:table-cell table:style-name="ce243" office:value-type="string" calcext:value-type="string">
            <office:annotation draw:style-name="gr3" draw:text-style-name="P3" svg:width="2.899cm" svg:height="1.973cm" svg:x="2.247cm" svg:y="0.459cm" draw:caption-point-x="0.001cm" draw:caption-point-y="0.001cm">
              <dc:date>2018-05-20T00:00:00</dc:date>
              <text:p text:style-name="P2"><text:span text:style-name="T1">Escriba ou pegue o enunciado no espazo de abaixo</text:span></text:p>
            </office:annotation>
            <text:p>Problema</text:p>
          </table:table-cell>
          <table:table-cell table:style-name="Default"/>
          <table:table-cell table:number-columns-repeated="2"/>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4"/>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office:value-type="string" calcext:value-type="string">
            <text:p>Masa</text:p>
          </table:table-cell>
          <table:table-cell table:style-name="ce331" office:value-type="string" calcext:value-type="string">
            <text:p>Concentración</text:p>
          </table:table-cell>
          <table:table-cell table:style-name="ce331" office:value-type="string" calcext:value-type="string">
            <text:p>densidade</text:p>
          </table:table-cell>
          <table:table-cell table:style-name="ce160"/>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0"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xeitado</text:p>
          </table:table-cell>
          <table:table-cell table:style-name="ce108" office:value-type="string" calcext:value-type="string">
            <text:p>mín</text:p>
          </table:table-cell>
          <table:table-cell table:style-name="Default" table:formula="of:=COM.MICROSOFT.MINIFS([.AH$3:.AH$7];[.AH$3:.AH$7];&quot;&gt;0&quot;)" office:value-type="float" office:value="1.67" calcext:value-type="float">
            <text:p>1,67</text:p>
          </table:table-cell>
          <table:table-cell table:style-name="ce108" table:formula="of:=COM.MICROSOFT.MINIFS([.AH$3:.AH$7];[.AH$3:.AH$7];&quot;&gt;0&quot;;[.AH$3:.AH$7];&quot;&lt;&gt;&quot;&amp;[.AM2])" office:value-type="float" office:value="1.78" calcext:value-type="float">
            <text:p>1,78</text:p>
          </table:table-cell>
          <table:table-cell table:style-name="ce108" table:formula="of:=[.AN2]-[.AM2]" office:value-type="float" office:value="0.11" calcext:value-type="float">
            <text:p>0,11</text:p>
          </table:table-cell>
          <table:table-cell table:formula="of:=[.AO2]/[.$AO$4]" office:value-type="float" office:value="0.916666666666668" calcext:value-type="float">
            <text:p>0,916666666666668</text:p>
          </table:table-cell>
          <table:table-cell table:style-name="ce153" table:formula="of:=[.AP2]&gt;[.$AQ$1]" office:value-type="boolean" office:boolean-value="false" calcext:value-type="boolean">
            <text:p>FALSO</text:p>
          </table:table-cell>
          <table:table-cell table:number-columns-repeated="4"/>
        </table:table-row>
        <table:table-row table:style-name="ro1">
          <table:table-cell table:style-name="ce527" office:value-type="string" calcext:value-type="string" table:number-columns-spanned="4" table:number-rows-spanned="13">
            <text:p><text:span text:style-name="T18">Determinar a concentración dunha disolución de ácido acético con NaOH de concentración 0,1 mol/dm³</text:span></text:p>
            <text:p><text:span text:style-name="T19">Rta.: a)  NaOH +  CH₃COOH →  NaCH₃COO +  H₂O;</text:span></text:p>
            <text:p><text:span text:style-name="T19">[CH₃CO</text:span><text:span text:style-name="T20">OH</text:span><text:span text:style-name="T18">] = 0,175 mol/dm³</text:span></text:p>
          </table:table-cell>
          <table:covered-table-cell table:style-name="ce280"/>
          <table:covered-table-cell table:number-columns-repeated="2" table:style-name="ce279"/>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CH₃COOH</text:p>
          </table:table-cell>
          <table:table-cell table:style-name="ce316" table:formula="of:=IF(LEFT([.AB10];2)=&quot;H+&quot;;[.AK3];[.AK4])" office:value-type="string" office:string-value="Kₐ" calcext:value-type="string">
            <text:p>Kₐ</text:p>
          </table:table-cell>
          <table:table-cell table:style-name="ce299" table:number-columns-repeated="2"/>
          <table:table-cell table:style-name="Default" table:number-columns-repeated="4"/>
          <table:table-cell table:style-name="ce49" office:value-type="string" calcext:value-type="string">
            <text:p><text:a xlink:href="#Axuda" xlink:type="simple">Axuda</text:a></text:p>
          </table:table-cell>
          <table:table-cell table:style-name="Default" table:number-columns-repeated="7"/>
          <table:table-cell table:style-name="ce160" table:formula="of:=[.A22]" office:value-type="string" office:string-value="Instrucións " calcext:value-type="string">
            <text:p>Instrucións </text:p>
          </table:table-cell>
          <table:table-cell table:style-name="ce108" table:formula="of:=MATCH([.B22];[$Índice.G11:$Índice.G16];0)" office:value-type="float" office:value="5" calcext:value-type="float">
            <text:p>5</text:p>
          </table:table-cell>
          <table:table-cell table:style-name="ce108"/>
          <table:table-cell table:style-name="ce331" office:value-type="string" calcext:value-type="string">
            <text:p>mol/dm³</text:p>
          </table:table-cell>
          <table:table-cell table:style-name="ce331" office:value-type="string" calcext:value-type="string">
            <text:p>g/cm³</text:p>
          </table:table-cell>
          <table:table-cell table:style-name="ce160" table:formula="of:=AVALOR([.G4])" office:value-type="float" office:value="0.1" calcext:value-type="float">
            <text:p>0,1</text:p>
          </table:table-cell>
          <table:table-cell table:style-name="ce160" office:value-type="float" office:value="1" calcext:value-type="float">
            <text:p>1</text:p>
          </table:table-cell>
          <table:table-cell table:style-name="ce160" table:formula="of:=AVALOR(TRIM([.G8]))" office:value-type="float" office:value="16.7" calcext:value-type="float">
            <text:p>16,7</text:p>
          </table:table-cell>
          <table:table-cell table:style-name="ce228" table:formula="of:=AVALOR(TRIM([.I8]))" office:value-type="float" office:value="10" calcext:value-type="float">
            <text:p>10</text:p>
          </table:table-cell>
          <table:table-cell table:style-name="ce160" table:formula="of:=IF([.AF3]&lt;&gt;0;[.AF3]/[.AG3];0)" office:value-type="float" office:value="1.67" calcext:value-type="float">
            <text:p>1,67</text:p>
          </table:table-cell>
          <table:table-cell table:style-name="ce358" table:formula="of:=IF([.AH3]&lt;&gt;0;[.AH3]-[.$AJ$8];0)" office:value-type="float" office:value="-0.0766666666666669" calcext:value-type="float">
            <text:p>-7,67E-02</text:p>
          </table:table-cell>
          <table:table-cell table:style-name="ce228" table:formula="of:=IF(OR(AND([.AH3]=[.$AM$2];[.$AQ$2]);AND([.AH3]=[.$AM$3];[.$AQ$3]));0;[.$AH3])" office:value-type="float" office:value="1.67" calcext:value-type="float">
            <text:p>1,67</text:p>
          </table:table-cell>
          <table:table-cell table:style-name="Default" office:value-type="string" calcext:value-type="string">
            <text:p>K<text:span text:style-name="T7">ₐ</text:span></text:p>
          </table:table-cell>
          <table:table-cell table:style-name="ce108" office:value-type="string" calcext:value-type="string">
            <text:p>máx</text:p>
          </table:table-cell>
          <table:table-cell table:formula="of:=COM.MICROSOFT.MAXIFS([.AH$3:.AH$7];[.AH$3:.AH$7];&quot;&gt;0&quot;)" office:value-type="float" office:value="1.79" calcext:value-type="float">
            <text:p>1,79</text:p>
          </table:table-cell>
          <table:table-cell table:style-name="ce108" table:formula="of:=COM.MICROSOFT.MAXIFS([.AH$3:.AH$7];[.AH$3:.AH$7];&quot;&gt;0&quot;;[.AH$3:.AH$7];&quot;&lt;&gt;&quot;&amp;[.AM3])" office:value-type="float" office:value="1.78" calcext:value-type="float">
            <text:p>1,78</text:p>
          </table:table-cell>
          <table:table-cell table:style-name="ce108" table:formula="of:=[.AM3]-[.AN3]" office:value-type="float" office:value="0.00999999999999979" calcext:value-type="float">
            <text:p>0,00999999999999979</text:p>
          </table:table-cell>
          <table:table-cell table:formula="of:=[.AO3]/[.$AO$4]" office:value-type="float" office:value="0.0833333333333316" calcext:value-type="float">
            <text:p>0,0833333333333316</text:p>
          </table:table-cell>
          <table:table-cell table:style-name="ce153" table:formula="of:=[.AP3]&gt;[.$AQ$1]" office:value-type="boolean" office:boolean-value="false" calcext:value-type="boolean">
            <text:p>FALSO</text:p>
          </table:table-cell>
          <table:table-cell table:number-columns-repeated="4"/>
        </table:table-row>
        <table:table-row table:style-name="ro1">
          <table:covered-table-cell table:number-columns-repeated="4" table:style-name="ce279"/>
          <table:table-cell table:style-name="ce299"/>
          <table:table-cell table:style-name="ce150" table:formula="of:=IF(ISBLANK([.G4]);&quot;&quot;;[.AB2]&amp;&quot;: &quot;)" office:value-type="string" office:string-value="Concentración: " calcext:value-type="string">
            <text:p>Concentración: </text:p>
          </table:table-cell>
          <table:table-cell table:style-name="DatoEntrada" office:value-type="float" office:value="0.1" calcext:value-type="float">
            <text:p>0,1</text:p>
          </table:table-cell>
          <table:table-cell table:style-name="ce311" table:content-validation-name="val5" office:value-type="string" calcext:value-type="string">
            <text:p>mol/dm³</text:p>
          </table:table-cell>
          <table:table-cell table:style-name="ce150" table:formula="of:=IF(AND(ISBLANK([.H4]);NOT(ISBLANK([.G4])));[.AB3]&amp;REPT(&quot; &quot;;2*CELL(&quot;WIDTH&quot;));&quot;&quot;)">
            <text:p/>
          </table:table-cell>
          <table:table-cell table:style-name="ce86" office:value-type="string" calcext:value-type="string">
            <text:p>1,8·10⁻⁵</text:p>
          </table:table-cell>
          <table:table-cell table:style-name="ce299" table:number-columns-repeated="2"/>
          <table:table-cell table:style-name="Default" table:number-columns-repeated="4"/>
          <table:table-cell table:style-name="ce194" office:value-type="string" calcext:value-type="string">
            <text:p><text:a xlink:href="#D_ValAcBase" xlink:type="simple">Máis problemas</text:a></text:p>
          </table:table-cell>
          <table:table-cell table:style-name="Default" table:number-columns-repeated="7"/>
          <table:table-cell table:style-name="ce160"/>
          <table:table-cell table:style-name="ce108" table:formula="of:=IF(ISERROR([.Z3]);0;[.Z3])+1" office:value-type="float" office:value="6" calcext:value-type="float">
            <text:p>6</text:p>
          </table:table-cell>
          <table:table-cell table:style-name="ce108"/>
          <table:table-cell table:style-name="ce331" office:value-type="string" calcext:value-type="string">
            <text:p>% masa</text:p>
          </table:table-cell>
          <table:table-cell table:style-name="ce331" office:value-type="string" calcext:value-type="string">
            <text:p>kg/m³</text:p>
          </table:table-cell>
          <table:table-cell table:style-name="ce160" table:formula="of:=AVALOR([.G5])" office:value-type="float" office:value="0" calcext:value-type="float">
            <text:p>0</text:p>
          </table:table-cell>
          <table:table-cell table:style-name="ce160" office:value-type="float" office:value="2" calcext:value-type="float">
            <text:p>2</text:p>
          </table:table-cell>
          <table:table-cell table:style-name="ce160" table:formula="of:=AVALOR(TRIM([.G9]))" office:value-type="float" office:value="17.9" calcext:value-type="float">
            <text:p>17,9</text:p>
          </table:table-cell>
          <table:table-cell table:style-name="ce228" table:formula="of:=AVALOR(TRIM([.I9]))" office:value-type="float" office:value="10" calcext:value-type="float">
            <text:p>10</text:p>
          </table:table-cell>
          <table:table-cell table:style-name="ce160" table:formula="of:=IF([.AF4]&lt;&gt;0;[.AF4]/[.AG4];0)" office:value-type="float" office:value="1.79" calcext:value-type="float">
            <text:p>1,79</text:p>
          </table:table-cell>
          <table:table-cell table:style-name="ce358" table:formula="of:=IF([.AH4]&lt;&gt;0;[.AH4]-[.$AJ$8];0)" office:value-type="float" office:value="0.043333333333333" calcext:value-type="float">
            <text:p>4,33E-02</text:p>
          </table:table-cell>
          <table:table-cell table:style-name="ce228" table:formula="of:=IF(OR(AND([.AH4]=[.$AM$2];[.$AQ$2]);AND([.AH4]=[.$AM$3];[.$AQ$3]));0;[.$AH4])" office:value-type="float" office:value="1.79" calcext:value-type="float">
            <text:p>1,79</text:p>
          </table:table-cell>
          <table:table-cell table:style-name="Default" office:value-type="string" calcext:value-type="string">
            <text:p>K<text:span text:style-name="T15"></text:span></text:p>
          </table:table-cell>
          <table:table-cell table:style-name="ce108" table:number-columns-repeated="2"/>
          <table:table-cell table:style-name="Default" office:value-type="string" calcext:value-type="string">
            <text:p>máx – mín</text:p>
          </table:table-cell>
          <table:table-cell table:formula="of:=[.AM3]-[.AM2]" office:value-type="float" office:value="0.12" calcext:value-type="float">
            <text:p>0,12</text:p>
          </table:table-cell>
          <table:table-cell table:number-columns-repeated="6"/>
        </table:table-row>
        <table:table-row table:style-name="ro1">
          <table:covered-table-cell table:number-columns-repeated="4" table:style-name="ce279"/>
          <table:table-cell table:style-name="ce299"/>
          <table:table-cell table:style-name="ce150" table:formula="of:=IF([.AB6]=2;PROPER([.AC2])&amp;&quot;: &quot;;&quot;&quot;)">
            <text:p/>
          </table:table-cell>
          <table:table-cell table:style-name="ce644"/>
          <table:table-cell table:style-name="ce311" table:content-validation-name="val6"/>
          <table:table-cell table:style-name="ce318" table:formula="of:=IF([.AB6]=2;&quot;&quot;;IF(AND(ISBLANK([.G5]);ISBLANK([.H5]));&quot;&quot;;&quot;←?&quot;))">
            <text:p/>
          </table:table-cell>
          <table:table-cell table:style-name="ce299" table:number-columns-repeated="3"/>
          <table:table-cell table:style-name="Default" table:number-columns-repeated="11"/>
          <table:table-cell/>
          <table:table-cell table:style-name="ce160" table:number-columns-repeated="2"/>
          <table:table-cell table:style-name="Default"/>
          <table:table-cell table:style-name="ce160" office:value-type="string" calcext:value-type="string">
            <text:p>g/dm³</text:p>
          </table:table-cell>
          <table:table-cell table:style-name="Default"/>
          <table:table-cell table:style-name="ce506" office:value-type="string" calcext:value-type="string">
            <text:p>K</text:p>
          </table:table-cell>
          <table:table-cell table:style-name="ce160" office:value-type="float" office:value="3" calcext:value-type="float">
            <text:p>3</text:p>
          </table:table-cell>
          <table:table-cell table:style-name="ce160" table:formula="of:=AVALOR(TRIM([.G10]))" office:value-type="float" office:value="17.8" calcext:value-type="float">
            <text:p>17,8</text:p>
          </table:table-cell>
          <table:table-cell table:style-name="ce228" table:formula="of:=AVALOR(TRIM([.I10]))" office:value-type="float" office:value="10" calcext:value-type="float">
            <text:p>10</text:p>
          </table:table-cell>
          <table:table-cell table:style-name="ce160" table:formula="of:=IF([.AF5]&lt;&gt;0;[.AF5]/[.AG5];0)" office:value-type="float" office:value="1.78" calcext:value-type="float">
            <text:p>1,78</text:p>
          </table:table-cell>
          <table:table-cell table:style-name="ce358" table:formula="of:=IF([.AH5]&lt;&gt;0;[.AH5]-[.$AJ$8];0)" office:value-type="float" office:value="0.0333333333333332" calcext:value-type="float">
            <text:p>3,33E-02</text:p>
          </table:table-cell>
          <table:table-cell table:style-name="ce228" table:formula="of:=IF(OR(AND([.AH5]=[.$AM$2];[.$AQ$2]);AND([.AH5]=[.$AM$3];[.$AQ$3]));0;[.$AH5])" office:value-type="float" office:value="1.78" calcext:value-type="float">
            <text:p>1,78</text:p>
          </table:table-cell>
          <table:table-cell table:style-name="Default"/>
          <table:table-cell table:style-name="ce108"/>
          <table:table-cell table:style-name="Default" table:number-columns-repeated="2"/>
          <table:table-cell table:number-columns-repeated="7"/>
        </table:table-row>
        <table:table-row table:style-name="ro1">
          <table:covered-table-cell table:number-columns-repeated="4" table:style-name="ce279"/>
          <table:table-cell table:style-name="ce299" table:number-columns-repeated="8"/>
          <table:table-cell table:style-name="Default" table:number-columns-repeated="4"/>
          <table:table-cell table:style-name="Default">
            <draw:control table:end-cell-address="ValAcidoBase.Q6" table:end-x="2.84cm" table:end-y="0.45cm" draw:z-index="1" draw:style-name="gr2" draw:text-style-name="P1" svg:width="2.84cm" svg:height="0.45cm" svg:x="0cm" svg:y="0cm" draw:control="control3"/>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08" table:formula="of:=IF(ISBLANK([.$H$4]);1;MATCH([.$H$4];[.AB3:.AB5];0))" office:value-type="float" office:value="1" calcext:value-type="float">
            <text:p>1</text:p>
          </table:table-cell>
          <table:table-cell table:style-name="ce108" table:formula="of:=IF(ISBLANK([.$H$5]);0;MATCH([.$H$5];[.AC3:.AC4];0))" office:value-type="float" office:value="0" calcext:value-type="float">
            <text:p>0</text:p>
          </table:table-cell>
          <table:table-cell table:style-name="ce160" table:formula="of:=AVALOR([.J4])" office:value-type="float" office:value="0.000018" calcext:value-type="float">
            <text:p>0,000018</text:p>
          </table:table-cell>
          <table:table-cell table:style-name="ce160" office:value-type="float" office:value="4" calcext:value-type="float">
            <text:p>4</text:p>
          </table:table-cell>
          <table:table-cell table:style-name="ce160"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60" table:formula="of:=IF([.AF6]&lt;&gt;0;[.AF6]/[.AG6];0)" office:value-type="float" office:value="0" calcext:value-type="float">
            <text:p>0</text:p>
          </table:table-cell>
          <table:table-cell table:style-name="ce358" table:formula="of:=IF([.AH6]&lt;&gt;0;[.AH6]-[.$AJ$8];0)" office:value-type="float" office:value="0" calcext:value-type="float">
            <text:p>0,00E+00</text:p>
          </table:table-cell>
          <table:table-cell table:style-name="ce228" table:formula="of:=IF(OR(AND([.AH6]=[.$AM$2];[.$AQ$2]);AND([.AH6]=[.$AM$3];[.$AQ$3]));0;[.$AH6])" office:value-type="float" office:value="0" calcext:value-type="float">
            <text:p>0</text:p>
          </table:table-cell>
          <table:table-cell table:style-name="Default"/>
          <table:table-cell table:style-name="ce108" table:number-columns-repeated="4"/>
          <table:table-cell table:number-columns-repeated="6"/>
        </table:table-row>
        <table:table-row table:style-name="ro1">
          <table:covered-table-cell table:number-columns-repeated="4" table:style-name="ce279"/>
          <table:table-cell table:style-name="ce299"/>
          <table:table-cell table:style-name="ce150" office:value-type="string" calcext:value-type="string">
            <text:p>N.º exp.</text:p>
          </table:table-cell>
          <table:table-cell table:style-name="ce150" table:formula="of:=IF([.$Z$1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3"/>
          <table:table-cell table:style-name="Default" table:number-columns-repeated="11"/>
          <table:table-cell/>
          <table:table-cell table:style-name="ce246" office:value-type="string" calcext:value-type="string">
            <text:p>Limiar decimal</text:p>
          </table:table-cell>
          <table:table-cell table:style-name="ce108" table:formula="of:=[$Introd.$AA7]" office:value-type="string" office:string-value="3" calcext:value-type="string">
            <text:p>3</text:p>
          </table:table-cell>
          <table:table-cell table:style-name="ce108"/>
          <table:table-cell table:style-name="ce246" office:value-type="string" calcext:value-type="string">
            <text:p>Nivel de confianza: </text:p>
          </table:table-cell>
          <table:table-cell table:style-name="ce160" table:formula="of:=IF(ISBLANK([.K14]);1;MATCH([.$K$14];[.$AM$10:.$AO$10];0))" office:value-type="float" office:value="1" calcext:value-type="float">
            <text:p>1</text:p>
          </table:table-cell>
          <table:table-cell table:style-name="ce160"/>
          <table:table-cell table:style-name="ce160" office:value-type="float" office:value="5" calcext:value-type="float">
            <text:p>5</text:p>
          </table:table-cell>
          <table:table-cell table:style-name="ce160"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0" table:formula="of:=IF([.AF7]&lt;&gt;0;[.AF7]/[.AG7];0)" office:value-type="float" office:value="0" calcext:value-type="float">
            <text:p>0</text:p>
          </table:table-cell>
          <table:table-cell table:style-name="ce358" table:formula="of:=IF([.AH7]&lt;&gt;0;[.AH7]-[.$AJ$8];0)" office:value-type="float" office:value="0" calcext:value-type="float">
            <text:p>0,00E+00</text:p>
          </table:table-cell>
          <table:table-cell table:style-name="ce228" table:formula="of:=IF(OR(AND([.AH7]=[.$AM$2];[.$AQ$2]);AND([.AH7]=[.$AM$3];[.$AQ$3]));0;[.$AH7])" office:value-type="float" office:value="0" calcext:value-type="float">
            <text:p>0</text:p>
          </table:table-cell>
          <table:table-cell table:style-name="Default"/>
          <table:table-cell table:style-name="ce108" table:number-columns-repeated="2"/>
          <table:table-cell table:style-name="Default"/>
          <table:table-cell table:style-name="ce108"/>
          <table:table-cell table:number-columns-repeated="6"/>
        </table:table-row>
        <table:table-row table:style-name="ro1">
          <table:covered-table-cell table:number-columns-repeated="4" table:style-name="ce279"/>
          <table:table-cell table:style-name="ce299"/>
          <table:table-cell table:style-name="ce183" office:value-type="float" office:value="1" calcext:value-type="float">
            <text:p>1</text:p>
          </table:table-cell>
          <table:table-cell table:style-name="ce644" office:value-type="float" office:value="16.7" calcext:value-type="float">
            <text:p>16,7</text:p>
          </table:table-cell>
          <table:table-cell table:style-name="ce150"/>
          <table:table-cell table:style-name="ce644" office:value-type="float" office:value="10" calcext:value-type="float">
            <text:p>10</text:p>
          </table:table-cell>
          <table:table-cell table:style-name="ce299" table:number-columns-repeated="3"/>
          <table:table-cell table:style-name="Default" table:number-columns-repeated="4"/>
          <table:table-cell table:style-name="Default">
            <draw:control draw:z-index="2" draw:name="Control 2" draw:style-name="gr1" draw:text-style-name="P1" svg:width="2.84cm" svg:height="0.449cm" svg:x="0cm" svg:y="0cm" draw:control="control4"/>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office:value-type="string" calcext:value-type="string">
            <text:p>Ionización</text:p>
          </table:table-cell>
          <table:table-cell table:style-name="ce160" office:value-type="string" calcext:value-type="string">
            <text:p>ións</text:p>
          </table:table-cell>
          <table:table-cell table:style-name="ce108" office:value-type="string" calcext:value-type="string">
            <text:p>N.º H⁺/OH⁻</text:p>
          </table:table-cell>
          <table:table-cell table:style-name="ce160" office:value-type="string" calcext:value-type="string">
            <text:p>axustado</text:p>
          </table:table-cell>
          <table:table-cell table:style-name="ce160"/>
          <table:table-cell table:style-name="ce160" office:value-type="string" calcext:value-type="string">
            <text:p>media</text:p>
          </table:table-cell>
          <table:table-cell table:style-name="ce160" table:formula="of:=AVERAGEIF([.AH$3:.AH$7];&quot;&lt;&gt;0&quot;)" office:value-type="float" office:value="1.74666666666667" calcext:value-type="float">
            <text:p>1,74666666666667</text:p>
          </table:table-cell>
          <table:table-cell table:style-name="ce160"/>
          <table:table-cell table:style-name="ce160" table:formula="of:=AVERAGEIF([.AJ$3:.AJ$7];&quot;&lt;&gt;0&quot;)" office:value-type="float" office:value="1.74666666666667" calcext:value-type="float">
            <text:p>1,74666666666667</text:p>
          </table:table-cell>
          <table:table-cell table:style-name="ce108" table:formula="of:=[.J19]&amp;&quot;/&quot;&amp;[.J20]" office:value-type="string" office:string-value="cm³ D NaOH/cm³ D CH₃COOH" calcext:value-type="string">
            <text:p>cm³ D NaOH/cm³ D CH₃COOH</text:p>
          </table:table-cell>
          <table:table-cell table:style-name="ce108" table:number-columns-repeated="2"/>
          <table:table-cell table:style-name="Default"/>
          <table:table-cell table:style-name="ce108"/>
          <table:table-cell table:number-columns-repeated="6"/>
        </table:table-row>
        <table:table-row table:style-name="ro1">
          <table:covered-table-cell table:style-name="ce280"/>
          <table:covered-table-cell table:number-columns-repeated="2" table:style-name="ce165"/>
          <table:covered-table-cell table:style-name="ce279"/>
          <table:table-cell table:style-name="ce299"/>
          <table:table-cell table:style-name="ce183" table:formula="of:=IF(AND(ISBLANK([.G9]);ISBLANK([.H9]));&quot;&quot;;[.F8]+1)" office:value-type="float" office:value="2" calcext:value-type="float">
            <text:p>2</text:p>
          </table:table-cell>
          <table:table-cell table:style-name="ce202" office:value-type="float" office:value="17.9" calcext:value-type="float">
            <text:p>17,9</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11"/>
          <table:table-cell/>
          <table:table-cell table:style-name="ce160" table:number-columns-repeated="2"/>
          <table:table-cell table:style-name="ce108"/>
          <table:table-cell table:style-name="ce108" table:formula="of:=IONIZA([.AF9])" office:value-type="string" office:string-value="Na+       (OH)-     11+1-1" calcext:value-type="string">
            <text:p>Na+ <text:s text:c="6"/>(OH)- <text:s text:c="4"/>11+1-1</text:p>
          </table:table-cell>
          <table:table-cell table:style-name="ce160" table:formula="of:=TRIM(IF(LEFT([.AB9];2)=&quot;H+&quot;;MID([.AB9];11;10);MID([.AB9];1;10)))" office:value-type="string" office:string-value="Na+" calcext:value-type="string">
            <text:p>Na+</text:p>
          </table:table-cell>
          <table:table-cell table:style-name="ce160" table:formula="of:=IF([.AC12]=1;MID([.AB9];21;1);MID([.AB9];22;1))" office:value-type="string" office:string-value="1" calcext:value-type="string">
            <text:p>1</text:p>
          </table:table-cell>
          <table:table-cell table:style-name="ce160" table:formula="of:=VALUE([.AD9]/[.AE$11])" office:value-type="float" office:value="1" calcext:value-type="float">
            <text:p>1</text:p>
          </table:table-cell>
          <table:table-cell table:style-name="ce160" table:formula="of:=FORMULAQUIM([.G3])" office:value-type="string" office:string-value="NaOH" calcext:value-type="string">
            <text:p>NaOH</text:p>
          </table:table-cell>
          <table:table-cell table:style-name="ce160" office:value-type="string" calcext:value-type="string">
            <text:p>desv. típica</text:p>
          </table:table-cell>
          <table:table-cell table:style-name="ce160" table:formula="of:=IF([.AH7]&lt;&gt;0;STDEV([.AH$3:.AH$7]);IF([.AH6]&lt;&gt;0;STDEV([.AH$3:.AH$6]);IF([.AH5]&lt;&gt;0;STDEV([.AH$3:.AH$5]);0)))" office:value-type="float" office:value="0.0665832811847939" calcext:value-type="float">
            <text:p>0,0665832811847939</text:p>
          </table:table-cell>
          <table:table-cell table:style-name="ce108" office:value-type="float" office:value="1.2" calcext:value-type="float">
            <text:p>1,2</text:p>
          </table:table-cell>
          <table:table-cell table:style-name="ce108" table:formula="of:=[.AH9]*[.AI9]" office:value-type="float" office:value="0.0798999374217527" calcext:value-type="float">
            <text:p>0,0798999374217527</text:p>
          </table:table-cell>
          <table:table-cell table:style-name="ce108"/>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number-columns-repeated="7"/>
        </table:table-row>
        <table:table-row table:style-name="ro1">
          <table:covered-table-cell table:style-name="ce280"/>
          <table:covered-table-cell table:number-columns-repeated="3" table:style-name="ce165"/>
          <table:table-cell table:style-name="ce299"/>
          <table:table-cell table:style-name="ce183" table:formula="of:=IF(AND(ISBLANK([.G10]);ISBLANK([.H10]));&quot;&quot;;[.F9]+1)" office:value-type="float" office:value="3" calcext:value-type="float">
            <text:p>3</text:p>
          </table:table-cell>
          <table:table-cell table:style-name="ce202" office:value-type="float" office:value="17.8" calcext:value-type="float">
            <text:p>17,8</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11"/>
          <table:table-cell/>
          <table:table-cell table:style-name="ce108" office:value-type="string" calcext:value-type="string">
            <text:p>Datos?</text:p>
          </table:table-cell>
          <table:table-cell table:style-name="ce229" table:formula="of:=AND(SUM([.AF3:.AF7])&gt;0;SUM([.AG3:.AG7])&gt;0)" office:value-type="boolean" office:boolean-value="true" calcext:value-type="boolean">
            <text:p>VERDADERO</text:p>
          </table:table-cell>
          <table:table-cell table:style-name="ce228"/>
          <table:table-cell table:style-name="ce108" table:formula="of:=IONIZA([.AF10])" office:value-type="string" office:string-value="H+        (CH3COO)- 11+1-1" calcext:value-type="string">
            <text:p>H+ <text:s text:c="7"/>(CH3COO)- 11+1-1</text:p>
          </table:table-cell>
          <table:table-cell table:style-name="ce160" table:formula="of:=TRIM(IF(LEFT([.AB10];2)=&quot;H+&quot;;MID([.AB10];11;10);MID([.AB10];1;10)))" office:value-type="string" office:string-value="(CH3COO)-" calcext:value-type="string">
            <text:p>(CH3COO)-</text:p>
          </table:table-cell>
          <table:table-cell table:style-name="ce160" table:formula="of:=IF([.AC12]=2;MID([.AB10];21;1);MID([.AB10];22;1))" office:value-type="string" office:string-value="1" calcext:value-type="string">
            <text:p>1</text:p>
          </table:table-cell>
          <table:table-cell table:style-name="ce160" table:formula="of:=VALUE([.AD10]/[.AE$11])" office:value-type="float" office:value="1" calcext:value-type="float">
            <text:p>1</text:p>
          </table:table-cell>
          <table:table-cell table:style-name="ce160" table:formula="of:=FORMULAQUIM([.I3])" office:value-type="string" office:string-value="CH₃COOH" calcext:value-type="string">
            <text:p>CH₃COOH</text:p>
          </table:table-cell>
          <table:table-cell table:style-name="Default" table:number-columns-repeated="2"/>
          <table:table-cell table:style-name="ce108" office:value-type="string" calcext:value-type="string">
            <text:p>pH</text:p>
          </table:table-cell>
          <table:table-cell table:style-name="ce108" table:number-columns-repeated="2"/>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number-columns-repeated="6"/>
        </table:table-row>
        <table:table-row table:style-name="ro1">
          <table:covered-table-cell table:style-name="ce280"/>
          <table:covered-table-cell table:number-columns-repeated="3" table:style-name="ce165"/>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3"/>
          <table:table-cell table:style-name="Default" table:number-columns-repeated="11"/>
          <table:table-cell/>
          <table:table-cell table:style-name="ce160" office:value-type="string" calcext:value-type="string">
            <text:p>2 ácidos?</text:p>
          </table:table-cell>
          <table:table-cell table:style-name="ce402" table:formula="of:=AND(LEFT([.AB9];2)=&quot;H+&quot;;LEFT([.AB10];2)=&quot;H+&quot;)" office:value-type="boolean" office:boolean-value="false" calcext:value-type="boolean">
            <text:p>FALSO</text:p>
          </table:table-cell>
          <table:table-cell table:style-name="ce229"/>
          <table:table-cell table:style-name="ce160" table:formula="of:=IONIZA([.AF11])" office:value-type="string" office:string-value="Na+       (CH3COO)- 11+1-1" calcext:value-type="string">
            <text:p>Na+ <text:s text:c="6"/>(CH3COO)- 11+1-1</text:p>
          </table:table-cell>
          <table:table-cell table:style-name="ce160" table:number-columns-repeated="2"/>
          <table:table-cell table:style-name="ce160" table:formula="of:=GCD(VALUE([.AD$9]);(VALUE([.AD$10])))" office:value-type="float" office:value="1" calcext:value-type="float">
            <text:p>1</text:p>
          </table:table-cell>
          <table:table-cell table:style-name="ce108" table:formula="of:=COMPUESTODEIONES([.AC9];[.AC10])" office:value-type="string" office:string-value="NaCH₃COO" calcext:value-type="string">
            <text:p>NaCH₃COO</text:p>
          </table:table-cell>
          <table:table-cell table:style-name="ce246" table:formula="of:=&quot;[&quot;&amp;[.AF9]&amp;&quot;] =&quot;" office:value-type="string" office:string-value="[NaOH] =" calcext:value-type="string">
            <text:p>[NaOH] =</text:p>
          </table:table-cell>
          <table:table-cell table:style-name="ce160" table:formula="of:=CHOOSE([.$AB$6];[.AD3];[.AD3]*10*[.AD4]*(IF([.AC6]=1;1;0.001)/MASAMOL([.AF9]));[.AD3]/MASAMOL([.AF9]))" office:value-type="float" office:value="0.1" calcext:value-type="float">
            <text:p>0,1</text:p>
          </table:table-cell>
          <table:table-cell table:style-name="ce108" table:formula="of:=IF([.$AC$12]=2;14;0)+LOG10([.AH11]*[.AD9])" office:value-type="float" office:value="13" calcext:value-type="float">
            <text:p>13</text:p>
          </table:table-cell>
          <table:table-cell table:style-name="ce108" table:number-columns-repeated="2"/>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number-columns-repeated="6"/>
        </table:table-row>
        <table:table-row table:style-name="ro1">
          <table:covered-table-cell table:style-name="ce280"/>
          <table:covered-table-cell table:number-columns-repeated="3" table:style-name="ce165"/>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3"/>
          <table:table-cell table:style-name="Default" table:number-columns-repeated="11"/>
          <table:table-cell/>
          <table:table-cell table:style-name="ce160" office:value-type="string" calcext:value-type="string">
            <text:p>2 bases?</text:p>
          </table:table-cell>
          <table:table-cell table:style-name="ce415" table:formula="of:=AND(MID([.AB9];11;5)=&quot;(OH)-&quot;;MID([.AB10];11;5)=&quot;(OH)-&quot;)" office:value-type="boolean" office:boolean-value="false" calcext:value-type="boolean">
            <text:p>FALSO</text:p>
          </table:table-cell>
          <table:table-cell table:style-name="ce231"/>
          <table:table-cell table:style-name="ce160" office:value-type="string" calcext:value-type="string">
            <text:p>Pos. ácido</text:p>
          </table:table-cell>
          <table:table-cell table:style-name="ce160" table:formula="of:=IF(LEFT([.AB9];2)=&quot;H+&quot;;1;2)" office:value-type="float" office:value="2" calcext:value-type="float">
            <text:p>2</text:p>
          </table:table-cell>
          <table:table-cell table:style-name="ce160"/>
          <table:table-cell table:style-name="ce246" office:value-type="string" calcext:value-type="string">
            <text:p><text:span text:style-name="T15">↑</text:span> m.c.d.</text:p>
          </table:table-cell>
          <table:table-cell table:style-name="ce160" office:value-type="string" calcext:value-type="string">
            <text:p>H₂O</text:p>
          </table:table-cell>
          <table:table-cell table:style-name="ce246" table:formula="of:=&quot;n(&quot;&amp;[.AF9]&amp;&quot;) =&quot;" office:value-type="string" office:string-value="n(NaOH) =" calcext:value-type="string">
            <text:p>n(NaOH) =</text:p>
          </table:table-cell>
          <table:table-cell table:style-name="ce108" table:formula="of:=IF([.$Z$14];[.AJ8]/MASAMOL([.AF9]);[.AH11]*0.001*[.AJ8])" office:value-type="float" office:value="0.000174666666666667" calcext:value-type="float">
            <text:p>0,000174666666666667</text:p>
          </table:table-cell>
          <table:table-cell table:style-name="Default" office:value-type="string" calcext:value-type="string">
            <text:p>/cm³ D H₂SO₄</text:p>
          </table:table-cell>
          <table:table-cell table:style-name="ce108" table:number-columns-repeated="2"/>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number-columns-repeated="6"/>
        </table:table-row>
        <table:table-row table:style-name="ro1">
          <table:covered-table-cell table:style-name="ce280"/>
          <table:covered-table-cell table:number-columns-repeated="3" table:style-name="ce165"/>
          <table:table-cell table:style-name="ce299" table:number-columns-repeated="8"/>
          <table:table-cell table:style-name="Default" table:number-columns-repeated="11"/>
          <table:table-cell/>
          <table:table-cell table:style-name="ce247" office:value-type="string" calcext:value-type="string">
            <text:p>Mesmo volume?</text:p>
          </table:table-cell>
          <table:table-cell table:style-name="ce229" table:formula="of:=TRUE()" office:value-type="boolean" office:boolean-value="true" calcext:value-type="boolean">
            <text:p>VERDADERO</text:p>
          </table:table-cell>
          <table:table-cell table:style-name="ce225"/>
          <table:table-cell table:style-name="ce160" office:value-type="string" calcext:value-type="string">
            <text:p>N.º H</text:p>
          </table:table-cell>
          <table:table-cell table:style-name="ce160" table:formula="of:=OFFSET([.AD8];[.AC12];1)" office:value-type="float" office:value="1" calcext:value-type="float">
            <text:p>1</text:p>
          </table:table-cell>
          <table:table-cell table:style-name="ce160" table:formula="of:=&quot;N.º &quot;&amp;[.AF12]" office:value-type="string" office:string-value="N.º H₂O" calcext:value-type="string">
            <text:p>N.º H₂O</text:p>
          </table:table-cell>
          <table:table-cell table:style-name="ce160" table:formula="of:=LCM([.AE9:.AE10])*[.AE11]" office:value-type="float" office:value="1" calcext:value-type="float">
            <text:p>1</text:p>
          </table:table-cell>
          <table:table-cell table:style-name="ce160"/>
          <table:table-cell table:style-name="ce367" table:formula="of:=&quot;n(&quot;&amp;[.I3]&amp;&quot;) =&quot;" office:value-type="string" office:string-value="n(CH₃COOH) =" calcext:value-type="string">
            <text:p>n(CH₃COOH) =</text:p>
          </table:table-cell>
          <table:table-cell table:style-name="ce364" table:formula="of:=[.AH12]*[.AE9]/[.AE10]" office:value-type="float" office:value="0.000174666666666667" calcext:value-type="float">
            <text:p>0,000174666666666667</text:p>
          </table:table-cell>
          <table:table-cell table:style-name="Default"/>
          <table:table-cell table:style-name="ce108" table:number-columns-repeated="2"/>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number-columns-repeated="6"/>
        </table:table-row>
        <table:table-row table:style-name="ro1">
          <table:covered-table-cell table:style-name="ce280"/>
          <table:covered-table-cell table:number-columns-repeated="3" table:style-name="ce165"/>
          <table:table-cell table:style-name="ce299" table:number-columns-repeated="2"/>
          <table:table-cell table:style-name="ce307" table:formula="of:=[.AL1]" office:value-type="string" office:string-value="Criterio Q de Dixon "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table:formula="of:=IF(ISBLANK([.K14]);&quot;90&quot;&amp;REPT(&quot; &quot;;CELL(&quot;width&quot;));&quot;&quot;)&amp;&quot;%&quot;" office:value-type="string" office:string-value="90  %" calcext:value-type="string">
            <text:p>90 <text:s/>%</text:p>
          </table:table-cell>
          <table:table-cell table:style-name="Default" table:number-columns-repeated="11"/>
          <table:table-cell/>
          <table:table-cell table:style-name="ce108" office:value-type="string" calcext:value-type="string">
            <text:p>dato masa?</text:p>
          </table:table-cell>
          <table:table-cell table:style-name="ce229" table:formula="of:=ISBLANK([.G4])" office:value-type="boolean" office:boolean-value="false" calcext:value-type="boolean">
            <text:p>FALSO</text:p>
          </table:table-cell>
          <table:table-cell table:style-name="ce231"/>
          <table:table-cell table:style-name="ce160" table:formula="of:=&quot;N.º &quot;&amp;FORMULAQUIM(OFFSET([.AB8];[.AC12];1))" office:value-type="string" office:string-value="N.º (CH₃COO)⁻" calcext:value-type="string">
            <text:p>N.º (CH₃COO)⁻</text:p>
          </table:table-cell>
          <table:table-cell table:style-name="ce160" table:formula="of:=VALUE(IF([.AC12]=2;MID([.AB9];21;1);MID([.AB9];22;1)))" office:value-type="float" office:value="1" calcext:value-type="float">
            <text:p>1</text:p>
          </table:table-cell>
          <table:table-cell table:style-name="ce160" table:formula="of:=&quot;N.º &quot;&amp;[.AF11]" office:value-type="string" office:string-value="N.º NaCH₃COO" calcext:value-type="string">
            <text:p>N.º NaCH₃COO</text:p>
          </table:table-cell>
          <table:table-cell table:style-name="ce160" table:number-columns-repeated="2"/>
          <table:table-cell table:style-name="ce247" table:formula="of:=&quot;[&quot;&amp;[.I3]&amp;&quot;] =&quot;" office:value-type="string" office:string-value="[CH₃COOH] =" calcext:value-type="string">
            <text:p>[CH₃COOH] =</text:p>
          </table:table-cell>
          <table:table-cell table:style-name="ce346" table:formula="of:=1000*[.AH13]" office:value-type="float" office:value="0.174666666666667" calcext:value-type="float">
            <text:p>0,174666666666667</text:p>
          </table:table-cell>
          <table:table-cell table:style-name="Default"/>
          <table:table-cell table:style-name="ce108" table:number-columns-repeated="6"/>
          <table:table-cell table:number-columns-repeated="6"/>
        </table:table-row>
        <table:table-row table:style-name="ro1">
          <table:covered-table-cell table:style-name="ce280"/>
          <table:covered-table-cell table:number-columns-repeated="3" table:style-name="ce165"/>
          <table:table-cell table:style-name="ce299" table:number-columns-repeated="8"/>
          <table:table-cell table:style-name="Default" table:number-columns-repeated="11"/>
          <table:table-cell/>
          <table:table-cell table:style-name="ce108" table:number-columns-repeated="2"/>
          <table:table-cell table:style-name="ce160" office:value-type="string" calcext:value-type="string">
            <text:p>Axuste</text:p>
          </table:table-cell>
          <table:table-cell table:style-name="ce160" table:number-columns-repeated="4"/>
          <table:table-cell table:style-name="Default"/>
          <table:table-cell table:style-name="ce246" office:value-type="string" calcext:value-type="string">
            <text:p>[H⁺] =</text:p>
          </table:table-cell>
          <table:table-cell table:style-name="ce160" table:formula="of:=IF(ISBLANK([.J4]);[.AH14]*VALUE([.AD10]);(-[.$AD$6]+SQRT([.$AD$6]*[.$AD$6]+4*[.$AD$6]*[.AH14]))/2)" office:value-type="float" office:value="0.00176415566152552" calcext:value-type="float">
            <text:p>0,00176415566152552</text:p>
          </table:table-cell>
          <table:table-cell table:style-name="ce108" table:formula="of:=ABS(IF([.$AC$12]=1;14;0)+LOG10([.AH15]))" office:value-type="float" office:value="2.75346309723198" calcext:value-type="float">
            <text:p>2,75346309723198</text:p>
          </table:table-cell>
          <table:table-cell table:style-name="ce252"/>
          <table:table-cell table:style-name="ce108" table:number-columns-repeated="5"/>
          <table:table-cell table:number-columns-repeated="6"/>
        </table:table-row>
        <table:table-row table:style-name="ro1">
          <table:table-cell table:style-name="ce283" office:value-type="string" calcext:value-type="string">
            <text:p>N.º exp.</text:p>
          </table:table-cell>
          <table:table-cell table:style-name="ce291" office:value-type="string" calcext:value-type="string">
            <text:p><text:span text:style-name="T21">V(CH₃COOH</text:span>)</text:p>
          </table:table-cell>
          <table:table-cell table:style-name="ce291" office:value-type="string" calcext:value-type="string">
            <text:p>V (D NaOH)</text:p>
          </table:table-cell>
          <table:table-cell table:style-name="ce284"/>
          <table:table-cell table:style-name="ce300"/>
          <table:table-cell table:style-name="ce197" table:formula="of:=[$Índice.$H$3]" office:value-type="string" office:string-value="R     E     S     U     L     T     A     D     O     S" calcext:value-type="string" table:number-columns-spanned="6" table:number-rows-spanned="1">
            <text:p>R <text:s text:c="4"/>E <text:s text:c="4"/>S <text:s text:c="4"/>U <text:s text:c="4"/>L <text:s text:c="4"/>T <text:s text:c="4"/>A <text:s text:c="4"/>D <text:s text:c="4"/>O <text:s text:c="4"/>S</text:p>
          </table:table-cell>
          <table:covered-table-cell table:number-columns-repeated="2" table:style-name="Default"/>
          <table:covered-table-cell table:number-columns-repeated="3" table:style-name="ce300"/>
          <table:table-cell table:style-name="ce300"/>
          <table:table-cell table:style-name="Default" table:number-columns-repeated="11"/>
          <table:table-cell/>
          <table:table-cell table:style-name="ce108" table:number-columns-repeated="2"/>
          <table:table-cell table:style-name="ce231" office:value-type="string" calcext:value-type="string">
            <text:p>Coefs.</text:p>
          </table:table-cell>
          <table:table-cell table:style-name="ce334" table:formula="of:=IF([.AE10]=1;&quot;&quot;;[.AE10])">
            <text:p/>
          </table:table-cell>
          <table:table-cell table:style-name="ce338" table:formula="of:=IF([.AE9]=1;&quot;&quot;;[.AE9])">
            <text:p/>
          </table:table-cell>
          <table:table-cell table:style-name="ce108"/>
          <table:table-cell table:style-name="ce342" table:formula="of:=IF([.AE13]=1;&quot;&quot;;[.AE13])">
            <text:p/>
          </table:table-cell>
          <table:table-cell table:style-name="Default"/>
          <table:table-cell table:style-name="ce108" table:number-columns-repeated="9"/>
          <table:table-cell table:number-columns-repeated="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16.7" calcext:value-type="float">
            <text:p>16,7</text:p>
          </table:table-cell>
          <table:table-cell table:style-name="ce284"/>
          <table:table-cell table:style-name="ce300"/>
          <table:table-cell table:style-name="ce408" table:formula="of:=IF([.Z11];[.Y11];IF([.Z12];[.Y12];&quot;&quot;))">
            <text:p/>
          </table:table-cell>
          <table:table-cell table:style-name="ce300" table:number-columns-repeated="6"/>
          <table:table-cell table:style-name="Default" table:number-columns-repeated="11"/>
          <table:table-cell/>
          <table:table-cell table:style-name="ce108" table:number-columns-repeated="2"/>
          <table:table-cell table:style-name="ce231"/>
          <table:table-cell table:style-name="ce236" table:formula="of:=[.AF9]" office:value-type="string" office:string-value="NaOH" calcext:value-type="string">
            <text:p>NaOH</text:p>
          </table:table-cell>
          <table:table-cell table:style-name="ce419" table:formula="of:=[.AF10]" office:value-type="string" office:string-value="CH₃COOH" calcext:value-type="string">
            <text:p>CH₃COOH</text:p>
          </table:table-cell>
          <table:table-cell table:style-name="ce108" table:formula="of:=[.AF11]" office:value-type="string" office:string-value="NaCH₃COO" calcext:value-type="string">
            <text:p>NaCH₃COO</text:p>
          </table:table-cell>
          <table:table-cell table:style-name="ce108" table:formula="of:=[.AF12]" office:value-type="string" office:string-value="H₂O" calcext:value-type="string">
            <text:p>H₂O</text:p>
          </table:table-cell>
          <table:table-cell table:style-name="Default"/>
          <table:table-cell table:style-name="ce247" table:formula="of:=[.I27]" office:value-type="string" office:string-value="mol NaOH / cm³ D CH₃COOH =" calcext:value-type="string">
            <text:p>mol NaOH / cm³ D CH₃COOH =</text:p>
          </table:table-cell>
          <table:table-cell table:style-name="ce108" table:formula="of:=[.AH12]*1000" office:value-type="float" office:value="0.174666666666667" calcext:value-type="float">
            <text:p>0,174666666666667</text:p>
          </table:table-cell>
          <table:table-cell table:style-name="ce108" table:number-columns-repeated="3"/>
          <table:table-cell table:style-name="ce253"/>
          <table:table-cell table:style-name="Default" table:number-columns-repeated="3"/>
          <table:table-cell table:number-columns-repeated="6"/>
        </table:table-row>
        <table:table-row table:style-name="ro1">
          <table:table-cell table:style-name="ce284" office:value-type="float" office:value="2" calcext:value-type="float">
            <text:p>2</text:p>
          </table:table-cell>
          <table:table-cell table:style-name="ce284" office:value-type="float" office:value="10" calcext:value-type="float">
            <text:p>10</text:p>
          </table:table-cell>
          <table:table-cell table:style-name="ce284" office:value-type="float" office:value="17.9" calcext:value-type="float">
            <text:p>17,9</text:p>
          </table:table-cell>
          <table:table-cell table:style-name="ce284"/>
          <table:table-cell table:style-name="ce300" table:number-columns-repeated="2"/>
          <table:table-cell table:style-name="ce300" table:formula="of:=[.AB16]&amp;&quot; &quot;&amp;[.AB17]&amp;&quot; + &quot;&amp;[.AC16]&amp;&quot; &quot;&amp;[.AC17]&amp;&quot; → &quot;&amp;[.AD16]&amp;&quot; &quot;&amp;[.AD17]&amp;&quot; + &quot;&amp;[.AE16]&amp;&quot; &quot;&amp;[.AE17]" office:value-type="string" office:string-value=" NaOH +  CH₃COOH →  NaCH₃COO +  H₂O" calcext:value-type="string">
            <text:p><text:s/>NaOH + <text:s/>CH₃COOH → <text:s/>NaCH₃COO + <text:s/>H₂O</text:p>
          </table:table-cell>
          <table:table-cell table:style-name="ce300" table:number-columns-repeated="5"/>
          <table:table-cell table:number-columns-repeated="12"/>
          <table:table-cell table:style-name="ce108" table:number-columns-repeated="2"/>
          <table:table-cell table:style-name="ce233"/>
          <table:table-cell table:style-name="ce225"/>
          <table:table-cell table:style-name="Default" table:number-columns-repeated="4"/>
          <table:table-cell table:style-name="ce108" table:number-columns-repeated="5"/>
          <table:table-cell table:style-name="ce160"/>
          <table:table-cell table:style-name="Default" table:number-columns-repeated="3"/>
          <table:table-cell table:number-columns-repeated="6"/>
        </table:table-row>
        <table:table-row table:style-name="ro1">
          <table:table-cell table:style-name="ce284" office:value-type="float" office:value="3" calcext:value-type="float">
            <text:p>3</text:p>
          </table:table-cell>
          <table:table-cell table:style-name="ce284" office:value-type="float" office:value="10" calcext:value-type="float">
            <text:p>10</text:p>
          </table:table-cell>
          <table:table-cell table:style-name="ce284" office:value-type="float" office:value="17.8" calcext:value-type="float">
            <text:p>17,8</text:p>
          </table:table-cell>
          <table:table-cell table:style-name="ce284"/>
          <table:table-cell table:style-name="ce300" table:number-columns-repeated="2"/>
          <table:table-cell table:style-name="ce728" table:formula="of:=[.AF9]" office:value-type="string" office:string-value="NaOH" calcext:value-type="string">
            <text:p>NaOH</text:p>
          </table:table-cell>
          <table:table-cell table:style-name="ce728" table:formula="of:=[.AF10]" office:value-type="string" office:string-value="CH₃COOH" calcext:value-type="string">
            <text:p>CH₃COOH</text:p>
          </table:table-cell>
          <table:table-cell table:style-name="ce317"/>
          <table:table-cell table:style-name="ce728" table:formula="of:=IF([.$Z$14];&quot;g &quot;;&quot;cm³ D &quot;)&amp;[.AF9]" office:value-type="string" office:string-value="cm³ D NaOH" calcext:value-type="string">
            <text:p>cm³ D NaOH</text:p>
          </table:table-cell>
          <table:table-cell table:style-name="ce300" table:number-columns-repeated="2"/>
          <table:table-cell table:number-columns-repeated="12"/>
          <table:table-cell table:style-name="ce108" table:number-columns-repeated="2"/>
          <table:table-cell table:style-name="ce231"/>
          <table:table-cell table:style-name="ce236"/>
          <table:table-cell table:style-name="Default" table:number-columns-repeated="4"/>
          <table:table-cell table:style-name="ce108" table:number-columns-repeated="6"/>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0]);ISBLANK([.C20]));&quot;&quot;;&quot;cm³&quot;)">
            <text:p/>
          </table:table-cell>
          <table:table-cell table:style-name="ce300"/>
          <table:table-cell table:style-name="ce728" table:formula="of:=T([.F7])" office:value-type="string" office:string-value="N.º exp." calcext:value-type="string">
            <text:p>N.º exp.</text:p>
          </table:table-cell>
          <table:table-cell table:style-name="ce728"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AF10]" office:value-type="string" office:string-value="cm³ D CH₃COOH" calcext:value-type="string">
            <text:p>cm³ D CH₃COOH</text:p>
          </table:table-cell>
          <table:table-cell table:style-name="ce300" table:number-columns-repeated="2"/>
          <table:table-cell table:number-columns-repeated="12"/>
          <table:table-cell table:style-name="ce108" table:number-columns-repeated="2"/>
          <table:table-cell table:style-name="ce231"/>
          <table:table-cell table:style-name="ce160"/>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1]);ISBLANK([.C21]));&quot;&quot;;&quot;cm³&quot;)">
            <text:p/>
          </table:table-cell>
          <table:table-cell table:style-name="ce300"/>
          <table:table-cell table:style-name="ce300" table:formula="of:=[.F8]" office:value-type="float" office:value="1" calcext:value-type="float">
            <text:p>1</text:p>
          </table:table-cell>
          <table:table-cell table:style-name="ce300" table:formula="of:=IF(LEN([.H21])&gt;0;[.G8];&quot;&quot;)" office:value-type="float" office:value="16.7" calcext:value-type="float">
            <text:p>16,7</text:p>
          </table:table-cell>
          <table:table-cell table:style-name="ce300" table:formula="of:=IF(ISBLANK([.I8]);&quot;&quot;;[.I8])" office:value-type="float" office:value="10" calcext:value-type="float">
            <text:p>10</text:p>
          </table:table-cell>
          <table:table-cell table:style-name="ce324" table:formula="of:=IF(AND(LEN([.H21])&gt;0;[.AJ3]=0);[.$AK$2];&quot;&quot;)">
            <text:p/>
          </table:table-cell>
          <table:table-cell table:style-name="ce728" table:formula="of:=IF(LEN([.H21])&gt;0;NUMFORMA([.AH3];[.$Z$6];[.$Z$7];[.$Z$8]);&quot;&quot;)" office:value-type="string" office:string-value="1,67" calcext:value-type="string">
            <text:p>1,67</text:p>
          </table:table-cell>
          <table:table-cell table:style-name="ce300" table:number-columns-repeated="2"/>
          <table:table-cell table:number-columns-repeated="12"/>
          <table:table-cell table:style-name="ce108" table:number-columns-repeated="2"/>
          <table:table-cell table:style-name="ce160"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92" table:content-validation-name="val4" office:value-type="string" calcext:value-type="string" table:number-columns-spanned="2" table:number-rows-spanned="1">
            <text:p>OUTROS CÁLCULOS</text:p>
          </table:table-cell>
          <table:covered-table-cell table:style-name="Default"/>
          <table:table-cell table:style-name="Default"/>
          <table:table-cell table:style-name="ce300"/>
          <table:table-cell table:style-name="ce300" table:formula="of:=[.F9]" office:value-type="float" office:value="2" calcext:value-type="float">
            <text:p>2</text:p>
          </table:table-cell>
          <table:table-cell table:style-name="ce300" table:formula="of:=IF(LEN([.H22])&gt;0;[.G9];&quot;&quot;)" office:value-type="float" office:value="17.9" calcext:value-type="float">
            <text:p>17,9</text:p>
          </table:table-cell>
          <table:table-cell table:style-name="ce300" table:formula="of:=IF(ISBLANK([.I9]);&quot;&quot;;[.I9])" office:value-type="float" office:value="10" calcext:value-type="float">
            <text:p>10</text:p>
          </table:table-cell>
          <table:table-cell table:style-name="ce408" table:formula="of:=IF(AND(LEN([.H22])&gt;0;[.AJ4]=0);[.$AK$2];&quot;&quot;)">
            <text:p/>
          </table:table-cell>
          <table:table-cell table:style-name="ce728" table:formula="of:=IF(LEN([.H22])&gt;0;NUMFORMA([.AH4];[.$Z$6];[.$Z$7];[.$Z$8]);&quot;&quot;)" office:value-type="string" office:string-value="1,79" calcext:value-type="string">
            <text:p>1,79</text:p>
          </table:table-cell>
          <table:table-cell table:style-name="ce300" table:number-columns-repeated="2"/>
          <table:table-cell table:style-name="Default" table:number-columns-repeated="3"/>
          <table:table-cell table:number-columns-repeated="9"/>
          <table:table-cell table:style-name="ce108" table:number-columns-repeated="2"/>
          <table:table-cell table:style-name="ce160"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62" table:formula="of:=CHOOSE([.Z4];&quot;&quot;;[$Axuda.A145];[$Axuda.A169];[.A81];[$Axuda.A159]&amp;CHAR(10)&amp;[.A101];[$Axuda.$A$163];[.$A$111])" office:value-type="string" office:string-value="Escribir as ecuacións de cálculo nas celas de cor branca con bordo azul.&#10;Se o contido dunha cela está en formato científico (6,02·10²³), usar a función AVALOR para calcular o seu valor numérico. (6,02·10²³ parece un número pero a folla de cálculo veo como un texto)&#10;Pódese escribir unha etiqueta para a magnitude nas celas á dereita de «Etiqueta»" calcext:value-type="string" table:number-columns-spanned="4" table:number-rows-spanned="26">
            <text:p>Escribir as ecuacións de cálculo nas celas de cor branca con bordo azul.</text:p>
            <text:p>Se o contido dunha cela está en formato científico (6,02·10²³), usar a función AVALOR para calcular o seu valor numérico. (6,02·10²³ parece un número pero a folla de cálculo veo como un texto)</text:p>
            <text:p>Pódese escribir unha etiqueta para a magnitude nas celas á dereita de «Etiqueta»</text:p>
          </table:table-cell>
          <table:covered-table-cell table:number-columns-repeated="3" table:style-name="Default"/>
          <table:table-cell table:style-name="ce300"/>
          <table:table-cell table:style-name="ce300" table:formula="of:=[.F10]" office:value-type="float" office:value="3" calcext:value-type="float">
            <text:p>3</text:p>
          </table:table-cell>
          <table:table-cell table:style-name="ce300" table:formula="of:=IF(LEN([.H23])&gt;0;[.G10];&quot;&quot;)" office:value-type="float" office:value="17.8" calcext:value-type="float">
            <text:p>17,8</text:p>
          </table:table-cell>
          <table:table-cell table:style-name="ce300" table:formula="of:=IF(ISBLANK([.I10]);&quot;&quot;;[.I10])" office:value-type="float" office:value="10" calcext:value-type="float">
            <text:p>10</text:p>
          </table:table-cell>
          <table:table-cell table:style-name="ce408" table:formula="of:=IF(AND(LEN([.H23])&gt;0;[.AJ5]=0);[.$AK$2];&quot;&quot;)">
            <text:p/>
          </table:table-cell>
          <table:table-cell table:style-name="ce728" table:formula="of:=IF(LEN([.H23])&gt;0;NUMFORMA([.AH5];[.$Z$6];[.$Z$7];[.$Z$8]);&quot;&quot;)" office:value-type="string" office:string-value="1,78" calcext:value-type="string">
            <text:p>1,78</text:p>
          </table:table-cell>
          <table:table-cell table:style-name="ce300" table:number-columns-repeated="2"/>
          <table:table-cell table:number-columns-repeated="12"/>
          <table:table-cell table:style-name="ce108" table:number-columns-repeated="2"/>
          <table:table-cell table:style-name="ce160" table:number-columns-repeated="2"/>
          <table:table-cell table:style-name="Default" table:number-columns-repeated="5"/>
          <table:table-cell table:style-name="ce108"/>
          <table:table-cell table:style-name="ce160"/>
          <table:table-cell table:style-name="ce252" table:number-columns-repeated="2"/>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1]">
            <text:p/>
          </table:table-cell>
          <table:table-cell table:style-name="ce300" table:formula="of:=IF(LEN([.H24])&gt;0;[.G11];&quot;&quot;)">
            <text:p/>
          </table:table-cell>
          <table:table-cell table:style-name="ce300" table:formula="of:=IF(ISBLANK([.I11]);&quot;&quot;;[.I11])">
            <text:p/>
          </table:table-cell>
          <table:table-cell table:style-name="ce408" table:formula="of:=IF(AND(LEN([.H24])&gt;0;[.AJ6]=0);[.$AK$2];&quot;&quot;)">
            <text:p/>
          </table:table-cell>
          <table:table-cell table:style-name="ce728" table:formula="of:=IF(LEN([.H24])&gt;0;NUMFORMA([.AH6];[.$Z$6];[.$Z$7];[.$Z$8]);&quot;&quot;)">
            <text:p/>
          </table:table-cell>
          <table:table-cell table:style-name="ce300" table:number-columns-repeated="2"/>
          <table:table-cell table:number-columns-repeated="12"/>
          <table:table-cell table:style-name="ce108" table:number-columns-repeated="2"/>
          <table:table-cell table:style-name="ce160" table:number-columns-repeated="2"/>
          <table:table-cell table:style-name="Default" table:number-columns-repeated="5"/>
          <table:table-cell table:style-name="ce160" table:number-columns-repeated="2"/>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2]">
            <text:p/>
          </table:table-cell>
          <table:table-cell table:style-name="ce300" table:formula="of:=IF(LEN([.H25])&gt;0;[.G12];&quot;&quot;)">
            <text:p/>
          </table:table-cell>
          <table:table-cell table:style-name="ce300" table:formula="of:=IF(ISBLANK([.I12]);&quot;&quot;;[.I12])">
            <text:p/>
          </table:table-cell>
          <table:table-cell table:style-name="ce408" table:formula="of:=IF(AND(LEN([.H25])&gt;0;[.AJ7]=0);[.$AK$2];&quot;&quot;)">
            <text:p/>
          </table:table-cell>
          <table:table-cell table:style-name="ce728" table:formula="of:=IF(LEN([.H25])&gt;0;NUMFORMA([.AH7];[.$Z$6];[.$Z$7];[.$Z$8]);&quot;&quot;)">
            <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160" table:number-columns-repeated="2"/>
          <table:table-cell table:style-name="Default" table:number-columns-repeated="5"/>
          <table:table-cell table:style-name="ce108" table:number-columns-repeated="5"/>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office:value-type="string" calcext:value-type="string">
            <text:p>Valor medio =</text:p>
          </table:table-cell>
          <table:table-cell table:style-name="ce319" table:formula="of:=NUMFORMA([.AJ8];[.$Z$6];[.$Z$7];[.$Z$8])" office:value-type="string" office:string-value="1,75" calcext:value-type="string">
            <text:p>1,75</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table:table-cell table:style-name="ce108" table:number-columns-repeated="2"/>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table:formula="of:=&quot;mol &quot;&amp;[.AF9]&amp;&quot; / &quot;&amp;[.J20]&amp;&quot; =&quot;" office:value-type="string" office:string-value="mol NaOH / cm³ D CH₃COOH =" calcext:value-type="string">
            <text:p>mol NaOH / cm³ D CH₃COOH =</text:p>
          </table:table-cell>
          <table:table-cell table:style-name="ce319" table:formula="of:=NUMFORMA([.AH17];[.$Z$6];[.$Z$7];[.$Z$8])" office:value-type="string" office:string-value="0,175" calcext:value-type="string">
            <text:p>0,175</text:p>
          </table:table-cell>
          <table:table-cell table:style-name="ce300" table:number-columns-repeated="2"/>
          <table:table-cell table:number-columns-repeated="12"/>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table:number-columns-repeated="2"/>
          <table:table-cell table:style-name="Default" table:number-columns-repeated="4"/>
          <table:table-cell table:number-columns-repeated="6"/>
        </table:table-row>
        <table:table-row table:style-name="ro1">
          <table:covered-table-cell table:number-columns-repeated="4" table:style-name="Default"/>
          <table:table-cell table:style-name="ce300" table:number-columns-repeated="2"/>
          <table:table-cell table:style-name="ce728" table:formula="of:=&quot;[&quot;&amp;[.I3]&amp;&quot;] =&quot;" office:value-type="string" office:string-value="[CH₃COOH] =" calcext:value-type="string">
            <text:p>[CH₃COOH] =</text:p>
          </table:table-cell>
          <table:table-cell table:style-name="ce728" table:formula="of:=NUMFORMA([.AH14];[.$Z$6];[.$Z$7];[.$Z$8])" office:value-type="string" office:string-value="0,175" calcext:value-type="string">
            <text:p>0,175</text:p>
          </table:table-cell>
          <table:table-cell table:style-name="ce411" office:value-type="string" calcext:value-type="string">
            <text:p>mol/dm³</text:p>
          </table:table-cell>
          <table:table-cell table:style-name="ce300" table:formula="of:=&quot;pH = &quot;&amp;NUMFORMA([.AI15];[.$Z$6];[.$Z$7];[.$Z$8])" office:value-type="string" office:string-value="pH = 2,75" calcext:value-type="string">
            <text:p>pH = 2,75</text:p>
          </table:table-cell>
          <table:table-cell table:style-name="ce300" table:number-columns-repeated="2"/>
          <table:table-cell table:number-columns-repeated="12"/>
          <table:table-cell table:style-name="ce108" table:number-columns-repeated="3"/>
          <table:table-cell table:style-name="ce160" table:number-columns-repeated="5"/>
          <table:table-cell table:style-name="Default" table:number-columns-repeated="2"/>
          <table:table-cell table:style-name="ce160"/>
          <table:table-cell table:style-name="ce247"/>
          <table:table-cell table:style-name="ce160"/>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Default" table:number-columns-repeated="7"/>
          <table:table-cell table:style-name="ce160"/>
          <table:table-cell table:style-name="ce506"/>
          <table:table-cell table:style-name="ce160"/>
          <table:table-cell/>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197" table:formula="of:=EXPANDETEXTO([$Índice.$G$4];3)" office:value-type="string" office:string-value="O   U   T   R   O   S       C   Á   L   C   U   L   O   S" calcext:value-type="string" table:number-columns-spanned="6" table:number-rows-spanned="1">
            <text:p>O <text:s text:c="2"/>U <text:s text:c="2"/>T <text:s text:c="2"/>R <text:s text:c="2"/>O <text:s text:c="2"/>S <text:s text:c="6"/>C <text:s text:c="2"/>Á <text:s text:c="2"/>L <text:s text:c="2"/>C <text:s text:c="2"/>U <text:s text:c="2"/>L <text:s text:c="2"/>O <text:s text:c="2"/>S</text:p>
          </table:table-cell>
          <table:covered-table-cell table:number-columns-repeated="2" table:style-name="ce303"/>
          <table:covered-table-cell table:number-columns-repeated="2" table:style-name="ce299"/>
          <table:covered-table-cell table:style-name="ce300"/>
          <table:table-cell table:style-name="ce300"/>
          <table:table-cell table:number-columns-repeated="15"/>
          <table:table-cell table:style-name="Default" table:number-columns-repeated="7"/>
          <table:table-cell table:style-name="ce246"/>
          <table:table-cell table:style-name="ce507"/>
          <table:table-cell table:style-name="ce508"/>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Etiqueta: </text:p>
          </table:table-cell>
          <table:table-cell table:style-name="ce25" table:number-columns-repeated="4"/>
          <table:table-cell table:style-name="ce300" table:number-columns-repeated="2"/>
          <table:table-cell table:number-columns-repeated="15"/>
          <table:table-cell table:style-name="Default" table:number-columns-repeated="7"/>
          <table:table-cell table:style-name="ce503"/>
          <table:table-cell table:style-name="ce506"/>
          <table:table-cell table:style-name="ce160"/>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Fórmula: </text:p>
          </table:table-cell>
          <table:table-cell table:style-name="ce88" table:number-columns-repeated="4"/>
          <table:table-cell table:style-name="ce300" table:number-columns-repeated="2"/>
          <table:table-cell table:number-columns-repeated="15"/>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328"/>
          <table:table-cell table:style-name="ce227" office:value-type="date" office:date-value="2025-07-27" calcext:value-type="date">
            <text:p>27/07/25</text:p>
          </table:table-cell>
          <table:table-cell table:style-name="Default" table:number-columns-repeated="3"/>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table-cell table:style-name="Default"/>
          <table:table-cell table:number-columns-repeated="18"/>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table-cell table:style-name="Default" table:number-columns-repeated="4"/>
          <table:table-cell/>
          <table:table-cell table:style-name="ce153"/>
          <table:table-cell table:style-name="Default" table:number-columns-repeated="6"/>
          <table:table-cell table:number-columns-repeated="35"/>
        </table:table-row>
        <table:table-row table:style-name="ro1">
          <table:table-cell table:style-name="Default" table:number-columns-repeated="4"/>
          <table:table-cell table:style-name="ce193"/>
          <table:table-cell/>
          <table:table-cell table:style-name="Default" table:number-columns-repeated="6"/>
          <table:table-cell table:number-columns-repeated="35"/>
        </table:table-row>
        <table:table-row table:style-name="ro1">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2">
          <table:table-cell table:style-name="Default" table:number-columns-repeated="4"/>
          <table:table-cell/>
          <table:table-cell table:style-name="ce193"/>
          <table:table-cell table:style-name="Default" table:number-columns-repeated="6"/>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6">
          <table:table-cell table:style-name="Default" table:number-columns-repeated="9"/>
          <table:table-cell table:number-columns-repeated="38"/>
        </table:table-row>
        <table:table-row table:style-name="ro1" table:number-rows-repeated="3">
          <table:table-cell table:number-columns-repeated="4"/>
          <table:table-cell table:style-name="Default" table:number-columns-repeated="5"/>
          <table:table-cell table:number-columns-repeated="38"/>
        </table:table-row>
        <table:table-row table:style-name="ro1">
          <table:table-cell table:number-columns-repeated="47"/>
        </table:table-row>
        <table:table-row table:style-name="ro1">
          <table:table-cell table:style-name="ce287" office:value-type="string" calcext:value-type="string" table:number-columns-spanned="10" table:number-rows-spanned="13">
            <text:p>Elixa, nas celas de cor laranxa, as unidades dos datos de que dispón.</text:p>
            <text:p>Escriba os valores dos datos dos que dispón nas celas de cor branca e bordo azul.</text:p>
            <text:p>Se se deixa en branco a cela debaixo da fórmula química do composto «Dato», suponse que os datos son da masa.</text:p>
            <text:p>Os datos analízanse co criterio Q de Dixon para ver se se pode rexeitar o valor máis alto ou o máis baixo segundo o nivel de confianza elixido (por defecto 90%. Un nivel do 99% admite valores máis «separados», xa que se esixe un 99% de probabilidade de un sexa realmente «non válido»).</text:p>
            <text:p>Para calcular o pH da disolución incógnita debe darse o valor da constante de acidez ou basicidade. Se se deixa en branco, suponse que é unha especie fort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290" table:number-columns-spanned="10" table:number-rows-spanned="8"/>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2">
          <table:table-cell table:number-columns-repeated="47"/>
        </table:table-row>
        <table:table-row table:style-name="ro1">
          <table:table-cell table:style-name="ce287" office:value-type="string" calcext:value-type="string" table:number-columns-spanned="10" table:number-rows-spanned="8">
            <text:p>Elixa nas celas de cor laranxa a magnitude que se representa en cada eix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1048457">
          <table:table-cell table:number-columns-repeated="47"/>
        </table:table-row>
        <table:table-row table:style-name="ro1">
          <table:table-cell table:number-columns-repeated="47"/>
        </table:table-row>
      </table:table>
      <table:table table:name="D_ValAcBase" table:style-name="ta1" table:print="false">
        <office:forms form:automatic-focus="false" form:apply-design-mode="false"/>
        <table:table-column table:style-name="co11" table:number-columns-repeated="4" table:default-cell-style-name="ce63"/>
        <table:table-column table:style-name="co21" table:default-cell-style-name="ce63"/>
        <table:table-column table:style-name="co4" table:number-columns-repeated="5" table:default-cell-style-name="ce63"/>
        <table:table-column table:style-name="co21" table:default-cell-style-name="ce63"/>
        <table:table-column table:style-name="co8"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style-name="Default"/>
          <table:covered-table-cell table:number-columns-repeated="2" table:style-name="ce309"/>
          <table:covered-table-cell table:number-columns-repeated="2" table:style-name="ce299"/>
          <table:table-cell table:style-name="ce299"/>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table-cell table:style-name="ce370" office:value-type="string" calcext:value-type="string">
            <text:p>P.A.U.</text:p>
          </table:table-cell>
          <table:table-cell table:style-name="ce361"/>
          <table:table-cell table:style-name="ce370"/>
          <table:table-cell table:style-name="ce361" office:value-type="string" calcext:value-type="string">
            <text:p>extr. 25</text:p>
          </table:table-cell>
          <table:table-cell table:style-name="ce299" table:number-columns-repeated="2"/>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27" office:value-type="string" calcext:value-type="string" table:number-columns-spanned="4" table:number-rows-spanned="13">
            <text:p><text:span text:style-name="T19">Para cuantificar a presenza de ácido sulfúrico na auga de choiva valorouse unha mostra empregando como valorante unha disolución de hidróxido de sodio de concentración </text:span><text:span text:style-name="T22">5,0·10⁻⁴</text:span><text:span text:style-name="T18"> mol/dm³. Repetiuse tres veces a valoración para maior exactitude, cos resultados amosados na Táboa. (A.B.A.U. extr.. 25)</text:span></text:p>
            <text:p><text:span text:style-name="T18">a) Escriba a reacción entre o ácido e a base, e determine a concentración de ácido sulfúrico na mostra da auga de choiva.</text:span></text:p>
            <text:p><text:span text:style-name="T18">b) Calcule o pH da mostra da auga de choiva valorada supoñendo que todo o ácido sulfúrico está disociado.</text:span></text:p>
            <text:p><text:span text:style-name="T18">Rta.: a) 2 NaOH + H₂SO₄ → Na₂SO₄ + 2 H₂O;</text:span></text:p>
            <text:p><text:span text:style-name="T18">[H₂SO₄] = 4,90×10⁻⁴ mol/dm³; b) pH = 3,01</text:span></text:p>
          </table:table-cell>
          <table:covered-table-cell table:style-name="ce280"/>
          <table:covered-table-cell table:number-columns-repeated="2" table:style-name="ce279"/>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ₐ</text:p>
          </table:table-cell>
          <table:table-cell table:style-name="ce299" table:number-columns-repeated="2"/>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4" table:style-name="ce279"/>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8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Concentración: </text:p>
          </table:table-cell>
          <table:table-cell table:style-name="DatoEntrada" office:value-type="string" calcext:value-type="string">
            <text:p>5,0·10⁻⁴</text:p>
          </table:table-cell>
          <table:table-cell table:style-name="ce311" table:content-validation-name="val5" office:value-type="string" calcext:value-type="string">
            <text:p>mol/dm³</text:p>
          </table:table-cell>
          <table:table-cell table:style-name="ce150"/>
          <table:table-cell table:style-name="ce299"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79"/>
          <table:table-cell table:style-name="ce299"/>
          <table:table-cell table:style-name="ce150"/>
          <table:table-cell table:style-name="ce644"/>
          <table:table-cell table:style-name="ce311"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8"/>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80"/>
          <table:covered-table-cell table:style-name="ce279"/>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table-cell table:style-name="ce328" office:value-type="string" calcext:value-type="string">
            <text:p>Volver a «Lente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4" table:style-name="ce280"/>
          <table:table-cell table:style-name="ce299"/>
          <table:table-cell table:style-name="ce183"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80"/>
          <table:table-cell table:style-name="ce299"/>
          <table:table-cell table:style-name="ce183"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0]);ISBLANK([.C2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text:span text:style-name="T18">Determinar a concentración dunha disolución de NaOH con ácido oxálico.</text:span></text:p>
            <text:p><text:span text:style-name="T19">Rta.: a) 2 NaOH + </text:span><text:span text:style-name="T20">H₂C₂O₄</text:span><text:span text:style-name="T18"> → Na₂C₂O₄ + 2 H₂O;</text:span></text:p>
            <text:p><text:span text:style-name="T19">[NaOH</text:span><text:span text:style-name="T18">] = 0,138 mol/dm³</text:span></text:p>
          </table:table-cell>
          <table:covered-table-cell table:style-name="ce280"/>
          <table:covered-table-cell table:number-columns-repeated="2" table:style-name="ce279"/>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2"/>
          <table:table-cell table:style-name="ce529" office:value-type="string" calcext:value-type="string">
            <text:p>H₂C₂O₄</text:p>
          </table:table-cell>
          <table:table-cell table:style-name="ce299"/>
          <table:table-cell table:style-name="ce529" office:value-type="string" calcext:value-type="string">
            <text:p>NaOH</text:p>
          </table:table-cell>
          <table:table-cell table:style-name="ce8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table:table-cell table:style-name="DatoEntrada"/>
          <table:table-cell table:style-name="ce311" table:content-validation-name="val5"/>
          <table:table-cell table:style-name="ce150"/>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table:table-cell table:style-name="ce644"/>
          <table:table-cell table:style-name="ce311"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280"/>
          <table:covered-table-cell table:style-name="ce279"/>
          <table:table-cell table:style-name="ce299"/>
          <table:table-cell table:style-name="ce183" office:value-type="float" office:value="1" calcext:value-type="float">
            <text:p>1</text:p>
          </table:table-cell>
          <table:table-cell table:style-name="ce644" office:value-type="float" office:value="0.09" calcext:value-type="float">
            <text:p>0,09</text:p>
          </table:table-cell>
          <table:table-cell table:style-name="ce150"/>
          <table:table-cell table:style-name="ce644" office:value-type="float" office:value="13.4" calcext:value-type="float">
            <text:p>13,4</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office:value-type="float" office:value="2" calcext:value-type="float">
            <text:p>2</text:p>
          </table:table-cell>
          <table:table-cell table:style-name="ce202" office:value-type="float" office:value="0.08" calcext:value-type="float">
            <text:p>0,08</text:p>
          </table:table-cell>
          <table:table-cell table:style-name="ce150"/>
          <table:table-cell table:style-name="ce202" office:value-type="float" office:value="12.9" calcext:value-type="float">
            <text:p>12,9</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office:value-type="float" office:value="3" calcext:value-type="float">
            <text:p>3</text:p>
          </table:table-cell>
          <table:table-cell table:style-name="ce202" office:value-type="float" office:value="0.12" calcext:value-type="float">
            <text:p>0,12</text:p>
          </table:table-cell>
          <table:table-cell table:style-name="ce150"/>
          <table:table-cell table:style-name="ce202" office:value-type="float" office:value="21" calcext:value-type="float">
            <text:p>21</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m(H₂C₂O₄)</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0.09" calcext:value-type="float">
            <text:p>0,09</text:p>
          </table:table-cell>
          <table:table-cell table:style-name="ce284" office:value-type="float" office:value="13.4" calcext:value-type="float">
            <text:p>13,4</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0.08" calcext:value-type="float">
            <text:p>0,08</text:p>
          </table:table-cell>
          <table:table-cell table:style-name="ce284" office:value-type="float" office:value="12.9" calcext:value-type="float">
            <text:p>12,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0.12" calcext:value-type="float">
            <text:p>0,12</text:p>
          </table:table-cell>
          <table:table-cell table:style-name="ce284" office:value-type="float" office:value="21" calcext:value-type="float">
            <text:p>21</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0]);ISBLANK([.C4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text:span text:style-name="T18">Determinar a concentración dunha disolución de ácido acético con NaOH de concentración 0,1 mol/dm³</text:span></text:p>
            <text:p><text:span text:style-name="T19">Rta.: a)  NaOH +  CH₃COOH →  NaCH₃COO +  H₂O;</text:span></text:p>
            <text:p><text:span text:style-name="T19">[CH₃CO</text:span><text:span text:style-name="T20">OH</text:span><text:span text:style-name="T18">] = 0,175 mol/dm³</text:span></text:p>
          </table:table-cell>
          <table:covered-table-cell table:style-name="ce280"/>
          <table:covered-table-cell table:number-columns-repeated="2" table:style-name="ce279"/>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CH₃COOH</text:p>
          </table:table-cell>
          <table:table-cell table:style-name="ce316" office:value-type="string" calcext:value-type="string">
            <text:p>Kₐ</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Concentración: </text:p>
          </table:table-cell>
          <table:table-cell table:style-name="DatoEntrada" office:value-type="float" office:value="0.1" calcext:value-type="float">
            <text:p>0,1</text:p>
          </table:table-cell>
          <table:table-cell table:style-name="ce311" table:content-validation-name="val5" office:value-type="string" calcext:value-type="string">
            <text:p>mol/dm³</text:p>
          </table:table-cell>
          <table:table-cell table:style-name="ce150"/>
          <table:table-cell table:style-name="ce86" office:value-type="string" calcext:value-type="string">
            <text:p>1,8·10⁻⁵</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table:table-cell table:style-name="ce644"/>
          <table:table-cell table:style-name="ce311"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280"/>
          <table:covered-table-cell table:style-name="ce279"/>
          <table:table-cell table:style-name="ce299"/>
          <table:table-cell table:style-name="ce183" office:value-type="float" office:value="1" calcext:value-type="float">
            <text:p>1</text:p>
          </table:table-cell>
          <table:table-cell table:style-name="ce644" office:value-type="float" office:value="16.7" calcext:value-type="float">
            <text:p>16,7</text:p>
          </table:table-cell>
          <table:table-cell table:style-name="ce150"/>
          <table:table-cell table:style-name="ce644"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office:value-type="float" office:value="2" calcext:value-type="float">
            <text:p>2</text:p>
          </table:table-cell>
          <table:table-cell table:style-name="ce202" office:value-type="float" office:value="17.9" calcext:value-type="float">
            <text:p>17,9</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office:value-type="float" office:value="3" calcext:value-type="float">
            <text:p>3</text:p>
          </table:table-cell>
          <table:table-cell table:style-name="ce202" office:value-type="float" office:value="17.8" calcext:value-type="float">
            <text:p>17,8</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text:span text:style-name="T21">V(HCH₃CO₂</text:span>)</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16.7" calcext:value-type="float">
            <text:p>16,7</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10" calcext:value-type="float">
            <text:p>10</text:p>
          </table:table-cell>
          <table:table-cell table:style-name="ce284" office:value-type="float" office:value="17.9" calcext:value-type="float">
            <text:p>17,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10" calcext:value-type="float">
            <text:p>10</text:p>
          </table:table-cell>
          <table:table-cell table:style-name="ce284" office:value-type="float" office:value="17.8" calcext:value-type="float">
            <text:p>17,8</text:p>
          </table:table-cell>
          <table:table-cell table:style-name="ce284"/>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0]);ISBLANK([.C60]));&quot;&quot;;&quot;cm³&quot;)">
            <text:p/>
          </table:table-cell>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6"/>
          <table:table-cell table:number-columns-repeated="51"/>
        </table:table-row>
        <table:table-row table:style-name="ro1" table:number-rows-repeated="13">
          <table:table-cell table:style-name="Default" table:number-columns-repeated="10"/>
          <table:table-cell table:number-columns-repeated="51"/>
        </table:table-row>
        <table:table-row table:style-name="ro1" table:number-rows-repeated="22">
          <table:table-cell table:style-name="Default" table:number-columns-repeated="10"/>
          <table:table-cell table:number-columns-repeated="4"/>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1"/>
        </table:table-row>
        <table:table-row table:style-name="ro1" table:number-rows-repeated="4">
          <table:table-cell table:style-name="Default" table:number-columns-repeated="12"/>
          <table:table-cell table:number-columns-repeated="49"/>
        </table:table-row>
        <table:table-row table:style-name="ro1" table:number-rows-repeated="151">
          <table:table-cell table:style-name="Default" table:number-columns-repeated="10"/>
          <table:table-cell table:number-columns-repeated="51"/>
        </table:table-row>
        <table:table-row table:style-name="ro1" table:number-rows-repeated="2">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3"><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1"/>
        </table:table-row>
        <table:table-row table:style-name="ro1">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3"><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1"/>
        </table:table-row>
        <table:table-row table:style-name="ro1" table:number-rows-repeated="1048288">
          <table:table-cell table:number-columns-repeated="61"/>
        </table:table-row>
        <table:table-row table:style-name="ro2" table:number-rows-repeated="2">
          <table:table-cell table:number-columns-repeated="61"/>
        </table:table-row>
        <table:table-row table:style-name="ro2">
          <table:table-cell table:number-columns-repeated="61"/>
        </table:table-row>
      </table:table>
      <table:table table:name="ValRedox"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4" table:default-cell-style-name="ce404"/>
        <table:table-column table:style-name="co11" table:number-columns-repeated="2" table:default-cell-style-name="ce404"/>
        <table:table-column table:style-name="co11" table:default-cell-style-name="Default"/>
        <table:table-column table:style-name="co34" table:default-cell-style-name="ce404"/>
        <table:table-column table:style-name="co23" table:default-cell-style-name="ce404"/>
        <table:table-column table:style-name="co30" table:default-cell-style-name="ce404"/>
        <table:table-column table:style-name="co35" table:default-cell-style-name="ce404"/>
        <table:table-column table:style-name="co36" table:default-cell-style-name="ce404"/>
        <table:table-column table:style-name="co37" table:default-cell-style-name="ce404"/>
        <table:table-column table:style-name="co4" table:default-cell-style-name="ce404"/>
        <table:table-column table:style-name="co34" table:default-cell-style-name="ce404"/>
        <table:table-column table:style-name="co8" table:default-cell-style-name="ce404"/>
        <table:table-column table:style-name="co38" table:number-columns-repeated="2" table:default-cell-style-name="ce404"/>
        <table:table-column table:style-name="co10" table:default-cell-style-name="ce404"/>
        <table:table-column table:style-name="co4" table:number-columns-repeated="11" table:default-cell-style-name="ce404"/>
        <table:table-column table:style-name="co39" table:default-cell-style-name="ce404"/>
        <table:table-column table:style-name="co27" table:default-cell-style-name="ce404"/>
        <table:table-column table:style-name="co40" table:default-cell-style-name="ce404"/>
        <table:table-column table:style-name="co39" table:default-cell-style-name="ce404"/>
        <table:table-column table:style-name="co41" table:default-cell-style-name="ce404"/>
        <table:table-column table:style-name="co42" table:default-cell-style-name="ce404"/>
        <table:table-column table:style-name="co43" table:default-cell-style-name="ce404"/>
        <table:table-column table:style-name="co44" table:default-cell-style-name="ce404"/>
        <table:table-column table:style-name="co45" table:default-cell-style-name="ce404"/>
        <table:table-column table:style-name="co46" table:default-cell-style-name="ce404"/>
        <table:table-column table:style-name="co47" table:default-cell-style-name="ce404"/>
        <table:table-column table:style-name="co48" table:default-cell-style-name="ce404"/>
        <table:table-column table:style-name="co49" table:default-cell-style-name="ce404"/>
        <table:table-column table:style-name="co50" table:default-cell-style-name="ce404"/>
        <table:table-column table:style-name="co51" table:number-columns-repeated="2" table:default-cell-style-name="ce404"/>
        <table:table-column table:style-name="co34" table:number-columns-repeated="2" table:default-cell-style-name="ce404"/>
        <table:table-column table:style-name="co52" table:default-cell-style-name="ce404"/>
        <table:table-column table:style-name="co53" table:default-cell-style-name="ce404"/>
        <table:table-column table:style-name="co52" table:default-cell-style-name="ce404"/>
        <table:table-column table:style-name="co34" table:default-cell-style-name="ce404"/>
        <table:table-column table:style-name="co21" table:number-columns-repeated="3" table:default-cell-style-name="ce404"/>
        <table:table-column table:style-name="co54" table:default-cell-style-name="ce404"/>
        <table:table-column table:style-name="co55" table:default-cell-style-name="ce404"/>
        <table:table-column table:style-name="co52" table:number-columns-repeated="2" table:default-cell-style-name="ce404"/>
        <table:table-column table:style-name="co4" table:default-cell-style-name="ce404"/>
        <table:table-column table:style-name="co56" table:default-cell-style-name="ce404"/>
        <table:table-column table:style-name="co4" table:number-columns-repeated="2" table:default-cell-style-name="ce404"/>
        <table:table-column table:style-name="co52" table:number-columns-repeated="5" table:default-cell-style-name="ce404"/>
        <table:table-column table:style-name="co52" table:default-cell-style-name="Default"/>
        <table:table-row table:style-name="ro1">
          <table:table-cell table:style-name="ce80" table:formula="of:=EXPANDETEXTO([.$Z$1];2)" office:value-type="string" office:string-value="V  A  L  O  R  A  C  I  Ó  N     R  E  D  O  X" calcext:value-type="string" table:number-columns-spanned="4" table:number-rows-spanned="1">
            <text:p>V <text:s/>A <text:s/>L <text:s/>O <text:s/>R <text:s/>A <text:s/>C <text:s/>I <text:s/>Ó <text:s/>N <text:s text:c="4"/>R <text:s/>E <text:s/>D <text:s/>O <text:s/>X</text:p>
          </table:table-cell>
          <table:covered-table-cell table:number-columns-repeated="2"/>
          <table:covered-table-cell table:style-name="ce404"/>
          <table:table-cell table:style-name="ce414"/>
          <table:table-cell table:style-name="ce198" table:formula="of:=[$Índice.$H$2]" office:value-type="string" office:string-value="D     A     T     O     S" calcext:value-type="string" table:number-columns-spanned="7" table:number-rows-spanned="1">
            <text:p>D <text:s text:c="4"/>A <text:s text:c="4"/>T <text:s text:c="4"/>O <text:s text:c="4"/>S</text:p>
          </table:table-cell>
          <table:covered-table-cell table:number-columns-repeated="5" table:style-name="ce414"/>
          <table:covered-table-cell table:style-name="ce406"/>
          <table:table-cell table:style-name="ce406"/>
          <table:table-cell table:style-name="Default" table:number-columns-repeated="2"/>
          <table:table-cell table:style-name="ce399" office:value-type="string" calcext:value-type="string">
            <text:p>Ir a…</text:p>
          </table:table-cell>
          <table:table-cell table:style-name="Default" table:number-columns-repeated="8"/>
          <table:table-cell table:style-name="ce160" office:value-type="string" calcext:value-type="string">
            <text:p>Título</text:p>
          </table:table-cell>
          <table:table-cell table:style-name="ce331" office:value-type="string" calcext:value-type="string">
            <text:p>VALORACIÓN REDOX</text:p>
          </table:table-cell>
          <table:table-cell table:style-name="Default"/>
          <table:table-cell table:style-name="ce108" office:value-type="string" calcext:value-type="string">
            <text:p>unidades</text:p>
          </table:table-cell>
          <table:table-cell table:style-name="ce108"/>
          <table:table-cell table:style-name="ce160" office:value-type="string" calcext:value-type="string">
            <text:p>Conc. dato</text:p>
          </table:table-cell>
          <table:table-cell table:style-name="ce160"/>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3" calcext:value-type="float">
            <text:p>3</text:p>
          </table:table-cell>
          <table:table-cell table:style-name="ce108"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table:style-name="ce63" office:value-type="string" calcext:value-type="string">
            <text:p>Qcrit.</text:p>
          </table:table-cell>
          <table:table-cell table:style-name="ce63" table:formula="of:=VLOOKUP([.AH1];[.$AT$3:.$AW$5];1+[.$AC$7])" office:value-type="float" office:value="0.941" calcext:value-type="float">
            <text:p>0,941</text:p>
          </table:table-cell>
          <table:table-cell table:style-name="ce160"/>
          <table:table-cell table:style-name="ce108"/>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style-name="ce63"/>
          <table:table-cell table:style-name="ce160" table:number-columns-repeated="9"/>
          <table:table-cell table:style-name="Default" table:number-columns-repeated="7"/>
          <table:table-cell/>
        </table:table-row>
        <table:table-row table:style-name="ro1">
          <table:table-cell table:style-name="ce243" office:value-type="string" calcext:value-type="string">
            <office:annotation draw:style-name="gr4" draw:text-style-name="P3" svg:width="2.899cm" svg:height="1.973cm" svg:x="2.249cm" svg:y="0.459cm" draw:caption-point-x="0.001cm" draw:caption-point-y="0.001cm">
              <dc:date>2018-05-20T00:00:00</dc:date>
              <text:p text:style-name="P4"><text:span text:style-name="T1">Escriba ou pegue o enunciado no espazo de abaixo</text:span></text:p>
            </office:annotation>
            <text:p>Problema</text:p>
          </table:table-cell>
          <table:table-cell table:number-columns-repeated="2"/>
          <table:table-cell table:style-name="ce404"/>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style-name="Default"/>
          <table:table-cell/>
          <table:table-cell table:style-name="ce10" office:value-type="string" calcext:value-type="string">
            <text:p><text:a xlink:href="#Indice" xlink:type="simple">Índice</text:a></text:p>
          </table:table-cell>
          <table:table-cell table:number-columns-repeated="8"/>
          <table:table-cell table:style-name="ce108"/>
          <table:table-cell table:style-name="ce160"/>
          <table:table-cell table:style-name="Default"/>
          <table:table-cell table:style-name="ce331" office:value-type="string" calcext:value-type="string">
            <text:p>Concentración</text:p>
          </table:table-cell>
          <table:table-cell table:style-name="ce331" office:value-type="string" calcext:value-type="string">
            <text:p>densidade</text:p>
          </table:table-cell>
          <table:table-cell table:style-name="ce160"/>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0"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xeitado</text:p>
          </table:table-cell>
          <table:table-cell table:style-name="ce108" office:value-type="string" calcext:value-type="string">
            <text:p>mín</text:p>
          </table:table-cell>
          <table:table-cell table:style-name="Default" table:formula="of:=COM.MICROSOFT.MINIFS([.AH$3:.AH$7];[.AH$3:.AH$7];&quot;&gt;0&quot;)" office:value-type="float" office:value="0.15" calcext:value-type="float">
            <text:p>0,15</text:p>
          </table:table-cell>
          <table:table-cell table:style-name="ce108" table:formula="of:=COM.MICROSOFT.MINIFS([.AH$3:.AH$7];[.AH$3:.AH$7];&quot;&gt;0&quot;;[.AH$3:.AH$7];&quot;&lt;&gt;&quot;&amp;[.AM2])" office:value-type="float" office:value="0.2" calcext:value-type="float">
            <text:p>0,2</text:p>
          </table:table-cell>
          <table:table-cell table:style-name="ce108" table:formula="of:=[.AN2]-[.AM2]" office:value-type="float" office:value="0.05" calcext:value-type="float">
            <text:p>0,05</text:p>
          </table:table-cell>
          <table:table-cell table:style-name="ce63" table:formula="of:=[.AO2]/[.$AO$4]" office:value-type="float" office:value="0.5" calcext:value-type="float">
            <text:p>0,5</text:p>
          </table:table-cell>
          <table:table-cell table:style-name="ce153" table:formula="of:=[.AP2]&gt;[.$AQ$1]" office:value-type="boolean" office:boolean-value="false" calcext:value-type="boolean">
            <text:p>FALSO</text:p>
          </table:table-cell>
          <table:table-cell table:style-name="ce160"/>
          <table:table-cell table:style-name="ce108"/>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style-name="ce160" table:number-columns-repeated="4"/>
          <table:table-cell table:style-name="ce160" office:value-type="string" calcext:value-type="string">
            <text:p>Oxidación</text:p>
          </table:table-cell>
          <table:table-cell table:style-name="ce160" table:number-columns-repeated="4"/>
          <table:table-cell table:style-name="Default" table:number-columns-repeated="7"/>
          <table:table-cell/>
        </table:table-row>
        <table:table-row table:style-name="ro1">
          <table:table-cell table:style-name="ce393" office:value-type="string" calcext:value-type="string" table:number-columns-spanned="4" table:number-rows-spanned="13">
            <text:p><text:span text:style-name="T24">O ácido clorhídrico reacciona co ácido nítrico concentrado do 16,0 % en masa e densidade 1,09 g/cm³ </text:span><text:span text:style-name="T25">e forma cloro, dióxido de nitróxeno e auga.</text:span></text:p>
            <text:p><text:span text:style-name="T25">a) Axusta a reacción que ten lugar polo método do ión-electrón.</text:span></text:p>
            <text:p><text:span text:style-name="T25">b) Calcula a concentración dunha disolución de ácido clorhídrico se se gastan os volumes indicados.</text:span></text:p>
            <text:p><text:span text:style-name="T25">Rta.: a) 2 HNO₃ + 2 HCl → 2 NO₂ + Cl₂ + 2 H₂O;</text:span></text:p>
            <text:p><text:span text:style-name="T25">b) [HCl] = 1,11 mol/dm³</text:span></text:p>
            <text:p><text:span text:style-name="T25"/></text:p>
          </table:table-cell>
          <table:covered-table-cell table:number-columns-repeated="2" table:style-name="ce394"/>
          <table:covered-table-cell table:style-name="ce412"/>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style-name="ce399"/>
          <table:table-cell table:style-name="ce403"/>
          <table:table-cell table:style-name="ce10" office:value-type="string" calcext:value-type="string">
            <text:p><text:a xlink:href="#NotasAyuda" xlink:type="simple">Axuda</text:a></text:p>
          </table:table-cell>
          <table:table-cell table:style-name="ce403" table:number-columns-repeated="8"/>
          <table:table-cell table:style-name="ce160" table:formula="of:=[.A22]" office:value-type="string" office:string-value="Instrucións " calcext:value-type="string">
            <text:p>Instrucións </text:p>
          </table:table-cell>
          <table:table-cell table:style-name="ce108" table:formula="of:=MATCH([.B22];[$Índice.G11:.G14];0)" office:value-type="float" office:value="3" calcext:value-type="float">
            <text:p>3</text:p>
          </table:table-cell>
          <table:table-cell table:style-name="Default"/>
          <table:table-cell table:style-name="ce331" office:value-type="string" calcext:value-type="string">
            <text:p>mol/dm³</text:p>
          </table:table-cell>
          <table:table-cell table:style-name="ce331" office:value-type="string" calcext:value-type="string">
            <text:p>g/cm³</text:p>
          </table:table-cell>
          <table:table-cell table:style-name="ce160" table:formula="of:=AVALOR([.G4])" office:value-type="float" office:value="16" calcext:value-type="float">
            <text:p>16</text:p>
          </table:table-cell>
          <table:table-cell table:style-name="ce160" office:value-type="float" office:value="1" calcext:value-type="float">
            <text:p>1</text:p>
          </table:table-cell>
          <table:table-cell table:style-name="ce160" table:formula="of:=AVALOR(TRIM([.G8]))" office:value-type="float" office:value="2" calcext:value-type="float">
            <text:p>2</text:p>
          </table:table-cell>
          <table:table-cell table:style-name="ce228" table:formula="of:=AVALOR(TRIM([.I8]))" office:value-type="float" office:value="10" calcext:value-type="float">
            <text:p>10</text:p>
          </table:table-cell>
          <table:table-cell table:style-name="ce160" table:formula="of:=IF([.AF3]&lt;&gt;0;[.AF3]/[.AG3];0)" office:value-type="float" office:value="0.2" calcext:value-type="float">
            <text:p>0,2</text:p>
          </table:table-cell>
          <table:table-cell table:style-name="Default" table:formula="of:=IF([.AH3]&lt;&gt;0;[.AH3]-[.$AJ$8];0)" office:value-type="float" office:value="0" calcext:value-type="float">
            <text:p>0</text:p>
          </table:table-cell>
          <table:table-cell table:style-name="ce228" table:formula="of:=IF(OR(AND([.AH3]=[.$AM$2];[.$AQ$2]);AND([.AH3]=[.$AM$3];[.$AQ$3]));0;[.$AH3])" office:value-type="float" office:value="0.2" calcext:value-type="float">
            <text:p>0,2</text:p>
          </table:table-cell>
          <table:table-cell table:style-name="Default" office:value-type="string" calcext:value-type="string">
            <text:p>K<text:span text:style-name="T7">ₐ</text:span></text:p>
          </table:table-cell>
          <table:table-cell table:style-name="ce108" office:value-type="string" calcext:value-type="string">
            <text:p>máx</text:p>
          </table:table-cell>
          <table:table-cell table:style-name="ce63" table:formula="of:=COM.MICROSOFT.MAXIFS([.AH$3:.AH$7];[.AH$3:.AH$7];&quot;&gt;0&quot;)" office:value-type="float" office:value="0.25" calcext:value-type="float">
            <text:p>0,25</text:p>
          </table:table-cell>
          <table:table-cell table:style-name="ce108" table:formula="of:=COM.MICROSOFT.MAXIFS([.AH$3:.AH$7];[.AH$3:.AH$7];&quot;&gt;0&quot;;[.AH$3:.AH$7];&quot;&lt;&gt;&quot;&amp;[.AM3])" office:value-type="float" office:value="0.2" calcext:value-type="float">
            <text:p>0,2</text:p>
          </table:table-cell>
          <table:table-cell table:style-name="ce108" table:formula="of:=[.AM3]-[.AN3]" office:value-type="float" office:value="0.05" calcext:value-type="float">
            <text:p>0,05</text:p>
          </table:table-cell>
          <table:table-cell table:style-name="ce63" table:formula="of:=[.AO3]/[.$AO$4]" office:value-type="float" office:value="0.5" calcext:value-type="float">
            <text:p>0,5</text:p>
          </table:table-cell>
          <table:table-cell table:style-name="ce153" table:formula="of:=[.AP3]&gt;[.$AQ$1]" office:value-type="boolean" office:boolean-value="false" calcext:value-type="boolean">
            <text:p>FALSO</text:p>
          </table:table-cell>
          <table:table-cell table:style-name="ce160"/>
          <table:table-cell table:style-name="ce108"/>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style-name="ce160" table:number-columns-repeated="4"/>
          <table:table-cell table:style-name="ce160" office:value-type="string" calcext:value-type="string">
            <text:p>Redución</text:p>
          </table:table-cell>
          <table:table-cell table:style-name="ce160" table:number-columns-repeated="4"/>
          <table:table-cell table:style-name="Default" table:number-columns-repeated="7"/>
          <table:table-cell/>
        </table:table-row>
        <table:table-row table:style-name="ro1">
          <table:covered-table-cell table:number-columns-repeated="3" table:style-name="ce394"/>
          <table:covered-table-cell table:style-name="ce412"/>
          <table:table-cell table:style-name="ce406"/>
          <table:table-cell table:style-name="ce150" table:formula="of:=IF(ISBLANK([.G4]);&quot;&quot;;&quot;Concentración: &quot;)" office:value-type="string" office:string-value="Concentración: " calcext:value-type="string">
            <text:p>Concentración: </text:p>
          </table:table-cell>
          <table:table-cell table:style-name="ce563" office:value-type="float" office:value="16" calcext:value-type="float">
            <text:p>16</text:p>
          </table:table-cell>
          <table:table-cell table:style-name="ce440" table:content-validation-name="val9" office:value-type="string" calcext:value-type="string">
            <text:p>% masa</text:p>
          </table:table-cell>
          <table:table-cell table:number-columns-repeated="5" table:style-name="ce406" office:value-type="string" calcext:value-type="string">
            <text:p><text:s/></text:p>
          </table:table-cell>
          <table:table-cell table:style-name="ce399"/>
          <table:table-cell table:style-name="ce403"/>
          <table:table-cell table:style-name="ce462" office:value-type="string" calcext:value-type="string">
            <text:p><text:a xlink:href="#D_Redox" xlink:type="simple">Máis problemas</text:a></text:p>
          </table:table-cell>
          <table:table-cell table:style-name="ce403" table:number-columns-repeated="8"/>
          <table:table-cell table:style-name="ce160"/>
          <table:table-cell table:style-name="ce108" table:formula="of:=IF(ISERROR([.Z3]);0;[.Z3])+1" office:value-type="float" office:value="4" calcext:value-type="float">
            <text:p>4</text:p>
          </table:table-cell>
          <table:table-cell table:style-name="Default"/>
          <table:table-cell table:style-name="ce331" office:value-type="string" calcext:value-type="string">
            <text:p>% masa</text:p>
          </table:table-cell>
          <table:table-cell table:style-name="ce331" office:value-type="string" calcext:value-type="string">
            <text:p>kg/m³</text:p>
          </table:table-cell>
          <table:table-cell table:style-name="ce160" table:formula="of:=AVALOR([.G5])" office:value-type="float" office:value="1.09" calcext:value-type="float">
            <text:p>1,09</text:p>
          </table:table-cell>
          <table:table-cell table:style-name="ce160" office:value-type="float" office:value="2" calcext:value-type="float">
            <text:p>2</text:p>
          </table:table-cell>
          <table:table-cell table:style-name="ce160" table:formula="of:=AVALOR(TRIM([.G9]))" office:value-type="float" office:value="1.5" calcext:value-type="float">
            <text:p>1,5</text:p>
          </table:table-cell>
          <table:table-cell table:style-name="ce228" table:formula="of:=AVALOR(TRIM([.I9]))" office:value-type="float" office:value="10" calcext:value-type="float">
            <text:p>10</text:p>
          </table:table-cell>
          <table:table-cell table:style-name="ce160" table:formula="of:=IF([.AF4]&lt;&gt;0;[.AF4]/[.AG4];0)" office:value-type="float" office:value="0.15" calcext:value-type="float">
            <text:p>0,15</text:p>
          </table:table-cell>
          <table:table-cell table:style-name="Default" table:formula="of:=IF([.AH4]&lt;&gt;0;[.AH4]-[.$AJ$8];0)" office:value-type="float" office:value="-0.05" calcext:value-type="float">
            <text:p>-0,05</text:p>
          </table:table-cell>
          <table:table-cell table:style-name="ce228" table:formula="of:=IF(OR(AND([.AH4]=[.$AM$2];[.$AQ$2]);AND([.AH4]=[.$AM$3];[.$AQ$3]));0;[.$AH4])" office:value-type="float" office:value="0.15" calcext:value-type="float">
            <text:p>0,15</text:p>
          </table:table-cell>
          <table:table-cell table:style-name="Default" office:value-type="string" calcext:value-type="string">
            <text:p>K<text:span text:style-name="T15"></text:span></text:p>
          </table:table-cell>
          <table:table-cell table:style-name="ce108" table:number-columns-repeated="2"/>
          <table:table-cell table:style-name="Default" office:value-type="string" calcext:value-type="string">
            <text:p>máx – mín</text:p>
          </table:table-cell>
          <table:table-cell table:style-name="ce63" table:formula="of:=[.AM3]-[.AM2]" office:value-type="float" office:value="0.1" calcext:value-type="float">
            <text:p>0,1</text:p>
          </table:table-cell>
          <table:table-cell table:style-name="ce63" table:number-columns-repeated="2"/>
          <table:table-cell table:style-name="ce160"/>
          <table:table-cell table:style-name="ce108"/>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style-name="ce160" table:number-columns-repeated="9"/>
          <table:table-cell table:style-name="Default" table:number-columns-repeated="7"/>
          <table:table-cell/>
        </table:table-row>
        <table:table-row table:style-name="ro1">
          <table:covered-table-cell table:number-columns-repeated="3" table:style-name="ce394"/>
          <table:covered-table-cell table:style-name="ce412"/>
          <table:table-cell table:style-name="ce406" office:value-type="string" calcext:value-type="string">
            <text:p><text:s/></text:p>
          </table:table-cell>
          <table:table-cell table:style-name="ce150" table:formula="of:=IF([.AB6]=2;PROPER([.AC2])&amp;&quot;: &quot;;&quot;&quot;)" office:value-type="string" office:string-value="Densidade: " calcext:value-type="string">
            <text:p>Densidade: </text:p>
          </table:table-cell>
          <table:table-cell table:style-name="ce563" office:value-type="float" office:value="1.09" calcext:value-type="float">
            <text:p>1,09</text:p>
          </table:table-cell>
          <table:table-cell table:style-name="ce440"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style-name="ce403" table:number-columns-repeated="2"/>
          <table:table-cell table:style-name="Default"/>
          <table:table-cell table:style-name="ce403" table:number-columns-repeated="9"/>
          <table:table-cell table:style-name="ce160"/>
          <table:table-cell table:style-name="Default"/>
          <table:table-cell table:style-name="ce160" office:value-type="string" calcext:value-type="string">
            <text:p>g/dm³</text:p>
          </table:table-cell>
          <table:table-cell table:style-name="Default"/>
          <table:table-cell table:style-name="ce506" office:value-type="string" calcext:value-type="string">
            <text:p>K</text:p>
          </table:table-cell>
          <table:table-cell table:style-name="ce160" office:value-type="float" office:value="3" calcext:value-type="float">
            <text:p>3</text:p>
          </table:table-cell>
          <table:table-cell table:style-name="ce160" table:formula="of:=AVALOR(TRIM([.G10]))" office:value-type="float" office:value="2.5" calcext:value-type="float">
            <text:p>2,5</text:p>
          </table:table-cell>
          <table:table-cell table:style-name="ce228" table:formula="of:=AVALOR(TRIM([.I10]))" office:value-type="float" office:value="10" calcext:value-type="float">
            <text:p>10</text:p>
          </table:table-cell>
          <table:table-cell table:style-name="ce160" table:formula="of:=IF([.AF5]&lt;&gt;0;[.AF5]/[.AG5];0)" office:value-type="float" office:value="0.25" calcext:value-type="float">
            <text:p>0,25</text:p>
          </table:table-cell>
          <table:table-cell table:style-name="Default" table:formula="of:=IF([.AH5]&lt;&gt;0;[.AH5]-[.$AJ$8];0)" office:value-type="float" office:value="0.05" calcext:value-type="float">
            <text:p>0,05</text:p>
          </table:table-cell>
          <table:table-cell table:style-name="ce228" table:formula="of:=IF(OR(AND([.AH5]=[.$AM$2];[.$AQ$2]);AND([.AH5]=[.$AM$3];[.$AQ$3]));0;[.$AH5])" office:value-type="float" office:value="0.25" calcext:value-type="float">
            <text:p>0,25</text:p>
          </table:table-cell>
          <table:table-cell table:style-name="Default"/>
          <table:table-cell table:style-name="ce108"/>
          <table:table-cell table:style-name="Default" table:number-columns-repeated="2"/>
          <table:table-cell table:style-name="ce63" table:number-columns-repeated="3"/>
          <table:table-cell table:style-name="ce160"/>
          <table:table-cell table:style-name="ce108"/>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style-name="ce160" table:number-columns-repeated="9"/>
          <table:table-cell table:style-name="Default" table:number-columns-repeated="7"/>
          <table:table-cell/>
        </table:table-row>
        <table:table-row table:style-name="ro1">
          <table:covered-table-cell table:number-columns-repeated="3" table:style-name="ce394"/>
          <table:covered-table-cell table:style-name="ce412"/>
          <table:table-cell table:number-columns-repeated="9" table:style-name="ce406" office:value-type="string" calcext:value-type="string">
            <text:p><text:s/></text:p>
          </table:table-cell>
          <table:table-cell table:style-name="ce403" table:number-columns-repeated="2"/>
          <table:table-cell table:style-name="ce403">
            <draw:control draw:z-index="1" draw:style-name="gr2" draw:text-style-name="P1" svg:width="2.6cm" svg:height="0.45cm" svg:x="0cm" svg:y="0cm" draw:control="control5"/>
          </table:table-cell>
          <table:table-cell table:style-name="ce403" table:number-columns-repeated="8"/>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Default"/>
          <table:table-cell table:style-name="ce108" table:formula="of:=IF(ISBLANK([.$H$4]);1;MATCH([.$H$4];[.AB3:.AB5];0))" office:value-type="float" office:value="2" calcext:value-type="float">
            <text:p>2</text:p>
          </table:table-cell>
          <table:table-cell table:style-name="ce108" table:formula="of:=IF(ISBLANK([.$H$5]);0;MATCH([.$H$5];[.AC3:.AC4];0))" office:value-type="float" office:value="1" calcext:value-type="float">
            <text:p>1</text:p>
          </table:table-cell>
          <table:table-cell table:style-name="ce160" table:formula="of:=AVALOR([.J4])" office:value-type="float" office:value="0" calcext:value-type="float">
            <text:p>0</text:p>
          </table:table-cell>
          <table:table-cell table:style-name="ce160" office:value-type="float" office:value="4" calcext:value-type="float">
            <text:p>4</text:p>
          </table:table-cell>
          <table:table-cell table:style-name="ce160"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60" table:formula="of:=IF([.AF6]&lt;&gt;0;[.AF6]/[.AG6];0)" office:value-type="float" office:value="0" calcext:value-type="float">
            <text:p>0</text:p>
          </table:table-cell>
          <table:table-cell table:style-name="Default" table:formula="of:=IF([.AH6]&lt;&gt;0;[.AH6]-[.$AJ$8];0)" office:value-type="float" office:value="0" calcext:value-type="float">
            <text:p>0</text:p>
          </table:table-cell>
          <table:table-cell table:style-name="ce228" table:formula="of:=IF(OR(AND([.AH6]=[.$AM$2];[.$AQ$2]);AND([.AH6]=[.$AM$3];[.$AQ$3]));0;[.$AH6])" office:value-type="float" office:value="0" calcext:value-type="float">
            <text:p>0</text:p>
          </table:table-cell>
          <table:table-cell table:style-name="Default"/>
          <table:table-cell table:style-name="ce108" table:number-columns-repeated="4"/>
          <table:table-cell table:style-name="ce63" table:number-columns-repeated="2"/>
          <table:table-cell table:style-name="ce160" table:number-columns-repeated="15"/>
          <table:table-cell table:style-name="Default" table:number-columns-repeated="7"/>
          <table:table-cell/>
        </table:table-row>
        <table:table-row table:style-name="ro1">
          <table:covered-table-cell table:number-columns-repeated="3" table:style-name="ce394"/>
          <table:covered-table-cell table:style-name="ce412"/>
          <table:table-cell table:style-name="ce299"/>
          <table:table-cell table:style-name="ce150" office:value-type="string" calcext:value-type="string">
            <text:p>N.º exp.</text:p>
          </table:table-cell>
          <table:table-cell table:style-name="ce150" table:formula="of:=IF(ISBLANK([.$G$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4"/>
          <table:table-cell table:style-name="ce403" table:number-columns-repeated="11"/>
          <table:table-cell table:style-name="ce160" office:value-type="string" calcext:value-type="string">
            <text:p>Umbral</text:p>
          </table:table-cell>
          <table:table-cell table:style-name="ce108" table:formula="of:=[$Introd.$AA7]" office:value-type="string" office:string-value="3" calcext:value-type="string">
            <text:p>3</text:p>
          </table:table-cell>
          <table:table-cell table:style-name="Default"/>
          <table:table-cell table:style-name="ce246" office:value-type="string" calcext:value-type="string">
            <text:p>Nivel de confianza: </text:p>
          </table:table-cell>
          <table:table-cell table:style-name="ce160" table:formula="of:=IF(ISBLANK([.L16]);1;MATCH([.$L$16];[.$AU$2:.$AW$2];0))" office:value-type="float" office:value="1" calcext:value-type="float">
            <text:p>1</text:p>
          </table:table-cell>
          <table:table-cell table:style-name="ce160"/>
          <table:table-cell table:style-name="ce160" office:value-type="float" office:value="5" calcext:value-type="float">
            <text:p>5</text:p>
          </table:table-cell>
          <table:table-cell table:style-name="ce160"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0" table:formula="of:=IF([.AF7]&lt;&gt;0;[.AF7]/[.AG7];0)" office:value-type="float" office:value="0" calcext:value-type="float">
            <text:p>0</text:p>
          </table:table-cell>
          <table:table-cell table:style-name="Default" table:formula="of:=IF([.AH7]&lt;&gt;0;[.AH7]-[.$AJ$8];0)" office:value-type="float" office:value="0" calcext:value-type="float">
            <text:p>0</text:p>
          </table:table-cell>
          <table:table-cell table:style-name="ce228" table:formula="of:=IF(OR(AND([.AH7]=[.$AM$2];[.$AQ$2]);AND([.AH7]=[.$AM$3];[.$AQ$3]));0;[.$AH7])" office:value-type="float" office:value="0" calcext:value-type="float">
            <text:p>0</text:p>
          </table:table-cell>
          <table:table-cell table:style-name="Default"/>
          <table:table-cell table:style-name="ce108" table:number-columns-repeated="2"/>
          <table:table-cell table:style-name="Default"/>
          <table:table-cell table:style-name="ce108"/>
          <table:table-cell table:style-name="ce63" table:number-columns-repeated="2"/>
          <table:table-cell table:style-name="ce160" table:number-columns-repeated="15"/>
          <table:table-cell table:style-name="Default" table:number-columns-repeated="7"/>
          <table:table-cell/>
        </table:table-row>
        <table:table-row table:style-name="ro1">
          <table:covered-table-cell table:number-columns-repeated="3" table:style-name="ce394"/>
          <table:covered-table-cell table:style-name="ce412"/>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style-name="ce403" table:number-columns-repeated="2"/>
          <table:table-cell table:style-name="ce403">
            <draw:control draw:z-index="2" draw:name="Control 1" draw:style-name="gr1" draw:text-style-name="P1" svg:width="2.6cm" svg:height="0.449cm" svg:x="0cm" svg:y="0cm" draw:control="control6"/>
          </table:table-cell>
          <table:table-cell table:style-name="ce403" table:number-columns-repeated="8"/>
          <table:table-cell table:style-name="ce463" office:value-type="string" calcext:value-type="string">
            <text:p>Notación ×10ⁿ</text:p>
          </table:table-cell>
          <table:table-cell table:style-name="ce108" table:formula="of:=[$Introd.$AA8]" office:value-type="string" office:string-value="1" calcext:value-type="string">
            <text:p>1</text:p>
          </table:table-cell>
          <table:table-cell table:style-name="Default"/>
          <table:table-cell table:style-name="ce160" table:number-columns-repeated="5"/>
          <table:table-cell table:style-name="ce160" office:value-type="string" calcext:value-type="string">
            <text:p>media</text:p>
          </table:table-cell>
          <table:table-cell table:style-name="ce160" table:formula="of:=AVERAGEIF([.AH$3:.AH$7];&quot;&lt;&gt;0&quot;)" office:value-type="float" office:value="0.2" calcext:value-type="float">
            <text:p>0,2</text:p>
          </table:table-cell>
          <table:table-cell table:style-name="ce160"/>
          <table:table-cell table:style-name="ce160" table:formula="of:=AVERAGEIF([.AJ$3:.AJ$7];&quot;&lt;&gt;0&quot;)" office:value-type="float" office:value="0.2" calcext:value-type="float">
            <text:p>0,2</text:p>
          </table:table-cell>
          <table:table-cell table:style-name="ce108" table:formula="of:=[.J26]&amp;&quot;/&quot;&amp;[.J27]" office:value-type="string" office:string-value="cm³ D HNO₃/cm³ D HCl" calcext:value-type="string">
            <text:p>cm³ D HNO₃/cm³ D HCl</text:p>
          </table:table-cell>
          <table:table-cell table:style-name="ce160" table:number-columns-repeated="21"/>
          <table:table-cell table:style-name="Default" table:number-columns-repeated="7"/>
          <table:table-cell/>
        </table:table-row>
        <table:table-row table:style-name="ro1">
          <table:covered-table-cell table:number-columns-repeated="3" table:style-name="ce394"/>
          <table:covered-table-cell table:style-name="ce412"/>
          <table:table-cell table:style-name="ce299"/>
          <table:table-cell table:style-name="ce183" table:formula="of:=IF(AND(ISBLANK([.G9]);ISBLANK([.H9]));&quot;&quot;;[.F8]+1)"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style-name="ce403" table:number-columns-repeated="13"/>
          <table:table-cell table:style-name="ce160" table:number-columns-repeated="6"/>
          <table:table-cell table:style-name="ce160" office:value-type="string" calcext:value-type="string">
            <text:p>desv. típica</text:p>
          </table:table-cell>
          <table:table-cell table:style-name="ce160" table:formula="of:=IF([.AH7]&lt;&gt;0;STDEV([.AH$3:.AH$7]);IF([.AH6]&lt;&gt;0;STDEV([.AH$3:.AH$6]);IF([.AH5]&lt;&gt;0;STDEV([.AH$3:.AH$5]);0)))" office:value-type="float" office:value="0.05" calcext:value-type="float">
            <text:p>0,05</text:p>
          </table:table-cell>
          <table:table-cell table:style-name="ce108" office:value-type="float" office:value="1.2" calcext:value-type="float">
            <text:p>1,2</text:p>
          </table:table-cell>
          <table:table-cell table:style-name="ce108" table:formula="of:=[.AH9]*[.AI9]" office:value-type="float" office:value="0.06" calcext:value-type="float">
            <text:p>0,06</text:p>
          </table:table-cell>
          <table:table-cell table:style-name="ce108"/>
          <table:table-cell table:style-name="ce160" table:number-columns-repeated="21"/>
          <table:table-cell table:style-name="Default" table:number-columns-repeated="7"/>
          <table:table-cell/>
        </table:table-row>
        <table:table-row table:style-name="ro1">
          <table:covered-table-cell table:number-columns-repeated="3" table:style-name="ce394"/>
          <table:covered-table-cell table:style-name="ce412"/>
          <table:table-cell table:style-name="ce299"/>
          <table:table-cell table:style-name="ce183" table:formula="of:=IF(AND(ISBLANK([.G10]);ISBLANK([.H10]));&quot;&quot;;[.F9]+1)"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style-name="ce403" table:number-columns-repeated="13"/>
          <table:table-cell table:style-name="ce160" table:number-columns-repeated="32"/>
          <table:table-cell table:style-name="Default" table:number-columns-repeated="7"/>
          <table:table-cell/>
        </table:table-row>
        <table:table-row table:style-name="ro1">
          <table:covered-table-cell table:number-columns-repeated="3" table:style-name="ce394"/>
          <table:covered-table-cell table:style-name="ce412"/>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4"/>
          <table:table-cell table:style-name="ce403" table:number-columns-repeated="13"/>
          <table:table-cell table:style-name="ce160"/>
          <table:table-cell table:style-name="ce466" office:value-type="string" calcext:value-type="string">
            <text:p>CASOS</text:p>
          </table:table-cell>
          <table:table-cell table:style-name="ce160" table:number-columns-repeated="10"/>
          <table:table-cell table:style-name="ce487" office:value-type="string" calcext:value-type="string">
            <text:p>MENÚS</text:p>
          </table:table-cell>
          <table:table-cell table:style-name="ce331" office:value-type="string" calcext:value-type="string">
            <text:p>concentración</text:p>
          </table:table-cell>
          <table:table-cell table:style-name="ce331" office:value-type="string" calcext:value-type="string">
            <text:p>menu2inc</text:p>
          </table:table-cell>
          <table:table-cell table:style-name="ce331" office:value-type="string" calcext:value-type="string">
            <text:p>densidades</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baleiros</text:p>
          </table:table-cell>
          <table:table-cell table:style-name="ce494" office:value-type="string" calcext:value-type="string">
            <text:p>unidade resultado</text:p>
          </table:table-cell>
          <table:table-cell table:style-name="ce160" table:number-columns-repeated="2"/>
          <table:table-cell table:style-name="Default" table:number-columns-repeated="7"/>
          <table:table-cell/>
        </table:table-row>
        <table:table-row table:style-name="ro1">
          <table:covered-table-cell table:number-columns-repeated="3" table:style-name="ce394"/>
          <table:covered-table-cell table:style-name="ce412"/>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4"/>
          <table:table-cell table:style-name="ce457"/>
          <table:table-cell table:style-name="ce403" table:number-columns-repeated="12"/>
          <table:table-cell table:style-name="ce160"/>
          <table:table-cell table:style-name="ce331" office:value-type="string" calcext:value-type="string">
            <text:p>É iónica</text:p>
          </table:table-cell>
          <table:table-cell table:style-name="ce589" table:formula="of:=OR([.AC22]&lt;&gt;0;[.AD22]&lt;&gt;0;[.AE22]&lt;&gt;0)" office:value-type="boolean" office:boolean-value="false" calcext:value-type="boolean">
            <text:p>FALSO</text:p>
          </table:table-cell>
          <table:table-cell table:style-name="ce331" office:value-type="string" calcext:value-type="string">
            <text:p>coinciden anión e catión no mesmo composto</text:p>
          </table:table-cell>
          <table:table-cell table:style-name="ce160" table:number-columns-repeated="5"/>
          <table:table-cell table:style-name="ce587" table:formula="of:=(SUM([.AK35:.AK38])=SUM([.AK39:.AK42]))" office:value-type="boolean" office:boolean-value="false" calcext:value-type="boolean">
            <text:p>FALSO</text:p>
          </table:table-cell>
          <table:table-cell table:style-name="ce160" table:number-columns-repeated="3"/>
          <table:table-cell table:style-name="ce331" office:value-type="string" calcext:value-type="string">
            <text:p>mol/dm³</text:p>
          </table:table-cell>
          <table:table-cell table:style-name="ce331" table:formula="of:=IF([.$AN$15]=3;[.AP12];&quot;&quot;)" office:value-type="string" office:string-value="g/cm³" calcext:value-type="string">
            <text:p>g/cm³</text:p>
          </table:table-cell>
          <table:table-cell table:style-name="ce331" office:value-type="string" calcext:value-type="string">
            <text:p>g/cm³</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text:s/></text:p>
          </table:table-cell>
          <table:table-cell table:style-name="ce331" office:value-type="string" calcext:value-type="string">
            <text:p>mol</text:p>
          </table:table-cell>
          <table:table-cell table:style-name="ce160"/>
          <table:table-cell table:style-name="ce609" table:formula="of:=PROPER([.$AU$4])" office:value-type="string" office:string-value="0,765" calcext:value-type="string">
            <text:p>0,765</text:p>
          </table:table-cell>
          <table:table-cell table:style-name="ce160"/>
          <table:table-cell table:style-name="ce232" table:formula="of:=IF(OR(ISBLANK([.T13]);ISBLANK([.X13]);[.$AR$21]&gt;4;[.$AQ$20]&lt;4);&quot;&quot;;INDEX([.$AN$12:.$AN$15];[.$AR$21];1)&amp;&quot; &quot;&amp;[.X13]&amp;&quot; &quot;&amp;[.J14])">
            <text:p/>
          </table:table-cell>
          <table:table-cell table:style-name="Default" table:number-columns-repeated="5"/>
          <table:table-cell/>
        </table:table-row>
        <table:table-row table:style-name="ro1">
          <table:covered-table-cell table:number-columns-repeated="3" table:style-name="ce394"/>
          <table:covered-table-cell table:style-name="ce412"/>
          <table:table-cell table:number-columns-repeated="9" table:style-name="ce406" office:value-type="string" calcext:value-type="string">
            <text:p><text:s/></text:p>
          </table:table-cell>
          <table:table-cell table:style-name="ce403"/>
          <table:table-cell table:style-name="Default" table:number-columns-repeated="4"/>
          <table:table-cell table:style-name="ce403" table:number-columns-repeated="8"/>
          <table:table-cell table:style-name="ce160"/>
          <table:table-cell table:style-name="ce160" office:value-type="string" calcext:value-type="string">
            <text:p>Baleiro?</text:p>
          </table:table-cell>
          <table:table-cell table:style-name="ce402" table:formula="of:=OR(ISBLANK([.F3]);ISBLANK([.G3]);ISBLANK([.G14]);ISBLANK([.H14]))" office:value-type="boolean" office:boolean-value="false" calcext:value-type="boolean">
            <text:p>FALSO</text:p>
          </table:table-cell>
          <table:table-cell table:style-name="ce160" table:number-columns-repeated="10"/>
          <table:table-cell table:style-name="ce331" office:value-type="string" calcext:value-type="string">
            <text:p>g/dm³</text:p>
          </table:table-cell>
          <table:table-cell table:style-name="ce331" table:formula="of:=IF([.$AN$15]=3;[.AP13];&quot;&quot;)" office:value-type="string" office:string-value="kg/m³" calcext:value-type="string">
            <text:p>kg/m³</text:p>
          </table:table-cell>
          <table:table-cell table:style-name="ce331" office:value-type="string" calcext:value-type="string">
            <text:p>kg/m³</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text:s/></text:p>
          </table:table-cell>
          <table:table-cell table:style-name="ce331" office:value-type="string" calcext:value-type="string">
            <text:p>g</text:p>
          </table:table-cell>
          <table:table-cell table:style-name="ce160"/>
          <table:table-cell table:style-name="ce587" office:value-type="string" calcext:value-type="string">
            <text:p>Obtido</text:p>
          </table:table-cell>
          <table:table-cell table:style-name="ce232" table:formula="of:=IF([.$BF$14];[.$BH$13];&quot; %&quot;)" office:value-type="string" office:string-value=" %" calcext:value-type="string">
            <text:p><text:s/>%</text:p>
          </table:table-cell>
          <table:table-cell table:style-name="ce232" table:formula="of:=IF(OR(ISBLANK([.I5]);[.$AO$15]&gt;3;[.$AN$15]&lt;4);&quot;&quot;;[.L37]&amp;&quot; &quot;&amp;[.I5])">
            <text:p/>
          </table:table-cell>
          <table:table-cell table:style-name="Default" table:number-columns-repeated="5"/>
          <table:table-cell/>
        </table:table-row>
        <table:table-row table:style-name="ro1">
          <table:covered-table-cell table:number-columns-repeated="3" table:style-name="ce394"/>
          <table:covered-table-cell table:style-name="ce412"/>
          <table:table-cell table:style-name="ce299"/>
          <table:table-cell table:style-name="ce406" office:value-type="string" calcext:value-type="string">
            <text:p>Produ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style-name="ce403"/>
          <table:table-cell table:style-name="ce573"/>
          <table:table-cell table:style-name="ce403" table:number-columns-repeated="11"/>
          <table:table-cell table:style-name="ce160" table:number-columns-repeated="2"/>
          <table:table-cell table:style-name="ce402" table:formula="of:=IF(ISERROR([.AT62]);1;NOT([.AT62]))" office:value-type="boolean" office:boolean-value="true" calcext:value-type="boolean">
            <text:p>VERDADERO</text:p>
          </table:table-cell>
          <table:table-cell table:style-name="ce160" office:value-type="string" calcext:value-type="string">
            <text:p>non se conseguiu axustar a reacción completa</text:p>
          </table:table-cell>
          <table:table-cell table:style-name="ce160" table:number-columns-repeated="9"/>
          <table:table-cell table:style-name="ce331" office:value-type="string" calcext:value-type="string">
            <text:p>% masa</text:p>
          </table:table-cell>
          <table:table-cell table:style-name="ce331"/>
          <table:table-cell table:style-name="ce331" office:value-type="string" calcext:value-type="string">
            <text:p><text:s/></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text:s/></text:p>
          </table:table-cell>
          <table:table-cell table:style-name="ce588" table:formula="of:=[.AZ29]" office:value-type="float" office:value="0" calcext:value-type="float">
            <text:p>0</text:p>
          </table:table-cell>
          <table:table-cell table:style-name="ce246" table:formula="of:=&quot;Calcular o &quot;&amp;[.$AU$4]" office:value-type="string" office:string-value="Calcular o 0,765" calcext:value-type="string">
            <text:p>Calcular o 0,765</text:p>
          </table:table-cell>
          <table:table-cell table:style-name="ce402" table:formula="of:=([.$AO$15]=5)" office:value-type="boolean" office:boolean-value="false" calcext:value-type="boolean">
            <text:p>FALSO</text:p>
          </table:table-cell>
          <table:table-cell table:style-name="Default" table:number-columns-repeated="7"/>
          <table:table-cell/>
        </table:table-row>
        <table:table-row table:style-name="ro1">
          <table:covered-table-cell table:number-columns-repeated="3" table:style-name="ce394"/>
          <table:covered-table-cell table:style-name="ce412"/>
          <table:table-cell table:style-name="ce299" table:number-columns-repeated="9"/>
          <table:table-cell table:style-name="Default"/>
          <table:table-cell table:style-name="ce537"/>
          <table:table-cell table:style-name="ce403" table:number-columns-repeated="11"/>
          <table:table-cell table:style-name="ce399"/>
          <table:table-cell table:style-name="ce246" office:value-type="string" calcext:value-type="string">
            <text:p>Meio básico?</text:p>
          </table:table-cell>
          <table:table-cell table:style-name="ce402" table:formula="of:=OR([.AE26]=[.$AT$49];[.AG26]=[.$AT$49];[.AH26]=[.$AT$49])" office:value-type="boolean" office:boolean-value="false" calcext:value-type="boolean">
            <text:p>FALSO</text:p>
          </table:table-cell>
          <table:table-cell table:style-name="ce160" table:number-columns-repeated="10"/>
          <table:table-cell table:style-name="ce331" table:formula="of:=IF(ISBLANK([.$H$4]);0;MATCH([.$H$4];[.AN12:.AN17];0))" office:value-type="float" office:value="3" calcext:value-type="float">
            <text:p>3</text:p>
          </table:table-cell>
          <table:table-cell table:style-name="ce331" table:formula="of:=MATCH([.H5];[.AO12:.AO13];0)" office:value-type="float" office:value="1" calcext:value-type="float">
            <text:p>1</text:p>
          </table:table-cell>
          <table:table-cell table:style-name="ce160" table:number-columns-repeated="3"/>
          <table:table-cell table:style-name="Default" table:number-columns-repeated="2"/>
          <table:table-cell table:style-name="ce160" table:number-columns-repeated="9"/>
          <table:table-cell table:style-name="ce331" office:value-type="string" calcext:value-type="string">
            <text:p>mol/dm³</text:p>
          </table:table-cell>
          <table:table-cell table:style-name="Default"/>
          <table:table-cell table:style-name="ce160"/>
          <table:table-cell table:style-name="Default" table:number-columns-repeated="7"/>
          <table:table-cell/>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table:formula="of:=IF(ISBLANK([.L16]);&quot;90&quot;&amp;REPT(&quot; &quot;;CELL(&quot;width&quot;));&quot;&quot;)&amp;&quot;%&quot;" office:value-type="string" office:string-value="90  %" calcext:value-type="string">
            <text:p>90 <text:s/>%</text:p>
          </table:table-cell>
          <table:table-cell table:style-name="ce459"/>
          <table:table-cell/>
          <table:table-cell table:style-name="ce403" table:number-columns-repeated="10"/>
          <table:table-cell table:style-name="ce577"/>
          <table:table-cell table:style-name="ce399"/>
          <table:table-cell table:style-name="ce160" table:number-columns-repeated="17"/>
          <table:table-cell table:style-name="Default" table:number-columns-repeated="2"/>
          <table:table-cell table:style-name="ce160" table:number-columns-repeated="9"/>
          <table:table-cell table:style-name="ce331" office:value-type="string" calcext:value-type="string">
            <text:p>g</text:p>
          </table:table-cell>
          <table:table-cell table:style-name="ce160" table:number-columns-repeated="2"/>
          <table:table-cell table:style-name="Default" table:number-columns-repeated="7"/>
          <table:table-cell/>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2"/>
          <table:table-cell table:style-name="ce403" table:number-columns-repeated="11"/>
          <table:table-cell table:style-name="ce399"/>
          <table:table-cell table:style-name="ce160" table:number-columns-repeated="11"/>
          <table:table-cell table:style-name="ce492" office:value-type="string" calcext:value-type="string">
            <text:p>AVISOS</text:p>
          </table:table-cell>
          <table:table-cell table:style-name="ce331"/>
          <table:table-cell table:style-name="ce487" office:value-type="string" calcext:value-type="string">
            <text:p>Cálculos</text:p>
          </table:table-cell>
          <table:table-cell table:style-name="ce331" table:formula="of:=[.G26]" office:value-type="string" office:string-value="HNO₃" calcext:value-type="string">
            <text:p>HNO₃</text:p>
          </table:table-cell>
          <table:table-cell table:style-name="ce331" table:formula="of:=[.H26]" office:value-type="string" office:string-value="HCl" calcext:value-type="string">
            <text:p>HCl</text:p>
          </table:table-cell>
          <table:table-cell table:style-name="ce160"/>
          <table:table-cell table:style-name="Default" table:number-columns-repeated="2"/>
          <table:table-cell table:style-name="ce160" table:number-columns-repeated="7"/>
          <table:table-cell table:style-name="ce331" office:value-type="string" calcext:value-type="string">
            <text:p><text:s/></text:p>
          </table:table-cell>
          <table:table-cell table:style-name="ce331" table:number-columns-repeated="2"/>
          <table:table-cell table:style-name="ce160" table:number-columns-repeated="2"/>
          <table:table-cell table:style-name="Default" table:number-columns-repeated="7"/>
          <table:table-cell/>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420" office:value-type="string" calcext:value-type="string">
            <text:p><text:s/></text:p>
          </table:table-cell>
          <table:table-cell table:style-name="ce198" table:formula="of:=[$Índice.$H$3]" office:value-type="string" office:string-value="R     E     S     U     L     T     A     D     O     S" calcext:value-type="string" table:number-columns-spanned="7" table:number-rows-spanned="1">
            <text:p>R <text:s text:c="4"/>E <text:s text:c="4"/>S <text:s text:c="4"/>U <text:s text:c="4"/>L <text:s text:c="4"/>T <text:s text:c="4"/>A <text:s text:c="4"/>D <text:s text:c="4"/>O <text:s text:c="4"/>S</text:p>
          </table:table-cell>
          <table:covered-table-cell table:number-columns-repeated="6" table:style-name="ce420"/>
          <table:table-cell table:style-name="ce420"/>
          <table:table-cell table:number-columns-repeated="2"/>
          <table:table-cell table:style-name="ce403" table:number-columns-repeated="11"/>
          <table:table-cell table:style-name="ce399"/>
          <table:table-cell table:style-name="ce160" table:number-columns-repeated="11"/>
          <table:table-cell table:style-name="ce160" office:value-type="string" calcext:value-type="string">
            <text:p>Suprimir</text:p>
          </table:table-cell>
          <table:table-cell table:style-name="ce331"/>
          <table:table-cell table:style-name="ce331" office:value-type="string" calcext:value-type="string">
            <text:p>Mmol</text:p>
          </table:table-cell>
          <table:table-cell table:style-name="ce331" table:formula="of:=MASAMOL([.G3])" office:value-type="float" office:value="63.012" calcext:value-type="float">
            <text:p>63,012</text:p>
          </table:table-cell>
          <table:table-cell table:style-name="ce331" table:formula="of:=MASAMOL([.I3])" office:value-type="float" office:value="36.461" calcext:value-type="float">
            <text:p>36,461</text:p>
          </table:table-cell>
          <table:table-cell table:style-name="ce160"/>
          <table:table-cell table:style-name="Default" table:number-columns-repeated="2"/>
          <table:table-cell table:style-name="ce160" table:number-columns-repeated="7"/>
          <table:table-cell table:style-name="ce331" table:number-columns-repeated="3"/>
          <table:table-cell table:style-name="ce160" table:number-columns-repeated="2"/>
          <table:table-cell table:style-name="Default" table:number-columns-repeated="7"/>
          <table:table-cell/>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ce420" office:value-type="string" calcext:value-type="string">
            <text:p><text:s/></text:p>
          </table:table-cell>
          <table:table-cell table:style-name="ce420" office:value-type="string" calcext:value-type="string">
            <text:p>Axuste ión-electrón</text:p>
          </table:table-cell>
          <table:table-cell table:style-name="ce420"/>
          <table:table-cell table:style-name="ce420" office:value-type="string" calcext:value-type="string">
            <text:p><text:s/></text:p>
          </table:table-cell>
          <table:table-cell table:style-name="ce420"/>
          <table:table-cell table:number-columns-repeated="4" table:style-name="ce420" office:value-type="string" calcext:value-type="string">
            <text:p><text:s/></text:p>
          </table:table-cell>
          <table:table-cell table:number-columns-repeated="2"/>
          <table:table-cell table:style-name="ce403" table:number-columns-repeated="11"/>
          <table:table-cell table:style-name="ce399"/>
          <table:table-cell table:style-name="ce160" table:number-columns-repeated="11"/>
          <table:table-cell table:style-name="ce160" office:value-type="string" calcext:value-type="string">
            <text:p>Unidades </text:p>
          </table:table-cell>
          <table:table-cell table:style-name="ce331"/>
          <table:table-cell table:style-name="ce331" office:value-type="string" calcext:value-type="string">
            <text:p>[mol/L]</text:p>
          </table:table-cell>
          <table:table-cell table:style-name="ce160" table:formula="of:=CHOOSE([.$AB$6];[.AD3];[.AD3]*10*[.AD4]*(IF([.AC6]=1;1;0.001)/[.AP18]);[.AD3]/[.AP18])" office:value-type="float" office:value="2.76772678220022" calcext:value-type="float">
            <text:p>2,76772678220022</text:p>
          </table:table-cell>
          <table:table-cell table:style-name="ce160" table:formula="of:=[.AQ20]" office:value-type="float" office:value="1.10709071288009" calcext:value-type="float">
            <text:p>1,10709071288009</text:p>
          </table:table-cell>
          <table:table-cell table:style-name="ce160"/>
          <table:table-cell table:style-name="Default" table:number-columns-repeated="2"/>
          <table:table-cell table:style-name="ce160" table:number-columns-repeated="7"/>
          <table:table-cell table:style-name="ce331" table:number-columns-repeated="3"/>
          <table:table-cell table:style-name="ce160" table:number-columns-repeated="2"/>
          <table:table-cell table:style-name="Default" table:number-columns-repeated="7"/>
          <table:table-cell/>
        </table:table-row>
        <table:table-row table:style-name="ro1">
          <table:table-cell table:style-name="ce284" table:number-columns-repeated="4"/>
          <table:table-cell table:style-name="ce420" office:value-type="string" calcext:value-type="string">
            <text:p><text:s/></text:p>
          </table:table-cell>
          <table:table-cell table:style-name="ce420" table:formula="of:=IF([.AB44]&gt;1;[.AB44]&amp;&quot; &quot;;&quot;&quot;)&amp;FORMULAQUIM([.AD44])" office:value-type="string" office:string-value="(NO₃)⁻" calcext:value-type="string">
            <text:p>(NO₃)⁻</text:p>
          </table:table-cell>
          <table:table-cell table:style-name="ce420" table:formula="of:=IF(LEN([.AF44])&gt;0;&quot;+ &quot;;&quot;&quot;)&amp;IF([.AE44]&gt;1;[.AE44]&amp;&quot; &quot;;&quot;&quot;)&amp;FORMULAQUIM([.AF44])" office:value-type="string" office:string-value="+ 2 H⁺" calcext:value-type="string">
            <text:p>+ 2 H⁺</text:p>
          </table:table-cell>
          <table:table-cell table:style-name="ce420" table:formula="of:=IF([.AG44]&gt;0;&quot;+ &quot;;&quot;- &quot;)&amp;IF(ABS([.AG44])&gt;1;ABS([.AG44])&amp;&quot; &quot;;&quot;&quot;)&amp;FORMULAQUIM([.AH44])&amp;&quot; →&quot;" office:value-type="string" office:string-value="+ e⁻ →" calcext:value-type="string">
            <text:p>+ e⁻ →</text:p>
          </table:table-cell>
          <table:table-cell table:style-name="ce420" table:formula="of:=IF([.AI44]&gt;1;[.AI44]&amp;&quot; &quot;;&quot;&quot;)&amp;FORMULAQUIM([.AK44])" office:value-type="string" office:string-value="NO₂" calcext:value-type="string">
            <text:p>NO₂</text:p>
          </table:table-cell>
          <table:table-cell table:style-name="ce420" table:formula="of:=IF(LEN([.AM44])&gt;0;&quot;+ &quot;;&quot;&quot;)&amp;IF([.AL44]&gt;1;[.AL44]&amp;&quot; &quot;;&quot;&quot;)&amp;FORMULAQUIM([.AM44])" office:value-type="string" office:string-value="+ H₂O" calcext:value-type="string">
            <text:p>+ H₂O</text:p>
          </table:table-cell>
          <table:table-cell table:style-name="ce420" table:formula="of:=[.BB2]" office:value-type="string" office:string-value="Oxidación" calcext:value-type="string">
            <text:p>Oxidación</text:p>
          </table:table-cell>
          <table:table-cell table:style-name="ce509" table:formula="of:=IF([.$AC$13];&quot;&quot;;&quot;×&quot;&amp;[.$AG$43]/ABS([.AG44]))" office:value-type="string" office:string-value="×2" calcext:value-type="string">
            <text:p>×2</text:p>
          </table:table-cell>
          <table:table-cell table:style-name="ce420"/>
          <table:table-cell table:number-columns-repeated="13"/>
          <table:table-cell table:style-name="ce160"/>
          <table:table-cell table:style-name="ce467" office:value-type="string" calcext:value-type="string">
            <text:p>CÁLCULOS</text:p>
          </table:table-cell>
          <table:table-cell table:style-name="ce160" table:number-columns-repeated="11"/>
          <table:table-cell table:style-name="Default"/>
          <table:table-cell table:style-name="Default" office:value-type="string" calcext:value-type="string">
            <text:p>n</text:p>
          </table:table-cell>
          <table:table-cell table:style-name="ce160" table:formula="of:=IF(ISBLANK([.G4]);[.AJ8]/[.AP18];[.AP19]*[.AJ8]*1)" office:value-type="float" office:value="0.553545356440043" calcext:value-type="float">
            <text:p>0,553545356440043</text:p>
          </table:table-cell>
          <table:table-cell table:style-name="ce160" table:formula="of:=[.AP20]*[.AE62]/[.AC62]" office:value-type="float" office:value="1.10709071288009" calcext:value-type="float">
            <text:p>1,10709071288009</text:p>
          </table:table-cell>
          <table:table-cell table:style-name="ce160"/>
          <table:table-cell table:style-name="Default" table:number-columns-repeated="2"/>
          <table:table-cell table:style-name="ce160" table:number-columns-repeated="7"/>
          <table:table-cell table:style-name="ce331" table:number-columns-repeated="3"/>
          <table:table-cell table:style-name="ce160" table:number-columns-repeated="2"/>
          <table:table-cell table:style-name="Default" table:number-columns-repeated="7"/>
          <table:table-cell/>
        </table:table-row>
        <table:table-row table:style-name="ro1">
          <table:table-cell table:style-name="ce284" table:number-columns-repeated="3"/>
          <table:table-cell table:style-name="ce284" table:formula="of:=IF(AND(ISBLANK([.B21]);ISBLANK([.C21]));&quot;&quot;;&quot;cm³&quot;)">
            <text:p/>
          </table:table-cell>
          <table:table-cell table:style-name="ce420" office:value-type="string" calcext:value-type="string">
            <text:p><text:s/></text:p>
          </table:table-cell>
          <table:table-cell table:style-name="ce426" table:formula="of:=IF([.AB45]&gt;1;[.AB45]&amp;&quot; &quot;;&quot;&quot;)&amp;FORMULAQUIM([.AD45])" office:value-type="string" office:string-value="2 Cl⁻" calcext:value-type="string">
            <text:p>2 Cl⁻</text:p>
          </table:table-cell>
          <table:table-cell table:style-name="ce426" table:formula="of:=IF(LEN([.AF45])&gt;0;&quot;+ &quot;;&quot;&quot;)&amp;IF([.AE45]&gt;1;[.AE45]&amp;&quot; &quot;;&quot;&quot;)&amp;FORMULAQUIM([.AF45])">
            <text:p/>
          </table:table-cell>
          <table:table-cell table:style-name="ce426" table:formula="of:=IF([.AG45]&gt;0;&quot;+ &quot;;&quot;- &quot;)&amp;IF(ABS([.AG45])&gt;1;ABS([.AG45])&amp;&quot; &quot;;&quot;&quot;)&amp;FORMULAQUIM([.AH45])&amp;&quot; →&quot;" office:value-type="string" office:string-value="- 2 e⁻ →" calcext:value-type="string">
            <text:p>- 2 e⁻ →</text:p>
          </table:table-cell>
          <table:table-cell table:style-name="ce426" table:formula="of:=IF([.AI45]&gt;1;[.AI45]&amp;&quot; &quot;;&quot;&quot;)&amp;FORMULAQUIM([.AK45])" office:value-type="string" office:string-value="Cl₂" calcext:value-type="string">
            <text:p>Cl₂</text:p>
          </table:table-cell>
          <table:table-cell table:style-name="ce426" table:formula="of:=IF(LEN([.AM45])&gt;0;&quot;+ &quot;;&quot;&quot;)&amp;IF([.AL45]&gt;1;[.AL45]&amp;&quot; &quot;;&quot;&quot;)&amp;FORMULAQUIM([.AM45])">
            <text:p/>
          </table:table-cell>
          <table:table-cell table:style-name="ce442" table:formula="of:=[.BB3]" office:value-type="string" office:string-value="Redución" calcext:value-type="string">
            <text:p>Redución</text:p>
          </table:table-cell>
          <table:table-cell table:style-name="ce568" table:formula="of:=IF([.$AC$13];&quot;&quot;;&quot;×&quot;&amp;[.$AG$43]/ABS([.AG45]))" office:value-type="string" office:string-value="×1" calcext:value-type="string">
            <text:p>×1</text:p>
          </table:table-cell>
          <table:table-cell table:style-name="ce420"/>
          <table:table-cell table:number-columns-repeated="13"/>
          <table:table-cell table:style-name="ce160"/>
          <table:table-cell table:style-name="ce467"/>
          <table:table-cell table:style-name="ce590" table:formula="of:=LIMPIALATEX(DESUPSUB([.G3]))" office:value-type="string" office:string-value="HNO3" calcext:value-type="string">
            <text:p>HNO3</text:p>
          </table:table-cell>
          <table:table-cell table:style-name="ce590" table:formula="of:=IF(ISBLANK([.I3]);&quot;&quot;;LIMPIALATEX(DESUPSUB([.I3])))" office:value-type="string" office:string-value="HCl" calcext:value-type="string">
            <text:p>HCl</text:p>
          </table:table-cell>
          <table:table-cell table:style-name="ce590" table:formula="of:=LIMPIALATEX(DESUPSUB([.K3]))">
            <text:p/>
          </table:table-cell>
          <table:table-cell table:style-name="ce590" table:formula="of:=LIMPIALATEX(DESUPSUB([.G14]))" office:value-type="string" office:string-value="Cl2" calcext:value-type="string">
            <text:p>Cl2</text:p>
          </table:table-cell>
          <table:table-cell table:style-name="ce590" table:formula="of:=LIMPIALATEX(DESUPSUB([.H14]))" office:value-type="string" office:string-value="NO2" calcext:value-type="string">
            <text:p>NO2</text:p>
          </table:table-cell>
          <table:table-cell table:style-name="ce590" table:formula="of:=IF(ISBLANK([.I14]);&quot;&quot;;LIMPIALATEX(DESUPSUB([.I14])))" office:value-type="string" office:string-value="H2O" calcext:value-type="string">
            <text:p>H2O</text:p>
          </table:table-cell>
          <table:table-cell table:style-name="ce590" table:formula="of:=IF(ISBLANK([.J14]);&quot;&quot;;LIMPIALATEX(DESUPSUB([.J14])))">
            <text:p/>
          </table:table-cell>
          <table:table-cell table:style-name="ce160" table:number-columns-repeated="3"/>
          <table:table-cell table:style-name="ce331" table:number-columns-repeated="15"/>
          <table:table-cell table:style-name="Default"/>
          <table:table-cell table:style-name="ce331" table:number-columns-repeated="2"/>
          <table:table-cell table:style-name="ce160" table:number-columns-repeated="2"/>
          <table:table-cell table:style-name="Default" table:number-columns-repeated="7"/>
          <table:table-cell/>
        </table:table-row>
        <table:table-row table:style-name="ro1">
          <table:table-cell table:style-name="ce395" table:formula="of:=[$Índice.$G$9]" office:value-type="string" office:string-value="Instrucións " calcext:value-type="string">
            <text:p>Instrucións </text:p>
          </table:table-cell>
          <table:table-cell table:style-name="ce410" table:content-validation-name="val8" office:value-type="string" calcext:value-type="string" table:number-columns-spanned="2" table:number-rows-spanned="1">
            <text:p>DATOS</text:p>
          </table:table-cell>
          <table:covered-table-cell table:style-name="ce398"/>
          <table:table-cell table:style-name="ce399"/>
          <table:table-cell table:style-name="ce420" office:value-type="string" calcext:value-type="string">
            <text:p><text:s/></text:p>
          </table:table-cell>
          <table:table-cell table:style-name="ce427" table:formula="of:=IF([.AC46]&gt;1;[.AC46]&amp;&quot; &quot;;&quot;&quot;)&amp;FORMULAQUIM([.AD46])" office:value-type="string" office:string-value="2 (NO₃)⁻" calcext:value-type="string">
            <text:p>2 (NO₃)⁻</text:p>
          </table:table-cell>
          <table:table-cell table:style-name="ce427" table:formula="of:=IF(LEN([.AF46])&gt;0;&quot;+ &quot;;&quot;&quot;)&amp;IF([.AE46]&gt;1;[.AE46]&amp;&quot; &quot;;&quot;&quot;)&amp;FORMULAQUIM([.AF46])" office:value-type="string" office:string-value="+ 2 Cl⁻" calcext:value-type="string">
            <text:p>+ 2 Cl⁻</text:p>
          </table:table-cell>
          <table:table-cell table:style-name="ce427" table:formula="of:=IF([.AG46]&lt;&gt;0;IF([.AG46]&gt;0;&quot;+ &quot;;&quot;- &quot;)&amp;IF(ABS([.AG46])&gt;1;ABS([.AG46]);&quot;&quot;)&amp;&quot; &quot;;&quot;&quot;)&amp;FORMULAQUIM([.AH46])&amp;&quot; →&quot;" office:value-type="string" office:string-value="+ 4 H⁺ →" calcext:value-type="string">
            <text:p>+ 4 H⁺ →</text:p>
          </table:table-cell>
          <table:table-cell table:style-name="ce427" table:formula="of:=IF([.AJ46]&gt;1;[.AJ46]&amp;&quot; &quot;;&quot;&quot;)&amp;FORMULAQUIM([.AK46])" office:value-type="string" office:string-value="2 NO₂" calcext:value-type="string">
            <text:p>2 NO₂</text:p>
          </table:table-cell>
          <table:table-cell table:style-name="ce427" table:formula="of:=IF(LEN([.AM46])&gt;0;&quot;+ &quot;;&quot;&quot;)&amp;IF([.AL46]&gt;1;[.AL46]&amp;&quot; &quot;;&quot;&quot;)&amp;FORMULAQUIM([.AM46])" office:value-type="string" office:string-value="+ Cl₂" calcext:value-type="string">
            <text:p>+ Cl₂</text:p>
          </table:table-cell>
          <table:table-cell table:style-name="ce427" table:formula="of:=IF(LEN([.AO46])&gt;0;&quot;+ &quot;;&quot;&quot;)&amp;IF([.AN46]&gt;1;[.AN46]&amp;&quot; &quot;;&quot;&quot;)&amp;FORMULAQUIM([.AO46])" office:value-type="string" office:string-value="+ 2 H₂O" calcext:value-type="string">
            <text:p>+ 2 H₂O</text:p>
          </table:table-cell>
          <table:table-cell table:style-name="ce420" table:number-columns-repeated="2"/>
          <table:table-cell table:number-columns-repeated="13"/>
          <table:table-cell table:style-name="ce160"/>
          <table:table-cell table:style-name="ce468" office:value-type="string" calcext:value-type="string">
            <text:p>Ionización reactivos e produtos</text:p>
          </table:table-cell>
          <table:table-cell table:style-name="ce331" table:formula="of:=CARGAION([.AC21])" office:value-type="float" office:value="0" calcext:value-type="float">
            <text:p>0</text:p>
          </table:table-cell>
          <table:table-cell table:style-name="ce331" table:formula="of:=CARGAION([.AD21])" office:value-type="float" office:value="0" calcext:value-type="float">
            <text:p>0</text:p>
          </table:table-cell>
          <table:table-cell table:style-name="ce331" table:formula="of:=CARGAION([.AE21])" office:value-type="float" office:value="0" calcext:value-type="float">
            <text:p>0</text:p>
          </table:table-cell>
          <table:table-cell table:style-name="ce331" table:formula="of:=CARGAION([.AF21])" office:value-type="float" office:value="0" calcext:value-type="float">
            <text:p>0</text:p>
          </table:table-cell>
          <table:table-cell table:style-name="ce331" table:formula="of:=CARGAION([.AG21])" office:value-type="float" office:value="0" calcext:value-type="float">
            <text:p>0</text:p>
          </table:table-cell>
          <table:table-cell table:style-name="ce331" table:formula="of:=CARGAION([.AH21])" office:value-type="float" office:value="0" calcext:value-type="float">
            <text:p>0</text:p>
          </table:table-cell>
          <table:table-cell table:style-name="ce331" table:formula="of:=CARGAION([.AI21])" office:value-type="float" office:value="0" calcext:value-type="float">
            <text:p>0</text:p>
          </table:table-cell>
          <table:table-cell table:style-name="ce331" table:number-columns-repeated="3"/>
          <table:table-cell table:style-name="ce581"/>
          <table:table-cell table:style-name="ce331" table:number-columns-repeated="14"/>
          <table:table-cell table:style-name="Default"/>
          <table:table-cell table:style-name="ce160" table:number-columns-repeated="4"/>
          <table:table-cell table:style-name="Default" table:number-columns-repeated="7"/>
          <table:table-cell/>
        </table:table-row>
        <table:table-row table:style-name="ro1">
          <table:table-cell table:style-name="ce401" table:formula="of:=CHOOSE([.Z4];&quot;&quot;;[$Axuda.A145];[$Axuda.A169];[.A81];[$Axuda.A159]&amp;CHAR(10)&amp;[.A101];[$Axuda.$A$163];[.$A$111])" office:value-type="string" office:string-value="Debaixo de «Reactivos» e «Produtos»:&#10;Escriba as fórmula dos reactivos e produtos, en primeiro lugar os que conteñen os elementos que cambian ou cambiaron de estado de oxidación. No caso de que se formase auga, debe aparecer en último lugar.&#10;Á dereita de «Calcular»:&#10;Escolla a magnitude que hai que calcular. Se é volume, debe indicar na cela seguinte se é de gas ou de disolución. Escolla a substancia na última cela dese grupo.&#10;Celas á dereita do todo:&#10;Se é disolución, escriba a concentración e escolla as unidades (se é en % masa, debe escribir a densidade e elixir as unidades).&#10;Se é gas, escriba a presión e a temperatura e escolla as unidades.&#10;Encima de «Rendemento»:&#10;Escriba os datos, primeiro a cantidade, e escolla á súa dereita a unidade [mol, g, cm³ ou mol/dm³] do dato. Se é «cm³» debe indicar na cela seguinte se é gas ou disolución. Escolla a substancia na última cela dese grupo.&#10;Se é disolución, escriba a concentración e escolla as unidades (se é en % masa, debe escribir a densidade e elixir as unidades).&#10;Se é gas, escriba a presión e a temperatura e escolla as unidades.&#10;Á dereita de «Rendemento»:&#10;Se ten datos do rendemento, escríbaos nesta cela. Se non, borre o contido da cela coa tecla «Supr.»" calcext:value-type="string" table:number-columns-spanned="4" table:number-rows-spanned="37">
            <text:p>Debaixo de «Reactivos» e «Produtos»:</text:p>
            <text:p>Escriba as fórmula dos reactivos e produtos, en primeiro lugar os que conteñen os elementos que cambian ou cambiaron de estado de oxidación. No caso de que se formase auga, debe aparecer en último lugar.</text:p>
            <text:p>Á dereita de «Calcular»:</text:p>
            <text:p>Escolla a magnitude que hai que calcular. Se é volume, debe indicar na cela seguinte se é de gas ou de disolución. Escolla a substancia na última cela dese grupo.</text:p>
            <text:p>Celas á dereita do todo:</text:p>
            <text:p>Se é disolución, escriba a concentración e escolla as unidades (se é en % masa, debe escribir a densidade e elixir as unidades).</text:p>
            <text:p>Se é gas, escriba a presión e a temperatura e escolla as unidades.</text:p>
            <text:p>Encima de «Rendemento»:</text:p>
            <text:p>Escriba os datos, primeiro a cantidade, e escolla á súa dereita a unidade [mol, g, cm³ ou mol/dm³] do dato. Se é «cm³» debe indicar na cela seguinte se é gas ou disolución. Escolla a substancia na última cela dese grupo.</text:p>
            <text:p>Se é disolución, escriba a concentración e escolla as unidades (se é en % masa, debe escribir a densidade e elixir as unidades).</text:p>
            <text:p>Se é gas, escriba a presión e a temperatura e escolla as unidades.</text:p>
            <text:p>Á dereita de «Rendemento»:</text:p>
            <text:p>Se ten datos do rendemento, escríbaos nesta cela. Se non, borre o contido da cela coa tecla «Supr.»</text:p>
          </table:table-cell>
          <table:covered-table-cell table:number-columns-repeated="3" table:style-name="ce398"/>
          <table:table-cell table:style-name="ce420" office:value-type="string" calcext:value-type="string">
            <text:p><text:s/></text:p>
          </table:table-cell>
          <table:table-cell table:style-name="ce420" table:formula="of:=IF(OR([.$AC$12];[.$AC$13];[.$AC$14]);&quot;&quot;;&quot;Ecuación axustada:&quot;)">
            <text:p/>
          </table:table-cell>
          <table:table-cell table:style-name="ce420"/>
          <table:table-cell table:style-name="ce420" office:value-type="string" calcext:value-type="string">
            <text:p><text:s/></text:p>
          </table:table-cell>
          <table:table-cell table:style-name="ce420"/>
          <table:table-cell table:number-columns-repeated="4" table:style-name="ce420" office:value-type="string" calcext:value-type="string">
            <text:p><text:s/></text:p>
          </table:table-cell>
          <table:table-cell table:number-columns-repeated="13"/>
          <table:table-cell table:style-name="ce160"/>
          <table:table-cell table:style-name="ce468"/>
          <table:table-cell table:style-name="ce331" table:formula="of:=IF([.AC22]=0;[.AC21];IF([.AC22]&gt;0;IONSINCARGA([.AC21])&amp;&quot;F&quot;&amp;IF([.AC22]&gt;1;[.AC22];&quot;&quot;);&quot;Li&quot;&amp;IF([.AC22]&lt;-1;ABS([.AC22]);&quot;&quot;)&amp;IONSINCARGA([.AC21])))" office:value-type="string" office:string-value="HNO3" calcext:value-type="string">
            <text:p>HNO3</text:p>
          </table:table-cell>
          <table:table-cell table:style-name="ce331" table:formula="of:=IF([.AD22]=0;[.AD21];IF([.AD22]&gt;0;IONSINCARGA([.AD21])&amp;&quot;F&quot;&amp;IF([.AD22]&gt;1;[.AD22];&quot;&quot;);&quot;Li&quot;&amp;IF([.AD22]&lt;-1;ABS([.AD22]);&quot;&quot;)&amp;IONSINCARGA([.AD21])))" office:value-type="string" office:string-value="HCl" calcext:value-type="string">
            <text:p>HCl</text:p>
          </table:table-cell>
          <table:table-cell table:style-name="ce331" table:formula="of:=IF([.AE22]=0;IF(ISBLANK([.AE21]);&quot;&quot;;[.AE21]);IF([.AE22]&gt;0;IONSINCARGA([.AE21])&amp;&quot;F&quot;&amp;IF([.AE22]&gt;1;[.AE22];&quot;&quot;);&quot;Li&quot;&amp;IF([.AE22]&lt;-1;ABS([.AE22]);&quot;&quot;)&amp;IONSINCARGA([.AE21])))">
            <text:p/>
          </table:table-cell>
          <table:table-cell table:style-name="ce331" table:formula="of:=IF([.AF22]=0;[.AF21];IF([.AF22]&gt;0;IONSINCARGA([.AF21])&amp;&quot;F&quot;&amp;IF([.AF22]&gt;1;[.AF22];&quot;&quot;);&quot;Li&quot;&amp;IF([.AF22]&lt;-1;ABS([.AF22]);&quot;&quot;)&amp;IONSINCARGA([.AF21])))" office:value-type="string" office:string-value="Cl2" calcext:value-type="string">
            <text:p>Cl2</text:p>
          </table:table-cell>
          <table:table-cell table:style-name="ce331" table:formula="of:=IF([.AG22]=0;[.AG21];IF([.AG22]&gt;0;IONSINCARGA([.AG21])&amp;&quot;F&quot;&amp;IF([.AG22]&gt;1;[.AG22];&quot;&quot;);&quot;Li&quot;&amp;IF([.AG22]&lt;-1;ABS([.AG22]);&quot;&quot;)&amp;IONSINCARGA([.AG21])))" office:value-type="string" office:string-value="NO2" calcext:value-type="string">
            <text:p>NO2</text:p>
          </table:table-cell>
          <table:table-cell table:style-name="ce331" table:formula="of:=IF(ISBLANK([.AH21]);IF(ISBLANK([.AI21]);&quot;H2O&quot;;&quot;LiF&quot;);IF([.AH22]=0;[.AH21];IF([.AH22]&gt;0;IONSINCARGA([.AH21])&amp;&quot;F&quot;&amp;IF([.AH22]&gt;1;[.AH22];&quot;&quot;);&quot;Li&quot;&amp;IF([.AH22]&lt;-1;ABS([.AH22]);&quot;&quot;)&amp;IONSINCARGA([.AH21]))))" office:value-type="string" office:string-value="H2O" calcext:value-type="string">
            <text:p>H2O</text:p>
          </table:table-cell>
          <table:table-cell table:style-name="ce587" table:formula="of:=IF(ISBLANK([.AI21]);IF([.AH23]=&quot;H2O&quot;;&quot;&quot;;&quot;H2O&quot;);IF([.AI22]=0;[.AI21];IF([.AI22]&gt;0;IONSINCARGA([.AI21])&amp;&quot;F&quot;&amp;IF([.AI22]&gt;1;[.AI22];&quot;&quot;);&quot;Li&quot;&amp;IF([.AI22]&lt;-1;ABS([.AI22]);&quot;&quot;)&amp;IONSINCARGA([.AI21]))))">
            <text:p/>
          </table:table-cell>
          <table:table-cell table:style-name="ce331" table:number-columns-repeated="3"/>
          <table:table-cell table:style-name="ce581"/>
          <table:table-cell table:style-name="ce331" table:number-columns-repeated="14"/>
          <table:table-cell table:style-name="Default"/>
          <table:table-cell table:style-name="ce160" table:number-columns-repeated="4"/>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420" table:formula="of:=IF(OR([.$AC$12];[.$AC$13];[.$AC$14]);&quot;&quot;;[.AD64])">
            <text:p/>
          </table:table-cell>
          <table:table-cell table:style-name="ce420" table:number-columns-repeated="7"/>
          <table:table-cell table:number-columns-repeated="13"/>
          <table:table-cell table:style-name="ce160"/>
          <table:table-cell table:style-name="ce468"/>
          <table:table-cell table:style-name="ce468" table:formula="of:=IONIZA([.AC23];1;0)" office:value-type="string" office:string-value="H+        (NO3)-    11+1-1" calcext:value-type="string">
            <text:p>H+ <text:s text:c="7"/>(NO3)- <text:s text:c="3"/>11+1-1</text:p>
          </table:table-cell>
          <table:table-cell table:style-name="ce468" table:formula="of:=IONIZA([.AD23];1;0)" office:value-type="string" office:string-value="H+        Cl-       11+1-1" calcext:value-type="string">
            <text:p>H+ <text:s text:c="7"/>Cl- <text:s text:c="6"/>11+1-1</text:p>
          </table:table-cell>
          <table:table-cell table:style-name="ce468" table:formula="of:=IONIZA([.AE23];1;0)" office:value-type="string" office:string-value="                    00 0 0" calcext:value-type="string">
            <text:p><text:s text:c="20"/>00 0 0</text:p>
          </table:table-cell>
          <table:table-cell table:style-name="ce468" table:formula="of:=IONIZA([.AF23];1;0)" office:value-type="string" office:string-value="Cl2                 20 0 0" calcext:value-type="string">
            <text:p>Cl2 <text:s text:c="16"/>20 0 0</text:p>
          </table:table-cell>
          <table:table-cell table:style-name="ce468" table:formula="of:=IONIZA([.AG23];1;0)" office:value-type="string" office:string-value="NO2                 12 0 0" calcext:value-type="string">
            <text:p>NO2 <text:s text:c="16"/>12 0 0</text:p>
          </table:table-cell>
          <table:table-cell table:style-name="ce468" table:formula="of:=IONIZA([.AH23];1;[.AH23]=&quot;H2O&quot;)" office:value-type="string" office:string-value="H+        O2-       21+1-2" calcext:value-type="string">
            <text:p>H+ <text:s text:c="7"/>O2- <text:s text:c="6"/>21+1-2</text:p>
          </table:table-cell>
          <table:table-cell table:style-name="ce468" table:formula="of:=IONIZA([.AI23];1;[.AI23]=&quot;H2O&quot;)" office:value-type="string" office:string-value="                    00 0 0" calcext:value-type="string">
            <text:p><text:s text:c="20"/>00 0 0</text:p>
          </table:table-cell>
          <table:table-cell table:style-name="ce468"/>
          <table:table-cell table:style-name="ce331" table:number-columns-repeated="2"/>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number-columns-repeated="9" table:style-name="ce420" office:value-type="string" calcext:value-type="string">
            <text:p><text:s/></text:p>
          </table:table-cell>
          <table:table-cell table:number-columns-repeated="13"/>
          <table:table-cell table:style-name="ce160"/>
          <table:table-cell table:style-name="ce468" office:value-type="string" calcext:value-type="string">
            <text:p>Catións</text:p>
          </table:table-cell>
          <table:table-cell table:style-name="ce468" table:formula="of:=TRIM(LEFT([.AC24];10))" office:value-type="string" office:string-value="H+" calcext:value-type="string">
            <text:p>H+</text:p>
          </table:table-cell>
          <table:table-cell table:style-name="ce468" table:formula="of:=TRIM(LEFT([.AD24];10))" office:value-type="string" office:string-value="H+" calcext:value-type="string">
            <text:p>H+</text:p>
          </table:table-cell>
          <table:table-cell table:style-name="ce468" table:formula="of:=TRIM(LEFT([.AE24];10))">
            <text:p/>
          </table:table-cell>
          <table:table-cell table:style-name="ce468" table:formula="of:=TRIM(LEFT([.AF24];10))" office:value-type="string" office:string-value="Cl2" calcext:value-type="string">
            <text:p>Cl2</text:p>
          </table:table-cell>
          <table:table-cell table:style-name="ce468" table:formula="of:=TRIM(LEFT([.AG24];10))" office:value-type="string" office:string-value="NO2" calcext:value-type="string">
            <text:p>NO2</text:p>
          </table:table-cell>
          <table:table-cell table:style-name="ce468" table:formula="of:=TRIM(LEFT([.AH24];10))" office:value-type="string" office:string-value="H+" calcext:value-type="string">
            <text:p>H+</text:p>
          </table:table-cell>
          <table:table-cell table:style-name="ce468" table:formula="of:=TRIM(LEFT([.AI24];10))">
            <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300"/>
          <table:table-cell table:style-name="ce728" table:formula="of:=FORMULAQUIM([.G3])" office:value-type="string" office:string-value="HNO₃" calcext:value-type="string">
            <text:p>HNO₃</text:p>
          </table:table-cell>
          <table:table-cell table:style-name="ce728" table:formula="of:=FORMULAQUIM([.I3])" office:value-type="string" office:string-value="HCl" calcext:value-type="string">
            <text:p>HCl</text:p>
          </table:table-cell>
          <table:table-cell table:style-name="ce317"/>
          <table:table-cell table:style-name="ce728" table:formula="of:=IF(ISBLANK([.$G$4]);&quot;g &quot;;&quot;cm³ D &quot;)&amp;[.G26]" office:value-type="string" office:string-value="cm³ D HNO₃" calcext:value-type="string">
            <text:p>cm³ D HNO₃</text:p>
          </table:table-cell>
          <table:table-cell table:style-name="ce300" table:number-columns-repeated="2"/>
          <table:table-cell table:style-name="ce420" office:value-type="string" calcext:value-type="string">
            <text:p><text:s/></text:p>
          </table:table-cell>
          <table:table-cell table:number-columns-repeated="13"/>
          <table:table-cell table:style-name="ce160"/>
          <table:table-cell table:style-name="ce468" office:value-type="string" calcext:value-type="string">
            <text:p>Anións</text:p>
          </table:table-cell>
          <table:table-cell table:style-name="ce468" table:formula="of:=TRIM(MID([.AC24];11;10))" office:value-type="string" office:string-value="(NO3)-" calcext:value-type="string">
            <text:p>(NO3)-</text:p>
          </table:table-cell>
          <table:table-cell table:style-name="ce468" table:formula="of:=TRIM(MID([.AD24];11;10))" office:value-type="string" office:string-value="Cl-" calcext:value-type="string">
            <text:p>Cl-</text:p>
          </table:table-cell>
          <table:table-cell table:style-name="ce468" table:formula="of:=TRIM(MID([.AE24];11;10))">
            <text:p/>
          </table:table-cell>
          <table:table-cell table:style-name="ce468" table:formula="of:=TRIM(MID([.AF24];11;10))">
            <text:p/>
          </table:table-cell>
          <table:table-cell table:style-name="ce468" table:formula="of:=TRIM(MID([.AG24];11;10))">
            <text:p/>
          </table:table-cell>
          <table:table-cell table:style-name="ce468" table:formula="of:=TRIM(MID([.AH24];11;10))" office:value-type="string" office:string-value="O2-" calcext:value-type="string">
            <text:p>O2-</text:p>
          </table:table-cell>
          <table:table-cell table:style-name="ce468" table:formula="of:=TRIM(MID([.AI24];11;10))">
            <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728" table:formula="of:=T([.F7])" office:value-type="string" office:string-value="N.º exp." calcext:value-type="string">
            <text:p>N.º exp.</text:p>
          </table:table-cell>
          <table:table-cell table:style-name="ce319"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H26]" office:value-type="string" office:string-value="cm³ D HCl" calcext:value-type="string">
            <text:p>cm³ D HCl</text:p>
          </table:table-cell>
          <table:table-cell table:style-name="ce300" table:number-columns-repeated="2"/>
          <table:table-cell table:style-name="ce420" office:value-type="string" calcext:value-type="string">
            <text:p><text:s/></text:p>
          </table:table-cell>
          <table:table-cell table:number-columns-repeated="13"/>
          <table:table-cell table:style-name="ce160"/>
          <table:table-cell table:style-name="ce331" office:value-type="string" calcext:value-type="string">
            <text:p>SubCat</text:p>
          </table:table-cell>
          <table:table-cell table:style-name="ce331" table:formula="of:=IF(LEN([.AC26]);VALUE(MID([.AC24];21;1));1)" office:value-type="float" office:value="1" calcext:value-type="float">
            <text:p>1</text:p>
          </table:table-cell>
          <table:table-cell table:style-name="ce331" table:formula="of:=IF(LEN([.AD26]);VALUE(MID([.AD24];21;1));1)" office:value-type="float" office:value="1" calcext:value-type="float">
            <text:p>1</text:p>
          </table:table-cell>
          <table:table-cell table:style-name="ce331" table:formula="of:=IF(LEN([.AE26]);VALUE(MID([.AE24];21;1));1)" office:value-type="float" office:value="1" calcext:value-type="float">
            <text:p>1</text:p>
          </table:table-cell>
          <table:table-cell table:style-name="ce331" table:formula="of:=IF(LEN([.AF26]);VALUE(MID([.AF24];21;1));1)" office:value-type="float" office:value="1" calcext:value-type="float">
            <text:p>1</text:p>
          </table:table-cell>
          <table:table-cell table:style-name="ce331" table:formula="of:=IF(LEN([.AG26]);VALUE(MID([.AG24];21;1));1)" office:value-type="float" office:value="1" calcext:value-type="float">
            <text:p>1</text:p>
          </table:table-cell>
          <table:table-cell table:style-name="ce331" table:formula="of:=IF(LEN([.AH26]);VALUE(MID([.AH24];21;1));1)" office:value-type="float" office:value="2" calcext:value-type="float">
            <text:p>2</text:p>
          </table:table-cell>
          <table:table-cell table:style-name="ce331" table:formula="of:=IF(LEN([.AI26]);VALUE(MID([.AI24];21;1));1)" office:value-type="float" office:value="1" calcext:value-type="float">
            <text:p>1</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300" table:formula="of:=[.F8]" office:value-type="float" office:value="1" calcext:value-type="float">
            <text:p>1</text:p>
          </table:table-cell>
          <table:table-cell table:style-name="ce300" table:formula="of:=IF(LEN([.H28])&gt;0;[.G8];&quot;&quot;)" office:value-type="float" office:value="2" calcext:value-type="float">
            <text:p>2</text:p>
          </table:table-cell>
          <table:table-cell table:style-name="ce300" table:formula="of:=IF(ISBLANK([.I8]);&quot;&quot;;[.I8])" office:value-type="float" office:value="10" calcext:value-type="float">
            <text:p>10</text:p>
          </table:table-cell>
          <table:table-cell table:style-name="ce324" table:formula="of:=IF(AND(LEN([.H28])&gt;0;[.AJ3]=0);[.$AK$2];&quot;&quot;)">
            <text:p/>
          </table:table-cell>
          <table:table-cell table:style-name="ce728" table:formula="of:=IF(LEN([.H28])&gt;0;NUMFORMA([.AH3];[.$Z$6];[.$Z$7];[.$Z$8]);&quot;&quot;)" office:value-type="string" office:string-value="0,200" calcext:value-type="string">
            <text:p>0,200</text:p>
          </table:table-cell>
          <table:table-cell table:style-name="ce300" table:number-columns-repeated="2"/>
          <table:table-cell table:style-name="ce420" office:value-type="string" calcext:value-type="string">
            <text:p><text:s/></text:p>
          </table:table-cell>
          <table:table-cell table:number-columns-repeated="13"/>
          <table:table-cell table:style-name="ce160"/>
          <table:table-cell table:style-name="ce331" office:value-type="string" calcext:value-type="string">
            <text:p>SubAnion</text:p>
          </table:table-cell>
          <table:table-cell table:style-name="ce331" table:formula="of:=VALUE(MID([.AC24];22;1))" office:value-type="float" office:value="1" calcext:value-type="float">
            <text:p>1</text:p>
          </table:table-cell>
          <table:table-cell table:style-name="ce331" table:formula="of:=VALUE(MID([.AD24];22;1))" office:value-type="float" office:value="1" calcext:value-type="float">
            <text:p>1</text:p>
          </table:table-cell>
          <table:table-cell table:style-name="ce331" table:formula="of:=VALUE(MID([.AE24];22;1))" office:value-type="float" office:value="0" calcext:value-type="float">
            <text:p>0</text:p>
          </table:table-cell>
          <table:table-cell table:style-name="ce331" table:formula="of:=VALUE(MID([.AF24];22;1))" office:value-type="float" office:value="0" calcext:value-type="float">
            <text:p>0</text:p>
          </table:table-cell>
          <table:table-cell table:style-name="ce331" table:formula="of:=VALUE(MID([.AG24];22;1))" office:value-type="float" office:value="2" calcext:value-type="float">
            <text:p>2</text:p>
          </table:table-cell>
          <table:table-cell table:style-name="ce331" table:formula="of:=VALUE(MID([.AH24];22;1))" office:value-type="float" office:value="1" calcext:value-type="float">
            <text:p>1</text:p>
          </table:table-cell>
          <table:table-cell table:style-name="ce331" table:formula="of:=VALUE(MID([.AI24];22;1))" office:value-type="float" office:value="0" calcext:value-type="float">
            <text:p>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300" table:formula="of:=[.F9]" office:value-type="float" office:value="2" calcext:value-type="float">
            <text:p>2</text:p>
          </table:table-cell>
          <table:table-cell table:style-name="ce300" table:formula="of:=IF(LEN([.H29])&gt;0;[.G9];&quot;&quot;)" office:value-type="float" office:value="1.5" calcext:value-type="float">
            <text:p>1,5</text:p>
          </table:table-cell>
          <table:table-cell table:style-name="ce300" table:formula="of:=IF(ISBLANK([.I9]);&quot;&quot;;[.I9])" office:value-type="float" office:value="10" calcext:value-type="float">
            <text:p>10</text:p>
          </table:table-cell>
          <table:table-cell table:style-name="ce324" table:formula="of:=IF(AND(LEN([.H29])&gt;0;[.AJ4]=0);[.$AK$2];&quot;&quot;)">
            <text:p/>
          </table:table-cell>
          <table:table-cell table:style-name="ce728" table:formula="of:=IF(LEN([.H29])&gt;0;NUMFORMA([.AH4];[.$Z$6];[.$Z$7];[.$Z$8]);&quot;&quot;)" office:value-type="string" office:string-value="0,150" calcext:value-type="string">
            <text:p>0,150</text:p>
          </table:table-cell>
          <table:table-cell table:style-name="ce300" table:number-columns-repeated="2"/>
          <table:table-cell table:style-name="ce420" office:value-type="string" calcext:value-type="string">
            <text:p><text:s/></text:p>
          </table:table-cell>
          <table:table-cell table:number-columns-repeated="13"/>
          <table:table-cell table:style-name="ce160"/>
          <table:table-cell table:style-name="ce469" office:value-type="string" calcext:value-type="string">
            <text:p>CargaCat</text:p>
          </table:table-cell>
          <table:table-cell table:style-name="ce331" table:formula="of:=MID([.AC24];23;2)" office:value-type="string" office:string-value="+1" calcext:value-type="string">
            <text:p>+1</text:p>
          </table:table-cell>
          <table:table-cell table:style-name="ce331" table:formula="of:=MID([.AD24];23;2)" office:value-type="string" office:string-value="+1" calcext:value-type="string">
            <text:p>+1</text:p>
          </table:table-cell>
          <table:table-cell table:style-name="ce331" table:formula="of:=MID([.AE24];23;2)" office:value-type="string" office:string-value=" 0" calcext:value-type="string">
            <text:p><text:s/>0</text:p>
          </table:table-cell>
          <table:table-cell table:style-name="ce331" table:formula="of:=MID([.AF24];23;2)" office:value-type="string" office:string-value=" 0" calcext:value-type="string">
            <text:p><text:s/>0</text:p>
          </table:table-cell>
          <table:table-cell table:style-name="ce331" table:formula="of:=MID([.AG24];23;2)" office:value-type="string" office:string-value=" 0" calcext:value-type="string">
            <text:p><text:s/>0</text:p>
          </table:table-cell>
          <table:table-cell table:style-name="ce331" table:formula="of:=MID([.AH24];23;2)" office:value-type="string" office:string-value="+1" calcext:value-type="string">
            <text:p>+1</text:p>
          </table:table-cell>
          <table:table-cell table:style-name="ce331" table:formula="of:=MID([.AI24];23;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300" table:formula="of:=[.F10]" office:value-type="float" office:value="3" calcext:value-type="float">
            <text:p>3</text:p>
          </table:table-cell>
          <table:table-cell table:style-name="ce300" table:formula="of:=IF(LEN([.H30])&gt;0;[.G10];&quot;&quot;)" office:value-type="float" office:value="2.5" calcext:value-type="float">
            <text:p>2,5</text:p>
          </table:table-cell>
          <table:table-cell table:style-name="ce300" table:formula="of:=IF(ISBLANK([.I10]);&quot;&quot;;[.I10])" office:value-type="float" office:value="10" calcext:value-type="float">
            <text:p>10</text:p>
          </table:table-cell>
          <table:table-cell table:style-name="ce324" table:formula="of:=IF(AND(LEN([.H30])&gt;0;[.AJ5]=0);[.$AK$2];&quot;&quot;)">
            <text:p/>
          </table:table-cell>
          <table:table-cell table:style-name="ce728" table:formula="of:=IF(LEN([.H30])&gt;0;NUMFORMA([.AH5];[.$Z$6];[.$Z$7];[.$Z$8]);&quot;&quot;)" office:value-type="string" office:string-value="0,250" calcext:value-type="string">
            <text:p>0,250</text:p>
          </table:table-cell>
          <table:table-cell table:style-name="ce300" table:number-columns-repeated="2"/>
          <table:table-cell table:style-name="ce420" office:value-type="string" calcext:value-type="string">
            <text:p><text:s/></text:p>
          </table:table-cell>
          <table:table-cell table:number-columns-repeated="13"/>
          <table:table-cell table:style-name="ce160"/>
          <table:table-cell table:style-name="ce469" office:value-type="string" calcext:value-type="string">
            <text:p>CargaAn</text:p>
          </table:table-cell>
          <table:table-cell table:style-name="ce591" table:formula="of:=MID([.AC24];25;2)" office:value-type="string" office:string-value="-1" calcext:value-type="string">
            <text:p>-1</text:p>
          </table:table-cell>
          <table:table-cell table:style-name="ce591" table:formula="of:=MID([.AD24];25;2)" office:value-type="string" office:string-value="-1" calcext:value-type="string">
            <text:p>-1</text:p>
          </table:table-cell>
          <table:table-cell table:style-name="ce591" table:formula="of:=MID([.AE24];25;2)" office:value-type="string" office:string-value=" 0" calcext:value-type="string">
            <text:p><text:s/>0</text:p>
          </table:table-cell>
          <table:table-cell table:style-name="ce591" table:formula="of:=MID([.AF24];25;2)" office:value-type="string" office:string-value=" 0" calcext:value-type="string">
            <text:p><text:s/>0</text:p>
          </table:table-cell>
          <table:table-cell table:style-name="ce591" table:formula="of:=MID([.AG24];25;2)" office:value-type="string" office:string-value=" 0" calcext:value-type="string">
            <text:p><text:s/>0</text:p>
          </table:table-cell>
          <table:table-cell table:style-name="ce591" table:formula="of:=MID([.AH24];25;2)" office:value-type="string" office:string-value="-2" calcext:value-type="string">
            <text:p>-2</text:p>
          </table:table-cell>
          <table:table-cell table:style-name="ce591" table:formula="of:=MID([.AI24];25;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300" table:formula="of:=[.F11]">
            <text:p/>
          </table:table-cell>
          <table:table-cell table:style-name="ce300" table:formula="of:=IF(LEN([.H31])&gt;0;[.G11];&quot;&quot;)">
            <text:p/>
          </table:table-cell>
          <table:table-cell table:style-name="ce300" table:formula="of:=IF(ISBLANK([.I11]);&quot;&quot;;[.I11])">
            <text:p/>
          </table:table-cell>
          <table:table-cell table:style-name="ce324" table:formula="of:=IF(AND(LEN([.H31])&gt;0;[.AJ6]=0);[.$AK$2];&quot;&quot;)">
            <text:p/>
          </table:table-cell>
          <table:table-cell table:style-name="ce728" table:formula="of:=IF(LEN([.H31])&gt;0;NUMFORMA([.AH6];[.$Z$6];[.$Z$7];[.$Z$8]);&quot;&quot;)">
            <text:p/>
          </table:table-cell>
          <table:table-cell table:style-name="ce300" table:number-columns-repeated="2"/>
          <table:table-cell table:style-name="ce420" office:value-type="string" calcext:value-type="string">
            <text:p><text:s/></text:p>
          </table:table-cell>
          <table:table-cell table:number-columns-repeated="13"/>
          <table:table-cell table:style-name="ce160"/>
          <table:table-cell table:style-name="ce470" office:value-type="string" calcext:value-type="string">
            <text:p>CatInerte</text:p>
          </table:table-cell>
          <table:table-cell table:style-name="ce588" table:formula="of:=IF(AND([.AC25]&lt;&gt;[.$AD$44];[.AC25]&lt;&gt;[.$AD$45];[.AC25]&lt;&gt;&quot;H+&quot;);[.AC25];&quot;&quot;)">
            <text:p/>
          </table:table-cell>
          <table:table-cell table:style-name="ce587" table:formula="of:=IF(AND([.AD25]&lt;&gt;[.$AD$44];[.AD25]&lt;&gt;[.$AD$455];[.AD25]&lt;&gt;&quot;H+&quot;);[.AD25];&quot;&quot;)">
            <text:p/>
          </table:table-cell>
          <table:table-cell table:style-name="ce587" table:formula="of:=LEN([.AC31])&gt;0" office:value-type="boolean" office:boolean-value="false" calcext:value-type="boolean">
            <text:p>FALSO</text:p>
          </table:table-cell>
          <table:table-cell table:style-name="ce587" table:formula="of:=LEN([.AD31])&gt;0" office:value-type="boolean" office:boolean-value="false" calcext:value-type="boolean">
            <text:p>FALSO</text:p>
          </table:table-cell>
          <table:table-cell table:style-name="ce587" table:formula="of:=IF([.AE31];[.AC31];IF([.AF31];[.AD31];&quot;&quot;))">
            <text:p/>
          </table:table-cell>
          <table:table-cell table:style-name="ce331" table:formula="of:=VALUE(IF([.AE31];[.AC29];IF([.AF31];[.AD29];0)))" office:value-type="float" office:value="0" calcext:value-type="float">
            <text:p>0</text:p>
          </table:table-cell>
          <table:table-cell table:style-name="ce587"/>
          <table:table-cell table:style-name="ce331" table:formula="of:=[.$AH$33]/[.AH31]"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300" table:formula="of:=[.F12]">
            <text:p/>
          </table:table-cell>
          <table:table-cell table:style-name="ce300" table:formula="of:=IF(LEN([.H32])&gt;0;[.G12];&quot;&quot;)">
            <text:p/>
          </table:table-cell>
          <table:table-cell table:style-name="ce300" table:formula="of:=IF(ISBLANK([.I12]);&quot;&quot;;[.I12])">
            <text:p/>
          </table:table-cell>
          <table:table-cell table:style-name="ce324" table:formula="of:=IF(AND(LEN([.H32])&gt;0;[.AJ7]=0);[.$AK$2];&quot;&quot;)">
            <text:p/>
          </table:table-cell>
          <table:table-cell table:style-name="ce728" table:formula="of:=IF(LEN([.H32])&gt;0;NUMFORMA([.AH7];[.$Z$6];[.$Z$7];[.$Z$8]);&quot;&quot;)">
            <text:p/>
          </table:table-cell>
          <table:table-cell table:style-name="ce300" table:number-columns-repeated="2"/>
          <table:table-cell table:style-name="ce420" office:value-type="string" calcext:value-type="string">
            <text:p><text:s/></text:p>
          </table:table-cell>
          <table:table-cell table:number-columns-repeated="13"/>
          <table:table-cell table:style-name="ce160"/>
          <table:table-cell table:style-name="ce584" office:value-type="string" calcext:value-type="string">
            <text:p>AnionInerte</text:p>
          </table:table-cell>
          <table:table-cell table:style-name="ce587" table:formula="of:=IF(OR([.AC26]=[.AH26];AND([.AC26]&lt;&gt;[.$AD$44];[.AC26]&lt;&gt;[.$AD$45]));[.AC26];&quot;&quot;)">
            <text:p/>
          </table:table-cell>
          <table:table-cell table:style-name="ce587" table:formula="of:=IF(OR([.AD26]=[.AH26];AND([.AD26]&lt;&gt;[.$AD$44];[.AD26]&lt;&gt;[.$AD$45]));[.AD26];&quot;&quot;)">
            <text:p/>
          </table:table-cell>
          <table:table-cell table:style-name="ce587" table:formula="of:=LEN([.AC32])&gt;0" office:value-type="boolean" office:boolean-value="false" calcext:value-type="boolean">
            <text:p>FALSO</text:p>
          </table:table-cell>
          <table:table-cell table:style-name="ce587" table:formula="of:=LEN([.AD32])&gt;0" office:value-type="boolean" office:boolean-value="false" calcext:value-type="boolean">
            <text:p>FALSO</text:p>
          </table:table-cell>
          <table:table-cell table:style-name="ce587" table:formula="of:=IF([.AE32];[.AC32];IF([.AF32];[.AD32];[.AE26]))">
            <text:p/>
          </table:table-cell>
          <table:table-cell table:style-name="ce331" table:formula="of:=ABS(VALUE(IF([.AE32];[.AC30];IF([.AF32];[.AD30];[.AE30]))))" office:value-type="float" office:value="0" calcext:value-type="float">
            <text:p>0</text:p>
          </table:table-cell>
          <table:table-cell table:style-name="ce331"/>
          <table:table-cell table:style-name="ce331" table:formula="of:=[.$AH$33]/[.AH32]"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300" table:number-columns-repeated="3"/>
          <table:table-cell table:style-name="ce728" office:value-type="string" calcext:value-type="string">
            <text:p>Valor medio =</text:p>
          </table:table-cell>
          <table:table-cell table:style-name="ce319" table:formula="of:=NUMFORMA([.AJ8];[.$Z$6];[.$Z$7];[.$Z$8])" office:value-type="string" office:string-value="0,200" calcext:value-type="string">
            <text:p>0,200</text:p>
          </table:table-cell>
          <table:table-cell table:style-name="ce300" table:number-columns-repeated="2"/>
          <table:table-cell table:style-name="ce420" office:value-type="string" calcext:value-type="string">
            <text:p><text:s/></text:p>
          </table:table-cell>
          <table:table-cell table:number-columns-repeated="13"/>
          <table:table-cell table:style-name="ce160"/>
          <table:table-cell table:style-name="ce469"/>
          <table:table-cell table:style-name="ce587" table:number-columns-repeated="5"/>
          <table:table-cell table:style-name="ce331" table:formula="of:=LCM([.AH31];[.AH32])" office:value-type="float" office:value="0" calcext:value-type="float">
            <text:p>0</text:p>
          </table:table-cell>
          <table:table-cell table:style-name="ce587" table:formula="of:=IONSINCARGA([.AG31])&amp;IF([.AJ31]&gt;1;[.AJ31];&quot;&quot;)&amp;IONSINCARGA([.AG32])&amp;IF([.AJ32]&gt;1;[.AJ32];&quot;&quot;)" office:value-type="string" office:string-value="" calcext:value-type="error">
            <text:p>#¡DIV/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300" table:number-columns-repeated="3"/>
          <table:table-cell table:style-name="ce728" table:formula="of:=&quot;mol &quot;&amp;[.G26]&amp;&quot; / &quot;&amp;[.J27]&amp;&quot; =&quot;" office:value-type="string" office:string-value="mol HNO₃ / cm³ D HCl =" calcext:value-type="string">
            <text:p>mol HNO₃ / cm³ D HCl =</text:p>
          </table:table-cell>
          <table:table-cell table:style-name="ce319" table:formula="of:=NUMFORMA([.AP20]*IF(ISBLANK([.G4]);1;0.001);[.$Z$6];[.$Z$7];[.$Z$8])" office:value-type="string" office:string-value="5,54×10⁻⁴" calcext:value-type="string">
            <text:p>5,54×10⁻⁴</text:p>
          </table:table-cell>
          <table:table-cell table:style-name="ce300" table:number-columns-repeated="2"/>
          <table:table-cell table:style-name="ce420" office:value-type="string" calcext:value-type="string">
            <text:p><text:s/></text:p>
          </table:table-cell>
          <table:table-cell table:number-columns-repeated="13"/>
          <table:table-cell table:style-name="ce160"/>
          <table:table-cell table:style-name="ce468" office:value-type="string" calcext:value-type="string">
            <text:p>Localización de elementos que cambian de contorna</text:p>
          </table:table-cell>
          <table:table-cell table:style-name="ce331"/>
          <table:table-cell table:style-name="ce469"/>
          <table:table-cell table:style-name="ce595"/>
          <table:table-cell table:style-name="ce469"/>
          <table:table-cell table:style-name="ce587"/>
          <table:table-cell table:style-name="ce469"/>
          <table:table-cell table:style-name="ce598"/>
          <table:table-cell table:style-name="ce331" table:number-columns-repeated="7"/>
          <table:table-cell table:style-name="ce160" table:number-columns-repeated="2"/>
          <table:table-cell table:style-name="ce331" table:number-columns-repeated="14"/>
          <table:table-cell table:style-name="Default" table:number-columns-repeated="7"/>
          <table:table-cell/>
        </table:table-row>
        <table:table-row table:style-name="ro1">
          <table:covered-table-cell table:number-columns-repeated="4" table:style-name="ce398"/>
          <table:table-cell table:style-name="ce420" office:value-type="string" calcext:value-type="string">
            <text:p><text:s/></text:p>
          </table:table-cell>
          <table:table-cell table:style-name="ce300"/>
          <table:table-cell table:style-name="ce728" table:formula="of:=&quot;[&quot;&amp;[.H26]&amp;&quot;] =&quot;" office:value-type="string" office:string-value="[HCl] =" calcext:value-type="string">
            <text:p>[HCl] =</text:p>
          </table:table-cell>
          <table:table-cell table:style-name="ce728" table:formula="of:=NUMFORMA([.AQ19];[.$YZ$6];[.$Z$7];[.$Z$8])" office:value-type="string" office:string-value="1,11" calcext:value-type="string">
            <text:p>1,11</text:p>
          </table:table-cell>
          <table:table-cell table:style-name="ce411" office:value-type="string" calcext:value-type="string">
            <text:p>mol/dm³</text:p>
          </table:table-cell>
          <table:table-cell table:style-name="ce300" table:number-columns-repeated="3"/>
          <table:table-cell table:style-name="ce420"/>
          <table:table-cell table:number-columns-repeated="13"/>
          <table:table-cell table:style-name="ce160"/>
          <table:table-cell table:style-name="ce331" table:formula="of:=TRIM(LEFT(CUENTAATOMOS([.AC25]);2))&amp;&quot; &quot;" office:value-type="string" office:string-value="H " calcext:value-type="string">
            <text:p>H </text:p>
          </table:table-cell>
          <table:table-cell table:style-name="ce331" table:formula="of:=TRIM(LEFT(CUENTAATOMOS([.AF25]);2))&amp;&quot; &quot;" office:value-type="string" office:string-value="Cl " calcext:value-type="string">
            <text:p>Cl </text:p>
          </table:table-cell>
          <table:table-cell table:style-name="ce331" table:formula="of:=TRIM(LEFT(CUENTAATOMOS([.AG25]);2))&amp;&quot; &quot;" office:value-type="string" office:string-value="N " calcext:value-type="string">
            <text:p>N </text:p>
          </table:table-cell>
          <table:table-cell table:style-name="ce331" table:formula="of:=TRIM(LEFT(CUENTAATOMOS([.AH25]);2))&amp;&quot; &quot;" office:value-type="string" office:string-value="H " calcext:value-type="string">
            <text:p>H </text:p>
          </table:table-cell>
          <table:table-cell table:style-name="ce587" table:formula="of:=AND([.$AB35]=[.AC$35];[.$AC$25]&lt;&gt;[.AF25])" office:value-type="boolean" office:boolean-value="false" calcext:value-type="boolean">
            <text:p>FALSO</text:p>
          </table:table-cell>
          <table:table-cell table:style-name="ce587" table:formula="of:=AND([.$AB$35]=[.AD$35];[.$AC$25]&lt;&gt;[.AG25])" office:value-type="boolean" office:boolean-value="false" calcext:value-type="boolean">
            <text:p>FALSO</text:p>
          </table:table-cell>
          <table:table-cell table:style-name="ce587" table:formula="of:=AND([.$AB$35]=[.AE$35];[.$AC$25]&lt;&gt;[.AH25])" office:value-type="boolean" office:boolean-value="false" calcext:value-type="boolean">
            <text:p>FALSO</text:p>
          </table:table-cell>
          <table:table-cell table:style-name="ce331" table:formula="of:=SUM([.AF35:.AH35])" office:value-type="float" office:value="0" calcext:value-type="float">
            <text:p>0</text:p>
          </table:table-cell>
          <table:table-cell table:style-name="ce587" table:formula="of:=[.AI35]&gt;0" office:value-type="boolean" office:boolean-value="false" calcext:value-type="boolean">
            <text:p>FALSO</text:p>
          </table:table-cell>
          <table:table-cell table:style-name="ce331" table:formula="of:=IF([.AJ35];MATCH(1;[.AF35:.AH35];0)+3;0)" office:value-type="float" office:value="0" calcext:value-type="float">
            <text:p>0</text:p>
          </table:table-cell>
          <table:table-cell table:style-name="ce331" table:formula="of:=IF([.AI35]&lt;2;[.AK35];IF([.$AJ$12];IF([.AH35];6;5);[.AK35]))" office:value-type="float" office:value="0" calcext:value-type="float">
            <text:p>0</text:p>
          </table:table-cell>
          <table:table-cell table:style-name="ce331" office:value-type="float" office:value="1" calcext:value-type="float">
            <text:p>1</text:p>
          </table:table-cell>
          <table:table-cell table:style-name="ce331" table:formula="of:=IF([.AJ35];INDEX([.$AC$27:.$AI$27];[.AM35]);0)" office:value-type="float" office:value="0" calcext:value-type="float">
            <text:p>0</text:p>
          </table:table-cell>
          <table:table-cell table:style-name="ce331" table:formula="of:=IF([.AJ35];INDEX([.$AC$25:.$AI$25];[.AM35]);0)" office:value-type="float" office:value="0" calcext:value-type="float">
            <text:p>0</text:p>
          </table:table-cell>
          <table:table-cell table:style-name="ce331" table:formula="of:=IF([.AJ35];INDEX([.$AC$27:.$AI$27];[.AL35]);0)" office:value-type="float" office:value="0" calcext:value-type="float">
            <text:p>0</text:p>
          </table:table-cell>
          <table:table-cell table:style-name="ce331" table:formula="of:=IF([.AJ35];INDEX([.$AC$25:.$AI$25];[.AL35]);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8"/>
          <table:table-cell table:style-name="ce421"/>
          <table:table-cell table:style-name="ce417" table:formula="of:=IF(ISERROR([.AN19]);&quot;&quot;;IF([.AN19]=0;&quot;&quot;;&quot;n(&quot;&amp;[.I8]&amp;&quot;) =&quot;))">
            <text:p/>
          </table:table-cell>
          <table:table-cell table:style-name="ce528" table:formula="of:=IF(ISERROR([.AN19]);&quot;&quot;;IF([.AN19]=0;&quot;&quot;;NUMFORMA([.AN27];[.$Z$6];[.$Z$7];[.$Z$8])))">
            <text:p/>
          </table:table-cell>
          <table:table-cell table:style-name="ce420" table:formula="of:=IF(ISERROR([.AN19]);&quot;&quot;;IF([.AN19]=0;&quot;&quot;;[.$BD$12]))">
            <text:p/>
          </table:table-cell>
          <table:table-cell table:style-name="ce420" table:number-columns-repeated="5"/>
          <table:table-cell table:number-columns-repeated="13"/>
          <table:table-cell table:style-name="ce160"/>
          <table:table-cell table:style-name="ce469"/>
          <table:table-cell table:style-name="ce469" table:formula="of:=TRIM(LEFT(CUENTAATOMOS([.AF26]);2))&amp;&quot; &quot;" office:value-type="string" office:string-value=" " calcext:value-type="string">
            <text:p><text:s/></text:p>
          </table:table-cell>
          <table:table-cell table:style-name="ce469" table:formula="of:=TRIM(LEFT(CUENTAATOMOS([.AG26]);2))&amp;&quot; &quot;" office:value-type="string" office:string-value=" " calcext:value-type="string">
            <text:p><text:s/></text:p>
          </table:table-cell>
          <table:table-cell table:style-name="ce469" table:formula="of:=TRIM(LEFT(CUENTAATOMOS([.AH26]);2))&amp;&quot; &quot;" office:value-type="string" office:string-value="O " calcext:value-type="string">
            <text:p>O </text:p>
          </table:table-cell>
          <table:table-cell table:style-name="ce587" table:formula="of:=AND([.$AB35]=[.AC$36];[.$AC$25]&lt;&gt;[.AF26])" office:value-type="boolean" office:boolean-value="false" calcext:value-type="boolean">
            <text:p>FALSO</text:p>
          </table:table-cell>
          <table:table-cell table:style-name="ce587" table:formula="of:=AND([.$AB$35]=[.AD$36];[.$AC$25]&lt;&gt;[.AG26])" office:value-type="boolean" office:boolean-value="false" calcext:value-type="boolean">
            <text:p>FALSO</text:p>
          </table:table-cell>
          <table:table-cell table:style-name="ce587" table:formula="of:=AND([.$AB$35]=[.AE$36];[.$AC$25]&lt;&gt;[.AH26])" office:value-type="boolean" office:boolean-value="false" calcext:value-type="boolean">
            <text:p>FALSO</text:p>
          </table:table-cell>
          <table:table-cell table:style-name="ce331" table:formula="of:=SUM([.AF36:.AH36])" office:value-type="float" office:value="0" calcext:value-type="float">
            <text:p>0</text:p>
          </table:table-cell>
          <table:table-cell table:style-name="ce587" table:formula="of:=[.AI36]&gt;0" office:value-type="boolean" office:boolean-value="false" calcext:value-type="boolean">
            <text:p>FALSO</text:p>
          </table:table-cell>
          <table:table-cell table:style-name="ce331" table:formula="of:=IF([.AJ36];MATCH(1;[.AF36:.AH36];0)+3;0)" office:value-type="float" office:value="0" calcext:value-type="float">
            <text:p>0</text:p>
          </table:table-cell>
          <table:table-cell table:style-name="ce331" table:formula="of:=IF([.AI36]&lt;2;[.AK36];IF([.$AJ$12];IF([.AH36];6;5);[.AK36]))" office:value-type="float" office:value="0" calcext:value-type="float">
            <text:p>0</text:p>
          </table:table-cell>
          <table:table-cell table:style-name="ce331" office:value-type="float" office:value="1" calcext:value-type="float">
            <text:p>1</text:p>
          </table:table-cell>
          <table:table-cell table:style-name="ce331" table:formula="of:=IF([.AJ36];INDEX([.$AC$27:.$AI$27];[.AM36]);0)" office:value-type="float" office:value="0" calcext:value-type="float">
            <text:p>0</text:p>
          </table:table-cell>
          <table:table-cell table:style-name="ce331" table:formula="of:=IF([.AJ36];INDEX([.$AC$25:.$AI$25];[.AM36]);0)" office:value-type="float" office:value="0" calcext:value-type="float">
            <text:p>0</text:p>
          </table:table-cell>
          <table:table-cell table:style-name="ce331" table:formula="of:=IF([.AJ36];INDEX([.$AC$28:.$AI$28];[.AL36]);0)" office:value-type="float" office:value="0" calcext:value-type="float">
            <text:p>0</text:p>
          </table:table-cell>
          <table:table-cell table:style-name="ce331" table:formula="of:=IF([.AJ36];INDEX([.$AC$26:.$AI$26];[.AL36]);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ce420"/>
          <table:table-cell table:style-name="ce198" table:formula="of:=[$Índice.$H$4]" office:value-type="string" office:string-value="O     U     T     R     O     S           C     Á     L     C     U     L     O     S" calcext:value-type="string" table:number-columns-spanned="7"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420"/>
          <table:covered-table-cell table:number-columns-repeated="2" table:style-name="ce421"/>
          <table:table-cell table:style-name="ce421"/>
          <table:table-cell table:number-columns-repeated="13"/>
          <table:table-cell table:style-name="ce160"/>
          <table:table-cell table:style-name="ce469" table:formula="of:=TRIM(LEFT(CUENTAATOMOS([.AC26]);2))&amp;&quot; &quot;" office:value-type="string" office:string-value="N " calcext:value-type="string">
            <text:p>N </text:p>
          </table:table-cell>
          <table:table-cell table:style-name="ce469" table:number-columns-repeated="3"/>
          <table:table-cell table:style-name="ce587" table:formula="of:=AND([.$AB37]=[.AC$35];[.$AC$26]&lt;&gt;[.AF25])" office:value-type="boolean" office:boolean-value="false" calcext:value-type="boolean">
            <text:p>FALSO</text:p>
          </table:table-cell>
          <table:table-cell table:style-name="ce587" table:formula="of:=AND([.$AB37]=[.AD$35];[.$AC$26]&lt;&gt;[.AG25])" office:value-type="boolean" office:boolean-value="true" calcext:value-type="boolean">
            <text:p>VERDADERO</text:p>
          </table:table-cell>
          <table:table-cell table:style-name="ce587" table:formula="of:=AND([.$AB37]=[.AE$35];[.$AC$26]&lt;&gt;[.AH25])" office:value-type="boolean" office:boolean-value="false" calcext:value-type="boolean">
            <text:p>FALSO</text:p>
          </table:table-cell>
          <table:table-cell table:style-name="ce331" table:formula="of:=SUM([.AF37:.AH37])" office:value-type="float" office:value="1" calcext:value-type="float">
            <text:p>1</text:p>
          </table:table-cell>
          <table:table-cell table:style-name="ce587" table:formula="of:=[.AI37]&gt;0" office:value-type="boolean" office:boolean-value="true" calcext:value-type="boolean">
            <text:p>VERDADERO</text:p>
          </table:table-cell>
          <table:table-cell table:style-name="ce331" table:formula="of:=IF([.AJ37];MATCH(1;[.AF37:.AH37];0)+3;0)" office:value-type="float" office:value="5" calcext:value-type="float">
            <text:p>5</text:p>
          </table:table-cell>
          <table:table-cell table:style-name="ce331" table:formula="of:=IF([.AI37]&lt;2;[.AK37];IF([.$AJ$12];IF([.AH37];6;5);[.AK37]))" office:value-type="float" office:value="5" calcext:value-type="float">
            <text:p>5</text:p>
          </table:table-cell>
          <table:table-cell table:style-name="ce331" office:value-type="float" office:value="1" calcext:value-type="float">
            <text:p>1</text:p>
          </table:table-cell>
          <table:table-cell table:style-name="ce331" table:formula="of:=IF([.AJ37];INDEX([.$AC$28:.$AI$28];[.AM37]);0)" office:value-type="float" office:value="1" calcext:value-type="float">
            <text:p>1</text:p>
          </table:table-cell>
          <table:table-cell table:style-name="ce331" table:formula="of:=IF([.AJ37];INDEX([.$AC$26:.$AI$26];[.AM37]);0)" office:value-type="string" office:string-value="(NO3)-" calcext:value-type="string">
            <text:p>(NO3)-</text:p>
          </table:table-cell>
          <table:table-cell table:style-name="ce331" table:formula="of:=IF([.AJ37];INDEX([.$AC$27:.$AI$27];[.AL37]);0)" office:value-type="float" office:value="1" calcext:value-type="float">
            <text:p>1</text:p>
          </table:table-cell>
          <table:table-cell table:style-name="ce331" table:formula="of:=IF([.AJ37];INDEX([.$AC$25:.$AI$25];[.AL37]);0)" office:value-type="string" office:string-value="NO2" calcext:value-type="string">
            <text:p>NO2</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ce420"/>
          <table:table-cell table:style-name="ce728" office:value-type="string" calcext:value-type="string">
            <text:p>Etiqueta: </text:p>
          </table:table-cell>
          <table:table-cell table:style-name="ce429" table:number-columns-repeated="5"/>
          <table:table-cell table:style-name="ce421" table:number-columns-repeated="2"/>
          <table:table-cell table:style-name="Default" table:number-columns-repeated="2"/>
          <table:table-cell table:number-columns-repeated="11"/>
          <table:table-cell table:style-name="ce160"/>
          <table:table-cell table:style-name="ce469"/>
          <table:table-cell table:style-name="ce331" table:number-columns-repeated="3"/>
          <table:table-cell table:style-name="ce587" table:formula="of:=AND([.$AB37]=[.AC$36];[.$AC$26]&lt;&gt;[.AF26])" office:value-type="boolean" office:boolean-value="false" calcext:value-type="boolean">
            <text:p>FALSO</text:p>
          </table:table-cell>
          <table:table-cell table:style-name="ce587" table:formula="of:=AND([.$AB37]=[.AD$36];[.$AC$26]&lt;&gt;[.AG26])" office:value-type="boolean" office:boolean-value="false" calcext:value-type="boolean">
            <text:p>FALSO</text:p>
          </table:table-cell>
          <table:table-cell table:style-name="ce587" table:formula="of:=AND([.$AB37]=[.AE$36];[.$AC$26]&lt;&gt;[.AH26])" office:value-type="boolean" office:boolean-value="false" calcext:value-type="boolean">
            <text:p>FALSO</text:p>
          </table:table-cell>
          <table:table-cell table:style-name="ce331" table:formula="of:=SUM([.AF38:.AH38])" office:value-type="float" office:value="0" calcext:value-type="float">
            <text:p>0</text:p>
          </table:table-cell>
          <table:table-cell table:style-name="ce587" table:formula="of:=[.AI38]&gt;0" office:value-type="boolean" office:boolean-value="false" calcext:value-type="boolean">
            <text:p>FALSO</text:p>
          </table:table-cell>
          <table:table-cell table:style-name="ce331" table:formula="of:=IF([.AJ38];MATCH(1;[.AF38:.AH38];0)+3;0)" office:value-type="float" office:value="0" calcext:value-type="float">
            <text:p>0</text:p>
          </table:table-cell>
          <table:table-cell table:style-name="ce331" table:formula="of:=IF([.AI38]&lt;2;[.AK38];IF([.$AJ$12];IF([.AH38];6;5);[.AK38]))" office:value-type="float" office:value="0" calcext:value-type="float">
            <text:p>0</text:p>
          </table:table-cell>
          <table:table-cell table:style-name="ce331" office:value-type="float" office:value="1" calcext:value-type="float">
            <text:p>1</text:p>
          </table:table-cell>
          <table:table-cell table:style-name="ce331" table:formula="of:=IF([.AJ38];INDEX([.$AC$28:.$AI$28];[.AM38]);0)" office:value-type="float" office:value="0" calcext:value-type="float">
            <text:p>0</text:p>
          </table:table-cell>
          <table:table-cell table:style-name="ce331" table:formula="of:=IF([.AJ38];INDEX([.$AC$26:.$AI$26];[.AM38]);0)" office:value-type="float" office:value="0" calcext:value-type="float">
            <text:p>0</text:p>
          </table:table-cell>
          <table:table-cell table:style-name="ce331" table:formula="of:=IF([.AJ38];INDEX([.$AC$28:.$AI$28];[.AL38]);0)" office:value-type="float" office:value="0" calcext:value-type="float">
            <text:p>0</text:p>
          </table:table-cell>
          <table:table-cell table:style-name="ce331" table:formula="of:=IF([.AJ38];INDEX([.$AC$26:.$AI$26];[.AL38]);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ce420"/>
          <table:table-cell table:style-name="ce728" office:value-type="string" calcext:value-type="string">
            <text:p>Fórmula: </text:p>
          </table:table-cell>
          <table:table-cell table:style-name="ce430" table:number-columns-repeated="3"/>
          <table:table-cell table:style-name="ce562" table:number-columns-repeated="2"/>
          <table:table-cell table:style-name="ce421" table:number-columns-repeated="2"/>
          <table:table-cell table:style-name="Default" table:number-columns-repeated="2"/>
          <table:table-cell table:number-columns-repeated="11"/>
          <table:table-cell table:style-name="ce160"/>
          <table:table-cell table:style-name="ce331" table:formula="of:=TRIM(LEFT(CUENTAATOMOS([.AD25]);2))&amp;&quot; &quot;" office:value-type="string" office:string-value="H " calcext:value-type="string">
            <text:p>H </text:p>
          </table:table-cell>
          <table:table-cell table:style-name="ce331" table:number-columns-repeated="3"/>
          <table:table-cell table:style-name="ce587" table:formula="of:=AND([.$AB39]=[.AC$35];[.$AD$25]&lt;&gt;[.$AF$25])" office:value-type="boolean" office:boolean-value="false" calcext:value-type="boolean">
            <text:p>FALSO</text:p>
          </table:table-cell>
          <table:table-cell table:style-name="ce587" table:formula="of:=AND([.$AB39]=[.AD$35];[.$AD$25]&lt;&gt;[.AG25])" office:value-type="boolean" office:boolean-value="false" calcext:value-type="boolean">
            <text:p>FALSO</text:p>
          </table:table-cell>
          <table:table-cell table:style-name="ce587" table:formula="of:=AND([.$AB39]=[.AE$35];[.$AD$25]&lt;&gt;[.AH25])" office:value-type="boolean" office:boolean-value="false" calcext:value-type="boolean">
            <text:p>FALSO</text:p>
          </table:table-cell>
          <table:table-cell table:style-name="ce331" table:formula="of:=SUM([.AF39:.AH39])" office:value-type="float" office:value="0" calcext:value-type="float">
            <text:p>0</text:p>
          </table:table-cell>
          <table:table-cell table:style-name="ce587" table:formula="of:=[.AI39]&gt;0" office:value-type="boolean" office:boolean-value="false" calcext:value-type="boolean">
            <text:p>FALSO</text:p>
          </table:table-cell>
          <table:table-cell table:style-name="ce331" table:formula="of:=IF([.AJ39];MATCH(1;[.AF39:.AH39];0)+3;0)" office:value-type="float" office:value="0" calcext:value-type="float">
            <text:p>0</text:p>
          </table:table-cell>
          <table:table-cell table:style-name="ce331" table:formula="of:=IF([.AI39]&lt;2;[.AK39];IF([.$AJ$12];IF([.AH39];6;5);[.AK39]))" office:value-type="float" office:value="0" calcext:value-type="float">
            <text:p>0</text:p>
          </table:table-cell>
          <table:table-cell table:style-name="ce331" office:value-type="float" office:value="2" calcext:value-type="float">
            <text:p>2</text:p>
          </table:table-cell>
          <table:table-cell table:style-name="ce331" table:formula="of:=IF([.AJ39];INDEX([.$AC$27:.$AI$27];[.AM39]);0)" office:value-type="float" office:value="0" calcext:value-type="float">
            <text:p>0</text:p>
          </table:table-cell>
          <table:table-cell table:style-name="ce331" table:formula="of:=IF([.AJ39];INDEX([.$AC$25:.$AI$25];[.AM40]);0)" office:value-type="float" office:value="0" calcext:value-type="float">
            <text:p>0</text:p>
          </table:table-cell>
          <table:table-cell table:style-name="ce331" table:formula="of:=IF([.AJ39];INDEX([.$AC$27:.$AI$27];[.AL39]);0)" office:value-type="float" office:value="0" calcext:value-type="float">
            <text:p>0</text:p>
          </table:table-cell>
          <table:table-cell table:style-name="ce331" table:formula="of:=IF([.AJ39];INDEX([.$AC$25:.$AI$25];[.AL39]);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ce420" table:number-columns-repeated="6"/>
          <table:table-cell table:style-name="ce421" table:number-columns-repeated="3"/>
          <table:table-cell table:number-columns-repeated="13"/>
          <table:table-cell table:style-name="ce160"/>
          <table:table-cell table:style-name="ce469"/>
          <table:table-cell table:style-name="ce591" table:number-columns-repeated="3"/>
          <table:table-cell table:style-name="ce587" table:formula="of:=AND([.$AB39]=[.AC$36];[.$AD$25]&lt;&gt;[.$AF$26])" office:value-type="boolean" office:boolean-value="false" calcext:value-type="boolean">
            <text:p>FALSO</text:p>
          </table:table-cell>
          <table:table-cell table:style-name="ce587" table:formula="of:=AND([.$AB39]=[.AD$36];[.$AD$25]&lt;&gt;[.AG26])" office:value-type="boolean" office:boolean-value="false" calcext:value-type="boolean">
            <text:p>FALSO</text:p>
          </table:table-cell>
          <table:table-cell table:style-name="ce587" table:formula="of:=AND([.$AB39]=[.AE$36];[.$AD$25]&lt;&gt;[.AH26])" office:value-type="boolean" office:boolean-value="false" calcext:value-type="boolean">
            <text:p>FALSO</text:p>
          </table:table-cell>
          <table:table-cell table:style-name="ce331" table:formula="of:=SUM([.AF40:.AH40])" office:value-type="float" office:value="0" calcext:value-type="float">
            <text:p>0</text:p>
          </table:table-cell>
          <table:table-cell table:style-name="ce587" table:formula="of:=[.AI40]&gt;0" office:value-type="boolean" office:boolean-value="false" calcext:value-type="boolean">
            <text:p>FALSO</text:p>
          </table:table-cell>
          <table:table-cell table:style-name="ce331" table:formula="of:=IF([.AJ40];MATCH(1;[.AF40:.AH40];0)+3;0)" office:value-type="float" office:value="0" calcext:value-type="float">
            <text:p>0</text:p>
          </table:table-cell>
          <table:table-cell table:style-name="ce331" table:formula="of:=IF([.AI40]&lt;2;[.AK40];IF([.$AJ$12];IF([.AH40];6;5);[.AK40]))" office:value-type="float" office:value="0" calcext:value-type="float">
            <text:p>0</text:p>
          </table:table-cell>
          <table:table-cell table:style-name="ce331" office:value-type="float" office:value="2" calcext:value-type="float">
            <text:p>2</text:p>
          </table:table-cell>
          <table:table-cell table:style-name="ce331" table:formula="of:=IF([.AJ40];INDEX([.$AC$27:.$AI$27];[.AM40]);0)" office:value-type="float" office:value="0" calcext:value-type="float">
            <text:p>0</text:p>
          </table:table-cell>
          <table:table-cell table:style-name="ce331" table:formula="of:=IF([.AJ40];INDEX([.$AC$25:.$AI$25];[.AM41]);0)" office:value-type="float" office:value="0" calcext:value-type="float">
            <text:p>0</text:p>
          </table:table-cell>
          <table:table-cell table:style-name="ce331" table:formula="of:=IF([.AJ40];INDEX([.$AC$28:.$AI$28];[.AL40]);0)" office:value-type="float" office:value="0" calcext:value-type="float">
            <text:p>0</text:p>
          </table:table-cell>
          <table:table-cell table:style-name="ce331" table:formula="of:=IF([.AJ40];INDEX([.$AC$26:.$AI$26];[.AL40]);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Default" table:number-columns-repeated="8"/>
          <table:table-cell table:number-columns-repeated="14"/>
          <table:table-cell table:style-name="ce160"/>
          <table:table-cell table:style-name="ce469" table:formula="of:=TRIM(LEFT(CUENTAATOMOS([.AD26]);2))&amp;&quot; &quot;" office:value-type="string" office:string-value="Cl " calcext:value-type="string">
            <text:p>Cl </text:p>
          </table:table-cell>
          <table:table-cell table:style-name="ce331"/>
          <table:table-cell table:style-name="ce469" table:number-columns-repeated="2"/>
          <table:table-cell table:style-name="ce587" table:formula="of:=AND([.$AB41]=[.AC$35];[.$AD$26]&lt;&gt;[.AF25])" office:value-type="boolean" office:boolean-value="true" calcext:value-type="boolean">
            <text:p>VERDADERO</text:p>
          </table:table-cell>
          <table:table-cell table:style-name="ce587" table:formula="of:=AND([.$AB41]=[.AD$35];[.$AD$26]&lt;&gt;[.AG25])" office:value-type="boolean" office:boolean-value="false" calcext:value-type="boolean">
            <text:p>FALSO</text:p>
          </table:table-cell>
          <table:table-cell table:style-name="ce587" table:formula="of:=AND([.$AB41]=[.AE$35];[.$AD$26]&lt;&gt;[.AH25])" office:value-type="boolean" office:boolean-value="false" calcext:value-type="boolean">
            <text:p>FALSO</text:p>
          </table:table-cell>
          <table:table-cell table:style-name="ce331" table:formula="of:=SUM([.AF41:.AH41])" office:value-type="float" office:value="1" calcext:value-type="float">
            <text:p>1</text:p>
          </table:table-cell>
          <table:table-cell table:style-name="ce587" table:formula="of:=[.AI41]&gt;0" office:value-type="boolean" office:boolean-value="true" calcext:value-type="boolean">
            <text:p>VERDADERO</text:p>
          </table:table-cell>
          <table:table-cell table:style-name="ce331" table:formula="of:=IF([.AJ41];MATCH(1;[.AF41:.AH41];0)+3;0)" office:value-type="float" office:value="4" calcext:value-type="float">
            <text:p>4</text:p>
          </table:table-cell>
          <table:table-cell table:style-name="ce331" table:formula="of:=IF([.AI41]&lt;2;[.AK41];IF([.$AJ$12];IF([.AH41];6;5);[.AK41]))" office:value-type="float" office:value="4" calcext:value-type="float">
            <text:p>4</text:p>
          </table:table-cell>
          <table:table-cell table:style-name="ce331" office:value-type="float" office:value="2" calcext:value-type="float">
            <text:p>2</text:p>
          </table:table-cell>
          <table:table-cell table:style-name="ce331" table:formula="of:=IF([.AJ41];INDEX([.$AC$28:.$AI$28];[.AM41]);0)" office:value-type="float" office:value="1" calcext:value-type="float">
            <text:p>1</text:p>
          </table:table-cell>
          <table:table-cell table:style-name="ce331" table:formula="of:=IF([.AJ41];INDEX([.$AC$26:.$AI$26];[.AM41]);0)" office:value-type="string" office:string-value="Cl-" calcext:value-type="string">
            <text:p>Cl-</text:p>
          </table:table-cell>
          <table:table-cell table:style-name="ce331" table:formula="of:=IF([.AJ41];INDEX([.$AC$27:.$AI$27];[.AL41]);0)" office:value-type="float" office:value="1" calcext:value-type="float">
            <text:p>1</text:p>
          </table:table-cell>
          <table:table-cell table:style-name="ce331" table:formula="of:=IF([.AJ41];INDEX([.$AC$25:.$AI$25];[.AL41]);0)" office:value-type="string" office:string-value="Cl2" calcext:value-type="string">
            <text:p>Cl2</text:p>
          </table:table-cell>
          <table:table-cell table:style-name="ce331" table:number-columns-repeated="15"/>
          <table:table-cell table:style-name="Default" table:number-columns-repeated="7"/>
          <table:table-cell/>
        </table:table-row>
        <table:table-row table:style-name="ro1">
          <table:covered-table-cell table:number-columns-repeated="4" table:style-name="ce398"/>
          <table:table-cell table:style-name="Default"/>
          <table:table-cell table:style-name="ce63" office:value-type="string" calcext:value-type="string">
            <text:p>Actualizado</text:p>
          </table:table-cell>
          <table:table-cell table:style-name="ce532" office:value-type="date" office:date-value="2025-07-30" calcext:value-type="date">
            <text:p>30/07/25</text:p>
          </table:table-cell>
          <table:table-cell table:style-name="Default" table:number-columns-repeated="5"/>
          <table:table-cell table:number-columns-repeated="14"/>
          <table:table-cell table:style-name="ce160"/>
          <table:table-cell table:style-name="ce469"/>
          <table:table-cell table:style-name="ce592"/>
          <table:table-cell table:style-name="ce469" table:number-columns-repeated="2"/>
          <table:table-cell table:style-name="ce587" table:formula="of:=AND([.$AB41]=[.AC$36];[.$AD$26]&lt;&gt;[.AF26])" office:value-type="boolean" office:boolean-value="false" calcext:value-type="boolean">
            <text:p>FALSO</text:p>
          </table:table-cell>
          <table:table-cell table:style-name="ce587" table:formula="of:=AND([.$AB41]=[.AD$36];[.$AD$26]&lt;&gt;[.AG26])" office:value-type="boolean" office:boolean-value="false" calcext:value-type="boolean">
            <text:p>FALSO</text:p>
          </table:table-cell>
          <table:table-cell table:style-name="ce587" table:formula="of:=AND([.$AB41]=[.AE$36];[.$AD$26]&lt;&gt;[.AH26])" office:value-type="boolean" office:boolean-value="false" calcext:value-type="boolean">
            <text:p>FALSO</text:p>
          </table:table-cell>
          <table:table-cell table:style-name="ce331" table:formula="of:=SUM([.AF42:.AH42])" office:value-type="float" office:value="0" calcext:value-type="float">
            <text:p>0</text:p>
          </table:table-cell>
          <table:table-cell table:style-name="ce587" table:formula="of:=[.AI42]&gt;0" office:value-type="boolean" office:boolean-value="false" calcext:value-type="boolean">
            <text:p>FALSO</text:p>
          </table:table-cell>
          <table:table-cell table:style-name="ce331" table:formula="of:=IF([.AJ42];MATCH(1;[.AF42:.AH42];0)+3;0)" office:value-type="float" office:value="0" calcext:value-type="float">
            <text:p>0</text:p>
          </table:table-cell>
          <table:table-cell table:style-name="ce331" table:formula="of:=IF([.AI42]&lt;2;[.AK42];IF([.$AJ$12];IF([.AH42];6;5);[.AK42]))" office:value-type="float" office:value="0" calcext:value-type="float">
            <text:p>0</text:p>
          </table:table-cell>
          <table:table-cell table:style-name="ce331" office:value-type="float" office:value="2" calcext:value-type="float">
            <text:p>2</text:p>
          </table:table-cell>
          <table:table-cell table:style-name="ce331" table:formula="of:=IF([.AJ42];INDEX([.$AC$28:.$AI$28];[.AM42]);0)" office:value-type="float" office:value="0" calcext:value-type="float">
            <text:p>0</text:p>
          </table:table-cell>
          <table:table-cell table:style-name="ce331" table:formula="of:=IF([.AJ42];INDEX([.$AC$26:.$AI$26];[.AM42]);0)" office:value-type="float" office:value="0" calcext:value-type="float">
            <text:p>0</text:p>
          </table:table-cell>
          <table:table-cell table:style-name="ce331" table:formula="of:=IF([.AJ42];INDEX([.$AC$28:.$AI$28];[.AL42]);0)" office:value-type="float" office:value="0" calcext:value-type="float">
            <text:p>0</text:p>
          </table:table-cell>
          <table:table-cell table:style-name="ce331" table:formula="of:=IF([.AJ42];INDEX([.$AC$26:.$AI$26];[.AL42]);0)" office:value-type="float" office:value="0" calcext:value-type="float">
            <text:p>0</text:p>
          </table:table-cell>
          <table:table-cell table:style-name="ce331" table:number-columns-repeated="2"/>
          <table:table-cell table:style-name="ce331" office:value-type="string" calcext:value-type="string">
            <text:p>supón que é o primeiro do ion</text:p>
          </table:table-cell>
          <table:table-cell table:style-name="ce331" table:number-columns-repeated="8"/>
          <table:table-cell table:style-name="ce518" office:value-type="string" calcext:value-type="string" table:number-columns-spanned="4" table:number-rows-spanned="1">
            <text:p>carga</text:p>
          </table:table-cell>
          <table:covered-table-cell table:number-columns-repeated="3" table:style-name="ce331"/>
          <table:table-cell table:style-name="ce497" office:value-type="string" calcext:value-type="string" table:number-columns-spanned="4" table:number-rows-spanned="1">
            <text:p>meio ácido</text:p>
          </table:table-cell>
          <table:covered-table-cell table:number-columns-repeated="3" table:style-name="ce160"/>
          <table:table-cell table:style-name="ce497" office:value-type="string" calcext:value-type="string" table:number-columns-spanned="4" table:number-rows-spanned="1">
            <text:p>meio básico</text:p>
          </table:table-cell>
          <table:covered-table-cell table:number-columns-repeated="3" table:style-name="ce160"/>
        </table:table-row>
        <table:table-row table:style-name="ro1">
          <table:covered-table-cell table:number-columns-repeated="4" table:style-name="ce398"/>
          <table:table-cell table:style-name="Default" table:number-columns-repeated="9"/>
          <table:table-cell table:number-columns-repeated="13"/>
          <table:table-cell table:style-name="ce331"/>
          <table:table-cell table:style-name="ce331" office:value-type="string" calcext:value-type="string">
            <text:p>mult. x</text:p>
          </table:table-cell>
          <table:table-cell table:style-name="ce593" office:value-type="string" calcext:value-type="string">
            <text:p>hai</text:p>
          </table:table-cell>
          <table:table-cell table:style-name="ce331" office:value-type="string" calcext:value-type="string">
            <text:p>Axuste iónico</text:p>
          </table:table-cell>
          <table:table-cell table:style-name="ce331"/>
          <table:table-cell table:style-name="ce331" office:value-type="string" calcext:value-type="string">
            <text:p>MCM → </text:p>
          </table:table-cell>
          <table:table-cell table:style-name="ce581" table:formula="of:=LCM(ABS([.AG44]);ABS([.AG45]))" office:value-type="float" office:value="2" calcext:value-type="float">
            <text:p>2</text:p>
          </table:table-cell>
          <table:table-cell table:style-name="ce331"/>
          <table:table-cell table:style-name="ce331" office:value-type="string" calcext:value-type="string">
            <text:p>mult. x</text:p>
          </table:table-cell>
          <table:table-cell table:style-name="ce331" office:value-type="string" calcext:value-type="string">
            <text:p>hai</text:p>
          </table:table-cell>
          <table:table-cell table:style-name="ce331" table:number-columns-repeated="5"/>
          <table:table-cell table:style-name="ce331" office:value-type="string" calcext:value-type="string">
            <text:p>MCM</text:p>
          </table:table-cell>
          <table:table-cell table:style-name="ce602" office:value-type="string" calcext:value-type="string">
            <text:p>factor</text:p>
          </table:table-cell>
          <table:table-cell table:style-name="ce331" table:number-columns-repeated="2"/>
          <table:table-cell table:style-name="ce331" office:value-type="string" calcext:value-type="string">
            <text:p>elem.</text:p>
          </table:table-cell>
          <table:table-cell table:style-name="ce331" office:value-type="string" calcext:value-type="string">
            <text:p>n (r)</text:p>
          </table:table-cell>
          <table:table-cell table:style-name="ce331" office:value-type="string" calcext:value-type="string">
            <text:p>n (p)</text:p>
          </table:table-cell>
          <table:table-cell table:style-name="ce331" office:value-type="string" calcext:value-type="string">
            <text:p>O (r)</text:p>
          </table:table-cell>
          <table:table-cell table:style-name="ce331" office:value-type="string" calcext:value-type="string">
            <text:p>O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518"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table-cell table:style-name="ce518"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style-name="ce331"/>
          <table:table-cell table:style-name="ce518"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style-name="ce331"/>
        </table:table-row>
        <table:table-row table:style-name="ro1">
          <table:covered-table-cell table:number-columns-repeated="4" table:style-name="ce398"/>
          <table:table-cell table:style-name="Default" table:number-columns-repeated="9"/>
          <table:table-cell table:number-columns-repeated="13"/>
          <table:table-cell table:style-name="ce331"/>
          <table:table-cell table:style-name="ce331" table:formula="of:=[.$AP44]/[.AU44]" office:value-type="float" office:value="1" calcext:value-type="float">
            <text:p>1</text:p>
          </table:table-cell>
          <table:table-cell table:style-name="ce588" table:formula="of:=VLOOKUP(1;[.$AJ$35:.$AP$38];COLUMN()-COLUMN([.$O$24]))" office:value-type="string" office:string-value="" calcext:value-type="error">
            <text:p>Err:502</text:p>
          </table:table-cell>
          <table:table-cell table:style-name="ce588" table:formula="of:=VLOOKUP(1;[.$AJ$35:.$AQ$38];COLUMN()-COLUMN([.X1]))" office:value-type="string" office:string-value="(NO3)-" calcext:value-type="string">
            <text:p>(NO3)-</text:p>
          </table:table-cell>
          <table:table-cell table:style-name="ce331" table:formula="of:=OFFSET([.BG44];0;4*[.$AC$15])" office:value-type="float" office:value="2" calcext:value-type="float">
            <text:p>2</text:p>
          </table:table-cell>
          <table:table-cell table:style-name="ce331" table:formula="of:=OFFSET([.BH44];0;4*[.$AC$15])" office:value-type="string" office:string-value="H+" calcext:value-type="string">
            <text:p>H+</text:p>
          </table:table-cell>
          <table:table-cell table:style-name="ce331" table:formula="of:=([.BC44]+[.BD44])-([.BE44]+[.BF44])" office:value-type="float" office:value="1" calcext:value-type="float">
            <text:p>1</text:p>
          </table:table-cell>
          <table:table-cell table:style-name="ce331" office:value-type="string" calcext:value-type="string">
            <text:p>e-</text:p>
          </table:table-cell>
          <table:table-cell table:style-name="ce331" table:formula="of:=[.$AP44]/[.AV44]" office:value-type="float" office:value="1" calcext:value-type="float">
            <text:p>1</text:p>
          </table:table-cell>
          <table:table-cell table:style-name="ce331" table:formula="of:=VLOOKUP(1;[.$AJ$35:.$AP$38];COLUMN()-COLUMN([.X1])-5)" office:value-type="float" office:value="1" calcext:value-type="float">
            <text:p>1</text:p>
          </table:table-cell>
          <table:table-cell table:style-name="ce588" table:formula="of:=VLOOKUP(1;[.$AJ$35:.$AQ$38];COLUMN()-COLUMN([.X1])-5)" office:value-type="string" office:string-value="NO2" calcext:value-type="string">
            <text:p>NO2</text:p>
          </table:table-cell>
          <table:table-cell table:style-name="ce331" table:formula="of:=OFFSET([.BI44];0;4*[.$AC$15])" office:value-type="float" office:value="1" calcext:value-type="float">
            <text:p>1</text:p>
          </table:table-cell>
          <table:table-cell table:style-name="ce331" table:formula="of:=OFFSET([.BJ44];0;4*[.$AC$15])" office:value-type="string" office:string-value="H2O" calcext:value-type="string">
            <text:p>H2O</text:p>
          </table:table-cell>
          <table:table-cell table:style-name="ce331" table:number-columns-repeated="2"/>
          <table:table-cell table:style-name="ce331" table:formula="of:=LCM([.AU44];[.AV44])" office:value-type="float" office:value="1" calcext:value-type="float">
            <text:p>1</text:p>
          </table:table-cell>
          <table:table-cell table:style-name="ce331" table:formula="of:=IF([.AG44];[.$AG$43]/ABS([.AG44]);0)" office:value-type="float" office:value="2" calcext:value-type="float">
            <text:p>2</text:p>
          </table:table-cell>
          <table:table-cell table:style-name="ce331" table:formula="of:=CUENTAATOMOS([.AD44])" office:value-type="string" office:string-value="N O       1 3       " calcext:value-type="string">
            <text:p>N O <text:s text:c="6"/>1 3 <text:s text:c="6"/></text:p>
          </table:table-cell>
          <table:table-cell table:style-name="ce331" table:formula="of:=CUENTAATOMOS([.AK44])" office:value-type="string" office:string-value="N O       1 2       " calcext:value-type="string">
            <text:p>N O <text:s text:c="6"/>1 2 <text:s text:c="6"/></text:p>
          </table:table-cell>
          <table:table-cell table:style-name="ce331" table:formula="of:=TRIM(LEFT([.AR44];2))" office:value-type="string" office:string-value="N" calcext:value-type="string">
            <text:p>N</text:p>
          </table:table-cell>
          <table:table-cell table:style-name="ce331" table:formula="of:=VALUE(MID([.AR44];11;2))" office:value-type="float" office:value="1" calcext:value-type="float">
            <text:p>1</text:p>
          </table:table-cell>
          <table:table-cell table:style-name="ce331" table:formula="of:=VALUE(MID([.AS44];11;2))" office:value-type="float" office:value="1" calcext:value-type="float">
            <text:p>1</text:p>
          </table:table-cell>
          <table:table-cell table:style-name="ce331" table:formula="of:=FIND(&quot;O &quot;;[.AR44])" office:value-type="float" office:value="3" calcext:value-type="float">
            <text:p>3</text:p>
          </table:table-cell>
          <table:table-cell table:style-name="ce331" table:formula="of:=FIND(&quot;O &quot;;[.AS44])" office:value-type="float" office:value="3" calcext:value-type="float">
            <text:p>3</text:p>
          </table:table-cell>
          <table:table-cell table:style-name="ce331" table:formula="of:=IF(ISERROR([.AW44]);0;MID([.AR44];[.AW44]+10;1))" office:value-type="string" office:string-value="3" calcext:value-type="string">
            <text:p>3</text:p>
          </table:table-cell>
          <table:table-cell table:style-name="ce331" table:formula="of:=IF(ISERROR([.AX44]);0;MID([.AS44];[.AX44]+10;1))" office:value-type="string" office:string-value="2" calcext:value-type="string">
            <text:p>2</text:p>
          </table:table-cell>
          <table:table-cell table:style-name="ce331" table:formula="of:=IF([.AY44]=0;0;IF(AND(CODE([.AY44])&gt;49;CODE([.AY44])&lt;58);VALUE([.AY44]);1))*[.AB44]" office:value-type="float" office:value="3" calcext:value-type="float">
            <text:p>3</text:p>
          </table:table-cell>
          <table:table-cell table:style-name="ce331" table:formula="of:=IF([.AZ44]=0;0;IF(AND(CODE([.AZ44])&gt;49;CODE([.AZ44])&lt;58);VALUE([.AZ44]);1))*[.AI44]" office:value-type="float" office:value="2" calcext:value-type="float">
            <text:p>2</text:p>
          </table:table-cell>
          <table:table-cell table:style-name="ce331" table:formula="of:=CARGAION([.AD44])*[.AB44]" office:value-type="float" office:value="-1" calcext:value-type="float">
            <text:p>-1</text:p>
          </table:table-cell>
          <table:table-cell table:style-name="ce331" table:formula="of:=IF([.AF44]=[.$AT$48];1;IF([.AF44]=[.$AT$49];-1;0))*[.AE44]" office:value-type="float" office:value="2" calcext:value-type="float">
            <text:p>2</text:p>
          </table:table-cell>
          <table:table-cell table:style-name="ce331" table:formula="of:=CARGAION([.AK44])*[.AI44]" office:value-type="float" office:value="0" calcext:value-type="float">
            <text:p>0</text:p>
          </table:table-cell>
          <table:table-cell table:style-name="ce331" table:formula="of:=IF([.AM44]=[.$AT$48];1;IF([.AM44]=[.$AT$49];-1;0))*[.AL44]" office:value-type="float" office:value="0" calcext:value-type="float">
            <text:p>0</text:p>
          </table:table-cell>
          <table:table-cell table:style-name="ce331" table:formula="of:=IF([.BA44]+[.BB44]=0;0;IF([.BB44]&gt;[.BA44];[.BB44]-[.BA44];2*([.BA44]-[.BB44])))" office:value-type="float" office:value="2" calcext:value-type="float">
            <text:p>2</text:p>
          </table:table-cell>
          <table:table-cell table:style-name="ce331" table:formula="of:=IF([.BA44]+[.BB44]=0;&quot;&quot;;IF([.BB44]&gt;[.BA44];[.AT47];[.AT48]))" office:value-type="string" office:string-value="H+" calcext:value-type="string">
            <text:p>H+</text:p>
          </table:table-cell>
          <table:table-cell table:style-name="ce160" table:formula="of:=IF([.BA44]+[.BB44]=0;0;IF([.BA44]&gt;[.BB44];[.BA44]-[.BB44];2*([.BB44]-[.BA44])))" office:value-type="float" office:value="1" calcext:value-type="float">
            <text:p>1</text:p>
          </table:table-cell>
          <table:table-cell table:style-name="ce331" table:formula="of:=IF([.BA44]+[.BB44]=0;&quot;&quot;;IF([.BA44]&gt;[.BB44];&quot;H2O&quot;;&quot;H+&quot;))" office:value-type="string" office:string-value="H2O" calcext:value-type="string">
            <text:p>H2O</text:p>
          </table:table-cell>
          <table:table-cell table:style-name="ce331" table:formula="of:=[.BI44]" office:value-type="float" office:value="1" calcext:value-type="float">
            <text:p>1</text:p>
          </table:table-cell>
          <table:table-cell table:style-name="ce331" table:formula="of:=IF([.BH44]=[.AT47];[.AT49];[.AT47])" office:value-type="string" office:string-value="H2O" calcext:value-type="string">
            <text:p>H2O</text:p>
          </table:table-cell>
          <table:table-cell table:style-name="ce331" table:formula="of:=[.BG44]" office:value-type="float" office:value="2" calcext:value-type="float">
            <text:p>2</text:p>
          </table:table-cell>
          <table:table-cell table:style-name="ce160" table:formula="of:=IF([.BH44]=[.AT47];[.AT47];[.AT49])" office:value-type="string" office:string-value="(OH)-" calcext:value-type="string">
            <text:p>(OH)-</text:p>
          </table:table-cell>
        </table:table-row>
        <table:table-row table:style-name="ro1">
          <table:covered-table-cell table:number-columns-repeated="4" table:style-name="ce398"/>
          <table:table-cell table:style-name="Default" table:number-columns-repeated="9"/>
          <table:table-cell table:number-columns-repeated="13"/>
          <table:table-cell table:style-name="ce331"/>
          <table:table-cell table:style-name="ce331" table:formula="of:=[.$AP45]/[.AU45]" office:value-type="float" office:value="2" calcext:value-type="float">
            <text:p>2</text:p>
          </table:table-cell>
          <table:table-cell table:style-name="ce588" table:formula="of:=VLOOKUP(1;[.$AJ$39:.$AP$42];COLUMN()-COLUMN([.$O$24]))" office:value-type="string" office:string-value="" calcext:value-type="error">
            <text:p>Err:502</text:p>
          </table:table-cell>
          <table:table-cell table:style-name="ce588" table:formula="of:=VLOOKUP(1;[.$AJ$39:.$AQ$42];COLUMN()-COLUMN([.X1]))" office:value-type="string" office:string-value="Cl-" calcext:value-type="string">
            <text:p>Cl-</text:p>
          </table:table-cell>
          <table:table-cell table:style-name="ce331" table:formula="of:=OFFSET([.BG45];0;4*[.$AC$15])" office:value-type="float" office:value="0" calcext:value-type="float">
            <text:p>0</text:p>
          </table:table-cell>
          <table:table-cell table:style-name="ce331" table:formula="of:=OFFSET([.BH45];0;4*[.$AC$15])">
            <text:p/>
          </table:table-cell>
          <table:table-cell table:style-name="ce331" table:formula="of:=([.BC45]+[.BD45])-([.BE45]+[.BF45])" office:value-type="float" office:value="-2" calcext:value-type="float">
            <text:p>-2</text:p>
          </table:table-cell>
          <table:table-cell table:style-name="ce331" office:value-type="string" calcext:value-type="string">
            <text:p>e-</text:p>
          </table:table-cell>
          <table:table-cell table:style-name="ce331" table:formula="of:=[.$AP45]/[.AV45]" office:value-type="float" office:value="1" calcext:value-type="float">
            <text:p>1</text:p>
          </table:table-cell>
          <table:table-cell table:style-name="ce331" table:formula="of:=VLOOKUP(1;[.$AJ$39:.$AP$42];COLUMN()-COLUMN([.X1])-5)" office:value-type="float" office:value="1" calcext:value-type="float">
            <text:p>1</text:p>
          </table:table-cell>
          <table:table-cell table:style-name="ce588" table:formula="of:=VLOOKUP(1;[.$AJ$39:.$AQ$42];COLUMN()-COLUMN([.X1])-5)" office:value-type="string" office:string-value="Cl2" calcext:value-type="string">
            <text:p>Cl2</text:p>
          </table:table-cell>
          <table:table-cell table:style-name="ce331" table:formula="of:=OFFSET([.BI45];0;4*[.$AC$15])" office:value-type="float" office:value="0" calcext:value-type="float">
            <text:p>0</text:p>
          </table:table-cell>
          <table:table-cell table:style-name="ce331" table:formula="of:=OFFSET([.BJ45];0;4*[.$AC$15])">
            <text:p/>
          </table:table-cell>
          <table:table-cell table:style-name="ce331" table:number-columns-repeated="2"/>
          <table:table-cell table:style-name="ce331" table:formula="of:=LCM([.AU45];[.AV45])" office:value-type="float" office:value="2" calcext:value-type="float">
            <text:p>2</text:p>
          </table:table-cell>
          <table:table-cell table:style-name="ce331" table:formula="of:=IF([.AG45];[.$AG$43]/ABS([.AG45]);0)" office:value-type="float" office:value="1" calcext:value-type="float">
            <text:p>1</text:p>
          </table:table-cell>
          <table:table-cell table:style-name="ce331" table:formula="of:=CUENTAATOMOS([.AD45])" office:value-type="string" office:string-value="Cl        1         " calcext:value-type="string">
            <text:p>Cl <text:s text:c="7"/>1 <text:s text:c="8"/></text:p>
          </table:table-cell>
          <table:table-cell table:style-name="ce331" table:formula="of:=CUENTAATOMOS([.AK45])" office:value-type="string" office:string-value="Cl        2         " calcext:value-type="string">
            <text:p>Cl <text:s text:c="7"/>2 <text:s text:c="8"/></text:p>
          </table:table-cell>
          <table:table-cell table:style-name="ce331" table:formula="of:=TRIM(LEFT([.AR45];2))" office:value-type="string" office:string-value="Cl" calcext:value-type="string">
            <text:p>Cl</text:p>
          </table:table-cell>
          <table:table-cell table:style-name="ce331" table:formula="of:=VALUE(MID([.AR45];11;2))" office:value-type="float" office:value="1" calcext:value-type="float">
            <text:p>1</text:p>
          </table:table-cell>
          <table:table-cell table:style-name="ce331" table:formula="of:=VALUE(MID([.AS45];11;2))" office:value-type="float" office:value="2" calcext:value-type="float">
            <text:p>2</text:p>
          </table:table-cell>
          <table:table-cell table:style-name="ce331" table:formula="of:=FIND(&quot;O &quot;;[.AR45])" office:value-type="string" office:string-value="" calcext:value-type="error">
            <text:p>#¡VALOR!</text:p>
          </table:table-cell>
          <table:table-cell table:style-name="ce331" table:formula="of:=FIND(&quot;O &quot;;[.AS45])" office:value-type="string" office:string-value="" calcext:value-type="error">
            <text:p>#¡VALOR!</text:p>
          </table:table-cell>
          <table:table-cell table:style-name="ce331" table:formula="of:=IF(ISERROR([.AW45]);0;MID([.AR45];[.AW45]+10;1))" office:value-type="float" office:value="0" calcext:value-type="float">
            <text:p>0</text:p>
          </table:table-cell>
          <table:table-cell table:style-name="ce331" table:formula="of:=IF(ISERROR([.AX45]);0;MID([.AS45];[.AX45]+10;1))" office:value-type="float" office:value="0" calcext:value-type="float">
            <text:p>0</text:p>
          </table:table-cell>
          <table:table-cell table:style-name="ce331" table:formula="of:=IF([.AY45]=0;0;IF(AND(CODE([.AY45])&gt;49;CODE([.AY45])&lt;58);VALUE([.AY45]);1))*[.AB45]" office:value-type="float" office:value="0" calcext:value-type="float">
            <text:p>0</text:p>
          </table:table-cell>
          <table:table-cell table:style-name="ce331" table:formula="of:=IF([.AZ45]=0;0;IF(AND(CODE([.AZ45])&gt;49;CODE([.AZ45])&lt;58);VALUE([.AZ45]);1))*[.AI45]" office:value-type="float" office:value="0" calcext:value-type="float">
            <text:p>0</text:p>
          </table:table-cell>
          <table:table-cell table:style-name="ce331" table:formula="of:=CARGAION([.AD45])*[.AB45]" office:value-type="float" office:value="-2" calcext:value-type="float">
            <text:p>-2</text:p>
          </table:table-cell>
          <table:table-cell table:style-name="ce331" table:formula="of:=IF([.AF45]=[.$AT$48];1;IF([.AF45]=[.$AT$49];-1;0))*[.AE45]" office:value-type="float" office:value="0" calcext:value-type="float">
            <text:p>0</text:p>
          </table:table-cell>
          <table:table-cell table:style-name="ce331" table:formula="of:=CARGAION([.AK45])*[.AI45]" office:value-type="float" office:value="0" calcext:value-type="float">
            <text:p>0</text:p>
          </table:table-cell>
          <table:table-cell table:style-name="ce331" table:formula="of:=IF([.AM45]=[.$AT$48];1;IF([.AM45]=[.$AT$49];-1;0))*[.AL45]" office:value-type="float" office:value="0" calcext:value-type="float">
            <text:p>0</text:p>
          </table:table-cell>
          <table:table-cell table:style-name="ce331" table:formula="of:=IF([.BA45]+[.BB45]=0;0;IF([.BB45]&gt;[.BA45];[.BB45]-[.BA45];2*([.BA45]-[.BB45])))" office:value-type="float" office:value="0" calcext:value-type="float">
            <text:p>0</text:p>
          </table:table-cell>
          <table:table-cell table:style-name="ce331" table:formula="of:=IF([.BA45]+[.BB45]=0;&quot;&quot;;IF([.BB45]&gt;[.BA45];[.AT47];[.AT48]))">
            <text:p/>
          </table:table-cell>
          <table:table-cell table:style-name="ce160" table:formula="of:=IF([.BA45]+[.BB45]=0;0;IF([.BA45]&gt;[.BB45];[.BA45]-[.BB45];2*([.BB45]-[.BA45])))" office:value-type="float" office:value="0" calcext:value-type="float">
            <text:p>0</text:p>
          </table:table-cell>
          <table:table-cell table:style-name="ce331" table:formula="of:=IF([.BA45]+[.BB45]=0;&quot;&quot;;IF([.BA45]&gt;[.BB45];&quot;H2O&quot;;&quot;H+&quot;))">
            <text:p/>
          </table:table-cell>
          <table:table-cell table:style-name="ce331" table:formula="of:=[.BI45]" office:value-type="float" office:value="0" calcext:value-type="float">
            <text:p>0</text:p>
          </table:table-cell>
          <table:table-cell table:style-name="ce331" table:formula="of:=IF([.BH45]=[.AT47];[.AT49];[.AT47])" office:value-type="string" office:string-value="H2O" calcext:value-type="string">
            <text:p>H2O</text:p>
          </table:table-cell>
          <table:table-cell table:style-name="ce331" table:formula="of:=[.BG45]" office:value-type="float" office:value="0" calcext:value-type="float">
            <text:p>0</text:p>
          </table:table-cell>
          <table:table-cell table:style-name="ce160" table:formula="of:=IF([.BJ45]=[.AT47];[.AT49];[.AT47])" office:value-type="string" office:string-value="H2O" calcext:value-type="string">
            <text:p>H2O</text:p>
          </table:table-cell>
        </table:table-row>
        <table:table-row table:style-name="ro1">
          <table:covered-table-cell table:number-columns-repeated="4" table:style-name="ce398"/>
          <table:table-cell table:style-name="Default" table:number-columns-repeated="6"/>
          <table:table-cell table:number-columns-repeated="16"/>
          <table:table-cell table:style-name="ce331" table:number-columns-repeated="2"/>
          <table:table-cell table:style-name="ce331" table:formula="of:=[.AB44]*[.$AQ$44]" office:value-type="float" office:value="2" calcext:value-type="float">
            <text:p>2</text:p>
          </table:table-cell>
          <table:table-cell table:style-name="ce331" table:formula="of:=[.AD44]" office:value-type="string" office:string-value="(NO3)-" calcext:value-type="string">
            <text:p>(NO3)-</text:p>
          </table:table-cell>
          <table:table-cell table:style-name="ce331" table:formula="of:=[.AB45]*[.$AQ$45]" office:value-type="float" office:value="2" calcext:value-type="float">
            <text:p>2</text:p>
          </table:table-cell>
          <table:table-cell table:style-name="ce331" table:formula="of:=[.AD45]" office:value-type="string" office:string-value="Cl-" calcext:value-type="string">
            <text:p>Cl-</text:p>
          </table:table-cell>
          <table:table-cell table:style-name="ce331" table:formula="of:=IF([.AW47]&gt;0;[.AW47];IF([.AW48]&gt;0;[.AW48];IF([.AW49]&gt;0;[.AW49];0)))" office:value-type="float" office:value="4" calcext:value-type="float">
            <text:p>4</text:p>
          </table:table-cell>
          <table:table-cell table:style-name="ce331" table:formula="of:=IF([.AW47]&gt;0;[.AT47];IF([.AW48]&gt;0;[.AT48];IF([.AW49]&gt;0;[.AT49];&quot;&quot;)))" office:value-type="string" office:string-value="H+" calcext:value-type="string">
            <text:p>H+</text:p>
          </table:table-cell>
          <table:table-cell table:style-name="ce331"/>
          <table:table-cell table:style-name="ce331" table:formula="of:=[.AI44]*[.$AQ$44]" office:value-type="float" office:value="2" calcext:value-type="float">
            <text:p>2</text:p>
          </table:table-cell>
          <table:table-cell table:style-name="ce331" table:formula="of:=[.AK44]" office:value-type="string" office:string-value="NO2" calcext:value-type="string">
            <text:p>NO2</text:p>
          </table:table-cell>
          <table:table-cell table:style-name="ce331" table:formula="of:=[.AI45]*[.$AQ$45]" office:value-type="float" office:value="1" calcext:value-type="float">
            <text:p>1</text:p>
          </table:table-cell>
          <table:table-cell table:style-name="ce331" table:formula="of:=[.AK45]" office:value-type="string" office:string-value="Cl2" calcext:value-type="string">
            <text:p>Cl2</text:p>
          </table:table-cell>
          <table:table-cell table:style-name="ce331" table:formula="of:=-IF([.AW47]&lt;0;[.AW47];IF([.AW48]&lt;0;[.AW48];IF([.AW49]&lt;0;[.AW49];0)))" office:value-type="float" office:value="2" calcext:value-type="float">
            <text:p>2</text:p>
          </table:table-cell>
          <table:table-cell table:style-name="ce331" table:formula="of:=IF([.AW47]&lt;0;[.AT47];IF([.AW48]&lt;0;[.AT48];IF([.AW49]&lt;0;[.AT49];&quot;&quot;)))" office:value-type="string" office:string-value="H2O" calcext:value-type="string">
            <text:p>H2O</text:p>
          </table:table-cell>
          <table:table-cell table:style-name="ce331" table:number-columns-repeated="5"/>
          <table:table-cell table:style-name="ce581" office:value-type="string" calcext:value-type="string">
            <text:p>r</text:p>
          </table:table-cell>
          <table:table-cell table:style-name="ce581" office:value-type="string" calcext:value-type="string">
            <text:p>p</text:p>
          </table:table-cell>
          <table:table-cell table:style-name="ce331" table:number-columns-repeated="3"/>
          <table:table-cell table:style-name="Default" table:number-columns-repeated="3"/>
          <table:table-cell table:style-name="ce331" table:number-columns-repeated="8"/>
          <table:table-cell table:number-columns-repeated="4"/>
        </table:table-row>
        <table:table-row table:style-name="ro1">
          <table:covered-table-cell table:number-columns-repeated="4" table:style-name="ce398"/>
          <table:table-cell table:style-name="Default" table:number-columns-repeated="6"/>
          <table:table-cell table:number-columns-repeated="16"/>
          <table:table-cell table:style-name="ce331"/>
          <table:table-cell table:style-name="ce472" office:value-type="string" calcext:value-type="string">
            <text:p>R</text:p>
          </table:table-cell>
          <table:table-cell table:style-name="ce593"/>
          <table:table-cell table:style-name="ce331" table:formula="of:=FIND([.AD$46];[.$AC$24])" office:value-type="float" office:value="11" calcext:value-type="float">
            <text:p>11</text:p>
          </table:table-cell>
          <table:table-cell table:style-name="ce593"/>
          <table:table-cell table:style-name="ce331" table:formula="of:=FIND([.$AF$46];[.$AC$24])" office:value-type="string" office:string-value="" calcext:value-type="error">
            <text:p>#¡VALOR!</text:p>
          </table:table-cell>
          <table:table-cell table:style-name="ce593"/>
          <table:table-cell table:style-name="ce331" table:formula="of:=FIND([.AH$46];[.$AC$24])" office:value-type="float" office:value="1" calcext:value-type="float">
            <text:p>1</text:p>
          </table:table-cell>
          <table:table-cell table:style-name="ce593" table:number-columns-repeated="2"/>
          <table:table-cell table:style-name="ce331" table:formula="of:=FIND([.AK46];[.$AF$24])" office:value-type="string" office:string-value="" calcext:value-type="error">
            <text:p>#¡VALOR!</text:p>
          </table:table-cell>
          <table:table-cell table:style-name="ce593"/>
          <table:table-cell table:style-name="ce331" table:formula="of:=FIND([.AM46];[.$AF$24])" office:value-type="float" office:value="1" calcext:value-type="float">
            <text:p>1</text:p>
          </table:table-cell>
          <table:table-cell table:style-name="ce593"/>
          <table:table-cell table:style-name="ce587" table:formula="of:=ISERROR([.AK47])" office:value-type="boolean" office:boolean-value="true" calcext:value-type="boolean">
            <text:p>VERDADERO</text:p>
          </table:table-cell>
          <table:table-cell table:style-name="ce593"/>
          <table:table-cell table:style-name="ce587" table:formula="of:=IF(ISERROR([.AM47]);1;MOD(VALUE([.AM47]);10)&lt;&gt;1)" office:value-type="boolean" office:boolean-value="false" calcext:value-type="boolean">
            <text:p>FALSO</text:p>
          </table:table-cell>
          <table:table-cell table:style-name="ce331" table:formula="of:=[.AO47]+[.AQ47]" office:value-type="float" office:value="1" calcext:value-type="float">
            <text:p>1</text:p>
          </table:table-cell>
          <table:table-cell table:style-name="ce331"/>
          <table:table-cell table:style-name="ce331" office:value-type="string" calcext:value-type="string">
            <text:p>H2O</text:p>
          </table:table-cell>
          <table:table-cell table:style-name="ce331" table:formula="of:=([.AF44]=[.$AT47])*[.AE44]*[.$AQ44]+([.AF45]=[.$AT47])*[.AE45]*[.$AQ45]" office:value-type="float" office:value="0" calcext:value-type="float">
            <text:p>0</text:p>
          </table:table-cell>
          <table:table-cell table:style-name="ce331" table:formula="of:=([.AM44]=[.$AT47])*[.AL44]*[.$AQ44]+([.AM45]=[.$AT47])*[.AL45]*[.$AQ45]" office:value-type="float" office:value="2" calcext:value-type="float">
            <text:p>2</text:p>
          </table:table-cell>
          <table:table-cell table:style-name="ce331" table:formula="of:=[.AU47]-[.AV47]" office:value-type="float" office:value="-2" calcext:value-type="float">
            <text:p>-2</text:p>
          </table:table-cell>
          <table:table-cell table:style-name="ce331" table:number-columns-repeated="9"/>
          <table:table-cell table:number-columns-repeated="8"/>
        </table:table-row>
        <table:table-row table:style-name="ro1">
          <table:covered-table-cell table:number-columns-repeated="4" table:style-name="ce398"/>
          <table:table-cell table:style-name="Default" table:number-columns-repeated="6"/>
          <table:table-cell table:number-columns-repeated="16"/>
          <table:table-cell table:style-name="ce331"/>
          <table:table-cell table:style-name="ce586" office:value-type="float" office:value="0.08205746" calcext:value-type="float">
            <text:p>0,082</text:p>
          </table:table-cell>
          <table:table-cell table:style-name="ce593"/>
          <table:table-cell table:style-name="ce331" table:formula="of:=FIND([.AD$46];[.$AD$24])" office:value-type="string" office:string-value="" calcext:value-type="error">
            <text:p>#¡VALOR!</text:p>
          </table:table-cell>
          <table:table-cell table:style-name="ce593"/>
          <table:table-cell table:style-name="ce331" table:formula="of:=FIND([.$AF$46];[.$AD$24])" office:value-type="float" office:value="11" calcext:value-type="float">
            <text:p>11</text:p>
          </table:table-cell>
          <table:table-cell table:style-name="ce593"/>
          <table:table-cell table:style-name="ce331" table:formula="of:=FIND([.AH$46];[.$AD$24])" office:value-type="float" office:value="1" calcext:value-type="float">
            <text:p>1</text:p>
          </table:table-cell>
          <table:table-cell table:style-name="ce593"/>
          <table:table-cell table:style-name="ce331"/>
          <table:table-cell table:style-name="ce331" table:formula="of:=FIND([.AK46];[.$AG$24])" office:value-type="float" office:value="1" calcext:value-type="float">
            <text:p>1</text:p>
          </table:table-cell>
          <table:table-cell table:style-name="ce331"/>
          <table:table-cell table:style-name="ce331" table:formula="of:=FIND([.AM46];[.$AG$24])" office:value-type="string" office:string-value="" calcext:value-type="error">
            <text:p>#¡VALOR!</text:p>
          </table:table-cell>
          <table:table-cell table:style-name="ce593"/>
          <table:table-cell table:style-name="ce587" table:formula="of:=ISERROR([.AK48])" office:value-type="boolean" office:boolean-value="false" calcext:value-type="boolean">
            <text:p>FALSO</text:p>
          </table:table-cell>
          <table:table-cell table:style-name="ce593"/>
          <table:table-cell table:style-name="ce587" table:formula="of:=IF(ISERROR([.AM48]);1;MOD(VALUE([.AM48]);10)&lt;&gt;1)" office:value-type="boolean" office:boolean-value="true" calcext:value-type="boolean">
            <text:p>VERDADERO</text:p>
          </table:table-cell>
          <table:table-cell table:style-name="ce331" table:formula="of:=[.AO48]+[.AQ48]" office:value-type="float" office:value="1" calcext:value-type="float">
            <text:p>1</text:p>
          </table:table-cell>
          <table:table-cell table:style-name="ce331"/>
          <table:table-cell table:style-name="ce331" office:value-type="string" calcext:value-type="string">
            <text:p>H+</text:p>
          </table:table-cell>
          <table:table-cell table:style-name="ce331" table:formula="of:=([.AF44]=[.$AT48])*[.AE44]*[.$AQ44]+([.AF45]=[.$AT48])*[.AE45]*[.$AQ45]" office:value-type="float" office:value="4" calcext:value-type="float">
            <text:p>4</text:p>
          </table:table-cell>
          <table:table-cell table:style-name="ce331" table:formula="of:=([.AM44]=[.$AT48])*[.AL44]*[.$AQ44]+([.AM45]=[.$AT48])*[.AL45]*[.$AQ45]" office:value-type="float" office:value="0" calcext:value-type="float">
            <text:p>0</text:p>
          </table:table-cell>
          <table:table-cell table:style-name="ce331" table:formula="of:=[.AU48]-[.AV48]" office:value-type="float" office:value="4" calcext:value-type="float">
            <text:p>4</text:p>
          </table:table-cell>
          <table:table-cell table:style-name="ce331" table:number-columns-repeated="9"/>
          <table:table-cell table:number-columns-repeated="8"/>
        </table:table-row>
        <table:table-row table:style-name="ro1">
          <table:covered-table-cell table:number-columns-repeated="4" table:style-name="ce398"/>
          <table:table-cell table:style-name="Default" table:number-columns-repeated="6"/>
          <table:table-cell table:number-columns-repeated="16"/>
          <table:table-cell table:style-name="ce331"/>
          <table:table-cell table:style-name="ce586" office:value-type="float" office:value="8.314472" calcext:value-type="float">
            <text:p>8,314</text:p>
          </table:table-cell>
          <table:table-cell table:style-name="ce331"/>
          <table:table-cell table:style-name="ce331" table:formula="of:=FIND([.AD$46];[.$AE$24])" office:value-type="string" office:string-value="" calcext:value-type="error">
            <text:p>#¡VALOR!</text:p>
          </table:table-cell>
          <table:table-cell table:style-name="ce331"/>
          <table:table-cell table:style-name="ce331" table:formula="of:=FIND([.$AF$46];[.$AE$24])" office:value-type="string" office:string-value="" calcext:value-type="error">
            <text:p>#¡VALOR!</text:p>
          </table:table-cell>
          <table:table-cell table:style-name="ce593"/>
          <table:table-cell table:style-name="ce331" table:formula="of:=FIND([.AH$46];[.$AE$24])" office:value-type="string" office:string-value="" calcext:value-type="error">
            <text:p>#¡VALOR!</text:p>
          </table:table-cell>
          <table:table-cell table:style-name="ce593"/>
          <table:table-cell table:style-name="ce331"/>
          <table:table-cell table:style-name="ce331" table:formula="of:=FIND([.AK46];[.$AH$24])" office:value-type="string" office:string-value="" calcext:value-type="error">
            <text:p>#¡VALOR!</text:p>
          </table:table-cell>
          <table:table-cell table:style-name="ce331"/>
          <table:table-cell table:style-name="ce331" table:formula="of:=FIND([.AM46];[.$AH$24])" office:value-type="string" office:string-value="" calcext:value-type="error">
            <text:p>#¡VALOR!</text:p>
          </table:table-cell>
          <table:table-cell table:style-name="ce593"/>
          <table:table-cell table:style-name="ce587" table:formula="of:=IF(ISERROR([.AK49]);1;MOD(VALUE([.AK49]);10)&lt;&gt;1)" office:value-type="boolean" office:boolean-value="true" calcext:value-type="boolean">
            <text:p>VERDADERO</text:p>
          </table:table-cell>
          <table:table-cell table:style-name="ce593"/>
          <table:table-cell table:style-name="ce588" table:formula="of:=IF(ISERROR([.AM49]);1;MOD(VALUE([.AM49]);10)&lt;&gt;1)" office:value-type="float" office:value="1" calcext:value-type="float">
            <text:p>1</text:p>
          </table:table-cell>
          <table:table-cell table:style-name="ce331" table:formula="of:=[.AO49]+[.AQ49]" office:value-type="float" office:value="2" calcext:value-type="float">
            <text:p>2</text:p>
          </table:table-cell>
          <table:table-cell table:style-name="ce331"/>
          <table:table-cell table:style-name="ce331" office:value-type="string" calcext:value-type="string">
            <text:p>(OH)-</text:p>
          </table:table-cell>
          <table:table-cell table:style-name="ce331" table:formula="of:=([.AF44]=[.$AT49])*[.AE44]*[.$AQ44]+([.AF45]=[.$AT49])*[.AE45]*[.$AQ45]" office:value-type="float" office:value="0" calcext:value-type="float">
            <text:p>0</text:p>
          </table:table-cell>
          <table:table-cell table:style-name="ce331" table:formula="of:=([.AM44]=[.$AT49])*[.AL44]*[.$AQ44]+([.AM45]=[.$AT49])*[.AL45]*[.$AQ45]" office:value-type="float" office:value="0" calcext:value-type="float">
            <text:p>0</text:p>
          </table:table-cell>
          <table:table-cell table:style-name="ce331" table:formula="of:=[.AU49]-[.AV49]" office:value-type="float" office:value="0" calcext:value-type="float">
            <text:p>0</text:p>
          </table:table-cell>
          <table:table-cell table:style-name="ce331" table:number-columns-repeated="9"/>
          <table:table-cell table:number-columns-repeated="8"/>
        </table:table-row>
        <table:table-row table:style-name="ro1">
          <table:covered-table-cell table:number-columns-repeated="4" table:style-name="ce398"/>
          <table:table-cell table:style-name="Default" table:number-columns-repeated="6"/>
          <table:table-cell table:number-columns-repeated="16"/>
          <table:table-cell table:style-name="Default" table:number-columns-repeated="3"/>
          <table:table-cell table:style-name="ce160" table:formula="of:=[.F22]&amp;[.G22]&amp;[.H22]&amp;[.I22]&amp;[.J22]&amp;[.K22]" office:value-type="string" office:string-value="2 (NO₃)⁻+ 2 Cl⁻+ 4 H⁺ →2 NO₂+ Cl₂+ 2 H₂O" calcext:value-type="string">
            <text:p>2 (NO₃)⁻+ 2 Cl⁻+ 4 H⁺ →2 NO₂+ Cl₂+ 2 H₂O</text:p>
          </table:table-cell>
          <table:table-cell table:style-name="Default" table:number-columns-repeated="13"/>
          <table:table-cell table:style-name="ce331" table:number-columns-repeated="15"/>
          <table:table-cell table:number-columns-repeated="8"/>
        </table:table-row>
        <table:table-row table:style-name="ro1">
          <table:covered-table-cell table:number-columns-repeated="4" table:style-name="ce398"/>
          <table:table-cell table:style-name="Default" table:number-columns-repeated="6"/>
          <table:table-cell table:number-columns-repeated="16"/>
          <table:table-cell table:style-name="Default" table:number-columns-repeated="17"/>
          <table:table-cell table:style-name="ce593"/>
          <table:table-cell table:style-name="ce331"/>
          <table:table-cell table:style-name="ce160"/>
          <table:table-cell table:style-name="ce331" table:number-columns-repeated="12"/>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table-cell table:style-name="ce587"/>
          <table:table-cell table:style-name="ce331"/>
          <table:table-cell table:style-name="ce331" office:value-type="string" calcext:value-type="string">
            <text:p>Axuste compostos</text:p>
          </table:table-cell>
          <table:table-cell table:style-name="ce331" table:number-columns-repeated="10"/>
          <table:table-cell table:style-name="ce331" table:formula="of:=SUM([.AO47:.AO49])" office:value-type="float" office:value="2" calcext:value-type="float">
            <text:p>2</text:p>
          </table:table-cell>
          <table:table-cell table:style-name="ce331"/>
          <table:table-cell table:style-name="ce331" table:formula="of:=SUM([.AQ47:.AQ49])" office:value-type="float" office:value="2" calcext:value-type="float">
            <text:p>2</text:p>
          </table:table-cell>
          <table:table-cell table:style-name="ce160"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table-cell table:style-name="ce578" office:value-type="string" calcext:value-type="string">
            <text:p>Factor enteiros</text:p>
          </table:table-cell>
          <table:table-cell table:style-name="ce331" table:formula="of:=[.AC46]/(IF(ISERROR([.AC57]);1;[.AD57]))" office:value-type="float" office:value="2" calcext:value-type="float">
            <text:p>2</text:p>
          </table:table-cell>
          <table:table-cell table:style-name="ce331" table:formula="of:=IF(ISERROR([.AD47]);IF(ISERROR([.AD48]);[.AE23];[.AD23]);[.AC23])" office:value-type="string" office:string-value="HNO3" calcext:value-type="string">
            <text:p>HNO3</text:p>
          </table:table-cell>
          <table:table-cell table:style-name="ce331" table:formula="of:=[.AE46]" office:value-type="float" office:value="2" calcext:value-type="float">
            <text:p>2</text:p>
          </table:table-cell>
          <table:table-cell table:style-name="ce331" table:formula="of:=IF(ISERROR([.AF47]);IF(ISERROR([.AF48]);[.$AE$23];[.$AD$23]);[.$AC$23])" office:value-type="string" office:string-value="HCl" calcext:value-type="string">
            <text:p>HCl</text:p>
          </table:table-cell>
          <table:table-cell table:style-name="ce331" table:formula="of:=([.AG46]-IF(OR([.AH53]=[.AD53];[.AH53]=[.AF53];[.AH53]=[.AT47]);0;IF(ISERROR([.AC58]);IF(ISERROR([.AE58]);0;[.AE53]);[.AC53])*[.AD58]))*IF(ISERROR([.AH58]);1;1/[.AH58])" office:value-type="float" office:value="4" calcext:value-type="float">
            <text:p>4</text:p>
          </table:table-cell>
          <table:table-cell table:style-name="ce331" table:formula="of:=IF(ISERROR([.AH49]);IF(ISERROR([.AH48]);[.AC23];[.AD23]);[.AE23])" office:value-type="string" office:string-value="HCl" calcext:value-type="string">
            <text:p>HCl</text:p>
          </table:table-cell>
          <table:table-cell table:style-name="ce593"/>
          <table:table-cell table:style-name="ce331" table:formula="of:=[.AJ46]/[.AJ44]" office:value-type="float" office:value="2" calcext:value-type="float">
            <text:p>2</text:p>
          </table:table-cell>
          <table:table-cell table:style-name="ce331" table:formula="of:=IF([.AO52]=2;IF(ISERROR([.$AK$47]);IF(ISERROR([.$AK$48]);[.AH23];[.AG23]);[.AF23]);IF([.AO49];IF([.AO48];[.AF23];[.AG23]);[.AH23]))" office:value-type="string" office:string-value="NO2" calcext:value-type="string">
            <text:p>NO2</text:p>
          </table:table-cell>
          <table:table-cell table:style-name="ce331" table:formula="of:=IF([.AQ52]=2;[.AL46];[.AL46]-[.AJ53])/[.AJ45]" office:value-type="float" office:value="1" calcext:value-type="float">
            <text:p>1</text:p>
          </table:table-cell>
          <table:table-cell table:style-name="ce331" table:formula="of:=IF(ISERROR([.$AM$47]);IF(ISERROR([.$AM$48]);[.AH23];[.AG23]);[.AF23])" office:value-type="string" office:string-value="Cl2" calcext:value-type="string">
            <text:p>Cl2</text:p>
          </table:table-cell>
          <table:table-cell table:style-name="ce331" table:formula="of:=[.AN46]" office:value-type="float" office:value="2" calcext:value-type="float">
            <text:p>2</text:p>
          </table:table-cell>
          <table:table-cell table:style-name="ce593" table:formula="of:=IF([.AO46]=&quot;H2O&quot;;&quot;H2O&quot;;&quot;&quot;)" office:value-type="string" office:string-value="H2O" calcext:value-type="string">
            <text:p>H2O</text:p>
          </table:table-cell>
          <table:table-cell table:style-name="ce160" table:formula="of:=(([.AD56]*[.AC53]+[.AF56]*[.AE53]+[.AH56]*[.AG53])-([.AK56]*[.AJ53]+[.AM56]*[.AL53]+[.AO56]*[.AN53]))/[.AQ56]" office:value-type="float" office:value="2" calcext:value-type="float">
            <text:p>2</text:p>
          </table:table-cell>
          <table:table-cell table:style-name="ce593" table:formula="of:=IF([.AR47]=2;[.AF23];IF([.AR48]=2;[.AG23];[.AH23]))" office:value-type="string" office:string-value="H2O" calcext:value-type="string">
            <text:p>H2O</text:p>
          </table:table-cell>
          <table:table-cell table:style-name="ce160"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398"/>
          <table:table-cell table:number-columns-repeated="22"/>
          <table:table-cell table:style-name="ce578" office:value-type="string" calcext:value-type="string">
            <text:p>Factor enteiros</text:p>
          </table:table-cell>
          <table:table-cell table:style-name="ce588" office:value-type="float" office:value="12" calcext:value-type="float">
            <text:p>12</text:p>
          </table:table-cell>
          <table:table-cell table:style-name="ce160" table:formula="of:=[.AC53]*[.$AB$54]" office:value-type="float" office:value="24" calcext:value-type="float">
            <text:p>24</text:p>
          </table:table-cell>
          <table:table-cell table:style-name="ce331" table:formula="of:=CUENTAATOMOS([.AD53])" office:value-type="string" office:string-value="H N O     1 1 3     " calcext:value-type="string">
            <text:p>H N O <text:s text:c="4"/>1 1 3 <text:s text:c="4"/></text:p>
          </table:table-cell>
          <table:table-cell table:style-name="ce160" table:formula="of:=[.AE53]*[.$AB$54]" office:value-type="float" office:value="24" calcext:value-type="float">
            <text:p>24</text:p>
          </table:table-cell>
          <table:table-cell table:style-name="ce331" table:formula="of:=CUENTAATOMOS([.AF53])" office:value-type="string" office:string-value="H Cl      1 1       " calcext:value-type="string">
            <text:p>H Cl <text:s text:c="5"/>1 1 <text:s text:c="6"/></text:p>
          </table:table-cell>
          <table:table-cell table:style-name="ce160" table:formula="of:=[.AG53]*[.$AB$54]" office:value-type="float" office:value="48" calcext:value-type="float">
            <text:p>48</text:p>
          </table:table-cell>
          <table:table-cell table:style-name="ce331" table:formula="of:=CUENTAATOMOS([.AH53])" office:value-type="string" office:string-value="H Cl      1 1       " calcext:value-type="string">
            <text:p>H Cl <text:s text:c="5"/>1 1 <text:s text:c="6"/></text:p>
          </table:table-cell>
          <table:table-cell table:style-name="ce160"/>
          <table:table-cell table:style-name="ce160" table:formula="of:=[.AJ53]*[.$AB$54]" office:value-type="float" office:value="24" calcext:value-type="float">
            <text:p>24</text:p>
          </table:table-cell>
          <table:table-cell table:style-name="ce331" table:formula="of:=CUENTAATOMOS([.AK53])" office:value-type="string" office:string-value="N O       1 2       " calcext:value-type="string">
            <text:p>N O <text:s text:c="6"/>1 2 <text:s text:c="6"/></text:p>
          </table:table-cell>
          <table:table-cell table:style-name="ce160" table:formula="of:=[.AL53]*[.$AB$54]" office:value-type="float" office:value="12" calcext:value-type="float">
            <text:p>12</text:p>
          </table:table-cell>
          <table:table-cell table:style-name="ce331" table:formula="of:=CUENTAATOMOS([.AM53])" office:value-type="string" office:string-value="Cl        2         " calcext:value-type="string">
            <text:p>Cl <text:s text:c="7"/>2 <text:s text:c="8"/></text:p>
          </table:table-cell>
          <table:table-cell table:style-name="ce160" table:formula="of:=[.AN53]*[.$AB$54]" office:value-type="float" office:value="24" calcext:value-type="float">
            <text:p>24</text:p>
          </table:table-cell>
          <table:table-cell table:style-name="ce331" table:formula="of:=CUENTAATOMOS([.AO53])" office:value-type="string" office:string-value="H O       2 1       " calcext:value-type="string">
            <text:p>H O <text:s text:c="6"/>2 1 <text:s text:c="6"/></text:p>
          </table:table-cell>
          <table:table-cell table:style-name="ce160" table:formula="of:=[.AP53]*[.$AB$54]" office:value-type="float" office:value="24" calcext:value-type="float">
            <text:p>24</text:p>
          </table:table-cell>
          <table:table-cell table:style-name="ce331" table:formula="of:=CUENTAATOMOS([.AQ53])" office:value-type="string" office:string-value="H O       2 1       " calcext:value-type="string">
            <text:p>H O <text:s text:c="6"/>2 1 <text:s text:c="6"/></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8"/>
          <table:table-cell table:number-columns-repeated="22"/>
          <table:table-cell table:style-name="ce331" office:value-type="string" calcext:value-type="string">
            <text:p>MCD</text:p>
          </table:table-cell>
          <table:table-cell table:style-name="ce331" table:formula="of:=GCD([.AC54:.AO54])" office:value-type="float" office:value="12" calcext:value-type="float">
            <text:p>12</text:p>
          </table:table-cell>
          <table:table-cell table:style-name="ce160" table:formula="of:=[.AC54]/[.$AB$55]" office:value-type="float" office:value="2" calcext:value-type="float">
            <text:p>2</text:p>
          </table:table-cell>
          <table:table-cell table:style-name="ce331" table:formula="of:=FIND([.$AC$56];[.AD54])" office:value-type="float" office:value="1" calcext:value-type="float">
            <text:p>1</text:p>
          </table:table-cell>
          <table:table-cell table:style-name="ce160" table:formula="of:=[.AE54]/[.$AB$55]" office:value-type="float" office:value="2" calcext:value-type="float">
            <text:p>2</text:p>
          </table:table-cell>
          <table:table-cell table:style-name="ce331" table:formula="of:=FIND([.$AC$56];[.AF54])" office:value-type="float" office:value="1" calcext:value-type="float">
            <text:p>1</text:p>
          </table:table-cell>
          <table:table-cell table:style-name="ce160" table:formula="of:=[.AG54]/[.$AB$55]" office:value-type="float" office:value="4" calcext:value-type="float">
            <text:p>4</text:p>
          </table:table-cell>
          <table:table-cell table:style-name="ce331" table:formula="of:=FIND([.$AC$56];[.AH54])" office:value-type="float" office:value="1" calcext:value-type="float">
            <text:p>1</text:p>
          </table:table-cell>
          <table:table-cell table:style-name="ce160"/>
          <table:table-cell table:style-name="ce160" table:formula="of:=[.AJ54]/[.$AB$55]" office:value-type="float" office:value="2" calcext:value-type="float">
            <text:p>2</text:p>
          </table:table-cell>
          <table:table-cell table:style-name="ce331" table:formula="of:=FIND([.$AC$56];[.AK54])" office:value-type="string" office:string-value="" calcext:value-type="error">
            <text:p>#¡VALOR!</text:p>
          </table:table-cell>
          <table:table-cell table:style-name="ce160" table:formula="of:=[.AL54]/[.$AB$55]" office:value-type="float" office:value="1" calcext:value-type="float">
            <text:p>1</text:p>
          </table:table-cell>
          <table:table-cell table:style-name="ce331" table:formula="of:=FIND([.$AC$56];[.AM54])" office:value-type="string" office:string-value="" calcext:value-type="error">
            <text:p>#¡VALOR!</text:p>
          </table:table-cell>
          <table:table-cell table:style-name="ce160" table:formula="of:=[.AN54]/[.$AB$55]" office:value-type="float" office:value="2" calcext:value-type="float">
            <text:p>2</text:p>
          </table:table-cell>
          <table:table-cell table:style-name="ce331" table:formula="of:=FIND([.$AC$56];[.AO54])" office:value-type="float" office:value="1" calcext:value-type="float">
            <text:p>1</text:p>
          </table:table-cell>
          <table:table-cell table:style-name="ce160" table:formula="of:=[.AP54]/[.$AB$55]" office:value-type="float" office:value="2" calcext:value-type="float">
            <text:p>2</text:p>
          </table:table-cell>
          <table:table-cell table:style-name="ce331" table:formula="of:=FIND([.$AC$56];[.AQ54])" office:value-type="float" office:value="1" calcext:value-type="float">
            <text:p>1</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8"/>
          <table:table-cell table:number-columns-repeated="22"/>
          <table:table-cell table:style-name="ce331" office:value-type="string" calcext:value-type="string">
            <text:p>Acompañantes</text:p>
          </table:table-cell>
          <table:table-cell table:style-name="ce587"/>
          <table:table-cell table:style-name="ce331" table:formula="of:=LEFT([.AQ54];2)" office:value-type="string" office:string-value="H " calcext:value-type="string">
            <text:p>H </text:p>
          </table:table-cell>
          <table:table-cell table:style-name="ce331" table:formula="of:=IF(ISERROR([.AD55]);0;VALUE(MID([.AD54];10+[.AD55];1)))" office:value-type="float" office:value="1" calcext:value-type="float">
            <text:p>1</text:p>
          </table:table-cell>
          <table:table-cell table:style-name="ce331"/>
          <table:table-cell table:style-name="ce331" table:formula="of:=IF(ISERROR([.AF55]);0;VALUE(MID([.AF54];10+[.AF55];1)))" office:value-type="float" office:value="1" calcext:value-type="float">
            <text:p>1</text:p>
          </table:table-cell>
          <table:table-cell table:style-name="ce593"/>
          <table:table-cell table:style-name="ce331" table:formula="of:=IF(ISERROR([.AH55]);0;VALUE(MID([.AH54];10+[.AH55];1)))" office:value-type="float" office:value="1" calcext:value-type="float">
            <text:p>1</text:p>
          </table:table-cell>
          <table:table-cell table:style-name="ce331" table:number-columns-repeated="2"/>
          <table:table-cell table:style-name="ce331" table:formula="of:=IF(ISERROR([.AK55]);0;VALUE(MID([.AK54];10+[.AK55];1)))" office:value-type="float" office:value="0" calcext:value-type="float">
            <text:p>0</text:p>
          </table:table-cell>
          <table:table-cell table:style-name="ce331"/>
          <table:table-cell table:style-name="ce331" table:formula="of:=IF(ISERROR([.AM55]);0;VALUE(MID([.AM54];10+[.AM55];1)))" office:value-type="float" office:value="0" calcext:value-type="float">
            <text:p>0</text:p>
          </table:table-cell>
          <table:table-cell table:style-name="ce593"/>
          <table:table-cell table:style-name="ce331" table:formula="of:=IF(ISERROR([.AO55]);0;VALUE(MID([.AO54];10+[.AO55];1)))" office:value-type="float" office:value="2" calcext:value-type="float">
            <text:p>2</text:p>
          </table:table-cell>
          <table:table-cell table:style-name="ce593"/>
          <table:table-cell table:style-name="ce331" table:formula="of:=IF(ISERROR([.AQ55]);0;VALUE(MID([.AQ54];10+[.AQ55];1)))" office:value-type="float" office:value="2" calcext:value-type="float">
            <text:p>2</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table-cell table:style-name="ce331" table:formula="of:=IONSINCARGA([.AD44])" office:value-type="string" office:string-value="NO3" calcext:value-type="string">
            <text:p>NO3</text:p>
          </table:table-cell>
          <table:table-cell table:style-name="ce331" table:formula="of:=FIND([.AB57];[.AD54])" office:value-type="string" office:string-value="" calcext:value-type="error">
            <text:p>#¡VALOR!</text:p>
          </table:table-cell>
          <table:table-cell table:style-name="ce331" table:formula="of:=VALUE(MID([.AD54];10+[.AC57];2))" office:value-type="string" office:string-value="" calcext:value-type="error">
            <text:p>#¡VALOR!</text:p>
          </table:table-cell>
          <table:table-cell table:style-name="ce331" table:number-columns-repeated="3"/>
          <table:table-cell table:style-name="ce331" table:formula="of:=FIND(LEFT(IONSINCARGA([.AH46])&amp;&quot; &quot;;2);[.AH54])"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table-cell table:style-name="ce331" office:value-type="string" calcext:value-type="string">
            <text:p>H</text:p>
          </table:table-cell>
          <table:table-cell table:style-name="ce331" table:formula="of:=FIND([.$AB$58]&amp;&quot; &quot;;[.AD54])" office:value-type="float" office:value="1" calcext:value-type="float">
            <text:p>1</text:p>
          </table:table-cell>
          <table:table-cell table:style-name="ce331" table:formula="of:=IF(ISERROR([.AC58]);IF(ISERROR([.AE58]);0;VALUE(MID([.AF54];10+[.AE58];2)));VALUE(MID([.AD54];10+[.AC58];2)))" office:value-type="float" office:value="1" calcext:value-type="float">
            <text:p>1</text:p>
          </table:table-cell>
          <table:table-cell table:style-name="ce331" table:formula="of:=FIND([.$AB$58]&amp;&quot; &quot;;[.AF54])" office:value-type="float" office:value="1" calcext:value-type="float">
            <text:p>1</text:p>
          </table:table-cell>
          <table:table-cell table:style-name="ce331"/>
          <table:table-cell table:style-name="ce331" table:formula="of:=IF([.AH53]=&quot;H2O&quot;;NA();FIND([.$AB$58]&amp;&quot; &quot;;[.AH54]))" office:value-type="float" office:value="1" calcext:value-type="float">
            <text:p>1</text:p>
          </table:table-cell>
          <table:table-cell table:style-name="ce331" table:formula="of:=VALUE(MID([.AH54];10+[.AG58];2))"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number-columns-repeated="3"/>
          <table:table-cell table:style-name="ce331" table:formula="of:=SUBSTITUTE(SUBSTITUTE([.AC23];&quot;(&quot;;&quot;¡&quot;);&quot;)&quot;;&quot;!&quot;)" office:value-type="string" office:string-value="HNO3" calcext:value-type="string">
            <text:p>HNO3</text:p>
          </table:table-cell>
          <table:table-cell table:style-name="ce331" table:formula="of:=SUBSTITUTE(SUBSTITUTE([.AD23];&quot;(&quot;;&quot;¡&quot;);&quot;)&quot;;&quot;!&quot;)" office:value-type="string" office:string-value="HCl" calcext:value-type="string">
            <text:p>HCl</text:p>
          </table:table-cell>
          <table:table-cell table:style-name="ce483" table:formula="of:=IF(LEN([.AE23]);SUBSTITUTE(SUBSTITUTE([.AE23];&quot;(&quot;;&quot;¡&quot;);&quot;)&quot;;&quot;!&quot;);&quot;&quot;)">
            <text:p/>
          </table:table-cell>
          <table:table-cell table:style-name="ce331" table:formula="of:=SUBSTITUTE(SUBSTITUTE([.AF23];&quot;(&quot;;&quot;¡&quot;);&quot;)&quot;;&quot;!&quot;)" office:value-type="string" office:string-value="Cl2" calcext:value-type="string">
            <text:p>Cl2</text:p>
          </table:table-cell>
          <table:table-cell table:style-name="ce331" table:formula="of:=SUBSTITUTE(SUBSTITUTE([.AG23];&quot;(&quot;;&quot;¡&quot;);&quot;)&quot;;&quot;!&quot;)" office:value-type="string" office:string-value="NO2" calcext:value-type="string">
            <text:p>NO2</text:p>
          </table:table-cell>
          <table:table-cell table:style-name="ce331" table:formula="of:=IF(LEN([.AH23]);SUBSTITUTE(SUBSTITUTE([.AH23];&quot;(&quot;;&quot;¡&quot;);&quot;)&quot;;&quot;!&quot;);&quot;&quot;)" office:value-type="string" office:string-value="H2O" calcext:value-type="string">
            <text:p>H2O</text:p>
          </table:table-cell>
          <table:table-cell table:style-name="ce331" table:formula="of:=IF(LEN([.AI23]);SUBSTITUTE(SUBSTITUTE([.AI23];&quot;(&quot;;&quot;¡&quot;);&quot;)&quot;;&quot;!&quot;);&quot;&quot;)">
            <text:p/>
          </table:table-cell>
          <table:table-cell table:style-name="ce331" table:number-columns-repeated="2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F([.AD60]=[.$AH60];IF(AND(LEFT([.AD59];1)=&quot;H&quot;;LEFT([.AE59];1)=&quot;H&quot;;[.AC53]+[.AE53]=[.AG53]);[.AC55];MAX([.AC53];[.AG55]));[.AC55])" office:value-type="float" office:value="2" calcext:value-type="float">
            <text:p>2</text:p>
          </table:table-cell>
          <table:table-cell table:style-name="ce331" table:formula="of:=SUBSTITUTE(SUBSTITUTE([.AD53];&quot;(&quot;;&quot;¡&quot;);&quot;)&quot;;&quot;!&quot;)" office:value-type="string" office:string-value="HNO3" calcext:value-type="string">
            <text:p>HNO3</text:p>
          </table:table-cell>
          <table:table-cell table:style-name="ce331" table:formula="of:=IF([.AF60]=[.$AH60];MAX([.AE53];[.AG55]);[.AE55])" office:value-type="float" office:value="4" calcext:value-type="float">
            <text:p>4</text:p>
          </table:table-cell>
          <table:table-cell table:style-name="ce331" table:formula="of:=SUBSTITUTE(SUBSTITUTE([.AF53];&quot;(&quot;;&quot;¡&quot;);&quot;)&quot;;&quot;!&quot;)" office:value-type="string" office:string-value="HCl" calcext:value-type="string">
            <text:p>HCl</text:p>
          </table:table-cell>
          <table:table-cell table:style-name="ce331" table:formula="of:=[.AG55]" office:value-type="float" office:value="4" calcext:value-type="float">
            <text:p>4</text:p>
          </table:table-cell>
          <table:table-cell table:style-name="ce331" table:formula="of:=SUBSTITUTE(SUBSTITUTE([.AH53];&quot;(&quot;;&quot;¡&quot;);&quot;)&quot;;&quot;!&quot;)" office:value-type="string" office:string-value="HCl" calcext:value-type="string">
            <text:p>HCl</text:p>
          </table:table-cell>
          <table:table-cell table:style-name="ce593"/>
          <table:table-cell table:style-name="ce331" table:formula="of:=[.AJ55]+[.AL55]*([.AK60]=[.AM60])+IF(ISERROR([.AP53]);0;[.AP55]*([.AK60]=[.AQ60]))" office:value-type="float" office:value="2" calcext:value-type="float">
            <text:p>2</text:p>
          </table:table-cell>
          <table:table-cell table:style-name="ce331" table:formula="of:=SUBSTITUTE(SUBSTITUTE([.AK53];&quot;(&quot;;&quot;¡&quot;);&quot;)&quot;;&quot;!&quot;)" office:value-type="string" office:string-value="NO2" calcext:value-type="string">
            <text:p>NO2</text:p>
          </table:table-cell>
          <table:table-cell table:style-name="ce331" table:formula="of:=[.AL55]" office:value-type="float" office:value="1" calcext:value-type="float">
            <text:p>1</text:p>
          </table:table-cell>
          <table:table-cell table:style-name="ce331" table:formula="of:=SUBSTITUTE(SUBSTITUTE([.AM53];&quot;(&quot;;&quot;¡&quot;);&quot;)&quot;;&quot;!&quot;)" office:value-type="string" office:string-value="Cl2" calcext:value-type="string">
            <text:p>Cl2</text:p>
          </table:table-cell>
          <table:table-cell table:style-name="ce331" table:formula="of:=[.AN55]" office:value-type="float" office:value="2" calcext:value-type="float">
            <text:p>2</text:p>
          </table:table-cell>
          <table:table-cell table:style-name="ce331" table:formula="of:=SUBSTITUTE(SUBSTITUTE([.AO53];&quot;(&quot;;&quot;¡&quot;);&quot;)&quot;;&quot;!&quot;)" office:value-type="string" office:string-value="H2O" calcext:value-type="string">
            <text:p>H2O</text:p>
          </table:table-cell>
          <table:table-cell table:style-name="ce331" table:formula="of:=[.AP55]" office:value-type="float" office:value="2" calcext:value-type="float">
            <text:p>2</text:p>
          </table:table-cell>
          <table:table-cell table:style-name="ce331" table:formula="of:=SUBSTITUTE(SUBSTITUTE([.AQ53];&quot;(&quot;;&quot;¡&quot;);&quot;)&quot;;&quot;!&quot;)" office:value-type="string" office:string-value="H2O" calcext:value-type="string">
            <text:p>H2O</text:p>
          </table:table-cell>
          <table:table-cell table:style-name="ce331" table:number-columns-repeated="15"/>
          <table:table-cell table:style-name="Default" table:number-columns-repeated="7"/>
          <table:table-cell/>
        </table:table-row>
        <table:table-row table:style-name="ro1">
          <table:table-cell table:number-columns-repeated="26"/>
          <table:table-cell table:style-name="ce331" table:number-columns-repeated="3"/>
          <table:table-cell table:style-name="ce331" table:formula="of:=MATCH([.AD59];[.$AC$60:.$AQ$60];0)" office:value-type="float" office:value="2" calcext:value-type="float">
            <text:p>2</text:p>
          </table:table-cell>
          <table:table-cell table:style-name="ce331" table:formula="of:=MATCH([.AE59];[.$AC$60:.$AQ$60];0)" office:value-type="float" office:value="4" calcext:value-type="float">
            <text:p>4</text:p>
          </table:table-cell>
          <table:table-cell table:style-name="ce331" table:formula="of:=IF(LEN([.AE23]);MATCH([.AF59];[.$AC$60:.$AQ$60];0);0)" office:value-type="float" office:value="0" calcext:value-type="float">
            <text:p>0</text:p>
          </table:table-cell>
          <table:table-cell table:style-name="ce331" table:formula="of:=MATCH([.AG59];[.$AC$60:.$AQ$60];0)" office:value-type="float" office:value="11" calcext:value-type="float">
            <text:p>11</text:p>
          </table:table-cell>
          <table:table-cell table:style-name="ce331" table:formula="of:=IF(LEN([.AH59]);MATCH([.AH59];[.$AC$60:.$AQ$60];0);0)" office:value-type="float" office:value="9" calcext:value-type="float">
            <text:p>9</text:p>
          </table:table-cell>
          <table:table-cell table:style-name="ce331" table:formula="of:=IF(LEN([.AI59]);MATCH([.AI59];[.$AC$60:.$AQ$60];0);IF([.AO46]=&quot;H2O&quot;;13;0))" office:value-type="float" office:value="13" calcext:value-type="float">
            <text:p>13</text:p>
          </table:table-cell>
          <table:table-cell table:style-name="ce331" table:formula="of:=IF(LEN([.AJ59]);MATCH([.AJ59];[.$AC$60:.$AQ$60];0);IF(ISERROR([.AQ60]);0;IF([.AI61]=13;15;13)))" office:value-type="float" office:value="15" calcext:value-type="float">
            <text:p>15</text:p>
          </table:table-cell>
          <table:table-cell table:style-name="ce331" table:number-columns-repeated="7"/>
          <table:table-cell table:style-name="ce331" office:value-type="string" calcext:value-type="string">
            <text:p>m R</text:p>
          </table:table-cell>
          <table:table-cell table:style-name="ce331" office:value-type="string" calcext:value-type="string">
            <text:p>m P</text:p>
          </table:table-cell>
          <table:table-cell table:style-name="ce331" office:value-type="string" calcext:value-type="string">
            <text:p>Axustada?</text:p>
          </table:table-cell>
          <table:table-cell table:style-name="ce331" table:number-columns-repeated="1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NDEX([.$AC$60:.$AQ$60];[.AD61]-1)" office:value-type="float" office:value="2" calcext:value-type="float">
            <text:p>2</text:p>
          </table:table-cell>
          <table:table-cell table:style-name="ce331" table:formula="of:=INDEX([.$AC$53:.$AQ$53];[.AD61])" office:value-type="string" office:string-value="HNO3" calcext:value-type="string">
            <text:p>HNO3</text:p>
          </table:table-cell>
          <table:table-cell table:style-name="ce331" table:formula="of:=INDEX([.$AC$60:.$AQ$60];[.AE61]-1)" office:value-type="float" office:value="4" calcext:value-type="float">
            <text:p>4</text:p>
          </table:table-cell>
          <table:table-cell table:style-name="ce331" table:formula="of:=INDEX([.$AC$53:.$AQ$53];[.AE61])" office:value-type="string" office:string-value="HCl" calcext:value-type="string">
            <text:p>HCl</text:p>
          </table:table-cell>
          <table:table-cell table:style-name="ce331" table:formula="of:=IF(LEN([.AE23]);INDEX([.$AC$55:.$AQ$55];[.AF61]-1);0)" office:value-type="float" office:value="0" calcext:value-type="float">
            <text:p>0</text:p>
          </table:table-cell>
          <table:table-cell table:style-name="ce331" table:formula="of:=INDEX([.$AC$53:.$AQ$53];[.AF61])" office:value-type="string" office:string-value="HCl" calcext:value-type="string">
            <text:p>HCl</text:p>
          </table:table-cell>
          <table:table-cell table:style-name="ce160" table:formula="of:=IF(ISERROR([.AG61]);1;INDEX([.$AC$60:.$AQ$60];1;[.AG61]-1))" office:value-type="float" office:value="1" calcext:value-type="float">
            <text:p>1</text:p>
          </table:table-cell>
          <table:table-cell table:style-name="ce331" table:formula="of:=IF(ISERROR([.AG61]);[.AG59];INDEX([.$AC$53:.$AQ$53];[.AG61]))" office:value-type="string" office:string-value="Cl2" calcext:value-type="string">
            <text:p>Cl2</text:p>
          </table:table-cell>
          <table:table-cell table:style-name="ce331" table:formula="of:=IF(ISERROR([.AH61]);1;IF([.AH61];INDEX([.$AC$60:.$AQ$60];[.AH61]-1);&quot;&quot;))" office:value-type="float" office:value="2" calcext:value-type="float">
            <text:p>2</text:p>
          </table:table-cell>
          <table:table-cell table:style-name="ce331" table:formula="of:=IF(ISERROR([.AH61]);[.AH59];IF([.AH61];INDEX([.$AC$53:.$AQ$53];[.AH61]);&quot;&quot;))" office:value-type="string" office:string-value="NO2" calcext:value-type="string">
            <text:p>NO2</text:p>
          </table:table-cell>
          <table:table-cell table:style-name="ce331" table:formula="of:=IF(ISERROR([.AI61]);1;IF([.AI61];INDEX([.$AC$60:.$AQ$60];[.AI61]-1);1))" office:value-type="float" office:value="2" calcext:value-type="float">
            <text:p>2</text:p>
          </table:table-cell>
          <table:table-cell table:style-name="ce331" table:formula="of:=IF(ISERROR([.AI61]);[.AI59];INDEX([.$AC$53:.$AQ$53];[.AI61]))" office:value-type="string" office:string-value="H2O" calcext:value-type="string">
            <text:p>H2O</text:p>
          </table:table-cell>
          <table:table-cell table:style-name="ce331" table:formula="of:=IF(AND([.AJ61]&gt;1;[.AO60]&lt;&gt;[.AQ60]);INDEX([.$AC$55:.$AQ$55];[.AJ61]-1);0)" office:value-type="float" office:value="0" calcext:value-type="float">
            <text:p>0</text:p>
          </table:table-cell>
          <table:table-cell table:style-name="ce331" table:formula="of:=IF([.AO62]&gt;0;INDEX([.$AC$53:.$AQ$53];[.AJ61]);&quot;&quot;)">
            <text:p/>
          </table:table-cell>
          <table:table-cell table:style-name="ce331"/>
          <table:table-cell table:style-name="ce331" table:formula="of:=[.AC62]*MASAMOL([.AD62])+[.AE62]*MASAMOL([.AF62])+[.AG62]*MASAMOL([.AH62])" office:value-type="float" office:value="271.868" calcext:value-type="float">
            <text:p>271,868</text:p>
          </table:table-cell>
          <table:table-cell table:style-name="ce331" table:formula="of:=[.AI62]*MASAMOL([.AJ62])+[.AK62]*MASAMOL([.AL62])+IF(ISERROR([.AM62]);0;[.AM62]*MASAMOL([.AN62]))+IF(ISERROR([.AO62]);0;[.AO62]*MASAMOL([.AP62]))" office:value-type="float" office:value="198.946" calcext:value-type="float">
            <text:p>198,946</text:p>
          </table:table-cell>
          <table:table-cell table:style-name="ce402" table:formula="of:=ABS([.AR62]-[.AS62])&lt;0.01" office:value-type="boolean" office:boolean-value="false" calcext:value-type="boolean">
            <text:p>FALSO</text:p>
          </table:table-cell>
          <table:table-cell table:style-name="ce331"/>
          <table:table-cell table:style-name="Default" table:number-columns-repeated="18"/>
          <table:table-cell/>
        </table:table-row>
        <table:table-row table:style-name="ro1">
          <table:table-cell table:number-columns-repeated="26"/>
          <table:table-cell table:style-name="ce331" table:number-columns-repeated="3"/>
          <table:table-cell table:style-name="ce481" table:formula="of:=IF([.AC62]&gt;1;[.AC62]&amp;&quot; &quot;;&quot;&quot;)&amp;FORMULAQUIM([.AD62])" office:value-type="string" office:string-value="2 HNO₃" calcext:value-type="string">
            <text:p>2 HNO₃</text:p>
          </table:table-cell>
          <table:table-cell table:style-name="ce469"/>
          <table:table-cell table:style-name="ce481" table:formula="of:=IF(LEN([.AF62])&gt;0;&quot; + &quot;;&quot;&quot;)&amp;IF([.AE62]&gt;1;[.AE62]&amp;&quot; &quot;;&quot;&quot;)&amp;FORMULAQUIM([.AF62])" office:value-type="string" office:string-value=" + 4 HCl" calcext:value-type="string">
            <text:p><text:s/>+ 4 HCl</text:p>
          </table:table-cell>
          <table:table-cell table:style-name="ce469"/>
          <table:table-cell table:style-name="ce481" table:formula="of:=IF([.AG62]&gt;0;&quot; + &quot;&amp;IF([.AG62]&gt;1;[.AG62]&amp;&quot; &quot;;&quot;&quot;)&amp;FORMULAQUIM([.AH62]);&quot;&quot;)&amp;&quot; → &quot;" office:value-type="string" office:string-value=" → " calcext:value-type="string">
            <text:p><text:s/>→ </text:p>
          </table:table-cell>
          <table:table-cell table:style-name="ce591"/>
          <table:table-cell table:style-name="ce481" table:formula="of:=IF([.AI62]&gt;1;[.AI62]&amp;&quot; &quot;;&quot;&quot;)&amp;FORMULAQUIM([.AJ62])" office:value-type="string" office:string-value="Cl₂" calcext:value-type="string">
            <text:p>Cl₂</text:p>
          </table:table-cell>
          <table:table-cell table:style-name="ce469"/>
          <table:table-cell table:style-name="ce481" table:formula="of:=IF(LEN([.AL62])&gt;0;&quot; + &quot;;&quot;&quot;)&amp;IF([.AK62]&gt;1;[.AK62]&amp;&quot; &quot;;&quot;&quot;)&amp;FORMULAQUIM([.AL62])" office:value-type="string" office:string-value=" + 2 NO₂" calcext:value-type="string">
            <text:p><text:s/>+ 2 NO₂</text:p>
          </table:table-cell>
          <table:table-cell table:style-name="ce593"/>
          <table:table-cell table:style-name="ce481" table:formula="of:=IF(ISERROR([.AP53]);&quot;&quot;;IF(LEN([.AN62])&gt;0;&quot; + &quot;;&quot;&quot;)&amp;IF([.AM62]&gt;1;[.AM62]&amp;&quot; &quot;;&quot;&quot;)&amp;FORMULAQUIM([.AN62]))" office:value-type="string" office:string-value=" + 2 H₂O" calcext:value-type="string">
            <text:p><text:s/>+ 2 H₂O</text:p>
          </table:table-cell>
          <table:table-cell table:style-name="ce593"/>
          <table:table-cell table:style-name="ce481" table:formula="of:=IF(LEN([.AP62])&gt;0;&quot; + &quot;&amp;IF([.AO62]&gt;1;[.AO62]&amp;&quot; &quot;;&quot;&quot;)&amp;FORMULAQUIM([.AP62]);&quot;&quot;)">
            <text:p/>
          </table:table-cell>
          <table:table-cell table:style-name="ce593"/>
          <table:table-cell/>
          <table:table-cell table:style-name="ce331"/>
          <table:table-cell table:style-name="Default" table:number-columns-repeated="20"/>
          <table:table-cell/>
        </table:table-row>
        <table:table-row table:style-name="ro1">
          <table:table-cell table:number-columns-repeated="27"/>
          <table:table-cell table:style-name="Default" table:number-columns-repeated="2"/>
          <table:table-cell table:style-name="ce232" table:formula="of:=[.AD63]&amp;[.AF63]&amp;[.AH63]&amp;[.AJ63]&amp;[.AL63]&amp;[.AN63]&amp;[.AP63]" office:value-type="string" office:string-value="2 HNO₃ + 4 HCl → Cl₂ + 2 NO₂ + 2 H₂O" calcext:value-type="string">
            <text:p>2 HNO₃ + 4 HCl → Cl₂ + 2 NO₂ + 2 H₂O</text:p>
          </table:table-cell>
          <table:table-cell table:style-name="ce160" table:number-columns-repeated="7"/>
          <table:table-cell table:style-name="ce486"/>
          <table:table-cell table:style-name="Default" table:number-columns-repeated="20"/>
          <table:table-cell table:number-columns-repeated="8"/>
        </table:table-row>
        <table:table-row table:style-name="ro1">
          <table:table-cell table:style-name="Default"/>
          <table:table-cell table:number-columns-repeated="26"/>
          <table:table-cell table:style-name="Default"/>
          <table:table-cell table:style-name="ce331"/>
          <table:table-cell table:style-name="Default" table:number-columns-repeated="29"/>
          <table:table-cell table:number-columns-repeated="8"/>
        </table:table-row>
        <table:table-row table:style-name="ro1" table:number-rows-repeated="15">
          <table:table-cell table:number-columns-repeated="27"/>
          <table:table-cell table:style-name="Default" table:number-columns-repeated="31"/>
          <table:table-cell table:number-columns-repeated="8"/>
        </table:table-row>
        <table:table-row table:style-name="ro1">
          <table:table-cell table:style-name="ce400" office:value-type="string" calcext:value-type="string" table:number-columns-spanned="10" table:number-rows-spanned="16">
            <text:p>Debaixo de «Reactivos» e «Produtos»:</text:p>
            <text:p>Escriba as fórmula dos reactivos e produtos, en primeiro lugar os que conteñen os elementos que cambian ou cambiaron de estado de oxidación. No caso de que se formase auga, debe aparecer en último lugar.</text:p>
            <text:p>Á dereita de «Calcular»:</text:p>
            <text:p>Escolla a magnitude que hai que calcular. Se é volume, debe indicar na cela seguinte se é de gas ou de disolución. Escolla a substancia na última cela dese grupo.</text:p>
            <text:p>Celas á dereita do todo:</text:p>
            <text:p>Se é disolución, escriba a concentración e escolla as unidades (se é en % masa, debe escribir a densidade e elixir as unidades).</text:p>
            <text:p>Se é gas, escriba a presión e a temperatura e escolla as unidades.</text:p>
            <text:p>Encima de «Rendemento»:</text:p>
            <text:p>Escriba os datos, primeiro a cantidade, e escolla á súa dereita a unidade [mol, g, cm³ ou mol/dm³] do dato. Se é «cm³» debe indicar na cela seguinte se é gas ou disolución. Escolla a substancia na última cela dese grupo.</text:p>
            <text:p>Se é disolución, escriba a concentración e escolla as unidades (se é en % masa, debe escribir a densidade e elixir as unidades).</text:p>
            <text:p>Se é gas, escriba a presión e a temperatura e escolla as unidades.</text:p>
            <text:p>Á dereita de «Rendemento»:</text:p>
            <text:p>Se ten datos do rendemento, escríbaos nesta cela. Se non, borre o contido da cela coa tecla «Supr.»</text:p>
          </table:table-cell>
          <table:covered-table-cell table:number-columns-repeated="9"/>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ce331" table:number-columns-repeated="27"/>
          <table:table-cell table:number-columns-repeated="12"/>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number-rows-repeated="1048479">
          <table:table-cell table:number-columns-repeated="66"/>
        </table:table-row>
        <table:table-row table:style-name="ro1">
          <table:table-cell table:number-columns-repeated="66"/>
        </table:table-row>
      </table:table>
      <table:table table:name="Constantes" table:style-name="ta2">
        <table:table-column table:style-name="co57" table:default-cell-style-name="ce398"/>
        <table:table-column table:style-name="co58" table:default-cell-style-name="ce398"/>
        <table:table-column table:style-name="co59" table:default-cell-style-name="ce398"/>
        <table:table-column table:style-name="co60" table:default-cell-style-name="ce398"/>
        <table:table-column table:style-name="co11" table:default-cell-style-name="ce398"/>
        <table:table-column table:style-name="co61" table:default-cell-style-name="ce398"/>
        <table:table-column table:style-name="co11" table:number-columns-repeated="58" table:default-cell-style-name="ce398"/>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26">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27">=</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26">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table table:name="Formulas" table:style-name="ta2" table:protected="true">
        <loext:table-protection loext:select-protected-cells="true" loext:select-unprotected-cells="true"/>
        <table:table-column table:style-name="co62" table:default-cell-style-name="ce63"/>
        <table:table-column table:style-name="co63" table:default-cell-style-name="ce63"/>
        <table:table-column table:style-name="co62" table:default-cell-style-name="Default"/>
        <table:table-column table:style-name="co64" table:default-cell-style-name="ce63"/>
        <table:table-column table:style-name="co65" table:default-cell-style-name="ce63"/>
        <table:table-column table:style-name="co66" table:default-cell-style-name="ce63"/>
        <table:table-column table:style-name="co64" table:default-cell-style-name="ce63"/>
        <table:table-column table:style-name="co60" table:default-cell-style-name="ce63"/>
        <table:table-column table:style-name="co67" table:default-cell-style-name="ce63"/>
        <table:table-column table:style-name="co68" table:default-cell-style-name="ce63"/>
        <table:table-column table:style-name="co69" table:default-cell-style-name="ce63"/>
        <table:table-column table:style-name="co68" table:default-cell-style-name="ce63"/>
        <table:table-column table:style-name="co64" table:default-cell-style-name="ce63"/>
        <table:table-column table:style-name="co69" table:default-cell-style-name="ce63"/>
        <table:table-column table:style-name="co70" table:default-cell-style-name="ce63"/>
        <table:table-column table:style-name="co52" table:number-columns-repeated="3" table:default-cell-style-name="ce63"/>
        <table:table-column table:style-name="co71" table:default-cell-style-name="ce63"/>
        <table:table-column table:style-name="co54" table:default-cell-style-name="ce63"/>
        <table:table-column table:style-name="co72" table:default-cell-style-name="ce63"/>
        <table:table-column table:style-name="co11" table:number-columns-repeated="961" table:default-cell-style-name="ce63"/>
        <table:table-row table:style-name="ro3">
          <table:table-cell table:style-name="ce279" office:value-type="string" calcext:value-type="string">
            <text:p>hidroxido</text:p>
          </table:table-cell>
          <table:table-cell table:style-name="ce458" table:formula="of:=VLOOKUP([.A1];[.A$5:.B$53];2;0)" office:value-type="string" office:string-value="OH⁻" calcext:value-type="string">
            <text:p>OH⁻</text:p>
          </table:table-cell>
          <table:table-cell/>
          <table:table-cell table:style-name="ce279" office:value-type="string" calcext:value-type="string">
            <text:p>\Qon hidroxido\E</text:p>
          </table:table-cell>
          <table:table-cell table:style-name="ce458" table:formula="of:=VLOOKUP([.D1];[.D$5:.E$53];2;0)" office:value-type="string" office:string-value="" calcext:value-type="error">
            <text:p>#N/D</text:p>
          </table:table-cell>
          <table:table-cell/>
          <table:table-cell table:style-name="ce544" office:value-type="string" calcext:value-type="string">
            <text:p>fosforoso</text:p>
          </table:table-cell>
          <table:table-cell table:style-name="ce458" table:formula="of:=VLOOKUP([.G1];[.G$5:.H$53];2;0)" office:value-type="string" office:string-value="H₃PO₃" calcext:value-type="string">
            <text:p>H₃PO₃</text:p>
          </table:table-cell>
          <table:table-cell/>
          <table:table-cell table:style-name="ce279" office:value-type="string" calcext:value-type="string">
            <text:p>cloro</text:p>
          </table:table-cell>
          <table:table-cell table:style-name="ce458" table:formula="of:=VLOOKUP([.J1];[.J$5:.K$53];2;0)" office:value-type="string" office:string-value="Cl₂" calcext:value-type="string">
            <text:p>Cl₂</text:p>
          </table:table-cell>
          <table:table-cell/>
          <table:table-cell office:value-type="string" calcext:value-type="string">
            <text:p>fosforo</text:p>
          </table:table-cell>
          <table:table-cell table:style-name="ce458" table:formula="of:=VLOOKUP([.M1];[.M$5:.N$53];2;0)" office:value-type="string" office:string-value="P" calcext:value-type="string">
            <text:p>P</text:p>
          </table:table-cell>
          <table:table-cell table:style-name="Default"/>
          <table:table-cell office:value-type="string" calcext:value-type="string">
            <text:p>← NomAForm</text:p>
          </table:table-cell>
          <table:table-cell table:number-columns-repeated="2"/>
          <table:table-cell office:value-type="float" office:value="3" calcext:value-type="float">
            <text:p>3</text:p>
          </table:table-cell>
          <table:table-cell table:style-name="ce458" table:formula="of:=VLOOKUP([.S1];[.S$5:.T$53];2;0)" office:value-type="string" office:string-value="tri" calcext:value-type="string">
            <text:p>tri</text:p>
          </table:table-cell>
          <table:table-cell table:number-columns-repeated="962"/>
        </table:table-row>
        <table:table-row table:style-name="ro3">
          <table:table-cell table:style-name="ce538"/>
          <table:table-cell table:style-name="ce279" office:value-type="string" calcext:value-type="string">
            <text:p>\QOH⁻\E</text:p>
          </table:table-cell>
          <table:table-cell table:style-name="ce458" table:formula="of:=VLOOKUP([.B2];[.B$5:.C$53];2;0)" office:value-type="string" office:string-value="hidróxido" calcext:value-type="string">
            <text:p>hidróxido</text:p>
          </table:table-cell>
          <table:table-cell table:style-name="ce538"/>
          <table:table-cell table:style-name="ce320" office:value-type="string" calcext:value-type="string">
            <text:p>\QK⁺\E</text:p>
          </table:table-cell>
          <table:table-cell table:style-name="ce458" table:formula="of:=VLOOKUP([.E2];[.E$5:.F$53];2;0)" office:value-type="string" office:string-value="potasio" calcext:value-type="string">
            <text:p>potasio</text:p>
          </table:table-cell>
          <table:table-cell table:style-name="ce538"/>
          <table:table-cell table:style-name="ce320" office:value-type="string" calcext:value-type="string">
            <text:p>\QH₃PO₃\E</text:p>
          </table:table-cell>
          <table:table-cell table:style-name="ce458" table:formula="of:=VLOOKUP([.H2];[.H$5:.I$53];2;0)" office:value-type="string" office:string-value="fosforoso" calcext:value-type="string">
            <text:p>fosforoso</text:p>
          </table:table-cell>
          <table:table-cell table:style-name="ce538"/>
          <table:table-cell table:style-name="ce320" office:value-type="string" calcext:value-type="string">
            <text:p>\QPH₃\E</text:p>
          </table:table-cell>
          <table:table-cell table:style-name="ce458" table:formula="of:=VLOOKUP([.K2];[.K$5:.L$53];2;0)" office:value-type="string" office:string-value="fosfano" calcext:value-type="string">
            <text:p>fosfano</text:p>
          </table:table-cell>
          <table:table-cell table:style-name="ce538"/>
          <table:table-cell table:style-name="Default" office:value-type="string" calcext:value-type="string">
            <text:p>\Q\E</text:p>
          </table:table-cell>
          <table:table-cell table:style-name="ce458" table:formula="of:=VLOOKUP([.N2];[.N$5:.O$53];2;0)" office:value-type="string" office:string-value="" calcext:value-type="error">
            <text:p>#N/D</text:p>
          </table:table-cell>
          <table:table-cell office:value-type="string" calcext:value-type="string">
            <text:p>← FormANom</text:p>
          </table:table-cell>
          <table:table-cell table:number-columns-repeated="2"/>
          <table:table-cell table:style-name="Default"/>
          <table:table-cell table:number-columns-repeated="963"/>
        </table:table-row>
        <table:table-row table:style-name="ro3">
          <table:table-cell office:value-type="string" calcext:value-type="string">
            <text:p>Aniones</text:p>
          </table:table-cell>
          <table:table-cell table:style-name="Default" table:formula="of:=COUNTA([.A5:.A54])" office:value-type="float" office:value="50" calcext:value-type="float">
            <text:p>50</text:p>
          </table:table-cell>
          <table:table-cell/>
          <table:table-cell office:value-type="string" calcext:value-type="string">
            <text:p>Cationes</text:p>
          </table:table-cell>
          <table:table-cell table:style-name="Default" table:formula="of:=COUNTA([.D5:.D54])" office:value-type="float" office:value="50" calcext:value-type="float">
            <text:p>50</text:p>
          </table:table-cell>
          <table:table-cell/>
          <table:table-cell office:value-type="string" calcext:value-type="string">
            <text:p>Ácidos</text:p>
          </table:table-cell>
          <table:table-cell table:style-name="Default" table:formula="of:=COUNTA([.G5:.G54])" office:value-type="float" office:value="50" calcext:value-type="float">
            <text:p>50</text:p>
          </table:table-cell>
          <table:table-cell/>
          <table:table-cell office:value-type="string" calcext:value-type="string">
            <text:p>Compuestos</text:p>
          </table:table-cell>
          <table:table-cell table:style-name="Default" table:formula="of:=COUNTA([.J5:.J54])" office:value-type="float" office:value="50" calcext:value-type="float">
            <text:p>50</text:p>
          </table:table-cell>
          <table:table-cell/>
          <table:table-cell table:style-name="Default" office:value-type="string" calcext:value-type="string">
            <text:p>Elementos</text:p>
          </table:table-cell>
          <table:table-cell table:style-name="Default" table:formula="of:=COUNTA([.M5:.M54])" office:value-type="float" office:value="50" calcext:value-type="float">
            <text:p>50</text:p>
          </table:table-cell>
          <table:table-cell/>
          <table:table-cell table:style-name="Default"/>
          <table:table-cell table:number-columns-repeated="2"/>
          <table:table-cell table:style-name="Default"/>
          <table:table-cell table:style-name="Default" office:value-type="string" calcext:value-type="string">
            <text:p>Prefijos</text:p>
          </table:table-cell>
          <table:table-cell table:style-name="Default"/>
          <table:table-cell table:number-columns-repeated="961"/>
        </table:table-row>
        <table:table-row table:style-name="ro3">
          <table:table-cell office:value-type="string" calcext:value-type="string">
            <text:p>Nombre sin tildes</text:p>
          </table:table-cell>
          <table:table-cell table:style-name="ce540" office:value-type="string" calcext:value-type="string">
            <text:p>Fórmula</text:p>
          </table:table-cell>
          <table:table-cell table:style-name="ce63"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table:style-name="Default" table:number-columns-repeated="3"/>
          <table:table-cell office:value-type="string" calcext:value-type="string">
            <text:p>Nº</text:p>
          </table:table-cell>
          <table:table-cell office:value-type="string" calcext:value-type="string">
            <text:p>Simple</text:p>
          </table:table-cell>
          <table:table-cell office:value-type="string" calcext:value-type="string">
            <text:p>Complicado</text:p>
          </table:table-cell>
          <table:table-cell table:number-columns-repeated="961"/>
        </table:table-row>
        <table:table-row table:style-name="ro3">
          <table:table-cell office:value-type="string" calcext:value-type="string">
            <text:p>fluoruro</text:p>
          </table:table-cell>
          <table:table-cell table:style-name="ce541" office:value-type="string" calcext:value-type="string">
            <text:p>F⁻</text:p>
          </table:table-cell>
          <table:table-cell table:style-name="ce541" office:value-type="string" calcext:value-type="string">
            <text:p>fluorur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office:value-type="string" calcext:value-type="string">
            <text:p>fluorhidrico</text:p>
          </table:table-cell>
          <table:table-cell table:style-name="ce541" office:value-type="string" calcext:value-type="string">
            <text:p>HF</text:p>
          </table:table-cell>
          <table:table-cell table:style-name="ce541" office:value-type="string" calcext:value-type="string">
            <text:p>fluorhídrico</text:p>
          </table:table-cell>
          <table:table-cell office:value-type="string" calcext:value-type="string">
            <text:p>hidrogeno</text:p>
          </table:table-cell>
          <table:table-cell table:style-name="ce541" office:value-type="string" calcext:value-type="string">
            <text:p>H₂</text:p>
          </table:table-cell>
          <table:table-cell table:style-name="ce541" office:value-type="string" calcext:value-type="string">
            <text:p>hidrógen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table:style-name="Default" table:number-columns-repeated="3"/>
          <table:table-cell table:style-name="ce541" office:value-type="float" office:value="1" calcext:value-type="float">
            <text:p>1</text:p>
          </table:table-cell>
          <table:table-cell table:style-name="ce541" office:value-type="string" calcext:value-type="string">
            <text:p>mono</text:p>
          </table:table-cell>
          <table:table-cell table:style-name="ce541"/>
          <table:table-cell table:number-columns-repeated="961"/>
        </table:table-row>
        <table:table-row table:style-name="ro3">
          <table:table-cell office:value-type="string" calcext:value-type="string">
            <text:p>cloruro</text:p>
          </table:table-cell>
          <table:table-cell table:style-name="ce541" office:value-type="string" calcext:value-type="string">
            <text:p>Cl⁻</text:p>
          </table:table-cell>
          <table:table-cell table:style-name="ce541" office:value-type="string" calcext:value-type="string">
            <text:p>cloruro</text:p>
          </table:table-cell>
          <table:table-cell office:value-type="string" calcext:value-type="string">
            <text:p>sodio</text:p>
          </table:table-cell>
          <table:table-cell table:style-name="ce541" office:value-type="string" calcext:value-type="string">
            <text:p>Na⁺</text:p>
          </table:table-cell>
          <table:table-cell table:style-name="ce541" office:value-type="string" calcext:value-type="string">
            <text:p>sodio</text:p>
          </table:table-cell>
          <table:table-cell office:value-type="string" calcext:value-type="string">
            <text:p>clorhidrico</text:p>
          </table:table-cell>
          <table:table-cell table:style-name="ce541" office:value-type="string" calcext:value-type="string">
            <text:p>HCl</text:p>
          </table:table-cell>
          <table:table-cell table:style-name="ce541" office:value-type="string" calcext:value-type="string">
            <text:p>clorhídrico</text:p>
          </table:table-cell>
          <table:table-cell office:value-type="string" calcext:value-type="string">
            <text:p>fluor</text:p>
          </table:table-cell>
          <table:table-cell table:style-name="ce541" office:value-type="string" calcext:value-type="string">
            <text:p>F₂</text:p>
          </table:table-cell>
          <table:table-cell table:style-name="ce541" office:value-type="string" calcext:value-type="string">
            <text:p>flúor</text:p>
          </table:table-cell>
          <table:table-cell office:value-type="string" calcext:value-type="string">
            <text:p>fluor</text:p>
          </table:table-cell>
          <table:table-cell table:style-name="ce541" office:value-type="string" calcext:value-type="string">
            <text:p>F</text:p>
          </table:table-cell>
          <table:table-cell table:style-name="ce541" office:value-type="string" calcext:value-type="string">
            <text:p>flúor</text:p>
          </table:table-cell>
          <table:table-cell table:style-name="Default" table:number-columns-repeated="3"/>
          <table:table-cell table:style-name="ce541" office:value-type="float" office:value="2" calcext:value-type="float">
            <text:p>2</text:p>
          </table:table-cell>
          <table:table-cell table:style-name="ce541" office:value-type="string" calcext:value-type="string">
            <text:p>di</text:p>
          </table:table-cell>
          <table:table-cell table:style-name="ce541" office:value-type="string" calcext:value-type="string">
            <text:p>bis</text:p>
          </table:table-cell>
          <table:table-cell table:number-columns-repeated="961"/>
        </table:table-row>
        <table:table-row table:style-name="ro3">
          <table:table-cell office:value-type="string" calcext:value-type="string">
            <text:p>bromuro</text:p>
          </table:table-cell>
          <table:table-cell table:style-name="ce541" office:value-type="string" calcext:value-type="string">
            <text:p>Br⁻</text:p>
          </table:table-cell>
          <table:table-cell table:style-name="ce541" office:value-type="string" calcext:value-type="string">
            <text:p>bromuro</text:p>
          </table:table-cell>
          <table:table-cell office:value-type="string" calcext:value-type="string">
            <text:p>potasio</text:p>
          </table:table-cell>
          <table:table-cell table:style-name="ce541" office:value-type="string" calcext:value-type="string">
            <text:p>K⁺</text:p>
          </table:table-cell>
          <table:table-cell table:style-name="ce541" office:value-type="string" calcext:value-type="string">
            <text:p>potasio</text:p>
          </table:table-cell>
          <table:table-cell office:value-type="string" calcext:value-type="string">
            <text:p>bromhidrico</text:p>
          </table:table-cell>
          <table:table-cell table:style-name="ce541" office:value-type="string" calcext:value-type="string">
            <text:p>HBr</text:p>
          </table:table-cell>
          <table:table-cell table:style-name="ce541" office:value-type="string" calcext:value-type="string">
            <text:p>bromhídrico</text:p>
          </table:table-cell>
          <table:table-cell office:value-type="string" calcext:value-type="string">
            <text:p>cloro</text:p>
          </table:table-cell>
          <table:table-cell table:style-name="ce541" office:value-type="string" calcext:value-type="string">
            <text:p>Cl₂</text:p>
          </table:table-cell>
          <table:table-cell table:style-name="ce541" office:value-type="string" calcext:value-type="string">
            <text:p>cloro</text:p>
          </table:table-cell>
          <table:table-cell office:value-type="string" calcext:value-type="string">
            <text:p>cloro</text:p>
          </table:table-cell>
          <table:table-cell table:style-name="ce541" office:value-type="string" calcext:value-type="string">
            <text:p>Cl</text:p>
          </table:table-cell>
          <table:table-cell table:style-name="ce541" office:value-type="string" calcext:value-type="string">
            <text:p>cloro</text:p>
          </table:table-cell>
          <table:table-cell table:style-name="Default" table:number-columns-repeated="3"/>
          <table:table-cell table:style-name="ce541" office:value-type="float" office:value="3" calcext:value-type="float">
            <text:p>3</text:p>
          </table:table-cell>
          <table:table-cell table:style-name="ce541" office:value-type="string" calcext:value-type="string">
            <text:p>tri</text:p>
          </table:table-cell>
          <table:table-cell table:style-name="ce541" office:value-type="string" calcext:value-type="string">
            <text:p>tris</text:p>
          </table:table-cell>
          <table:table-cell table:number-columns-repeated="961"/>
        </table:table-row>
        <table:table-row table:style-name="ro3">
          <table:table-cell office:value-type="string" calcext:value-type="string">
            <text:p>yoduro</text:p>
          </table:table-cell>
          <table:table-cell table:style-name="ce541" office:value-type="string" calcext:value-type="string">
            <text:p>I⁻</text:p>
          </table:table-cell>
          <table:table-cell table:style-name="ce541" office:value-type="string" calcext:value-type="string">
            <text:p>yoduro</text:p>
          </table:table-cell>
          <table:table-cell office:value-type="string" calcext:value-type="string">
            <text:p>rubidio</text:p>
          </table:table-cell>
          <table:table-cell table:style-name="ce541" office:value-type="string" calcext:value-type="string">
            <text:p>Rb⁺</text:p>
          </table:table-cell>
          <table:table-cell table:style-name="ce541" office:value-type="string" calcext:value-type="string">
            <text:p>rubidio</text:p>
          </table:table-cell>
          <table:table-cell office:value-type="string" calcext:value-type="string">
            <text:p>yodhidrico</text:p>
          </table:table-cell>
          <table:table-cell table:style-name="ce541" office:value-type="string" calcext:value-type="string">
            <text:p>HI</text:p>
          </table:table-cell>
          <table:table-cell table:style-name="ce541" office:value-type="string" calcext:value-type="string">
            <text:p>yodhídrico</text:p>
          </table:table-cell>
          <table:table-cell office:value-type="string" calcext:value-type="string">
            <text:p>bromo</text:p>
          </table:table-cell>
          <table:table-cell table:style-name="ce541" office:value-type="string" calcext:value-type="string">
            <text:p>Br₂</text:p>
          </table:table-cell>
          <table:table-cell table:style-name="ce541" office:value-type="string" calcext:value-type="string">
            <text:p>bromo</text:p>
          </table:table-cell>
          <table:table-cell office:value-type="string" calcext:value-type="string">
            <text:p>bromo</text:p>
          </table:table-cell>
          <table:table-cell table:style-name="ce541" office:value-type="string" calcext:value-type="string">
            <text:p>Br</text:p>
          </table:table-cell>
          <table:table-cell table:style-name="ce541" office:value-type="string" calcext:value-type="string">
            <text:p>bromo</text:p>
          </table:table-cell>
          <table:table-cell table:style-name="Default" table:number-columns-repeated="3"/>
          <table:table-cell table:style-name="ce541" office:value-type="float" office:value="4" calcext:value-type="float">
            <text:p>4</text:p>
          </table:table-cell>
          <table:table-cell table:style-name="ce541" office:value-type="string" calcext:value-type="string">
            <text:p>tetra</text:p>
          </table:table-cell>
          <table:table-cell table:style-name="ce541" office:value-type="string" calcext:value-type="string">
            <text:p>tetrakis</text:p>
          </table:table-cell>
          <table:table-cell table:number-columns-repeated="961"/>
        </table:table-row>
        <table:table-row table:style-name="ro3">
          <table:table-cell office:value-type="string" calcext:value-type="string">
            <text:p>sulfuro</text:p>
          </table:table-cell>
          <table:table-cell table:style-name="ce541" office:value-type="string" calcext:value-type="string">
            <text:p>S²⁻</text:p>
          </table:table-cell>
          <table:table-cell table:style-name="ce541" office:value-type="string" calcext:value-type="string">
            <text:p>sulfuro</text:p>
          </table:table-cell>
          <table:table-cell office:value-type="string" calcext:value-type="string">
            <text:p>cesio</text:p>
          </table:table-cell>
          <table:table-cell table:style-name="ce541" office:value-type="string" calcext:value-type="string">
            <text:p>Cs⁺</text:p>
          </table:table-cell>
          <table:table-cell table:style-name="ce541" office:value-type="string" calcext:value-type="string">
            <text:p>cesio</text:p>
          </table:table-cell>
          <table:table-cell office:value-type="string" calcext:value-type="string">
            <text:p>sulfhidrico</text:p>
          </table:table-cell>
          <table:table-cell table:style-name="ce541" office:value-type="string" calcext:value-type="string">
            <text:p>H₂S</text:p>
          </table:table-cell>
          <table:table-cell table:style-name="ce541" office:value-type="string" calcext:value-type="string">
            <text:p>sulfhídrico</text:p>
          </table:table-cell>
          <table:table-cell office:value-type="string" calcext:value-type="string">
            <text:p>yodo</text:p>
          </table:table-cell>
          <table:table-cell table:style-name="ce541" office:value-type="string" calcext:value-type="string">
            <text:p>I₂</text:p>
          </table:table-cell>
          <table:table-cell table:style-name="ce541" office:value-type="string" calcext:value-type="string">
            <text:p>yodo</text:p>
          </table:table-cell>
          <table:table-cell office:value-type="string" calcext:value-type="string">
            <text:p>yodo</text:p>
          </table:table-cell>
          <table:table-cell table:style-name="ce541" office:value-type="string" calcext:value-type="string">
            <text:p>I</text:p>
          </table:table-cell>
          <table:table-cell table:style-name="ce541" office:value-type="string" calcext:value-type="string">
            <text:p>yodo</text:p>
          </table:table-cell>
          <table:table-cell table:style-name="Default" table:number-columns-repeated="3"/>
          <table:table-cell table:style-name="ce541" office:value-type="float" office:value="5" calcext:value-type="float">
            <text:p>5</text:p>
          </table:table-cell>
          <table:table-cell table:style-name="ce541" office:value-type="string" calcext:value-type="string">
            <text:p>penta</text:p>
          </table:table-cell>
          <table:table-cell table:style-name="ce541" office:value-type="string" calcext:value-type="string">
            <text:p>pentakis</text:p>
          </table:table-cell>
          <table:table-cell table:number-columns-repeated="961"/>
        </table:table-row>
        <table:table-row table:style-name="ro3">
          <table:table-cell office:value-type="string" calcext:value-type="string">
            <text:p>hidrogenosulfuro</text:p>
          </table:table-cell>
          <table:table-cell table:style-name="ce541" office:value-type="string" calcext:value-type="string">
            <text:p>HS⁻</text:p>
          </table:table-cell>
          <table:table-cell table:style-name="ce541" office:value-type="string" calcext:value-type="string">
            <text:p>hidrógenosulfuro</text:p>
          </table:table-cell>
          <table:table-cell office:value-type="string" calcext:value-type="string">
            <text:p>amonio</text:p>
          </table:table-cell>
          <table:table-cell table:style-name="ce541" office:value-type="string" calcext:value-type="string">
            <text:p>NH₄⁺</text:p>
          </table:table-cell>
          <table:table-cell table:style-name="ce541" office:value-type="string" calcext:value-type="string">
            <text:p>amonio</text:p>
          </table:table-cell>
          <table:table-cell office:value-type="string" calcext:value-type="string">
            <text:p>borico</text:p>
          </table:table-cell>
          <table:table-cell table:style-name="ce541" office:value-type="string" calcext:value-type="string">
            <text:p>H₃BO₃</text:p>
          </table:table-cell>
          <table:table-cell table:style-name="ce541" office:value-type="string" calcext:value-type="string">
            <text:p>bórico</text:p>
          </table:table-cell>
          <table:table-cell office:value-type="string" calcext:value-type="string">
            <text:p>oxigeno</text:p>
          </table:table-cell>
          <table:table-cell table:style-name="ce541" office:value-type="string" calcext:value-type="string">
            <text:p>O₂</text:p>
          </table:table-cell>
          <table:table-cell table:style-name="ce541" office:value-type="string" calcext:value-type="string">
            <text:p>oxígeno</text:p>
          </table:table-cell>
          <table:table-cell office:value-type="string" calcext:value-type="string">
            <text:p>oxigeno</text:p>
          </table:table-cell>
          <table:table-cell table:style-name="ce541" office:value-type="string" calcext:value-type="string">
            <text:p>O</text:p>
          </table:table-cell>
          <table:table-cell table:style-name="ce541" office:value-type="string" calcext:value-type="string">
            <text:p>oxígeno</text:p>
          </table:table-cell>
          <table:table-cell table:style-name="Default" table:number-columns-repeated="2"/>
          <table:table-cell/>
          <table:table-cell table:style-name="ce541" office:value-type="float" office:value="6" calcext:value-type="float">
            <text:p>6</text:p>
          </table:table-cell>
          <table:table-cell table:style-name="ce541" office:value-type="string" calcext:value-type="string">
            <text:p>hexa</text:p>
          </table:table-cell>
          <table:table-cell table:style-name="ce541" office:value-type="string" calcext:value-type="string">
            <text:p>hexakis</text:p>
          </table:table-cell>
          <table:table-cell table:number-columns-repeated="961"/>
        </table:table-row>
        <table:table-row table:style-name="ro3">
          <table:table-cell office:value-type="string" calcext:value-type="string">
            <text:p>carbonato</text:p>
          </table:table-cell>
          <table:table-cell table:style-name="ce541" office:value-type="string" calcext:value-type="string">
            <text:p>CO₃²⁻</text:p>
          </table:table-cell>
          <table:table-cell table:style-name="ce541" office:value-type="string" calcext:value-type="string">
            <text:p>carbonato</text:p>
          </table:table-cell>
          <table:table-cell office:value-type="string" calcext:value-type="string">
            <text:p>magnesio</text:p>
          </table:table-cell>
          <table:table-cell table:style-name="ce541" office:value-type="string" calcext:value-type="string">
            <text:p>Mg²⁺</text:p>
          </table:table-cell>
          <table:table-cell table:style-name="ce541" office:value-type="string" calcext:value-type="string">
            <text:p>magnesio</text:p>
          </table:table-cell>
          <table:table-cell office:value-type="string" calcext:value-type="string">
            <text:p>carbonico</text:p>
          </table:table-cell>
          <table:table-cell table:style-name="ce541" office:value-type="string" calcext:value-type="string">
            <text:p>H₂CO₃</text:p>
          </table:table-cell>
          <table:table-cell table:style-name="ce541" office:value-type="string" calcext:value-type="string">
            <text:p>carbónico</text:p>
          </table:table-cell>
          <table:table-cell office:value-type="string" calcext:value-type="string">
            <text:p>ozono</text:p>
          </table:table-cell>
          <table:table-cell table:style-name="ce541" office:value-type="string" calcext:value-type="string">
            <text:p>O₃</text:p>
          </table:table-cell>
          <table:table-cell table:style-name="ce541" office:value-type="string" calcext:value-type="string">
            <text:p>ozono</text:p>
          </table:table-cell>
          <table:table-cell office:value-type="string" calcext:value-type="string">
            <text:p>azufre</text:p>
          </table:table-cell>
          <table:table-cell table:style-name="ce541" office:value-type="string" calcext:value-type="string">
            <text:p>S</text:p>
          </table:table-cell>
          <table:table-cell table:style-name="ce541" office:value-type="string" calcext:value-type="string">
            <text:p>azufre</text:p>
          </table:table-cell>
          <table:table-cell table:style-name="Default" table:number-columns-repeated="2"/>
          <table:table-cell/>
          <table:table-cell table:style-name="ce541" office:value-type="float" office:value="7" calcext:value-type="float">
            <text:p>7</text:p>
          </table:table-cell>
          <table:table-cell table:style-name="ce541" office:value-type="string" calcext:value-type="string">
            <text:p>hepta</text:p>
          </table:table-cell>
          <table:table-cell table:style-name="ce541" office:value-type="string" calcext:value-type="string">
            <text:p>heptakis</text:p>
          </table:table-cell>
          <table:table-cell table:number-columns-repeated="961"/>
        </table:table-row>
        <table:table-row table:style-name="ro3">
          <table:table-cell office:value-type="string" calcext:value-type="string">
            <text:p>hidrogenocarbonato</text:p>
          </table:table-cell>
          <table:table-cell table:style-name="ce541" office:value-type="string" calcext:value-type="string">
            <text:p>HCO₃⁻</text:p>
          </table:table-cell>
          <table:table-cell table:style-name="ce541" office:value-type="string" calcext:value-type="string">
            <text:p>hidrógenocarbonato</text:p>
          </table:table-cell>
          <table:table-cell office:value-type="string" calcext:value-type="string">
            <text:p>calcio</text:p>
          </table:table-cell>
          <table:table-cell table:style-name="ce541" office:value-type="string" calcext:value-type="string">
            <text:p>Ca²⁺</text:p>
          </table:table-cell>
          <table:table-cell table:style-name="ce541" office:value-type="string" calcext:value-type="string">
            <text:p>calcio</text:p>
          </table:table-cell>
          <table:table-cell office:value-type="string" calcext:value-type="string">
            <text:p>nitroso</text:p>
          </table:table-cell>
          <table:table-cell table:style-name="ce541" office:value-type="string" calcext:value-type="string">
            <text:p>HNO₂</text:p>
          </table:table-cell>
          <table:table-cell table:style-name="ce541" office:value-type="string" calcext:value-type="string">
            <text:p>nitroso</text:p>
          </table:table-cell>
          <table:table-cell office:value-type="string" calcext:value-type="string">
            <text:p>nitrogeno</text:p>
          </table:table-cell>
          <table:table-cell table:style-name="ce541" office:value-type="string" calcext:value-type="string">
            <text:p>N₂</text:p>
          </table:table-cell>
          <table:table-cell table:style-name="ce541" office:value-type="string" calcext:value-type="string">
            <text:p>nitrógeno</text:p>
          </table:table-cell>
          <table:table-cell office:value-type="string" calcext:value-type="string">
            <text:p>selenio</text:p>
          </table:table-cell>
          <table:table-cell table:style-name="ce541" office:value-type="string" calcext:value-type="string">
            <text:p>Se</text:p>
          </table:table-cell>
          <table:table-cell table:style-name="ce541" office:value-type="string" calcext:value-type="string">
            <text:p>selenio</text:p>
          </table:table-cell>
          <table:table-cell table:style-name="Default" table:number-columns-repeated="2"/>
          <table:table-cell/>
          <table:table-cell table:style-name="ce541" office:value-type="float" office:value="8" calcext:value-type="float">
            <text:p>8</text:p>
          </table:table-cell>
          <table:table-cell table:style-name="ce541" office:value-type="string" calcext:value-type="string">
            <text:p>octa</text:p>
          </table:table-cell>
          <table:table-cell table:style-name="ce541" office:value-type="string" calcext:value-type="string">
            <text:p>octakis</text:p>
          </table:table-cell>
          <table:table-cell table:number-columns-repeated="961"/>
        </table:table-row>
        <table:table-row table:style-name="ro3">
          <table:table-cell office:value-type="string" calcext:value-type="string">
            <text:p>nitrito</text:p>
          </table:table-cell>
          <table:table-cell table:style-name="ce541" office:value-type="string" calcext:value-type="string">
            <text:p>NO₂⁻</text:p>
          </table:table-cell>
          <table:table-cell table:style-name="ce541" office:value-type="string" calcext:value-type="string">
            <text:p>nitrito</text:p>
          </table:table-cell>
          <table:table-cell office:value-type="string" calcext:value-type="string">
            <text:p>estroncio</text:p>
          </table:table-cell>
          <table:table-cell table:style-name="ce541" office:value-type="string" calcext:value-type="string">
            <text:p>Sr</text:p>
          </table:table-cell>
          <table:table-cell table:style-name="ce541" office:value-type="string" calcext:value-type="string">
            <text:p>estroncio</text:p>
          </table:table-cell>
          <table:table-cell office:value-type="string" calcext:value-type="string">
            <text:p>nitrico</text:p>
          </table:table-cell>
          <table:table-cell table:style-name="ce541" office:value-type="string" calcext:value-type="string">
            <text:p>HNO₃</text:p>
          </table:table-cell>
          <table:table-cell table:style-name="ce541" office:value-type="string" calcext:value-type="string">
            <text:p>nítrico</text:p>
          </table:table-cell>
          <table:table-cell office:value-type="string" calcext:value-type="string">
            <text:p>borano</text:p>
          </table:table-cell>
          <table:table-cell table:style-name="ce541" office:value-type="string" calcext:value-type="string">
            <text:p>BH₃</text:p>
          </table:table-cell>
          <table:table-cell table:style-name="ce541" office:value-type="string" calcext:value-type="string">
            <text:p>borano</text:p>
          </table:table-cell>
          <table:table-cell office:value-type="string" calcext:value-type="string">
            <text:p>nitrogeno</text:p>
          </table:table-cell>
          <table:table-cell table:style-name="ce541" office:value-type="string" calcext:value-type="string">
            <text:p>N</text:p>
          </table:table-cell>
          <table:table-cell table:style-name="ce541" office:value-type="string" calcext:value-type="string">
            <text:p>nitrógeno</text:p>
          </table:table-cell>
          <table:table-cell table:style-name="Default" table:number-columns-repeated="2"/>
          <table:table-cell/>
          <table:table-cell table:style-name="ce541" office:value-type="float" office:value="9" calcext:value-type="float">
            <text:p>9</text:p>
          </table:table-cell>
          <table:table-cell table:style-name="ce541" office:value-type="string" calcext:value-type="string">
            <text:p>nona</text:p>
          </table:table-cell>
          <table:table-cell table:style-name="ce541" office:value-type="string" calcext:value-type="string">
            <text:p>nonakis</text:p>
          </table:table-cell>
          <table:table-cell table:number-columns-repeated="961"/>
        </table:table-row>
        <table:table-row table:style-name="ro3">
          <table:table-cell office:value-type="string" calcext:value-type="string">
            <text:p>nitrato</text:p>
          </table:table-cell>
          <table:table-cell table:style-name="ce541" office:value-type="string" calcext:value-type="string">
            <text:p>NO₃⁻</text:p>
          </table:table-cell>
          <table:table-cell table:style-name="ce541" office:value-type="string" calcext:value-type="string">
            <text:p>nitrato</text:p>
          </table:table-cell>
          <table:table-cell office:value-type="string" calcext:value-type="string">
            <text:p>bario</text:p>
          </table:table-cell>
          <table:table-cell table:style-name="ce541" office:value-type="string" calcext:value-type="string">
            <text:p>Ba²⁺</text:p>
          </table:table-cell>
          <table:table-cell table:style-name="ce541" office:value-type="string" calcext:value-type="string">
            <text:p>bario</text:p>
          </table:table-cell>
          <table:table-cell office:value-type="string" calcext:value-type="string">
            <text:p>fosforoso</text:p>
          </table:table-cell>
          <table:table-cell table:style-name="ce541" office:value-type="string" calcext:value-type="string">
            <text:p>H₃PO₃</text:p>
          </table:table-cell>
          <table:table-cell table:style-name="ce541" office:value-type="string" calcext:value-type="string">
            <text:p>fosforoso</text:p>
          </table:table-cell>
          <table:table-cell office:value-type="string" calcext:value-type="string">
            <text:p>amoniaco</text:p>
          </table:table-cell>
          <table:table-cell table:style-name="ce541" office:value-type="string" calcext:value-type="string">
            <text:p>NH₃</text:p>
          </table:table-cell>
          <table:table-cell table:style-name="ce541" office:value-type="string" calcext:value-type="string">
            <text:p>amoníaco</text:p>
          </table:table-cell>
          <table:table-cell office:value-type="string" calcext:value-type="string">
            <text:p>fosforo</text:p>
          </table:table-cell>
          <table:table-cell table:style-name="ce541" office:value-type="string" calcext:value-type="string">
            <text:p>P</text:p>
          </table:table-cell>
          <table:table-cell table:style-name="ce541" office:value-type="string" calcext:value-type="string">
            <text:p>fósforo</text:p>
          </table:table-cell>
          <table:table-cell table:style-name="Default" table:number-columns-repeated="2"/>
          <table:table-cell/>
          <table:table-cell table:style-name="ce541" office:value-type="float" office:value="10" calcext:value-type="float">
            <text:p>10</text:p>
          </table:table-cell>
          <table:table-cell table:style-name="ce541" office:value-type="string" calcext:value-type="string">
            <text:p>deca</text:p>
          </table:table-cell>
          <table:table-cell table:style-name="ce541" office:value-type="string" calcext:value-type="string">
            <text:p>decakis</text:p>
          </table:table-cell>
          <table:table-cell table:number-columns-repeated="961"/>
        </table:table-row>
        <table:table-row table:style-name="ro3">
          <table:table-cell office:value-type="string" calcext:value-type="string">
            <text:p>fosfito</text:p>
          </table:table-cell>
          <table:table-cell table:style-name="ce541" office:value-type="string" calcext:value-type="string">
            <text:p>PO₃³⁻</text:p>
          </table:table-cell>
          <table:table-cell table:style-name="ce541" office:value-type="string" calcext:value-type="string">
            <text:p>fosfito</text:p>
          </table:table-cell>
          <table:table-cell office:value-type="string" calcext:value-type="string">
            <text:p>aluminio</text:p>
          </table:table-cell>
          <table:table-cell table:style-name="ce541" office:value-type="string" calcext:value-type="string">
            <text:p>Al³⁺</text:p>
          </table:table-cell>
          <table:table-cell table:style-name="ce541" office:value-type="string" calcext:value-type="string">
            <text:p>aluminio</text:p>
          </table:table-cell>
          <table:table-cell office:value-type="string" calcext:value-type="string">
            <text:p>fosforico</text:p>
          </table:table-cell>
          <table:table-cell table:style-name="ce541" office:value-type="string" calcext:value-type="string">
            <text:p>H₃PO₄</text:p>
          </table:table-cell>
          <table:table-cell table:style-name="ce541" office:value-type="string" calcext:value-type="string">
            <text:p>fosfórico</text:p>
          </table:table-cell>
          <table:table-cell office:value-type="string" calcext:value-type="string">
            <text:p>fosfano</text:p>
          </table:table-cell>
          <table:table-cell table:style-name="ce541" office:value-type="string" calcext:value-type="string">
            <text:p>PH₃</text:p>
          </table:table-cell>
          <table:table-cell table:style-name="ce541" office:value-type="string" calcext:value-type="string">
            <text:p>fosfano</text:p>
          </table:table-cell>
          <table:table-cell office:value-type="string" calcext:value-type="string">
            <text:p>arsenico</text:p>
          </table:table-cell>
          <table:table-cell table:style-name="ce541" office:value-type="string" calcext:value-type="string">
            <text:p>As</text:p>
          </table:table-cell>
          <table:table-cell table:style-name="ce541" office:value-type="string" calcext:value-type="string">
            <text:p>arsénico</text:p>
          </table:table-cell>
          <table:table-cell table:style-name="Default" table:number-columns-repeated="2"/>
          <table:table-cell/>
          <table:table-cell table:style-name="ce541" office:value-type="float" office:value="11" calcext:value-type="float">
            <text:p>11</text:p>
          </table:table-cell>
          <table:table-cell table:style-name="ce541" office:value-type="string" calcext:value-type="string">
            <text:p>undeca</text:p>
          </table:table-cell>
          <table:table-cell table:style-name="ce541" office:value-type="string" calcext:value-type="string">
            <text:p>undecakis</text:p>
          </table:table-cell>
          <table:table-cell office:value-type="string" calcext:value-type="string">
            <text:p>no usado</text:p>
          </table:table-cell>
          <table:table-cell table:number-columns-repeated="960"/>
        </table:table-row>
        <table:table-row table:style-name="ro3">
          <table:table-cell office:value-type="string" calcext:value-type="string">
            <text:p>fosfato</text:p>
          </table:table-cell>
          <table:table-cell table:style-name="ce541" office:value-type="string" calcext:value-type="string">
            <text:p>PO₄³⁻</text:p>
          </table:table-cell>
          <table:table-cell table:style-name="ce541" office:value-type="string" calcext:value-type="string">
            <text:p>fosfato</text:p>
          </table:table-cell>
          <table:table-cell office:value-type="string" calcext:value-type="string">
            <text:p>cromo(III)</text:p>
          </table:table-cell>
          <table:table-cell table:style-name="ce541" office:value-type="string" calcext:value-type="string">
            <text:p>Cr³⁺</text:p>
          </table:table-cell>
          <table:table-cell table:style-name="ce541" office:value-type="string" calcext:value-type="string">
            <text:p>cromo(III)</text:p>
          </table:table-cell>
          <table:table-cell office:value-type="string" calcext:value-type="string">
            <text:p>sulfuroso</text:p>
          </table:table-cell>
          <table:table-cell table:style-name="ce541" office:value-type="string" calcext:value-type="string">
            <text:p>H₂SO₃</text:p>
          </table:table-cell>
          <table:table-cell table:style-name="ce541" office:value-type="string" calcext:value-type="string">
            <text:p>sulfuroso</text:p>
          </table:table-cell>
          <table:table-cell office:value-type="string" calcext:value-type="string">
            <text:p>arsano</text:p>
          </table:table-cell>
          <table:table-cell table:style-name="ce541" office:value-type="string" calcext:value-type="string">
            <text:p>AsH₃</text:p>
          </table:table-cell>
          <table:table-cell table:style-name="ce541" office:value-type="string" calcext:value-type="string">
            <text:p>arsano</text:p>
          </table:table-cell>
          <table:table-cell office:value-type="string" calcext:value-type="string">
            <text:p>antimonio</text:p>
          </table:table-cell>
          <table:table-cell table:style-name="ce541" office:value-type="string" calcext:value-type="string">
            <text:p>Sb</text:p>
          </table:table-cell>
          <table:table-cell table:style-name="ce541" office:value-type="string" calcext:value-type="string">
            <text:p>antimonio</text:p>
          </table:table-cell>
          <table:table-cell table:style-name="Default" table:number-columns-repeated="2"/>
          <table:table-cell/>
          <table:table-cell table:style-name="ce541" office:value-type="float" office:value="12" calcext:value-type="float">
            <text:p>12</text:p>
          </table:table-cell>
          <table:table-cell table:style-name="ce541" office:value-type="string" calcext:value-type="string">
            <text:p>dodeca</text:p>
          </table:table-cell>
          <table:table-cell table:style-name="ce541" office:value-type="string" calcext:value-type="string">
            <text:p>dodecakis</text:p>
          </table:table-cell>
          <table:table-cell office:value-type="string" calcext:value-type="string">
            <text:p>no usado</text:p>
          </table:table-cell>
          <table:table-cell table:number-columns-repeated="960"/>
        </table:table-row>
        <table:table-row table:style-name="ro3">
          <table:table-cell office:value-type="string" calcext:value-type="string">
            <text:p>hidrogenofosfato</text:p>
          </table:table-cell>
          <table:table-cell table:style-name="ce541" office:value-type="string" calcext:value-type="string">
            <text:p>HPO₄²⁻</text:p>
          </table:table-cell>
          <table:table-cell table:style-name="ce541" office:value-type="string" calcext:value-type="string">
            <text:p>hidrógenofosfato</text:p>
          </table:table-cell>
          <table:table-cell office:value-type="string" calcext:value-type="string">
            <text:p>manganeso(II)</text:p>
          </table:table-cell>
          <table:table-cell table:style-name="ce541" office:value-type="string" calcext:value-type="string">
            <text:p>Mn²⁺</text:p>
          </table:table-cell>
          <table:table-cell table:style-name="ce541" office:value-type="string" calcext:value-type="string">
            <text:p>manganeso(II)</text:p>
          </table:table-cell>
          <table:table-cell office:value-type="string" calcext:value-type="string">
            <text:p>sulfurico</text:p>
          </table:table-cell>
          <table:table-cell table:style-name="ce541" office:value-type="string" calcext:value-type="string">
            <text:p>H₂SO₄</text:p>
          </table:table-cell>
          <table:table-cell table:style-name="ce541" office:value-type="string" calcext:value-type="string">
            <text:p>sulfúrico</text:p>
          </table:table-cell>
          <table:table-cell office:value-type="string" calcext:value-type="string">
            <text:p>estibano</text:p>
          </table:table-cell>
          <table:table-cell table:style-name="ce541" office:value-type="string" calcext:value-type="string">
            <text:p>SbH₃</text:p>
          </table:table-cell>
          <table:table-cell table:style-name="ce541" office:value-type="string" calcext:value-type="string">
            <text:p>estibano </text:p>
          </table:table-cell>
          <table:table-cell office:value-type="string" calcext:value-type="string">
            <text:p>carbono</text:p>
          </table:table-cell>
          <table:table-cell table:style-name="ce541" office:value-type="string" calcext:value-type="string">
            <text:p>C</text:p>
          </table:table-cell>
          <table:table-cell table:style-name="ce541" office:value-type="string" calcext:value-type="string">
            <text:p>carbono</text:p>
          </table:table-cell>
          <table:table-cell table:style-name="Default" table:number-columns-repeated="2"/>
          <table:table-cell/>
          <table:table-cell table:style-name="ce541" office:value-type="float" office:value="20" calcext:value-type="float">
            <text:p>20</text:p>
          </table:table-cell>
          <table:table-cell table:style-name="ce541" office:value-type="string" calcext:value-type="string">
            <text:p>icosa</text:p>
          </table:table-cell>
          <table:table-cell table:style-name="ce541" office:value-type="string" calcext:value-type="string">
            <text:p>icosakis</text:p>
          </table:table-cell>
          <table:table-cell office:value-type="string" calcext:value-type="string">
            <text:p>no usado</text:p>
          </table:table-cell>
          <table:table-cell table:number-columns-repeated="960"/>
        </table:table-row>
        <table:table-row table:style-name="ro3">
          <table:table-cell office:value-type="string" calcext:value-type="string">
            <text:p>dihidrogenofosfato</text:p>
          </table:table-cell>
          <table:table-cell table:style-name="ce541" office:value-type="string" calcext:value-type="string">
            <text:p>H₂PO₄⁻</text:p>
          </table:table-cell>
          <table:table-cell table:style-name="ce541" office:value-type="string" calcext:value-type="string">
            <text:p>dihidrógenofosfato</text:p>
          </table:table-cell>
          <table:table-cell office:value-type="string" calcext:value-type="string">
            <text:p>manganeso(IV)</text:p>
          </table:table-cell>
          <table:table-cell table:style-name="ce541" office:value-type="string" calcext:value-type="string">
            <text:p>Mn⁴⁺</text:p>
          </table:table-cell>
          <table:table-cell table:style-name="ce541" office:value-type="string" calcext:value-type="string">
            <text:p>manganeso(IV)</text:p>
          </table:table-cell>
          <table:table-cell office:value-type="string" calcext:value-type="string">
            <text:p>hipocloroso</text:p>
          </table:table-cell>
          <table:table-cell table:style-name="ce541" office:value-type="string" calcext:value-type="string">
            <text:p>HClO</text:p>
          </table:table-cell>
          <table:table-cell table:style-name="ce541" office:value-type="string" calcext:value-type="string">
            <text:p>hipocloroso</text:p>
          </table:table-cell>
          <table:table-cell office:value-type="string" calcext:value-type="string">
            <text:p>metano</text:p>
          </table:table-cell>
          <table:table-cell table:style-name="ce541" office:value-type="string" calcext:value-type="string">
            <text:p>CH₄</text:p>
          </table:table-cell>
          <table:table-cell table:style-name="ce541" office:value-type="string" calcext:value-type="string">
            <text:p>metano</text:p>
          </table:table-cell>
          <table:table-cell office:value-type="string" calcext:value-type="string">
            <text:p>silicio</text:p>
          </table:table-cell>
          <table:table-cell table:style-name="ce541" office:value-type="string" calcext:value-type="string">
            <text:p>Si</text:p>
          </table:table-cell>
          <table:table-cell table:style-name="ce541" office:value-type="string" calcext:value-type="string">
            <text:p>silici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ito</text:p>
          </table:table-cell>
          <table:table-cell table:style-name="ce541" office:value-type="string" calcext:value-type="string">
            <text:p>SO₃²⁻</text:p>
          </table:table-cell>
          <table:table-cell table:style-name="ce541" office:value-type="string" calcext:value-type="string">
            <text:p>sulfito</text:p>
          </table:table-cell>
          <table:table-cell office:value-type="string" calcext:value-type="string">
            <text:p>hierro(II)</text:p>
          </table:table-cell>
          <table:table-cell table:style-name="ce541" office:value-type="string" calcext:value-type="string">
            <text:p>Fe²⁺</text:p>
          </table:table-cell>
          <table:table-cell table:style-name="ce541" office:value-type="string" calcext:value-type="string">
            <text:p>hierro(II)</text:p>
          </table:table-cell>
          <table:table-cell office:value-type="string" calcext:value-type="string">
            <text:p>cloroso</text:p>
          </table:table-cell>
          <table:table-cell table:style-name="ce541" office:value-type="string" calcext:value-type="string">
            <text:p>HClO₂</text:p>
          </table:table-cell>
          <table:table-cell table:style-name="ce541" office:value-type="string" calcext:value-type="string">
            <text:p>cloroso</text:p>
          </table:table-cell>
          <table:table-cell office:value-type="string" calcext:value-type="string">
            <text:p>silano</text:p>
          </table:table-cell>
          <table:table-cell table:style-name="ce541" office:value-type="string" calcext:value-type="string">
            <text:p>SiH₄</text:p>
          </table:table-cell>
          <table:table-cell table:style-name="ce541" office:value-type="string" calcext:value-type="string">
            <text:p>silano</text:p>
          </table:table-cell>
          <table:table-cell office:value-type="string" calcext:value-type="string">
            <text:p>boro</text:p>
          </table:table-cell>
          <table:table-cell table:style-name="ce541" office:value-type="string" calcext:value-type="string">
            <text:p>B</text:p>
          </table:table-cell>
          <table:table-cell table:style-name="ce541" office:value-type="string" calcext:value-type="string">
            <text:p>bor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ito</text:p>
          </table:table-cell>
          <table:table-cell table:style-name="ce541" office:value-type="string" calcext:value-type="string">
            <text:p>HSO₃⁻</text:p>
          </table:table-cell>
          <table:table-cell table:style-name="ce541" office:value-type="string" calcext:value-type="string">
            <text:p>hidrógenosulfito</text:p>
          </table:table-cell>
          <table:table-cell office:value-type="string" calcext:value-type="string">
            <text:p>hierro(III)</text:p>
          </table:table-cell>
          <table:table-cell table:style-name="ce541" office:value-type="string" calcext:value-type="string">
            <text:p>Fe³⁺</text:p>
          </table:table-cell>
          <table:table-cell table:style-name="ce541" office:value-type="string" calcext:value-type="string">
            <text:p>hierro(III)</text:p>
          </table:table-cell>
          <table:table-cell office:value-type="string" calcext:value-type="string">
            <text:p>clorico</text:p>
          </table:table-cell>
          <table:table-cell table:style-name="ce541" office:value-type="string" calcext:value-type="string">
            <text:p>HClO₃</text:p>
          </table:table-cell>
          <table:table-cell table:style-name="ce541" office:value-type="string" calcext:value-type="string">
            <text:p>clórico</text:p>
          </table:table-cell>
          <table:table-cell office:value-type="string" calcext:value-type="string">
            <text:p>agua</text:p>
          </table:table-cell>
          <table:table-cell table:style-name="ce541" office:value-type="string" calcext:value-type="string">
            <text:p>H₂O</text:p>
          </table:table-cell>
          <table:table-cell table:style-name="ce541" office:value-type="string" calcext:value-type="string">
            <text:p>agua</text:p>
          </table:table-cell>
          <table:table-cell table:formula="of:=SINACENTO([.O20])">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ato</text:p>
          </table:table-cell>
          <table:table-cell table:style-name="ce541" office:value-type="string" calcext:value-type="string">
            <text:p>SO₄²⁻</text:p>
          </table:table-cell>
          <table:table-cell table:style-name="ce541" office:value-type="string" calcext:value-type="string">
            <text:p>sulfato</text:p>
          </table:table-cell>
          <table:table-cell office:value-type="string" calcext:value-type="string">
            <text:p>cobalto(II)</text:p>
          </table:table-cell>
          <table:table-cell table:style-name="ce541" office:value-type="string" calcext:value-type="string">
            <text:p>Co²⁺</text:p>
          </table:table-cell>
          <table:table-cell table:style-name="ce541" office:value-type="string" calcext:value-type="string">
            <text:p>cobalto(II)</text:p>
          </table:table-cell>
          <table:table-cell office:value-type="string" calcext:value-type="string">
            <text:p>perclorico</text:p>
          </table:table-cell>
          <table:table-cell table:style-name="ce541" office:value-type="string" calcext:value-type="string">
            <text:p>HClO₄</text:p>
          </table:table-cell>
          <table:table-cell table:style-name="ce541" office:value-type="string" calcext:value-type="string">
            <text:p>perclórico</text:p>
          </table:table-cell>
          <table:table-cell office:value-type="string" calcext:value-type="string">
            <text:p>peroxido de hidrogeno</text:p>
          </table:table-cell>
          <table:table-cell table:style-name="ce541" office:value-type="string" calcext:value-type="string">
            <text:p>H₂O₂</text:p>
          </table:table-cell>
          <table:table-cell table:style-name="ce541" office:value-type="string" calcext:value-type="string">
            <text:p>peróxido de hidrógeno</text:p>
          </table:table-cell>
          <table:table-cell table:formula="of:=SINACENTO([.O21])">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ato</text:p>
          </table:table-cell>
          <table:table-cell table:style-name="ce541" office:value-type="string" calcext:value-type="string">
            <text:p>HSO₄⁻</text:p>
          </table:table-cell>
          <table:table-cell table:style-name="ce541" office:value-type="string" calcext:value-type="string">
            <text:p>hidrógenosulfato</text:p>
          </table:table-cell>
          <table:table-cell office:value-type="string" calcext:value-type="string">
            <text:p>cobalto(III)</text:p>
          </table:table-cell>
          <table:table-cell table:style-name="ce541" office:value-type="string" calcext:value-type="string">
            <text:p>Co³⁺</text:p>
          </table:table-cell>
          <table:table-cell table:style-name="ce541" office:value-type="string" calcext:value-type="string">
            <text:p>cobalto(III)</text:p>
          </table:table-cell>
          <table:table-cell office:value-type="string" calcext:value-type="string">
            <text:p>bromico</text:p>
          </table:table-cell>
          <table:table-cell table:style-name="ce541" office:value-type="string" calcext:value-type="string">
            <text:p>HBrO₃</text:p>
          </table:table-cell>
          <table:table-cell table:style-name="ce541" office:value-type="string" calcext:value-type="string">
            <text:p>brómico</text:p>
          </table:table-cell>
          <table:table-cell office:value-type="string" calcext:value-type="string">
            <text:p>peroxido de litio</text:p>
          </table:table-cell>
          <table:table-cell table:style-name="ce541" office:value-type="string" calcext:value-type="string">
            <text:p>Li₂O₂</text:p>
          </table:table-cell>
          <table:table-cell table:style-name="ce541" office:value-type="string" calcext:value-type="string">
            <text:p>peróxido de litio</text:p>
          </table:table-cell>
          <table:table-cell table:formula="of:=SINACENTO([.O22])">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poclorito</text:p>
          </table:table-cell>
          <table:table-cell table:style-name="ce541" office:value-type="string" calcext:value-type="string">
            <text:p>ClO⁻</text:p>
          </table:table-cell>
          <table:table-cell table:style-name="ce541" office:value-type="string" calcext:value-type="string">
            <text:p>hipoclorito</text:p>
          </table:table-cell>
          <table:table-cell office:value-type="string" calcext:value-type="string">
            <text:p>niquel(II)</text:p>
          </table:table-cell>
          <table:table-cell table:style-name="ce541" office:value-type="string" calcext:value-type="string">
            <text:p>Ni²⁺</text:p>
          </table:table-cell>
          <table:table-cell table:style-name="ce541" office:value-type="string" calcext:value-type="string">
            <text:p>níquel(II)</text:p>
          </table:table-cell>
          <table:table-cell office:value-type="string" calcext:value-type="string">
            <text:p>yodoso</text:p>
          </table:table-cell>
          <table:table-cell table:style-name="ce541" office:value-type="string" calcext:value-type="string">
            <text:p>HIO₂</text:p>
          </table:table-cell>
          <table:table-cell table:style-name="ce541" office:value-type="string" calcext:value-type="string">
            <text:p>yodoso</text:p>
          </table:table-cell>
          <table:table-cell office:value-type="string" calcext:value-type="string">
            <text:p>peroxido de sodio</text:p>
          </table:table-cell>
          <table:table-cell table:style-name="ce541" office:value-type="string" calcext:value-type="string">
            <text:p>Na₂O₂</text:p>
          </table:table-cell>
          <table:table-cell table:style-name="ce541" office:value-type="string" calcext:value-type="string">
            <text:p>peróxido de sodio</text:p>
          </table:table-cell>
          <table:table-cell table:formula="of:=SINACENTO([.O23])">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ito</text:p>
          </table:table-cell>
          <table:table-cell table:style-name="ce541" office:value-type="string" calcext:value-type="string">
            <text:p>ClO₂⁻</text:p>
          </table:table-cell>
          <table:table-cell table:style-name="ce541" office:value-type="string" calcext:value-type="string">
            <text:p>clorito</text:p>
          </table:table-cell>
          <table:table-cell office:value-type="string" calcext:value-type="string">
            <text:p>niquel(III)</text:p>
          </table:table-cell>
          <table:table-cell table:style-name="ce541" office:value-type="string" calcext:value-type="string">
            <text:p>Ni³⁺</text:p>
          </table:table-cell>
          <table:table-cell table:style-name="ce541" office:value-type="string" calcext:value-type="string">
            <text:p>níquel(III)</text:p>
          </table:table-cell>
          <table:table-cell office:value-type="string" calcext:value-type="string">
            <text:p>yodico</text:p>
          </table:table-cell>
          <table:table-cell table:style-name="ce541" office:value-type="string" calcext:value-type="string">
            <text:p>HIO₃</text:p>
          </table:table-cell>
          <table:table-cell table:style-name="ce541" office:value-type="string" calcext:value-type="string">
            <text:p>yódico</text:p>
          </table:table-cell>
          <table:table-cell office:value-type="string" calcext:value-type="string">
            <text:p>peroxido de potasio</text:p>
          </table:table-cell>
          <table:table-cell table:style-name="ce541" office:value-type="string" calcext:value-type="string">
            <text:p>K₂O₂</text:p>
          </table:table-cell>
          <table:table-cell table:style-name="ce541" office:value-type="string" calcext:value-type="string">
            <text:p>peróxido de potasio</text:p>
          </table:table-cell>
          <table:table-cell table:formula="of:=SINACENTO([.O24])">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ato</text:p>
          </table:table-cell>
          <table:table-cell table:style-name="ce541" office:value-type="string" calcext:value-type="string">
            <text:p>ClO₃⁻</text:p>
          </table:table-cell>
          <table:table-cell table:style-name="ce541" office:value-type="string" calcext:value-type="string">
            <text:p>clorato</text:p>
          </table:table-cell>
          <table:table-cell office:value-type="string" calcext:value-type="string">
            <text:p>cobre(I)</text:p>
          </table:table-cell>
          <table:table-cell table:style-name="ce542" office:value-type="string" calcext:value-type="string">
            <text:p>Cu⁺</text:p>
          </table:table-cell>
          <table:table-cell table:style-name="ce542" office:value-type="string" calcext:value-type="string">
            <text:p>cobre(I)</text:p>
          </table:table-cell>
          <table:table-cell office:value-type="string" calcext:value-type="string">
            <text:p>peryodico</text:p>
          </table:table-cell>
          <table:table-cell table:style-name="ce541" office:value-type="string" calcext:value-type="string">
            <text:p>HIO₄</text:p>
          </table:table-cell>
          <table:table-cell table:style-name="ce541" office:value-type="string" calcext:value-type="string">
            <text:p>peryódico</text:p>
          </table:table-cell>
          <table:table-cell office:value-type="string" calcext:value-type="string">
            <text:p>peroxido de magnesio</text:p>
          </table:table-cell>
          <table:table-cell table:style-name="ce541" office:value-type="string" calcext:value-type="string">
            <text:p>MgO₂</text:p>
          </table:table-cell>
          <table:table-cell table:style-name="ce541" office:value-type="string" calcext:value-type="string">
            <text:p>peróxido de magnesio</text:p>
          </table:table-cell>
          <table:table-cell table:formula="of:=SINACENTO([.O25])">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perclorato</text:p>
          </table:table-cell>
          <table:table-cell table:style-name="ce541" office:value-type="string" calcext:value-type="string">
            <text:p>ClO₄⁻</text:p>
          </table:table-cell>
          <table:table-cell table:style-name="ce541" office:value-type="string" calcext:value-type="string">
            <text:p>perclorato</text:p>
          </table:table-cell>
          <table:table-cell office:value-type="string" calcext:value-type="string">
            <text:p>cobre(II)</text:p>
          </table:table-cell>
          <table:table-cell table:style-name="ce541" office:value-type="string" calcext:value-type="string">
            <text:p>Cu²⁺</text:p>
          </table:table-cell>
          <table:table-cell table:style-name="ce541" office:value-type="string" calcext:value-type="string">
            <text:p>cobre(II)</text:p>
          </table:table-cell>
          <table:table-cell table:formula="of:=SINACENTO([.I26])">
            <text:p/>
          </table:table-cell>
          <table:table-cell table:style-name="ce542" table:number-columns-repeated="2"/>
          <table:table-cell office:value-type="string" calcext:value-type="string">
            <text:p>peroxido de calcio</text:p>
          </table:table-cell>
          <table:table-cell table:style-name="ce541" office:value-type="string" calcext:value-type="string">
            <text:p>CaO₂</text:p>
          </table:table-cell>
          <table:table-cell table:style-name="ce541" office:value-type="string" calcext:value-type="string">
            <text:p>peróxido de calcio</text:p>
          </table:table-cell>
          <table:table-cell table:formula="of:=SINACENTO([.O26])">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bromato</text:p>
          </table:table-cell>
          <table:table-cell table:style-name="ce541" office:value-type="string" calcext:value-type="string">
            <text:p>BrO₃⁻</text:p>
          </table:table-cell>
          <table:table-cell table:style-name="ce541" office:value-type="string" calcext:value-type="string">
            <text:p>bromato</text:p>
          </table:table-cell>
          <table:table-cell office:value-type="string" calcext:value-type="string">
            <text:p>plata</text:p>
          </table:table-cell>
          <table:table-cell table:style-name="ce541" office:value-type="string" calcext:value-type="string">
            <text:p>Ag⁺</text:p>
          </table:table-cell>
          <table:table-cell table:style-name="ce541" office:value-type="string" calcext:value-type="string">
            <text:p>plata</text:p>
          </table:table-cell>
          <table:table-cell table:formula="of:=SINACENTO([.I27])">
            <text:p/>
          </table:table-cell>
          <table:table-cell table:style-name="ce542" table:number-columns-repeated="2"/>
          <table:table-cell office:value-type="string" calcext:value-type="string">
            <text:p>peroxido de bario</text:p>
          </table:table-cell>
          <table:table-cell table:style-name="ce541" office:value-type="string" calcext:value-type="string">
            <text:p>BaO₂</text:p>
          </table:table-cell>
          <table:table-cell table:style-name="ce541" office:value-type="string" calcext:value-type="string">
            <text:p>peróxido de bario</text:p>
          </table:table-cell>
          <table:table-cell table:formula="of:=SINACENTO([.O27])">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yodito</text:p>
          </table:table-cell>
          <table:table-cell table:style-name="ce541" office:value-type="string" calcext:value-type="string">
            <text:p>IO₂⁻</text:p>
          </table:table-cell>
          <table:table-cell table:style-name="ce541" office:value-type="string" calcext:value-type="string">
            <text:p>yodito</text:p>
          </table:table-cell>
          <table:table-cell office:value-type="string" calcext:value-type="string">
            <text:p>cinc</text:p>
          </table:table-cell>
          <table:table-cell table:style-name="ce541" office:value-type="string" calcext:value-type="string">
            <text:p>Zn²⁺</text:p>
          </table:table-cell>
          <table:table-cell table:style-name="ce541" office:value-type="string" calcext:value-type="string">
            <text:p>cinc</text:p>
          </table:table-cell>
          <table:table-cell table:formula="of:=SINACENTO([.I28])">
            <text:p/>
          </table:table-cell>
          <table:table-cell table:style-name="ce542" table:number-columns-repeated="2"/>
          <table:table-cell table:formula="of:=SINACENTO([.L28])">
            <text:p/>
          </table:table-cell>
          <table:table-cell table:style-name="ce542" table:number-columns-repeated="2"/>
          <table:table-cell table:formula="of:=SINACENTO([.O28])">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yodato</text:p>
          </table:table-cell>
          <table:table-cell table:style-name="ce541" office:value-type="string" calcext:value-type="string">
            <text:p>IO₃⁻</text:p>
          </table:table-cell>
          <table:table-cell table:style-name="ce541" office:value-type="string" calcext:value-type="string">
            <text:p>yodato</text:p>
          </table:table-cell>
          <table:table-cell office:value-type="string" calcext:value-type="string">
            <text:p>cadmio</text:p>
          </table:table-cell>
          <table:table-cell table:style-name="ce541" office:value-type="string" calcext:value-type="string">
            <text:p>Cd²⁺</text:p>
          </table:table-cell>
          <table:table-cell table:style-name="ce541" office:value-type="string" calcext:value-type="string">
            <text:p>cadmio</text:p>
          </table:table-cell>
          <table:table-cell table:formula="of:=SINACENTO([.I29])">
            <text:p/>
          </table:table-cell>
          <table:table-cell table:style-name="ce542" table:number-columns-repeated="2"/>
          <table:table-cell table:formula="of:=SINACENTO([.L29])">
            <text:p/>
          </table:table-cell>
          <table:table-cell table:style-name="ce542" table:number-columns-repeated="2"/>
          <table:table-cell table:formula="of:=SINACENTO([.O29])">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yodato</text:p>
          </table:table-cell>
          <table:table-cell table:style-name="ce541" office:value-type="string" calcext:value-type="string">
            <text:p>IO₄⁻</text:p>
          </table:table-cell>
          <table:table-cell table:style-name="ce541" office:value-type="string" calcext:value-type="string">
            <text:p>peryodato</text:p>
          </table:table-cell>
          <table:table-cell office:value-type="string" calcext:value-type="string">
            <text:p>mercurio(II)</text:p>
          </table:table-cell>
          <table:table-cell table:style-name="ce541" office:value-type="string" calcext:value-type="string">
            <text:p>Hg²⁺</text:p>
          </table:table-cell>
          <table:table-cell table:style-name="ce541" office:value-type="string" calcext:value-type="string">
            <text:p>mercurio(II)</text:p>
          </table:table-cell>
          <table:table-cell table:formula="of:=SINACENTO([.I30])">
            <text:p/>
          </table:table-cell>
          <table:table-cell table:style-name="ce542" table:number-columns-repeated="2"/>
          <table:table-cell table:formula="of:=SINACENTO([.L30])">
            <text:p/>
          </table:table-cell>
          <table:table-cell table:style-name="ce542" table:number-columns-repeated="2"/>
          <table:table-cell table:formula="of:=SINACENTO([.O3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manganato</text:p>
          </table:table-cell>
          <table:table-cell table:style-name="ce541" office:value-type="string" calcext:value-type="string">
            <text:p>MnO₄⁻</text:p>
          </table:table-cell>
          <table:table-cell table:style-name="ce541" office:value-type="string" calcext:value-type="string">
            <text:p>permanganato</text:p>
          </table:table-cell>
          <table:table-cell office:value-type="string" calcext:value-type="string">
            <text:p>estaño(II)</text:p>
          </table:table-cell>
          <table:table-cell table:style-name="ce541" office:value-type="string" calcext:value-type="string">
            <text:p>Sn²⁺</text:p>
          </table:table-cell>
          <table:table-cell table:style-name="ce541" office:value-type="string" calcext:value-type="string">
            <text:p>estaño(II)</text:p>
          </table:table-cell>
          <table:table-cell table:formula="of:=SINACENTO([.I31])">
            <text:p/>
          </table:table-cell>
          <table:table-cell table:style-name="ce542" table:number-columns-repeated="2"/>
          <table:table-cell table:formula="of:=SINACENTO([.L31])">
            <text:p/>
          </table:table-cell>
          <table:table-cell table:style-name="ce542" table:number-columns-repeated="2"/>
          <table:table-cell table:formula="of:=SINACENTO([.O3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dicromato</text:p>
          </table:table-cell>
          <table:table-cell table:style-name="ce541" office:value-type="string" calcext:value-type="string">
            <text:p>Cr₂O₇²⁻</text:p>
          </table:table-cell>
          <table:table-cell table:style-name="ce541" office:value-type="string" calcext:value-type="string">
            <text:p>dicromato</text:p>
          </table:table-cell>
          <table:table-cell office:value-type="string" calcext:value-type="string">
            <text:p>estaño(IV)</text:p>
          </table:table-cell>
          <table:table-cell table:style-name="ce541" office:value-type="string" calcext:value-type="string">
            <text:p>Sn⁴⁺</text:p>
          </table:table-cell>
          <table:table-cell table:style-name="ce541" office:value-type="string" calcext:value-type="string">
            <text:p>estaño(IV)</text:p>
          </table:table-cell>
          <table:table-cell table:formula="of:=SINACENTO([.I32])">
            <text:p/>
          </table:table-cell>
          <table:table-cell table:style-name="ce542" table:number-columns-repeated="2"/>
          <table:table-cell table:formula="of:=SINACENTO([.L32])">
            <text:p/>
          </table:table-cell>
          <table:table-cell table:style-name="ce542" table:number-columns-repeated="2"/>
          <table:table-cell table:formula="of:=SINACENTO([.O3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cromato</text:p>
          </table:table-cell>
          <table:table-cell table:style-name="ce541" office:value-type="string" calcext:value-type="string">
            <text:p>CrO₄²⁻ </text:p>
          </table:table-cell>
          <table:table-cell table:style-name="ce541" office:value-type="string" calcext:value-type="string">
            <text:p>cromato</text:p>
          </table:table-cell>
          <table:table-cell office:value-type="string" calcext:value-type="string">
            <text:p>plomo(II)</text:p>
          </table:table-cell>
          <table:table-cell table:style-name="ce541" office:value-type="string" calcext:value-type="string">
            <text:p>Pb²⁺</text:p>
          </table:table-cell>
          <table:table-cell table:style-name="ce541" office:value-type="string" calcext:value-type="string">
            <text:p>plomo(II)</text:p>
          </table:table-cell>
          <table:table-cell table:formula="of:=SINACENTO([.I33])">
            <text:p/>
          </table:table-cell>
          <table:table-cell table:style-name="ce542" table:number-columns-repeated="2"/>
          <table:table-cell table:formula="of:=SINACENTO([.L33])">
            <text:p/>
          </table:table-cell>
          <table:table-cell table:style-name="ce542" table:number-columns-repeated="2"/>
          <table:table-cell table:formula="of:=SINACENTO([.O3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uro</text:p>
          </table:table-cell>
          <table:table-cell table:style-name="ce541" office:value-type="string" calcext:value-type="string">
            <text:p>H⁻</text:p>
          </table:table-cell>
          <table:table-cell table:style-name="ce541" office:value-type="string" calcext:value-type="string">
            <text:p>hidruro</text:p>
          </table:table-cell>
          <table:table-cell office:value-type="string" calcext:value-type="string">
            <text:p>plomo(IV)</text:p>
          </table:table-cell>
          <table:table-cell table:style-name="ce541" office:value-type="string" calcext:value-type="string">
            <text:p>Pb⁴⁺</text:p>
          </table:table-cell>
          <table:table-cell table:style-name="ce541" office:value-type="string" calcext:value-type="string">
            <text:p>plomo(IV)</text:p>
          </table:table-cell>
          <table:table-cell table:formula="of:=SINACENTO([.I34])">
            <text:p/>
          </table:table-cell>
          <table:table-cell table:style-name="ce542" table:number-columns-repeated="2"/>
          <table:table-cell table:formula="of:=SINACENTO([.L34])">
            <text:p/>
          </table:table-cell>
          <table:table-cell table:style-name="ce542" table:number-columns-repeated="2"/>
          <table:table-cell table:formula="of:=SINACENTO([.O34])">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oxido</text:p>
          </table:table-cell>
          <table:table-cell table:style-name="ce541" office:value-type="string" calcext:value-type="string">
            <text:p>O²⁻</text:p>
          </table:table-cell>
          <table:table-cell table:style-name="ce541" office:value-type="string" calcext:value-type="string">
            <text:p>óxido</text:p>
          </table:table-cell>
          <table:table-cell table:formula="of:=SINACENTO([.F35])">
            <text:p/>
          </table:table-cell>
          <table:table-cell table:style-name="ce542" table:number-columns-repeated="2"/>
          <table:table-cell table:formula="of:=SINACENTO([.I35])">
            <text:p/>
          </table:table-cell>
          <table:table-cell table:style-name="ce542" table:number-columns-repeated="2"/>
          <table:table-cell table:formula="of:=SINACENTO([.L35])">
            <text:p/>
          </table:table-cell>
          <table:table-cell table:style-name="ce542" table:number-columns-repeated="2"/>
          <table:table-cell table:formula="of:=SINACENTO([.O35])">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oxido</text:p>
          </table:table-cell>
          <table:table-cell table:style-name="ce541" office:value-type="string" calcext:value-type="string">
            <text:p>OH⁻</text:p>
          </table:table-cell>
          <table:table-cell table:style-name="ce541" office:value-type="string" calcext:value-type="string">
            <text:p>hidróxido</text:p>
          </table:table-cell>
          <table:table-cell table:formula="of:=SINACENTO([.F36])">
            <text:p/>
          </table:table-cell>
          <table:table-cell table:style-name="ce542" table:number-columns-repeated="2"/>
          <table:table-cell table:formula="of:=SINACENTO([.I36])">
            <text:p/>
          </table:table-cell>
          <table:table-cell table:style-name="ce542" table:number-columns-repeated="2"/>
          <table:table-cell table:formula="of:=SINACENTO([.L36])">
            <text:p/>
          </table:table-cell>
          <table:table-cell table:style-name="ce542" table:number-columns-repeated="2"/>
          <table:table-cell table:formula="of:=SINACENTO([.O36])">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37])">
            <text:p/>
          </table:table-cell>
          <table:table-cell table:style-name="ce542" table:number-columns-repeated="2"/>
          <table:table-cell table:formula="of:=SINACENTO([.F37])">
            <text:p/>
          </table:table-cell>
          <table:table-cell table:style-name="ce542" table:number-columns-repeated="2"/>
          <table:table-cell table:formula="of:=SINACENTO([.I37])">
            <text:p/>
          </table:table-cell>
          <table:table-cell table:style-name="ce542" table:number-columns-repeated="2"/>
          <table:table-cell table:formula="of:=SINACENTO([.L37])">
            <text:p/>
          </table:table-cell>
          <table:table-cell table:style-name="ce542" table:number-columns-repeated="2"/>
          <table:table-cell table:formula="of:=SINACENTO([.O37])">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8])">
            <text:p/>
          </table:table-cell>
          <table:table-cell table:style-name="ce542" table:number-columns-repeated="2"/>
          <table:table-cell table:formula="of:=SINACENTO([.F38])">
            <text:p/>
          </table:table-cell>
          <table:table-cell table:style-name="ce542" table:number-columns-repeated="2"/>
          <table:table-cell table:formula="of:=SINACENTO([.I38])">
            <text:p/>
          </table:table-cell>
          <table:table-cell table:style-name="ce542" table:number-columns-repeated="2"/>
          <table:table-cell table:formula="of:=SINACENTO([.L38])">
            <text:p/>
          </table:table-cell>
          <table:table-cell table:style-name="ce542" table:number-columns-repeated="2"/>
          <table:table-cell table:formula="of:=SINACENTO([.O38])">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9])">
            <text:p/>
          </table:table-cell>
          <table:table-cell table:style-name="ce542" table:number-columns-repeated="2"/>
          <table:table-cell table:formula="of:=SINACENTO([.F39])">
            <text:p/>
          </table:table-cell>
          <table:table-cell table:style-name="ce542" table:number-columns-repeated="2"/>
          <table:table-cell table:formula="of:=SINACENTO([.I39])">
            <text:p/>
          </table:table-cell>
          <table:table-cell table:style-name="ce542" table:number-columns-repeated="2"/>
          <table:table-cell table:formula="of:=SINACENTO([.L39])">
            <text:p/>
          </table:table-cell>
          <table:table-cell table:style-name="ce542" table:number-columns-repeated="2"/>
          <table:table-cell table:formula="of:=SINACENTO([.O39])">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40])">
            <text:p/>
          </table:table-cell>
          <table:table-cell table:style-name="ce542" table:number-columns-repeated="2"/>
          <table:table-cell table:formula="of:=SINACENTO([.F40])">
            <text:p/>
          </table:table-cell>
          <table:table-cell table:style-name="ce542" table:number-columns-repeated="2"/>
          <table:table-cell table:formula="of:=SINACENTO([.I40])">
            <text:p/>
          </table:table-cell>
          <table:table-cell table:style-name="ce542" table:number-columns-repeated="2"/>
          <table:table-cell table:formula="of:=SINACENTO([.L40])">
            <text:p/>
          </table:table-cell>
          <table:table-cell table:style-name="ce542" table:number-columns-repeated="2"/>
          <table:table-cell table:formula="of:=SINACENTO([.O4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1])">
            <text:p/>
          </table:table-cell>
          <table:table-cell table:style-name="ce542" table:number-columns-repeated="2"/>
          <table:table-cell table:formula="of:=SINACENTO([.F41])">
            <text:p/>
          </table:table-cell>
          <table:table-cell table:style-name="ce542" table:number-columns-repeated="2"/>
          <table:table-cell table:formula="of:=SINACENTO([.I41])">
            <text:p/>
          </table:table-cell>
          <table:table-cell table:style-name="ce542" table:number-columns-repeated="2"/>
          <table:table-cell table:formula="of:=SINACENTO([.L41])">
            <text:p/>
          </table:table-cell>
          <table:table-cell table:style-name="ce542" table:number-columns-repeated="2"/>
          <table:table-cell table:formula="of:=SINACENTO([.O4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2])">
            <text:p/>
          </table:table-cell>
          <table:table-cell table:style-name="ce543"/>
          <table:table-cell table:style-name="ce542"/>
          <table:table-cell table:formula="of:=SINACENTO([.F42])">
            <text:p/>
          </table:table-cell>
          <table:table-cell table:style-name="ce542" table:number-columns-repeated="2"/>
          <table:table-cell table:formula="of:=SINACENTO([.I42])">
            <text:p/>
          </table:table-cell>
          <table:table-cell table:style-name="ce542" table:number-columns-repeated="2"/>
          <table:table-cell table:formula="of:=SINACENTO([.L42])">
            <text:p/>
          </table:table-cell>
          <table:table-cell table:style-name="ce542" table:number-columns-repeated="2"/>
          <table:table-cell table:formula="of:=SINACENTO([.O4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3])">
            <text:p/>
          </table:table-cell>
          <table:table-cell table:style-name="ce543"/>
          <table:table-cell table:style-name="ce542"/>
          <table:table-cell table:formula="of:=SINACENTO([.F43])">
            <text:p/>
          </table:table-cell>
          <table:table-cell table:style-name="ce542" table:number-columns-repeated="2"/>
          <table:table-cell table:formula="of:=SINACENTO([.I43])">
            <text:p/>
          </table:table-cell>
          <table:table-cell table:style-name="ce542" table:number-columns-repeated="2"/>
          <table:table-cell table:formula="of:=SINACENTO([.L43])">
            <text:p/>
          </table:table-cell>
          <table:table-cell table:style-name="ce542" table:number-columns-repeated="2"/>
          <table:table-cell table:formula="of:=SINACENTO([.O4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4])">
            <text:p/>
          </table:table-cell>
          <table:table-cell table:style-name="ce543"/>
          <table:table-cell table:style-name="ce542"/>
          <table:table-cell table:formula="of:=SINACENTO([.F44])">
            <text:p/>
          </table:table-cell>
          <table:table-cell table:style-name="ce542" table:number-columns-repeated="2"/>
          <table:table-cell table:formula="of:=SINACENTO([.I44])">
            <text:p/>
          </table:table-cell>
          <table:table-cell table:style-name="ce542" table:number-columns-repeated="2"/>
          <table:table-cell table:formula="of:=SINACENTO([.L44])">
            <text:p/>
          </table:table-cell>
          <table:table-cell table:style-name="ce542" table:number-columns-repeated="2"/>
          <table:table-cell table:formula="of:=SINACENTO([.O44])">
            <text:p/>
          </table:table-cell>
          <table:table-cell table:style-name="ce542" table:number-columns-repeated="2"/>
          <table:table-cell table:style-name="Default"/>
          <table:table-cell table:number-columns-repeated="966"/>
        </table:table-row>
        <table:table-row table:style-name="ro3">
          <table:table-cell table:formula="of:=SINACENTO([.C45])">
            <text:p/>
          </table:table-cell>
          <table:table-cell table:style-name="ce543"/>
          <table:table-cell table:style-name="ce542"/>
          <table:table-cell table:formula="of:=SINACENTO([.F45])">
            <text:p/>
          </table:table-cell>
          <table:table-cell table:style-name="ce542" table:number-columns-repeated="2"/>
          <table:table-cell table:formula="of:=SINACENTO([.I45])">
            <text:p/>
          </table:table-cell>
          <table:table-cell table:style-name="ce542" table:number-columns-repeated="2"/>
          <table:table-cell table:formula="of:=SINACENTO([.L45])">
            <text:p/>
          </table:table-cell>
          <table:table-cell table:style-name="ce542" table:number-columns-repeated="2"/>
          <table:table-cell table:formula="of:=SINACENTO([.O45])">
            <text:p/>
          </table:table-cell>
          <table:table-cell table:style-name="ce542" table:number-columns-repeated="2"/>
          <table:table-cell table:style-name="Default"/>
          <table:table-cell table:number-columns-repeated="966"/>
        </table:table-row>
        <table:table-row table:style-name="ro3">
          <table:table-cell table:formula="of:=SINACENTO([.C46])">
            <text:p/>
          </table:table-cell>
          <table:table-cell table:style-name="ce543"/>
          <table:table-cell table:style-name="ce542"/>
          <table:table-cell table:formula="of:=SINACENTO([.F46])">
            <text:p/>
          </table:table-cell>
          <table:table-cell table:style-name="ce542" table:number-columns-repeated="2"/>
          <table:table-cell table:formula="of:=SINACENTO([.I46])">
            <text:p/>
          </table:table-cell>
          <table:table-cell table:style-name="ce542" table:number-columns-repeated="2"/>
          <table:table-cell table:formula="of:=SINACENTO([.L46])">
            <text:p/>
          </table:table-cell>
          <table:table-cell table:style-name="ce542" table:number-columns-repeated="2"/>
          <table:table-cell table:formula="of:=SINACENTO([.O46])">
            <text:p/>
          </table:table-cell>
          <table:table-cell table:style-name="ce542" table:number-columns-repeated="2"/>
          <table:table-cell table:style-name="Default"/>
          <table:table-cell table:number-columns-repeated="966"/>
        </table:table-row>
        <table:table-row table:style-name="ro3">
          <table:table-cell table:formula="of:=SINACENTO([.C47])">
            <text:p/>
          </table:table-cell>
          <table:table-cell table:style-name="ce543"/>
          <table:table-cell table:style-name="ce542"/>
          <table:table-cell table:formula="of:=SINACENTO([.F47])">
            <text:p/>
          </table:table-cell>
          <table:table-cell table:style-name="ce542" table:number-columns-repeated="2"/>
          <table:table-cell table:formula="of:=SINACENTO([.I47])">
            <text:p/>
          </table:table-cell>
          <table:table-cell table:style-name="ce542" table:number-columns-repeated="2"/>
          <table:table-cell table:formula="of:=SINACENTO([.L47])">
            <text:p/>
          </table:table-cell>
          <table:table-cell table:style-name="ce542" table:number-columns-repeated="2"/>
          <table:table-cell table:formula="of:=SINACENTO([.O47])">
            <text:p/>
          </table:table-cell>
          <table:table-cell table:style-name="ce542" table:number-columns-repeated="2"/>
          <table:table-cell table:style-name="Default"/>
          <table:table-cell table:number-columns-repeated="966"/>
        </table:table-row>
        <table:table-row table:style-name="ro3">
          <table:table-cell table:formula="of:=SINACENTO([.C48])">
            <text:p/>
          </table:table-cell>
          <table:table-cell table:style-name="ce543"/>
          <table:table-cell table:style-name="ce542"/>
          <table:table-cell table:formula="of:=SINACENTO([.F48])">
            <text:p/>
          </table:table-cell>
          <table:table-cell table:style-name="ce542" table:number-columns-repeated="2"/>
          <table:table-cell table:formula="of:=SINACENTO([.I48])">
            <text:p/>
          </table:table-cell>
          <table:table-cell table:style-name="ce542" table:number-columns-repeated="2"/>
          <table:table-cell table:formula="of:=SINACENTO([.L48])">
            <text:p/>
          </table:table-cell>
          <table:table-cell table:style-name="ce542" table:number-columns-repeated="2"/>
          <table:table-cell table:formula="of:=SINACENTO([.O48])">
            <text:p/>
          </table:table-cell>
          <table:table-cell table:style-name="ce542" table:number-columns-repeated="2"/>
          <table:table-cell table:style-name="Default"/>
          <table:table-cell table:number-columns-repeated="966"/>
        </table:table-row>
        <table:table-row table:style-name="ro3">
          <table:table-cell table:formula="of:=SINACENTO([.C49])">
            <text:p/>
          </table:table-cell>
          <table:table-cell table:style-name="ce543"/>
          <table:table-cell table:style-name="ce542"/>
          <table:table-cell table:formula="of:=SINACENTO([.F49])">
            <text:p/>
          </table:table-cell>
          <table:table-cell table:style-name="ce542" table:number-columns-repeated="2"/>
          <table:table-cell table:formula="of:=SINACENTO([.I49])">
            <text:p/>
          </table:table-cell>
          <table:table-cell table:style-name="ce542" table:number-columns-repeated="2"/>
          <table:table-cell table:formula="of:=SINACENTO([.L49])">
            <text:p/>
          </table:table-cell>
          <table:table-cell table:style-name="ce542" table:number-columns-repeated="2"/>
          <table:table-cell table:formula="of:=SINACENTO([.O49])">
            <text:p/>
          </table:table-cell>
          <table:table-cell table:style-name="ce542" table:number-columns-repeated="2"/>
          <table:table-cell table:style-name="Default"/>
          <table:table-cell table:number-columns-repeated="966"/>
        </table:table-row>
        <table:table-row table:style-name="ro3">
          <table:table-cell table:formula="of:=SINACENTO([.C50])">
            <text:p/>
          </table:table-cell>
          <table:table-cell table:style-name="ce543"/>
          <table:table-cell table:style-name="ce542"/>
          <table:table-cell table:formula="of:=SINACENTO([.F50])">
            <text:p/>
          </table:table-cell>
          <table:table-cell table:style-name="ce542" table:number-columns-repeated="2"/>
          <table:table-cell table:formula="of:=SINACENTO([.I50])">
            <text:p/>
          </table:table-cell>
          <table:table-cell table:style-name="ce542" table:number-columns-repeated="2"/>
          <table:table-cell table:formula="of:=SINACENTO([.L50])">
            <text:p/>
          </table:table-cell>
          <table:table-cell table:style-name="ce542" table:number-columns-repeated="2"/>
          <table:table-cell table:formula="of:=SINACENTO([.O50])">
            <text:p/>
          </table:table-cell>
          <table:table-cell table:style-name="ce542" table:number-columns-repeated="2"/>
          <table:table-cell table:style-name="Default"/>
          <table:table-cell table:number-columns-repeated="966"/>
        </table:table-row>
        <table:table-row table:style-name="ro3">
          <table:table-cell table:formula="of:=SINACENTO([.C51])">
            <text:p/>
          </table:table-cell>
          <table:table-cell table:style-name="ce543"/>
          <table:table-cell table:style-name="ce542"/>
          <table:table-cell table:formula="of:=SINACENTO([.F51])">
            <text:p/>
          </table:table-cell>
          <table:table-cell table:style-name="ce542" table:number-columns-repeated="2"/>
          <table:table-cell table:formula="of:=SINACENTO([.I51])">
            <text:p/>
          </table:table-cell>
          <table:table-cell table:style-name="ce542" table:number-columns-repeated="2"/>
          <table:table-cell table:formula="of:=SINACENTO([.L51])">
            <text:p/>
          </table:table-cell>
          <table:table-cell table:style-name="ce542" table:number-columns-repeated="2"/>
          <table:table-cell table:formula="of:=SINACENTO([.O51])">
            <text:p/>
          </table:table-cell>
          <table:table-cell table:style-name="ce542" table:number-columns-repeated="2"/>
          <table:table-cell table:style-name="Default"/>
          <table:table-cell table:number-columns-repeated="966"/>
        </table:table-row>
        <table:table-row table:style-name="ro3">
          <table:table-cell table:formula="of:=SINACENTO([.C52])">
            <text:p/>
          </table:table-cell>
          <table:table-cell table:style-name="ce543"/>
          <table:table-cell table:style-name="ce542"/>
          <table:table-cell table:formula="of:=SINACENTO([.F52])">
            <text:p/>
          </table:table-cell>
          <table:table-cell table:style-name="ce542" table:number-columns-repeated="2"/>
          <table:table-cell table:formula="of:=SINACENTO([.I52])">
            <text:p/>
          </table:table-cell>
          <table:table-cell table:style-name="ce542" table:number-columns-repeated="2"/>
          <table:table-cell table:formula="of:=SINACENTO([.L52])">
            <text:p/>
          </table:table-cell>
          <table:table-cell table:style-name="ce542" table:number-columns-repeated="2"/>
          <table:table-cell table:formula="of:=SINACENTO([.O52])">
            <text:p/>
          </table:table-cell>
          <table:table-cell table:style-name="ce542" table:number-columns-repeated="2"/>
          <table:table-cell table:style-name="Default"/>
          <table:table-cell table:number-columns-repeated="966"/>
        </table:table-row>
        <table:table-row table:style-name="ro3">
          <table:table-cell table:formula="of:=SINACENTO([.C53])">
            <text:p/>
          </table:table-cell>
          <table:table-cell table:style-name="ce543"/>
          <table:table-cell table:style-name="ce542"/>
          <table:table-cell table:formula="of:=SINACENTO([.F53])">
            <text:p/>
          </table:table-cell>
          <table:table-cell table:style-name="ce542" table:number-columns-repeated="2"/>
          <table:table-cell table:formula="of:=SINACENTO([.I53])">
            <text:p/>
          </table:table-cell>
          <table:table-cell table:style-name="ce542" table:number-columns-repeated="2"/>
          <table:table-cell table:formula="of:=SINACENTO([.L53])">
            <text:p/>
          </table:table-cell>
          <table:table-cell table:style-name="ce542" table:number-columns-repeated="2"/>
          <table:table-cell table:formula="of:=SINACENTO([.O53])">
            <text:p/>
          </table:table-cell>
          <table:table-cell table:style-name="ce542" table:number-columns-repeated="2"/>
          <table:table-cell table:style-name="Default"/>
          <table:table-cell table:number-columns-repeated="966"/>
        </table:table-row>
        <table:table-row table:style-name="ro3">
          <table:table-cell table:formula="of:=SINACENTO([.C54])">
            <text:p/>
          </table:table-cell>
          <table:table-cell table:style-name="ce543"/>
          <table:table-cell table:style-name="ce542"/>
          <table:table-cell table:formula="of:=SINACENTO([.F54])">
            <text:p/>
          </table:table-cell>
          <table:table-cell table:style-name="ce542" table:number-columns-repeated="2"/>
          <table:table-cell table:formula="of:=SINACENTO([.I54])">
            <text:p/>
          </table:table-cell>
          <table:table-cell table:style-name="ce542" table:number-columns-repeated="2"/>
          <table:table-cell table:formula="of:=SINACENTO([.L54])">
            <text:p/>
          </table:table-cell>
          <table:table-cell table:style-name="ce542" table:number-columns-repeated="2"/>
          <table:table-cell table:formula="of:=SINACENTO([.O54])">
            <text:p/>
          </table:table-cell>
          <table:table-cell table:style-name="ce542" table:number-columns-repeated="2"/>
          <table:table-cell table:style-name="Default"/>
          <table:table-cell table:number-columns-repeated="966"/>
        </table:table-row>
        <table:table-row table:style-name="ro3">
          <table:table-cell table:style-name="Default" table:number-columns-repeated="2"/>
          <table:table-cell/>
          <table:table-cell table:style-name="Default" table:number-columns-repeated="2"/>
          <table:table-cell table:number-columns-repeated="8"/>
          <table:table-cell table:style-name="Default" table:number-columns-repeated="3"/>
          <table:table-cell table:number-columns-repeated="966"/>
        </table:table-row>
        <table:table-row table:style-name="ro3" table:number-rows-repeated="10">
          <table:table-cell table:style-name="Default" table:number-columns-repeated="2"/>
          <table:table-cell table:number-columns-repeated="980"/>
        </table:table-row>
        <table:table-row table:style-name="ro3" table:number-rows-repeated="8">
          <table:table-cell table:style-name="ce279"/>
          <table:table-cell table:number-columns-repeated="981"/>
        </table:table-row>
        <table:table-row table:style-name="ro3" table:number-rows-repeated="7">
          <table:table-cell table:number-columns-repeated="982"/>
        </table:table-row>
        <table:table-row table:style-name="ro3" table:number-rows-repeated="25">
          <table:table-cell table:style-name="Default" table:number-columns-repeated="2"/>
          <table:table-cell table:number-columns-repeated="980"/>
        </table:table-row>
        <table:table-row table:style-name="ro3" table:number-rows-repeated="4">
          <table:table-cell table:style-name="Default"/>
          <table:table-cell table:number-columns-repeated="981"/>
        </table:table-row>
        <table:table-row table:style-name="ro3" table:number-rows-repeated="2">
          <table:table-cell table:style-name="ce377"/>
          <table:table-cell table:number-columns-repeated="981"/>
        </table:table-row>
        <table:table-row table:style-name="ro3" table:number-rows-repeated="9">
          <table:table-cell table:number-columns-repeated="982"/>
        </table:table-row>
        <table:table-row table:style-name="ro3" table:number-rows-repeated="10">
          <table:table-cell table:style-name="Default" table:number-columns-repeated="2"/>
          <table:table-cell table:number-columns-repeated="980"/>
        </table:table-row>
        <table:table-row table:style-name="ro3" table:number-rows-repeated="7">
          <table:table-cell table:number-columns-repeated="982"/>
        </table:table-row>
        <table:table-row table:style-name="ro3" table:number-rows-repeated="2">
          <table:table-cell table:style-name="Default"/>
          <table:table-cell table:number-columns-repeated="981"/>
        </table:table-row>
        <table:table-row table:style-name="ro3" table:number-rows-repeated="1048436">
          <table:table-cell table:number-columns-repeated="982"/>
        </table:table-row>
        <table:table-row table:style-name="ro3">
          <table:table-cell table:number-columns-repeated="982"/>
        </table:table-row>
      </table:table>
      <table:table table:name="Simbolos" table:style-name="ta2" table:protected="true">
        <loext:table-protection loext:select-protected-cells="true" loext:select-unprotected-cells="true"/>
        <table:table-column table:style-name="co73" table:default-cell-style-name="Default"/>
        <table:table-column table:style-name="co34" table:default-cell-style-name="Default"/>
        <table:table-column table:style-name="co74" table:default-cell-style-name="Default"/>
        <table:table-column table:style-name="co11" table:number-columns-repeated="3" table:default-cell-style-name="Default"/>
        <table:table-row table:style-name="ro3">
          <table:table-cell table:style-name="ce398" table:formula="of:=MATCH([.$B$1];[.$B$6:.$B$123];0)" office:value-type="float" office:value="45" calcext:value-type="float">
            <text:p>45</text:p>
          </table:table-cell>
          <table:table-cell table:style-name="ce546" office:value-type="string" calcext:value-type="string">
            <text:p>Rh</text:p>
          </table:table-cell>
          <table:table-cell table:style-name="ce548" table:formula="of:=VLOOKUP([.B1];[.B6:.C123];2;0)" office:value-type="float" office:value="102.9055" calcext:value-type="float">
            <text:p>102,9055</text:p>
          </table:table-cell>
          <table:table-cell table:style-name="ce547" table:formula="of:=LOWER(INDEX([.$E$6:.$E$123];[.A1]))" office:value-type="string" office:string-value="rodio" calcext:value-type="string">
            <text:p>rodio</text:p>
          </table:table-cell>
          <table:table-cell/>
          <table:table-cell table:style-name="ce398" office:value-type="string" calcext:value-type="string">
            <text:p>← Devuelve nombre y masa atómica</text:p>
          </table:table-cell>
        </table:table-row>
        <table:table-row table:style-name="ro3">
          <table:table-cell table:style-name="ce398" table:formula="of:=MATCH([.$D$2];[.D6:.$D$123];0)" office:value-type="float" office:value="99" calcext:value-type="float">
            <text:p>99</text:p>
          </table:table-cell>
          <table:table-cell table:style-name="ce547" table:formula="of:=INDEX([.B6:.B123];[.A2])" office:value-type="string" office:string-value="Es" calcext:value-type="string">
            <text:p>Es</text:p>
          </table:table-cell>
          <table:table-cell table:style-name="ce548"/>
          <table:table-cell table:style-name="ce550" office:value-type="string" calcext:value-type="string">
            <text:p>Einstenio</text:p>
          </table:table-cell>
          <table:table-cell table:style-name="ce398"/>
          <table:table-cell table:style-name="ce398" office:value-type="string" calcext:value-type="string">
            <text:p>← Devuelve símbolo</text:p>
          </table:table-cell>
        </table:table-row>
        <table:table-row table:style-name="ro3">
          <table:table-cell table:style-name="ce398" office:value-type="string" calcext:value-type="string">
            <text:p>q</text:p>
          </table:table-cell>
          <table:table-cell table:style-name="ce547" office:value-type="string" calcext:value-type="string">
            <text:p>Símbolo</text:p>
          </table:table-cell>
          <table:table-cell table:style-name="ce548" office:value-type="string" calcext:value-type="string">
            <text:p>Masa atómica</text:p>
          </table:table-cell>
          <table:table-cell table:style-name="ce547" office:value-type="string" calcext:value-type="string">
            <text:p>Nombre</text:p>
          </table:table-cell>
          <table:table-cell table:style-name="ce398" table:number-columns-repeated="2"/>
        </table:table-row>
        <table:table-row table:style-name="ro3">
          <table:table-cell table:style-name="ce545" office:value-type="float" office:value="-1" calcext:value-type="float">
            <text:p>-1</text:p>
          </table:table-cell>
          <table:table-cell table:style-name="ce545" office:value-type="string" calcext:value-type="string">
            <text:p>e</text:p>
          </table:table-cell>
          <table:table-cell table:style-name="ce549"/>
          <table:table-cell table:style-name="ce549" office:value-type="string" calcext:value-type="string">
            <text:p>electrón</text:p>
          </table:table-cell>
          <table:table-cell table:style-name="ce398" table:number-columns-repeated="2"/>
        </table:table-row>
        <table:table-row table:style-name="ro3">
          <table:table-cell table:style-name="ce545" office:value-type="float" office:value="0" calcext:value-type="float">
            <text:p>0</text:p>
          </table:table-cell>
          <table:table-cell table:style-name="ce545" office:value-type="string" calcext:value-type="string">
            <text:p>n</text:p>
          </table:table-cell>
          <table:table-cell table:style-name="ce549"/>
          <table:table-cell table:style-name="ce549" office:value-type="string" calcext:value-type="string">
            <text:p>neutrón</text:p>
          </table:table-cell>
          <table:table-cell table:style-name="ce398"/>
          <table:table-cell table:style-name="ce553" office:value-type="string" calcext:value-type="string">
            <text:p><text:a xlink:href="https://lidiaconlaquimica.files.wordpress.com/2016/07/tabla-de-masas-atc3b3micas-iupac-20152.pdf" xlink:type="simple">Fuente</text:a></text:p>
          </table:table-cell>
        </table:table-row>
        <table:table-row table:style-name="ro3">
          <table:table-cell table:style-name="ce545" office:value-type="float" office:value="1" calcext:value-type="float">
            <text:p>1</text:p>
          </table:table-cell>
          <table:table-cell table:style-name="ce545" office:value-type="string" calcext:value-type="string">
            <text:p>H</text:p>
          </table:table-cell>
          <table:table-cell table:style-name="ce549" office:value-type="float" office:value="1.0079" calcext:value-type="float">
            <text:p>1,0079</text:p>
          </table:table-cell>
          <table:table-cell table:style-name="ce549" office:value-type="string" calcext:value-type="string">
            <text:p>hidrogeno</text:p>
          </table:table-cell>
          <table:table-cell table:style-name="ce549" office:value-type="string" calcext:value-type="string">
            <text:p><text:a xlink:href="https://www.lenntech.es/periodica/elementos/h.htm" xlink:type="simple">Hidrógeno</text:a></text:p>
          </table:table-cell>
          <table:table-cell table:style-name="ce398" office:value-type="float" office:value="1.008" calcext:value-type="float">
            <text:p>1,008</text:p>
          </table:table-cell>
        </table:table-row>
        <table:table-row table:style-name="ro3">
          <table:table-cell table:style-name="ce545" office:value-type="float" office:value="2" calcext:value-type="float">
            <text:p>2</text:p>
          </table:table-cell>
          <table:table-cell table:style-name="ce545" office:value-type="string" calcext:value-type="string">
            <text:p>He</text:p>
          </table:table-cell>
          <table:table-cell table:style-name="ce549" office:value-type="float" office:value="4.0026" calcext:value-type="float">
            <text:p>4,0026</text:p>
          </table:table-cell>
          <table:table-cell table:style-name="ce549" office:value-type="string" calcext:value-type="string">
            <text:p>helio</text:p>
          </table:table-cell>
          <table:table-cell table:style-name="ce549" office:value-type="string" calcext:value-type="string">
            <text:p><text:a xlink:href="http://www.lenntech.es/periodica/elementos/he.htm" xlink:type="simple">Helio</text:a></text:p>
          </table:table-cell>
          <table:table-cell table:style-name="ce398" office:value-type="float" office:value="4.002602" calcext:value-type="float">
            <text:p>4,002602</text:p>
          </table:table-cell>
        </table:table-row>
        <table:table-row table:style-name="ro3">
          <table:table-cell table:style-name="ce545" office:value-type="float" office:value="3" calcext:value-type="float">
            <text:p>3</text:p>
          </table:table-cell>
          <table:table-cell table:style-name="ce545" office:value-type="string" calcext:value-type="string">
            <text:p>Li</text:p>
          </table:table-cell>
          <table:table-cell table:style-name="ce549" office:value-type="float" office:value="6.941" calcext:value-type="float">
            <text:p>6,941</text:p>
          </table:table-cell>
          <table:table-cell table:style-name="ce549" office:value-type="string" calcext:value-type="string">
            <text:p>litio</text:p>
          </table:table-cell>
          <table:table-cell table:style-name="ce549" office:value-type="string" calcext:value-type="string">
            <text:p><text:a xlink:href="http://www.lenntech.es/periodica/elementos/li.htm" xlink:type="simple">Litio</text:a></text:p>
          </table:table-cell>
          <table:table-cell table:style-name="ce398" office:value-type="float" office:value="6.94" calcext:value-type="float">
            <text:p>6,94</text:p>
          </table:table-cell>
        </table:table-row>
        <table:table-row table:style-name="ro3">
          <table:table-cell table:style-name="ce545" office:value-type="float" office:value="4" calcext:value-type="float">
            <text:p>4</text:p>
          </table:table-cell>
          <table:table-cell table:style-name="ce545" office:value-type="string" calcext:value-type="string">
            <text:p>Be</text:p>
          </table:table-cell>
          <table:table-cell table:style-name="ce549" office:value-type="float" office:value="9.0122" calcext:value-type="float">
            <text:p>9,0122</text:p>
          </table:table-cell>
          <table:table-cell table:style-name="ce549" office:value-type="string" calcext:value-type="string">
            <text:p>berilio</text:p>
          </table:table-cell>
          <table:table-cell table:style-name="ce549" office:value-type="string" calcext:value-type="string">
            <text:p><text:a xlink:href="http://www.lenntech.es/periodica/elementos/be.htm" xlink:type="simple">Berilio</text:a></text:p>
          </table:table-cell>
          <table:table-cell table:style-name="ce398" office:value-type="float" office:value="9.0121831" calcext:value-type="float">
            <text:p>9,0121831</text:p>
          </table:table-cell>
        </table:table-row>
        <table:table-row table:style-name="ro3">
          <table:table-cell table:style-name="ce545" office:value-type="float" office:value="5" calcext:value-type="float">
            <text:p>5</text:p>
          </table:table-cell>
          <table:table-cell table:style-name="ce545" office:value-type="string" calcext:value-type="string">
            <text:p>B</text:p>
          </table:table-cell>
          <table:table-cell table:style-name="ce549" office:value-type="float" office:value="10.811" calcext:value-type="float">
            <text:p>10,811</text:p>
          </table:table-cell>
          <table:table-cell table:style-name="ce549" office:value-type="string" calcext:value-type="string">
            <text:p>boro</text:p>
          </table:table-cell>
          <table:table-cell table:style-name="ce549" office:value-type="string" calcext:value-type="string">
            <text:p><text:a xlink:href="http://www.lenntech.es/periodica/elementos/b.htm" xlink:type="simple">Boro</text:a></text:p>
          </table:table-cell>
          <table:table-cell table:style-name="ce398" office:value-type="float" office:value="10.8136" calcext:value-type="float">
            <text:p>10,8136</text:p>
          </table:table-cell>
        </table:table-row>
        <table:table-row table:style-name="ro3">
          <table:table-cell table:style-name="ce545" office:value-type="float" office:value="6" calcext:value-type="float">
            <text:p>6</text:p>
          </table:table-cell>
          <table:table-cell table:style-name="ce545" office:value-type="string" calcext:value-type="string">
            <text:p>C</text:p>
          </table:table-cell>
          <table:table-cell table:style-name="ce549" office:value-type="float" office:value="12.0107" calcext:value-type="float">
            <text:p>12,0107</text:p>
          </table:table-cell>
          <table:table-cell table:style-name="ce549" office:value-type="string" calcext:value-type="string">
            <text:p>carbono</text:p>
          </table:table-cell>
          <table:table-cell table:style-name="ce549" office:value-type="string" calcext:value-type="string">
            <text:p><text:a xlink:href="http://www.lenntech.es/periodica/elementos/c.htm" xlink:type="simple">Carbono</text:a></text:p>
          </table:table-cell>
          <table:table-cell table:style-name="ce398" office:value-type="float" office:value="12.011" calcext:value-type="float">
            <text:p>12,011</text:p>
          </table:table-cell>
        </table:table-row>
        <table:table-row table:style-name="ro3">
          <table:table-cell table:style-name="ce545" office:value-type="float" office:value="7" calcext:value-type="float">
            <text:p>7</text:p>
          </table:table-cell>
          <table:table-cell table:style-name="ce545" office:value-type="string" calcext:value-type="string">
            <text:p>N</text:p>
          </table:table-cell>
          <table:table-cell table:style-name="ce549" office:value-type="float" office:value="14.0067" calcext:value-type="float">
            <text:p>14,0067</text:p>
          </table:table-cell>
          <table:table-cell table:style-name="ce549" office:value-type="string" calcext:value-type="string">
            <text:p>nitrogeno</text:p>
          </table:table-cell>
          <table:table-cell table:style-name="ce549" office:value-type="string" calcext:value-type="string">
            <text:p><text:a xlink:href="http://www.lenntech.es/periodica/elementos/n.htm" xlink:type="simple">Nitrógeno</text:a></text:p>
          </table:table-cell>
          <table:table-cell table:style-name="ce398" office:value-type="float" office:value="14.007" calcext:value-type="float">
            <text:p>14,007</text:p>
          </table:table-cell>
        </table:table-row>
        <table:table-row table:style-name="ro3">
          <table:table-cell table:style-name="ce545" office:value-type="float" office:value="8" calcext:value-type="float">
            <text:p>8</text:p>
          </table:table-cell>
          <table:table-cell table:style-name="ce545" office:value-type="string" calcext:value-type="string">
            <text:p>O</text:p>
          </table:table-cell>
          <table:table-cell table:style-name="ce549" office:value-type="float" office:value="15.9994" calcext:value-type="float">
            <text:p>15,9994</text:p>
          </table:table-cell>
          <table:table-cell table:style-name="ce549" office:value-type="string" calcext:value-type="string">
            <text:p>oxigeno</text:p>
          </table:table-cell>
          <table:table-cell table:style-name="ce549" office:value-type="string" calcext:value-type="string">
            <text:p><text:a xlink:href="http://www.lenntech.es/periodica/elementos/o.htm" xlink:type="simple">Oxígeno</text:a></text:p>
          </table:table-cell>
          <table:table-cell table:style-name="ce398" office:value-type="float" office:value="15.999" calcext:value-type="float">
            <text:p>15,999</text:p>
          </table:table-cell>
        </table:table-row>
        <table:table-row table:style-name="ro3">
          <table:table-cell table:style-name="ce545" office:value-type="float" office:value="9" calcext:value-type="float">
            <text:p>9</text:p>
          </table:table-cell>
          <table:table-cell table:style-name="ce545" office:value-type="string" calcext:value-type="string">
            <text:p>F</text:p>
          </table:table-cell>
          <table:table-cell table:style-name="ce549" office:value-type="float" office:value="18.9984" calcext:value-type="float">
            <text:p>18,9984</text:p>
          </table:table-cell>
          <table:table-cell table:style-name="ce549" office:value-type="string" calcext:value-type="string">
            <text:p>fluor</text:p>
          </table:table-cell>
          <table:table-cell table:style-name="ce549" office:value-type="string" calcext:value-type="string">
            <text:p><text:a xlink:href="http://www.lenntech.es/periodica/elementos/f.htm" xlink:type="simple">Fluor</text:a></text:p>
          </table:table-cell>
          <table:table-cell table:style-name="ce398" office:value-type="float" office:value="18.998" calcext:value-type="float">
            <text:p>18,998</text:p>
          </table:table-cell>
        </table:table-row>
        <table:table-row table:style-name="ro3">
          <table:table-cell table:style-name="ce545" office:value-type="float" office:value="10" calcext:value-type="float">
            <text:p>10</text:p>
          </table:table-cell>
          <table:table-cell table:style-name="ce545" office:value-type="string" calcext:value-type="string">
            <text:p>Ne</text:p>
          </table:table-cell>
          <table:table-cell table:style-name="ce549" office:value-type="float" office:value="20.1797" calcext:value-type="float">
            <text:p>20,1797</text:p>
          </table:table-cell>
          <table:table-cell table:style-name="ce549" office:value-type="string" calcext:value-type="string">
            <text:p>neon</text:p>
          </table:table-cell>
          <table:table-cell table:style-name="ce549" office:value-type="string" calcext:value-type="string">
            <text:p><text:a xlink:href="http://www.lenntech.es/periodica/elementos/ne.htm" xlink:type="simple">Neón</text:a></text:p>
          </table:table-cell>
          <table:table-cell table:style-name="ce398" office:value-type="float" office:value="20.1797" calcext:value-type="float">
            <text:p>20,1797</text:p>
          </table:table-cell>
        </table:table-row>
        <table:table-row table:style-name="ro3">
          <table:table-cell table:style-name="ce545" office:value-type="float" office:value="11" calcext:value-type="float">
            <text:p>11</text:p>
          </table:table-cell>
          <table:table-cell table:style-name="ce545" office:value-type="string" calcext:value-type="string">
            <text:p>Na</text:p>
          </table:table-cell>
          <table:table-cell table:style-name="ce549" office:value-type="float" office:value="22.9897" calcext:value-type="float">
            <text:p>22,9897</text:p>
          </table:table-cell>
          <table:table-cell table:style-name="ce549" office:value-type="string" calcext:value-type="string">
            <text:p>sodio</text:p>
          </table:table-cell>
          <table:table-cell table:style-name="ce549" office:value-type="string" calcext:value-type="string">
            <text:p><text:a xlink:href="http://www.lenntech.es/periodica/elementos/na.htm" xlink:type="simple">Sodio</text:a></text:p>
          </table:table-cell>
          <table:table-cell table:style-name="ce398" office:value-type="float" office:value="22.989" calcext:value-type="float">
            <text:p>22,989</text:p>
          </table:table-cell>
        </table:table-row>
        <table:table-row table:style-name="ro3">
          <table:table-cell table:style-name="ce545" office:value-type="float" office:value="12" calcext:value-type="float">
            <text:p>12</text:p>
          </table:table-cell>
          <table:table-cell table:style-name="ce545" office:value-type="string" calcext:value-type="string">
            <text:p>Mg</text:p>
          </table:table-cell>
          <table:table-cell table:style-name="ce549" office:value-type="float" office:value="24.305" calcext:value-type="float">
            <text:p>24,305</text:p>
          </table:table-cell>
          <table:table-cell table:style-name="ce549" office:value-type="string" calcext:value-type="string">
            <text:p>magnesio</text:p>
          </table:table-cell>
          <table:table-cell table:style-name="ce549" office:value-type="string" calcext:value-type="string">
            <text:p><text:a xlink:href="http://www.lenntech.es/periodica/elementos/mg.htm" xlink:type="simple">Magnesio</text:a></text:p>
          </table:table-cell>
          <table:table-cell table:style-name="ce398" office:value-type="float" office:value="24.305" calcext:value-type="float">
            <text:p>24,305</text:p>
          </table:table-cell>
        </table:table-row>
        <table:table-row table:style-name="ro3">
          <table:table-cell table:style-name="ce545" office:value-type="float" office:value="13" calcext:value-type="float">
            <text:p>13</text:p>
          </table:table-cell>
          <table:table-cell table:style-name="ce545" office:value-type="string" calcext:value-type="string">
            <text:p>Al</text:p>
          </table:table-cell>
          <table:table-cell table:style-name="ce549" office:value-type="float" office:value="26.9815" calcext:value-type="float">
            <text:p>26,9815</text:p>
          </table:table-cell>
          <table:table-cell table:style-name="ce549" office:value-type="string" calcext:value-type="string">
            <text:p>aluminio</text:p>
          </table:table-cell>
          <table:table-cell table:style-name="ce549" office:value-type="string" calcext:value-type="string">
            <text:p><text:a xlink:href="http://www.lenntech.es/periodica/elementos/al.htm" xlink:type="simple">Aluminio</text:a></text:p>
          </table:table-cell>
          <table:table-cell table:style-name="ce398" office:value-type="float" office:value="26.9815385" calcext:value-type="float">
            <text:p>26,9815385</text:p>
          </table:table-cell>
        </table:table-row>
        <table:table-row table:style-name="ro3">
          <table:table-cell table:style-name="ce545" office:value-type="float" office:value="14" calcext:value-type="float">
            <text:p>14</text:p>
          </table:table-cell>
          <table:table-cell table:style-name="ce545" office:value-type="string" calcext:value-type="string">
            <text:p>Si</text:p>
          </table:table-cell>
          <table:table-cell table:style-name="ce549" office:value-type="float" office:value="28.0855" calcext:value-type="float">
            <text:p>28,0855</text:p>
          </table:table-cell>
          <table:table-cell table:style-name="ce549" office:value-type="string" calcext:value-type="string">
            <text:p>silice</text:p>
          </table:table-cell>
          <table:table-cell table:style-name="ce549" office:value-type="string" calcext:value-type="string">
            <text:p><text:a xlink:href="http://www.lenntech.es/periodica/elementos/si.htm" xlink:type="simple">Sílice</text:a></text:p>
          </table:table-cell>
          <table:table-cell table:style-name="ce398" office:value-type="float" office:value="28.085" calcext:value-type="float">
            <text:p>28,085</text:p>
          </table:table-cell>
        </table:table-row>
        <table:table-row table:style-name="ro3">
          <table:table-cell table:style-name="ce545" office:value-type="float" office:value="15" calcext:value-type="float">
            <text:p>15</text:p>
          </table:table-cell>
          <table:table-cell table:style-name="ce545" office:value-type="string" calcext:value-type="string">
            <text:p>P</text:p>
          </table:table-cell>
          <table:table-cell table:style-name="ce549" office:value-type="float" office:value="30.9738" calcext:value-type="float">
            <text:p>30,9738</text:p>
          </table:table-cell>
          <table:table-cell table:style-name="ce549" office:value-type="string" calcext:value-type="string">
            <text:p>fosforo</text:p>
          </table:table-cell>
          <table:table-cell table:style-name="ce549" office:value-type="string" calcext:value-type="string">
            <text:p><text:a xlink:href="http://www.lenntech.es/periodica/elementos/p.htm" xlink:type="simple">Fósforo</text:a></text:p>
          </table:table-cell>
          <table:table-cell table:style-name="ce398" office:value-type="float" office:value="30.973761998" calcext:value-type="float">
            <text:p>30,973761998</text:p>
          </table:table-cell>
        </table:table-row>
        <table:table-row table:style-name="ro3">
          <table:table-cell table:style-name="ce545" office:value-type="float" office:value="16" calcext:value-type="float">
            <text:p>16</text:p>
          </table:table-cell>
          <table:table-cell table:style-name="ce545" office:value-type="string" calcext:value-type="string">
            <text:p>S</text:p>
          </table:table-cell>
          <table:table-cell table:style-name="ce549" office:value-type="float" office:value="32.065" calcext:value-type="float">
            <text:p>32,065</text:p>
          </table:table-cell>
          <table:table-cell table:style-name="ce549" office:value-type="string" calcext:value-type="string">
            <text:p>azufre</text:p>
          </table:table-cell>
          <table:table-cell table:style-name="ce549" office:value-type="string" calcext:value-type="string">
            <text:p><text:a xlink:href="http://www.lenntech.es/periodica/elementos/s.htm" xlink:type="simple">Azufre</text:a></text:p>
          </table:table-cell>
          <table:table-cell table:style-name="ce398" office:value-type="float" office:value="32.06" calcext:value-type="float">
            <text:p>32,06</text:p>
          </table:table-cell>
        </table:table-row>
        <table:table-row table:style-name="ro3">
          <table:table-cell table:style-name="ce545" office:value-type="float" office:value="17" calcext:value-type="float">
            <text:p>17</text:p>
          </table:table-cell>
          <table:table-cell table:style-name="ce545" office:value-type="string" calcext:value-type="string">
            <text:p>Cl</text:p>
          </table:table-cell>
          <table:table-cell table:style-name="ce549" office:value-type="float" office:value="35.453" calcext:value-type="float">
            <text:p>35,453</text:p>
          </table:table-cell>
          <table:table-cell table:style-name="ce549" office:value-type="string" calcext:value-type="string">
            <text:p>cloro</text:p>
          </table:table-cell>
          <table:table-cell table:style-name="ce549" office:value-type="string" calcext:value-type="string">
            <text:p><text:a xlink:href="http://www.lenntech.es/periodica/elementos/cl.htm" xlink:type="simple">Cloro</text:a></text:p>
          </table:table-cell>
          <table:table-cell table:style-name="ce398" office:value-type="float" office:value="35.45" calcext:value-type="float">
            <text:p>35,45</text:p>
          </table:table-cell>
        </table:table-row>
        <table:table-row table:style-name="ro3">
          <table:table-cell table:style-name="ce545" office:value-type="float" office:value="18" calcext:value-type="float">
            <text:p>18</text:p>
          </table:table-cell>
          <table:table-cell table:style-name="ce545" office:value-type="string" calcext:value-type="string">
            <text:p>Ar</text:p>
          </table:table-cell>
          <table:table-cell table:style-name="ce549" office:value-type="float" office:value="39.948" calcext:value-type="float">
            <text:p>39,948</text:p>
          </table:table-cell>
          <table:table-cell table:style-name="ce549" office:value-type="string" calcext:value-type="string">
            <text:p>argon</text:p>
          </table:table-cell>
          <table:table-cell table:style-name="ce549" office:value-type="string" calcext:value-type="string">
            <text:p><text:a xlink:href="http://www.lenntech.es/periodica/elementos/ar.htm" xlink:type="simple">Argón</text:a></text:p>
          </table:table-cell>
          <table:table-cell table:style-name="ce398" office:value-type="float" office:value="39.948" calcext:value-type="float">
            <text:p>39,948</text:p>
          </table:table-cell>
        </table:table-row>
        <table:table-row table:style-name="ro3">
          <table:table-cell table:style-name="ce545" office:value-type="float" office:value="19" calcext:value-type="float">
            <text:p>19</text:p>
          </table:table-cell>
          <table:table-cell table:style-name="ce545" office:value-type="string" calcext:value-type="string">
            <text:p>K</text:p>
          </table:table-cell>
          <table:table-cell table:style-name="ce549" office:value-type="float" office:value="39.0983" calcext:value-type="float">
            <text:p>39,0983</text:p>
          </table:table-cell>
          <table:table-cell table:style-name="ce549" office:value-type="string" calcext:value-type="string">
            <text:p>potasio</text:p>
          </table:table-cell>
          <table:table-cell table:style-name="ce549" office:value-type="string" calcext:value-type="string">
            <text:p><text:a xlink:href="http://www.lenntech.es/periodica/elementos/k.htm" xlink:type="simple">Potasio</text:a></text:p>
          </table:table-cell>
          <table:table-cell table:style-name="ce398" office:value-type="float" office:value="39.0983" calcext:value-type="float">
            <text:p>39,0983</text:p>
          </table:table-cell>
        </table:table-row>
        <table:table-row table:style-name="ro3">
          <table:table-cell table:style-name="ce545" office:value-type="float" office:value="20" calcext:value-type="float">
            <text:p>20</text:p>
          </table:table-cell>
          <table:table-cell table:style-name="ce545" office:value-type="string" calcext:value-type="string">
            <text:p>Ca</text:p>
          </table:table-cell>
          <table:table-cell table:style-name="ce549" office:value-type="float" office:value="40.078" calcext:value-type="float">
            <text:p>40,078</text:p>
          </table:table-cell>
          <table:table-cell table:style-name="ce549" office:value-type="string" calcext:value-type="string">
            <text:p>calcio</text:p>
          </table:table-cell>
          <table:table-cell table:style-name="ce549" office:value-type="string" calcext:value-type="string">
            <text:p><text:a xlink:href="http://www.lenntech.es/periodica/elementos/ca.htm" xlink:type="simple">Calcio</text:a></text:p>
          </table:table-cell>
          <table:table-cell table:style-name="ce398" office:value-type="float" office:value="40.078" calcext:value-type="float">
            <text:p>40,078</text:p>
          </table:table-cell>
        </table:table-row>
        <table:table-row table:style-name="ro3">
          <table:table-cell table:style-name="ce545" office:value-type="float" office:value="21" calcext:value-type="float">
            <text:p>21</text:p>
          </table:table-cell>
          <table:table-cell table:style-name="ce545" office:value-type="string" calcext:value-type="string">
            <text:p>Sc</text:p>
          </table:table-cell>
          <table:table-cell table:style-name="ce549" office:value-type="float" office:value="44.9559" calcext:value-type="float">
            <text:p>44,9559</text:p>
          </table:table-cell>
          <table:table-cell table:style-name="ce549" office:value-type="string" calcext:value-type="string">
            <text:p>escandio</text:p>
          </table:table-cell>
          <table:table-cell table:style-name="ce549" office:value-type="string" calcext:value-type="string">
            <text:p><text:a xlink:href="http://www.lenntech.es/periodica/elementos/sc.htm" xlink:type="simple">Escandio</text:a></text:p>
          </table:table-cell>
          <table:table-cell table:style-name="ce398" office:value-type="float" office:value="44.955908" calcext:value-type="float">
            <text:p>44,955908</text:p>
          </table:table-cell>
        </table:table-row>
        <table:table-row table:style-name="ro3">
          <table:table-cell table:style-name="ce545" office:value-type="float" office:value="22" calcext:value-type="float">
            <text:p>22</text:p>
          </table:table-cell>
          <table:table-cell table:style-name="ce545" office:value-type="string" calcext:value-type="string">
            <text:p>Ti</text:p>
          </table:table-cell>
          <table:table-cell table:style-name="ce549" office:value-type="float" office:value="47.867" calcext:value-type="float">
            <text:p>47,867</text:p>
          </table:table-cell>
          <table:table-cell table:style-name="ce549" office:value-type="string" calcext:value-type="string">
            <text:p>titanio</text:p>
          </table:table-cell>
          <table:table-cell table:style-name="ce549" office:value-type="string" calcext:value-type="string">
            <text:p><text:a xlink:href="http://www.lenntech.es/periodica/elementos/ti.htm" xlink:type="simple">Titanio</text:a></text:p>
          </table:table-cell>
          <table:table-cell table:style-name="ce398" office:value-type="float" office:value="47.867" calcext:value-type="float">
            <text:p>47,867</text:p>
          </table:table-cell>
        </table:table-row>
        <table:table-row table:style-name="ro3">
          <table:table-cell table:style-name="ce545" office:value-type="float" office:value="23" calcext:value-type="float">
            <text:p>23</text:p>
          </table:table-cell>
          <table:table-cell table:style-name="ce545" office:value-type="string" calcext:value-type="string">
            <text:p>V</text:p>
          </table:table-cell>
          <table:table-cell table:style-name="ce549" office:value-type="float" office:value="50.9415" calcext:value-type="float">
            <text:p>50,9415</text:p>
          </table:table-cell>
          <table:table-cell table:style-name="ce549" office:value-type="string" calcext:value-type="string">
            <text:p>vanadio</text:p>
          </table:table-cell>
          <table:table-cell table:style-name="ce549" office:value-type="string" calcext:value-type="string">
            <text:p><text:a xlink:href="http://www.lenntech.es/periodica/elementos/v.htm" xlink:type="simple">Vanadio</text:a></text:p>
          </table:table-cell>
          <table:table-cell table:style-name="ce398" office:value-type="float" office:value="50.9415" calcext:value-type="float">
            <text:p>50,9415</text:p>
          </table:table-cell>
        </table:table-row>
        <table:table-row table:style-name="ro3">
          <table:table-cell table:style-name="ce545" office:value-type="float" office:value="24" calcext:value-type="float">
            <text:p>24</text:p>
          </table:table-cell>
          <table:table-cell table:style-name="ce545" office:value-type="string" calcext:value-type="string">
            <text:p>Cr</text:p>
          </table:table-cell>
          <table:table-cell table:style-name="ce549" office:value-type="float" office:value="51.9961" calcext:value-type="float">
            <text:p>51,9961</text:p>
          </table:table-cell>
          <table:table-cell table:style-name="ce549" office:value-type="string" calcext:value-type="string">
            <text:p>cromo</text:p>
          </table:table-cell>
          <table:table-cell table:style-name="ce549" office:value-type="string" calcext:value-type="string">
            <text:p><text:a xlink:href="http://www.lenntech.es/periodica/elementos/cr.htm" xlink:type="simple">Cromo</text:a></text:p>
          </table:table-cell>
          <table:table-cell table:style-name="ce398" office:value-type="float" office:value="51.9961" calcext:value-type="float">
            <text:p>51,9961</text:p>
          </table:table-cell>
        </table:table-row>
        <table:table-row table:style-name="ro3">
          <table:table-cell table:style-name="ce545" office:value-type="float" office:value="25" calcext:value-type="float">
            <text:p>25</text:p>
          </table:table-cell>
          <table:table-cell table:style-name="ce545" office:value-type="string" calcext:value-type="string">
            <text:p>Mn</text:p>
          </table:table-cell>
          <table:table-cell table:style-name="ce549" office:value-type="float" office:value="54.938" calcext:value-type="float">
            <text:p>54,938</text:p>
          </table:table-cell>
          <table:table-cell table:style-name="ce549" office:value-type="string" calcext:value-type="string">
            <text:p>manganeso</text:p>
          </table:table-cell>
          <table:table-cell table:style-name="ce549" office:value-type="string" calcext:value-type="string">
            <text:p><text:a xlink:href="http://www.lenntech.es/periodica/elementos/mn.htm" xlink:type="simple">Manganeso</text:a></text:p>
          </table:table-cell>
          <table:table-cell table:style-name="ce398" office:value-type="float" office:value="54.938044" calcext:value-type="float">
            <text:p>54,938044</text:p>
          </table:table-cell>
        </table:table-row>
        <table:table-row table:style-name="ro3">
          <table:table-cell table:style-name="ce545" office:value-type="float" office:value="26" calcext:value-type="float">
            <text:p>26</text:p>
          </table:table-cell>
          <table:table-cell table:style-name="ce545" office:value-type="string" calcext:value-type="string">
            <text:p>Fe</text:p>
          </table:table-cell>
          <table:table-cell table:style-name="ce549" office:value-type="float" office:value="55.845" calcext:value-type="float">
            <text:p>55,845</text:p>
          </table:table-cell>
          <table:table-cell table:style-name="ce549" office:value-type="string" calcext:value-type="string">
            <text:p>hierro</text:p>
          </table:table-cell>
          <table:table-cell table:style-name="ce549" office:value-type="string" calcext:value-type="string">
            <text:p><text:a xlink:href="http://www.lenntech.es/periodica/elementos/fe.htm" xlink:type="simple">Hierro</text:a></text:p>
          </table:table-cell>
          <table:table-cell table:style-name="ce398" office:value-type="float" office:value="55.845" calcext:value-type="float">
            <text:p>55,845</text:p>
          </table:table-cell>
        </table:table-row>
        <table:table-row table:style-name="ro3">
          <table:table-cell table:style-name="ce545" office:value-type="float" office:value="27" calcext:value-type="float">
            <text:p>27</text:p>
          </table:table-cell>
          <table:table-cell table:style-name="ce545" office:value-type="string" calcext:value-type="string">
            <text:p>Co</text:p>
          </table:table-cell>
          <table:table-cell table:style-name="ce549" office:value-type="float" office:value="58.9332" calcext:value-type="float">
            <text:p>58,9332</text:p>
          </table:table-cell>
          <table:table-cell table:style-name="ce549" office:value-type="string" calcext:value-type="string">
            <text:p>cobalto</text:p>
          </table:table-cell>
          <table:table-cell table:style-name="ce549" office:value-type="string" calcext:value-type="string">
            <text:p><text:a xlink:href="http://www.lenntech.es/periodica/elementos/co.htm" xlink:type="simple">Cobalto</text:a></text:p>
          </table:table-cell>
          <table:table-cell table:style-name="ce398" office:value-type="float" office:value="58.933194" calcext:value-type="float">
            <text:p>58,933194</text:p>
          </table:table-cell>
        </table:table-row>
        <table:table-row table:style-name="ro3">
          <table:table-cell table:style-name="ce545" office:value-type="float" office:value="28" calcext:value-type="float">
            <text:p>28</text:p>
          </table:table-cell>
          <table:table-cell table:style-name="ce545" office:value-type="string" calcext:value-type="string">
            <text:p>Ni</text:p>
          </table:table-cell>
          <table:table-cell table:style-name="ce549" office:value-type="float" office:value="58.6934" calcext:value-type="float">
            <text:p>58,6934</text:p>
          </table:table-cell>
          <table:table-cell table:style-name="ce549" office:value-type="string" calcext:value-type="string">
            <text:p>niquel</text:p>
          </table:table-cell>
          <table:table-cell table:style-name="ce549" office:value-type="string" calcext:value-type="string">
            <text:p><text:a xlink:href="http://www.lenntech.es/periodica/elementos/ni.htm" xlink:type="simple">Níquel</text:a></text:p>
          </table:table-cell>
          <table:table-cell table:style-name="ce398" office:value-type="float" office:value="58.6934" calcext:value-type="float">
            <text:p>58,6934</text:p>
          </table:table-cell>
        </table:table-row>
        <table:table-row table:style-name="ro3">
          <table:table-cell table:style-name="ce545" office:value-type="float" office:value="29" calcext:value-type="float">
            <text:p>29</text:p>
          </table:table-cell>
          <table:table-cell table:style-name="ce545" office:value-type="string" calcext:value-type="string">
            <text:p>Cu</text:p>
          </table:table-cell>
          <table:table-cell table:style-name="ce549" office:value-type="float" office:value="63.546" calcext:value-type="float">
            <text:p>63,546</text:p>
          </table:table-cell>
          <table:table-cell table:style-name="ce549" office:value-type="string" calcext:value-type="string">
            <text:p>cobre</text:p>
          </table:table-cell>
          <table:table-cell table:style-name="ce549" office:value-type="string" calcext:value-type="string">
            <text:p><text:a xlink:href="http://www.lenntech.es/periodica/elementos/cu.htm" xlink:type="simple">Cobre</text:a></text:p>
          </table:table-cell>
          <table:table-cell table:style-name="ce398" office:value-type="float" office:value="63.546" calcext:value-type="float">
            <text:p>63,546</text:p>
          </table:table-cell>
        </table:table-row>
        <table:table-row table:style-name="ro3">
          <table:table-cell table:style-name="ce545" office:value-type="float" office:value="30" calcext:value-type="float">
            <text:p>30</text:p>
          </table:table-cell>
          <table:table-cell table:style-name="ce545" office:value-type="string" calcext:value-type="string">
            <text:p>Zn</text:p>
          </table:table-cell>
          <table:table-cell table:style-name="ce549" office:value-type="float" office:value="65.39" calcext:value-type="float">
            <text:p>65,39</text:p>
          </table:table-cell>
          <table:table-cell table:style-name="ce549" office:value-type="string" calcext:value-type="string">
            <text:p>zinc</text:p>
          </table:table-cell>
          <table:table-cell table:style-name="ce549" office:value-type="string" calcext:value-type="string">
            <text:p><text:a xlink:href="http://www.lenntech.es/periodica/elementos/zn.htm" xlink:type="simple">Zinc</text:a></text:p>
          </table:table-cell>
          <table:table-cell table:style-name="ce398" office:value-type="float" office:value="65.38" calcext:value-type="float">
            <text:p>65,38</text:p>
          </table:table-cell>
        </table:table-row>
        <table:table-row table:style-name="ro3">
          <table:table-cell table:style-name="ce545" office:value-type="float" office:value="31" calcext:value-type="float">
            <text:p>31</text:p>
          </table:table-cell>
          <table:table-cell table:style-name="ce545" office:value-type="string" calcext:value-type="string">
            <text:p>Ga</text:p>
          </table:table-cell>
          <table:table-cell table:style-name="ce549" office:value-type="float" office:value="69.723" calcext:value-type="float">
            <text:p>69,723</text:p>
          </table:table-cell>
          <table:table-cell table:style-name="ce549" office:value-type="string" calcext:value-type="string">
            <text:p>galio</text:p>
          </table:table-cell>
          <table:table-cell table:style-name="ce549" office:value-type="string" calcext:value-type="string">
            <text:p><text:a xlink:href="http://www.lenntech.es/periodica/elementos/ga.htm" xlink:type="simple">Galio</text:a></text:p>
          </table:table-cell>
          <table:table-cell table:style-name="ce398" office:value-type="float" office:value="69.723" calcext:value-type="float">
            <text:p>69,723</text:p>
          </table:table-cell>
        </table:table-row>
        <table:table-row table:style-name="ro3">
          <table:table-cell table:style-name="ce545" office:value-type="float" office:value="32" calcext:value-type="float">
            <text:p>32</text:p>
          </table:table-cell>
          <table:table-cell table:style-name="ce545" office:value-type="string" calcext:value-type="string">
            <text:p>Ge</text:p>
          </table:table-cell>
          <table:table-cell table:style-name="ce549" office:value-type="float" office:value="72.64" calcext:value-type="float">
            <text:p>72,64</text:p>
          </table:table-cell>
          <table:table-cell table:style-name="ce549" office:value-type="string" calcext:value-type="string">
            <text:p>germanio</text:p>
          </table:table-cell>
          <table:table-cell table:style-name="ce549" office:value-type="string" calcext:value-type="string">
            <text:p><text:a xlink:href="http://www.lenntech.es/periodica/elementos/ge.htm" xlink:type="simple">Germanio</text:a></text:p>
          </table:table-cell>
          <table:table-cell table:style-name="ce398" office:value-type="float" office:value="72.63" calcext:value-type="float">
            <text:p>72,63</text:p>
          </table:table-cell>
        </table:table-row>
        <table:table-row table:style-name="ro3">
          <table:table-cell table:style-name="ce545" office:value-type="float" office:value="33" calcext:value-type="float">
            <text:p>33</text:p>
          </table:table-cell>
          <table:table-cell table:style-name="ce545" office:value-type="string" calcext:value-type="string">
            <text:p>As</text:p>
          </table:table-cell>
          <table:table-cell table:style-name="ce549" office:value-type="float" office:value="74.9216" calcext:value-type="float">
            <text:p>74,9216</text:p>
          </table:table-cell>
          <table:table-cell table:style-name="ce549" office:value-type="string" calcext:value-type="string">
            <text:p>arsenico</text:p>
          </table:table-cell>
          <table:table-cell table:style-name="ce549" office:value-type="string" calcext:value-type="string">
            <text:p><text:a xlink:href="http://www.lenntech.es/periodica/elementos/as.htm" xlink:type="simple">Arsénico</text:a></text:p>
          </table:table-cell>
          <table:table-cell table:style-name="ce398" office:value-type="float" office:value="74.921595" calcext:value-type="float">
            <text:p>74,921595</text:p>
          </table:table-cell>
        </table:table-row>
        <table:table-row table:style-name="ro3">
          <table:table-cell table:style-name="ce545" office:value-type="float" office:value="34" calcext:value-type="float">
            <text:p>34</text:p>
          </table:table-cell>
          <table:table-cell table:style-name="ce545" office:value-type="string" calcext:value-type="string">
            <text:p>Se</text:p>
          </table:table-cell>
          <table:table-cell table:style-name="ce549" office:value-type="float" office:value="78.96" calcext:value-type="float">
            <text:p>78,96</text:p>
          </table:table-cell>
          <table:table-cell table:style-name="ce549" office:value-type="string" calcext:value-type="string">
            <text:p>selenio</text:p>
          </table:table-cell>
          <table:table-cell table:style-name="ce549" office:value-type="string" calcext:value-type="string">
            <text:p><text:a xlink:href="http://www.lenntech.es/periodica/elementos/se.htm" xlink:type="simple">Selenio</text:a></text:p>
          </table:table-cell>
          <table:table-cell table:style-name="ce398" office:value-type="float" office:value="78.971" calcext:value-type="float">
            <text:p>78,971</text:p>
          </table:table-cell>
        </table:table-row>
        <table:table-row table:style-name="ro3">
          <table:table-cell table:style-name="ce545" office:value-type="float" office:value="35" calcext:value-type="float">
            <text:p>35</text:p>
          </table:table-cell>
          <table:table-cell table:style-name="ce545" office:value-type="string" calcext:value-type="string">
            <text:p>Br</text:p>
          </table:table-cell>
          <table:table-cell table:style-name="ce549" office:value-type="float" office:value="79.904" calcext:value-type="float">
            <text:p>79,904</text:p>
          </table:table-cell>
          <table:table-cell table:style-name="ce549" office:value-type="string" calcext:value-type="string">
            <text:p>bromo</text:p>
          </table:table-cell>
          <table:table-cell table:style-name="ce549" office:value-type="string" calcext:value-type="string">
            <text:p><text:a xlink:href="http://www.lenntech.es/periodica/elementos/br.htm" xlink:type="simple">Bromo</text:a></text:p>
          </table:table-cell>
          <table:table-cell table:style-name="ce398" office:value-type="float" office:value="79.904" calcext:value-type="float">
            <text:p>79,904</text:p>
          </table:table-cell>
        </table:table-row>
        <table:table-row table:style-name="ro3">
          <table:table-cell table:style-name="ce545" office:value-type="float" office:value="36" calcext:value-type="float">
            <text:p>36</text:p>
          </table:table-cell>
          <table:table-cell table:style-name="ce545" office:value-type="string" calcext:value-type="string">
            <text:p>Kr</text:p>
          </table:table-cell>
          <table:table-cell table:style-name="ce549" office:value-type="float" office:value="83.8" calcext:value-type="float">
            <text:p>83,8</text:p>
          </table:table-cell>
          <table:table-cell table:style-name="ce549" office:value-type="string" calcext:value-type="string">
            <text:p>krypton</text:p>
          </table:table-cell>
          <table:table-cell table:style-name="ce549" office:value-type="string" calcext:value-type="string">
            <text:p><text:a xlink:href="http://www.lenntech.es/periodica/elementos/kr.htm" xlink:type="simple">Kryptón</text:a></text:p>
          </table:table-cell>
          <table:table-cell table:style-name="ce398" office:value-type="float" office:value="83.798" calcext:value-type="float">
            <text:p>83,798</text:p>
          </table:table-cell>
        </table:table-row>
        <table:table-row table:style-name="ro3">
          <table:table-cell table:style-name="ce545" office:value-type="float" office:value="37" calcext:value-type="float">
            <text:p>37</text:p>
          </table:table-cell>
          <table:table-cell table:style-name="ce545" office:value-type="string" calcext:value-type="string">
            <text:p>Rb</text:p>
          </table:table-cell>
          <table:table-cell table:style-name="ce549" office:value-type="float" office:value="85.4678" calcext:value-type="float">
            <text:p>85,4678</text:p>
          </table:table-cell>
          <table:table-cell table:style-name="ce549" office:value-type="string" calcext:value-type="string">
            <text:p>rubidio</text:p>
          </table:table-cell>
          <table:table-cell table:style-name="ce549" office:value-type="string" calcext:value-type="string">
            <text:p><text:a xlink:href="http://www.lenntech.es/periodica/elementos/rb.htm" xlink:type="simple">Rubidio</text:a></text:p>
          </table:table-cell>
          <table:table-cell table:style-name="ce398" office:value-type="float" office:value="85.4678" calcext:value-type="float">
            <text:p>85,4678</text:p>
          </table:table-cell>
        </table:table-row>
        <table:table-row table:style-name="ro3">
          <table:table-cell table:style-name="ce545" office:value-type="float" office:value="38" calcext:value-type="float">
            <text:p>38</text:p>
          </table:table-cell>
          <table:table-cell table:style-name="ce545" office:value-type="string" calcext:value-type="string">
            <text:p>Sr</text:p>
          </table:table-cell>
          <table:table-cell table:style-name="ce549" office:value-type="float" office:value="87.62" calcext:value-type="float">
            <text:p>87,62</text:p>
          </table:table-cell>
          <table:table-cell table:style-name="ce549" office:value-type="string" calcext:value-type="string">
            <text:p>estroncio</text:p>
          </table:table-cell>
          <table:table-cell table:style-name="ce549" office:value-type="string" calcext:value-type="string">
            <text:p><text:a xlink:href="http://www.lenntech.es/periodica/elementos/sr.htm" xlink:type="simple">Estroncio</text:a></text:p>
          </table:table-cell>
          <table:table-cell table:style-name="ce398" office:value-type="float" office:value="87.62" calcext:value-type="float">
            <text:p>87,62</text:p>
          </table:table-cell>
        </table:table-row>
        <table:table-row table:style-name="ro3">
          <table:table-cell table:style-name="ce545" office:value-type="float" office:value="39" calcext:value-type="float">
            <text:p>39</text:p>
          </table:table-cell>
          <table:table-cell table:style-name="ce545" office:value-type="string" calcext:value-type="string">
            <text:p>Y</text:p>
          </table:table-cell>
          <table:table-cell table:style-name="ce549" office:value-type="float" office:value="88.9059" calcext:value-type="float">
            <text:p>88,9059</text:p>
          </table:table-cell>
          <table:table-cell table:style-name="ce549" office:value-type="string" calcext:value-type="string">
            <text:p>itrio</text:p>
          </table:table-cell>
          <table:table-cell table:style-name="ce549" office:value-type="string" calcext:value-type="string">
            <text:p><text:a xlink:href="http://www.lenntech.es/periodica/elementos/y.htm" xlink:type="simple">Itrio</text:a></text:p>
          </table:table-cell>
          <table:table-cell table:style-name="ce398" office:value-type="float" office:value="88.90584" calcext:value-type="float">
            <text:p>88,90584</text:p>
          </table:table-cell>
        </table:table-row>
        <table:table-row table:style-name="ro3">
          <table:table-cell table:style-name="ce545" office:value-type="float" office:value="40" calcext:value-type="float">
            <text:p>40</text:p>
          </table:table-cell>
          <table:table-cell table:style-name="ce545" office:value-type="string" calcext:value-type="string">
            <text:p>Zr</text:p>
          </table:table-cell>
          <table:table-cell table:style-name="ce549" office:value-type="float" office:value="91.224" calcext:value-type="float">
            <text:p>91,224</text:p>
          </table:table-cell>
          <table:table-cell table:style-name="ce549" office:value-type="string" calcext:value-type="string">
            <text:p>zirconio</text:p>
          </table:table-cell>
          <table:table-cell table:style-name="ce549" office:value-type="string" calcext:value-type="string">
            <text:p><text:a xlink:href="http://www.lenntech.es/periodica/elementos/zr.htm" xlink:type="simple">Zirconio</text:a></text:p>
          </table:table-cell>
          <table:table-cell table:style-name="ce398" office:value-type="float" office:value="91.224" calcext:value-type="float">
            <text:p>91,224</text:p>
          </table:table-cell>
        </table:table-row>
        <table:table-row table:style-name="ro3">
          <table:table-cell table:style-name="ce545" office:value-type="float" office:value="41" calcext:value-type="float">
            <text:p>41</text:p>
          </table:table-cell>
          <table:table-cell table:style-name="ce545" office:value-type="string" calcext:value-type="string">
            <text:p>Nb</text:p>
          </table:table-cell>
          <table:table-cell table:style-name="ce549" office:value-type="float" office:value="92.9064" calcext:value-type="float">
            <text:p>92,9064</text:p>
          </table:table-cell>
          <table:table-cell table:style-name="ce549" office:value-type="string" calcext:value-type="string">
            <text:p>niobio</text:p>
          </table:table-cell>
          <table:table-cell table:style-name="ce549" office:value-type="string" calcext:value-type="string">
            <text:p><text:a xlink:href="http://www.lenntech.es/periodica/elementos/nb.htm" xlink:type="simple">Niobio</text:a></text:p>
          </table:table-cell>
          <table:table-cell table:style-name="ce398" office:value-type="float" office:value="92.90637" calcext:value-type="float">
            <text:p>92,90637</text:p>
          </table:table-cell>
        </table:table-row>
        <table:table-row table:style-name="ro3">
          <table:table-cell table:style-name="ce545" office:value-type="float" office:value="42" calcext:value-type="float">
            <text:p>42</text:p>
          </table:table-cell>
          <table:table-cell table:style-name="ce545" office:value-type="string" calcext:value-type="string">
            <text:p>Mo</text:p>
          </table:table-cell>
          <table:table-cell table:style-name="ce549" office:value-type="float" office:value="95.94" calcext:value-type="float">
            <text:p>95,94</text:p>
          </table:table-cell>
          <table:table-cell table:style-name="ce549" office:value-type="string" calcext:value-type="string">
            <text:p>molibdeno</text:p>
          </table:table-cell>
          <table:table-cell table:style-name="ce549" office:value-type="string" calcext:value-type="string">
            <text:p><text:a xlink:href="http://www.lenntech.es/periodica/elementos/mo.htm" xlink:type="simple">Molibdeno</text:a></text:p>
          </table:table-cell>
          <table:table-cell table:style-name="ce398" office:value-type="float" office:value="95.95" calcext:value-type="float">
            <text:p>95,95</text:p>
          </table:table-cell>
        </table:table-row>
        <table:table-row table:style-name="ro3">
          <table:table-cell table:style-name="ce545" office:value-type="float" office:value="43" calcext:value-type="float">
            <text:p>43</text:p>
          </table:table-cell>
          <table:table-cell table:style-name="ce545" office:value-type="string" calcext:value-type="string">
            <text:p>Tc</text:p>
          </table:table-cell>
          <table:table-cell table:style-name="ce549" office:value-type="float" office:value="98" calcext:value-type="float">
            <text:p>98</text:p>
          </table:table-cell>
          <table:table-cell table:style-name="ce549" office:value-type="string" calcext:value-type="string">
            <text:p>tecnecio</text:p>
          </table:table-cell>
          <table:table-cell table:style-name="ce549" office:value-type="string" calcext:value-type="string">
            <text:p><text:a xlink:href="http://www.lenntech.es/periodica/elementos/tc.htm" xlink:type="simple">Tecnecio</text:a></text:p>
          </table:table-cell>
          <table:table-cell table:style-name="ce398" office:value-type="float" office:value="97" calcext:value-type="float">
            <text:p>97</text:p>
          </table:table-cell>
        </table:table-row>
        <table:table-row table:style-name="ro3">
          <table:table-cell table:style-name="ce545" office:value-type="float" office:value="44" calcext:value-type="float">
            <text:p>44</text:p>
          </table:table-cell>
          <table:table-cell table:style-name="ce545" office:value-type="string" calcext:value-type="string">
            <text:p>Ru</text:p>
          </table:table-cell>
          <table:table-cell table:style-name="ce549" office:value-type="float" office:value="101.07" calcext:value-type="float">
            <text:p>101,07</text:p>
          </table:table-cell>
          <table:table-cell table:style-name="ce549" office:value-type="string" calcext:value-type="string">
            <text:p>rutenio</text:p>
          </table:table-cell>
          <table:table-cell table:style-name="ce549" office:value-type="string" calcext:value-type="string">
            <text:p><text:a xlink:href="http://www.lenntech.es/periodica/elementos/ru.htm" xlink:type="simple">Rutenio</text:a></text:p>
          </table:table-cell>
          <table:table-cell table:style-name="ce398" office:value-type="float" office:value="101.07" calcext:value-type="float">
            <text:p>101,07</text:p>
          </table:table-cell>
        </table:table-row>
        <table:table-row table:style-name="ro3">
          <table:table-cell table:style-name="ce545" office:value-type="float" office:value="45" calcext:value-type="float">
            <text:p>45</text:p>
          </table:table-cell>
          <table:table-cell table:style-name="ce545" office:value-type="string" calcext:value-type="string">
            <text:p>Rh</text:p>
          </table:table-cell>
          <table:table-cell table:style-name="ce549" office:value-type="float" office:value="102.9055" calcext:value-type="float">
            <text:p>102,9055</text:p>
          </table:table-cell>
          <table:table-cell table:style-name="ce549" office:value-type="string" calcext:value-type="string">
            <text:p>rodio</text:p>
          </table:table-cell>
          <table:table-cell table:style-name="ce549" office:value-type="string" calcext:value-type="string">
            <text:p><text:a xlink:href="http://www.lenntech.es/periodica/elementos/rh.htm" xlink:type="simple">Rodio</text:a></text:p>
          </table:table-cell>
          <table:table-cell table:style-name="ce398" office:value-type="float" office:value="102.9055" calcext:value-type="float">
            <text:p>102,9055</text:p>
          </table:table-cell>
        </table:table-row>
        <table:table-row table:style-name="ro3">
          <table:table-cell table:style-name="ce545" office:value-type="float" office:value="46" calcext:value-type="float">
            <text:p>46</text:p>
          </table:table-cell>
          <table:table-cell table:style-name="ce545" office:value-type="string" calcext:value-type="string">
            <text:p>Pd</text:p>
          </table:table-cell>
          <table:table-cell table:style-name="ce549" office:value-type="float" office:value="106.42" calcext:value-type="float">
            <text:p>106,42</text:p>
          </table:table-cell>
          <table:table-cell table:style-name="ce549" office:value-type="string" calcext:value-type="string">
            <text:p>paladio</text:p>
          </table:table-cell>
          <table:table-cell table:style-name="ce549" office:value-type="string" calcext:value-type="string">
            <text:p><text:a xlink:href="http://www.lenntech.es/periodica/elementos/pd.htm" xlink:type="simple">Paladio</text:a></text:p>
          </table:table-cell>
          <table:table-cell table:style-name="ce398" office:value-type="float" office:value="106.42" calcext:value-type="float">
            <text:p>106,42</text:p>
          </table:table-cell>
        </table:table-row>
        <table:table-row table:style-name="ro3">
          <table:table-cell table:style-name="ce545" office:value-type="float" office:value="47" calcext:value-type="float">
            <text:p>47</text:p>
          </table:table-cell>
          <table:table-cell table:style-name="ce545" office:value-type="string" calcext:value-type="string">
            <text:p>Ag</text:p>
          </table:table-cell>
          <table:table-cell table:style-name="ce549" office:value-type="float" office:value="107.8682" calcext:value-type="float">
            <text:p>107,8682</text:p>
          </table:table-cell>
          <table:table-cell table:style-name="ce549" office:value-type="string" calcext:value-type="string">
            <text:p>plata</text:p>
          </table:table-cell>
          <table:table-cell table:style-name="ce549" office:value-type="string" calcext:value-type="string">
            <text:p><text:a xlink:href="http://www.lenntech.es/periodica/elementos/ag.htm" xlink:type="simple">Plata</text:a></text:p>
          </table:table-cell>
          <table:table-cell table:style-name="ce398" office:value-type="float" office:value="107.8682" calcext:value-type="float">
            <text:p>107,8682</text:p>
          </table:table-cell>
        </table:table-row>
        <table:table-row table:style-name="ro3">
          <table:table-cell table:style-name="ce545" office:value-type="float" office:value="48" calcext:value-type="float">
            <text:p>48</text:p>
          </table:table-cell>
          <table:table-cell table:style-name="ce545" office:value-type="string" calcext:value-type="string">
            <text:p>Cd</text:p>
          </table:table-cell>
          <table:table-cell table:style-name="ce549" office:value-type="float" office:value="112.411" calcext:value-type="float">
            <text:p>112,411</text:p>
          </table:table-cell>
          <table:table-cell table:style-name="ce549" office:value-type="string" calcext:value-type="string">
            <text:p>cadmio</text:p>
          </table:table-cell>
          <table:table-cell table:style-name="ce549" office:value-type="string" calcext:value-type="string">
            <text:p><text:a xlink:href="http://www.lenntech.es/periodica/elementos/cd.htm" xlink:type="simple">Cadmio</text:a></text:p>
          </table:table-cell>
          <table:table-cell table:style-name="ce398" office:value-type="float" office:value="112.414" calcext:value-type="float">
            <text:p>112,414</text:p>
          </table:table-cell>
        </table:table-row>
        <table:table-row table:style-name="ro3">
          <table:table-cell table:style-name="ce545" office:value-type="float" office:value="49" calcext:value-type="float">
            <text:p>49</text:p>
          </table:table-cell>
          <table:table-cell table:style-name="ce545" office:value-type="string" calcext:value-type="string">
            <text:p>In</text:p>
          </table:table-cell>
          <table:table-cell table:style-name="ce549" office:value-type="float" office:value="114.818" calcext:value-type="float">
            <text:p>114,818</text:p>
          </table:table-cell>
          <table:table-cell table:style-name="ce549" office:value-type="string" calcext:value-type="string">
            <text:p>indio</text:p>
          </table:table-cell>
          <table:table-cell table:style-name="ce549" office:value-type="string" calcext:value-type="string">
            <text:p><text:a xlink:href="http://www.lenntech.es/periodica/elementos/in.htm" xlink:type="simple">Indio</text:a></text:p>
          </table:table-cell>
          <table:table-cell table:style-name="ce398" office:value-type="float" office:value="114.818" calcext:value-type="float">
            <text:p>114,818</text:p>
          </table:table-cell>
        </table:table-row>
        <table:table-row table:style-name="ro3">
          <table:table-cell table:style-name="ce545" office:value-type="float" office:value="50" calcext:value-type="float">
            <text:p>50</text:p>
          </table:table-cell>
          <table:table-cell table:style-name="ce545" office:value-type="string" calcext:value-type="string">
            <text:p>Sn</text:p>
          </table:table-cell>
          <table:table-cell table:style-name="ce549" office:value-type="float" office:value="118.71" calcext:value-type="float">
            <text:p>118,71</text:p>
          </table:table-cell>
          <table:table-cell table:style-name="ce549" office:value-type="string" calcext:value-type="string">
            <text:p>estaño</text:p>
          </table:table-cell>
          <table:table-cell table:style-name="ce549" office:value-type="string" calcext:value-type="string">
            <text:p><text:a xlink:href="http://www.lenntech.es/periodica/elementos/sn.htm" xlink:type="simple">Estaño</text:a></text:p>
          </table:table-cell>
          <table:table-cell table:style-name="ce398" office:value-type="float" office:value="118.71" calcext:value-type="float">
            <text:p>118,71</text:p>
          </table:table-cell>
        </table:table-row>
        <table:table-row table:style-name="ro3">
          <table:table-cell table:style-name="ce545" office:value-type="float" office:value="51" calcext:value-type="float">
            <text:p>51</text:p>
          </table:table-cell>
          <table:table-cell table:style-name="ce545" office:value-type="string" calcext:value-type="string">
            <text:p>Sb</text:p>
          </table:table-cell>
          <table:table-cell table:style-name="ce549" office:value-type="float" office:value="121.76" calcext:value-type="float">
            <text:p>121,76</text:p>
          </table:table-cell>
          <table:table-cell table:style-name="ce549" office:value-type="string" calcext:value-type="string">
            <text:p>antimonio</text:p>
          </table:table-cell>
          <table:table-cell table:style-name="ce549" office:value-type="string" calcext:value-type="string">
            <text:p><text:a xlink:href="http://www.lenntech.es/periodica/elementos/sb.htm" xlink:type="simple">Antimonio</text:a></text:p>
          </table:table-cell>
          <table:table-cell table:style-name="ce398" office:value-type="float" office:value="121.76" calcext:value-type="float">
            <text:p>121,76</text:p>
          </table:table-cell>
        </table:table-row>
        <table:table-row table:style-name="ro3">
          <table:table-cell table:style-name="ce545" office:value-type="float" office:value="52" calcext:value-type="float">
            <text:p>52</text:p>
          </table:table-cell>
          <table:table-cell table:style-name="ce545" office:value-type="string" calcext:value-type="string">
            <text:p>Te</text:p>
          </table:table-cell>
          <table:table-cell table:style-name="ce549" office:value-type="float" office:value="127.6" calcext:value-type="float">
            <text:p>127,6</text:p>
          </table:table-cell>
          <table:table-cell table:style-name="ce549" office:value-type="string" calcext:value-type="string">
            <text:p>teluro</text:p>
          </table:table-cell>
          <table:table-cell table:style-name="ce549" office:value-type="string" calcext:value-type="string">
            <text:p><text:a xlink:href="http://www.lenntech.es/periodica/elementos/te.htm" xlink:type="simple">Teluro</text:a></text:p>
          </table:table-cell>
          <table:table-cell table:style-name="ce398" office:value-type="float" office:value="127.6" calcext:value-type="float">
            <text:p>127,6</text:p>
          </table:table-cell>
        </table:table-row>
        <table:table-row table:style-name="ro3">
          <table:table-cell table:style-name="ce545" office:value-type="float" office:value="53" calcext:value-type="float">
            <text:p>53</text:p>
          </table:table-cell>
          <table:table-cell table:style-name="ce545" office:value-type="string" calcext:value-type="string">
            <text:p>I</text:p>
          </table:table-cell>
          <table:table-cell table:style-name="ce549" office:value-type="float" office:value="126.9045" calcext:value-type="float">
            <text:p>126,9045</text:p>
          </table:table-cell>
          <table:table-cell table:style-name="ce549" office:value-type="string" calcext:value-type="string">
            <text:p>iodo</text:p>
          </table:table-cell>
          <table:table-cell table:style-name="ce549" office:value-type="string" calcext:value-type="string">
            <text:p><text:a xlink:href="http://www.lenntech.es/periodica/elementos/i.htm" xlink:type="simple">Iodo</text:a></text:p>
          </table:table-cell>
          <table:table-cell table:style-name="ce398" office:value-type="float" office:value="126.90447" calcext:value-type="float">
            <text:p>126,90447</text:p>
          </table:table-cell>
        </table:table-row>
        <table:table-row table:style-name="ro3">
          <table:table-cell table:style-name="ce545" office:value-type="float" office:value="54" calcext:value-type="float">
            <text:p>54</text:p>
          </table:table-cell>
          <table:table-cell table:style-name="ce545" office:value-type="string" calcext:value-type="string">
            <text:p>Xe</text:p>
          </table:table-cell>
          <table:table-cell table:style-name="ce549" office:value-type="float" office:value="131.293" calcext:value-type="float">
            <text:p>131,293</text:p>
          </table:table-cell>
          <table:table-cell table:style-name="ce549" office:value-type="string" calcext:value-type="string">
            <text:p>xenon</text:p>
          </table:table-cell>
          <table:table-cell table:style-name="ce549" office:value-type="string" calcext:value-type="string">
            <text:p><text:a xlink:href="http://www.lenntech.es/periodica/elementos/xe.htm" xlink:type="simple">Xenón</text:a></text:p>
          </table:table-cell>
          <table:table-cell table:style-name="ce398" office:value-type="float" office:value="131.293" calcext:value-type="float">
            <text:p>131,293</text:p>
          </table:table-cell>
        </table:table-row>
        <table:table-row table:style-name="ro3">
          <table:table-cell table:style-name="ce545" office:value-type="float" office:value="55" calcext:value-type="float">
            <text:p>55</text:p>
          </table:table-cell>
          <table:table-cell table:style-name="ce545" office:value-type="string" calcext:value-type="string">
            <text:p>Cs</text:p>
          </table:table-cell>
          <table:table-cell table:style-name="ce549" office:value-type="float" office:value="132.9055" calcext:value-type="float">
            <text:p>132,9055</text:p>
          </table:table-cell>
          <table:table-cell table:style-name="ce549" office:value-type="string" calcext:value-type="string">
            <text:p>cesio</text:p>
          </table:table-cell>
          <table:table-cell table:style-name="ce549" office:value-type="string" calcext:value-type="string">
            <text:p><text:a xlink:href="http://www.lenntech.es/periodica/elementos/cs.htm" xlink:type="simple">Cesio</text:a></text:p>
          </table:table-cell>
          <table:table-cell table:style-name="ce398" office:value-type="float" office:value="132.905" calcext:value-type="float">
            <text:p>132,905</text:p>
          </table:table-cell>
        </table:table-row>
        <table:table-row table:style-name="ro3">
          <table:table-cell table:style-name="ce545" office:value-type="float" office:value="56" calcext:value-type="float">
            <text:p>56</text:p>
          </table:table-cell>
          <table:table-cell table:style-name="ce545" office:value-type="string" calcext:value-type="string">
            <text:p>Ba</text:p>
          </table:table-cell>
          <table:table-cell table:style-name="ce549" office:value-type="float" office:value="137.327" calcext:value-type="float">
            <text:p>137,327</text:p>
          </table:table-cell>
          <table:table-cell table:style-name="ce549" office:value-type="string" calcext:value-type="string">
            <text:p>bario</text:p>
          </table:table-cell>
          <table:table-cell table:style-name="ce549" office:value-type="string" calcext:value-type="string">
            <text:p><text:a xlink:href="http://www.lenntech.es/periodica/elementos/ba.htm" xlink:type="simple">Bario</text:a></text:p>
          </table:table-cell>
          <table:table-cell table:style-name="ce398" office:value-type="float" office:value="137.327" calcext:value-type="float">
            <text:p>137,327</text:p>
          </table:table-cell>
        </table:table-row>
        <table:table-row table:style-name="ro3">
          <table:table-cell table:style-name="ce545" office:value-type="float" office:value="57" calcext:value-type="float">
            <text:p>57</text:p>
          </table:table-cell>
          <table:table-cell table:style-name="ce545" office:value-type="string" calcext:value-type="string">
            <text:p>La</text:p>
          </table:table-cell>
          <table:table-cell table:style-name="ce549" office:value-type="float" office:value="138.9055" calcext:value-type="float">
            <text:p>138,9055</text:p>
          </table:table-cell>
          <table:table-cell table:style-name="ce549" office:value-type="string" calcext:value-type="string">
            <text:p>lantano</text:p>
          </table:table-cell>
          <table:table-cell table:style-name="ce549" office:value-type="string" calcext:value-type="string">
            <text:p><text:a xlink:href="http://www.lenntech.es/periodica/elementos/la.htm" xlink:type="simple">Lantano</text:a></text:p>
          </table:table-cell>
          <table:table-cell table:style-name="ce398" office:value-type="float" office:value="138.90547" calcext:value-type="float">
            <text:p>138,90547</text:p>
          </table:table-cell>
        </table:table-row>
        <table:table-row table:style-name="ro3">
          <table:table-cell table:style-name="ce545" office:value-type="float" office:value="58" calcext:value-type="float">
            <text:p>58</text:p>
          </table:table-cell>
          <table:table-cell table:style-name="ce545" office:value-type="string" calcext:value-type="string">
            <text:p>Ce</text:p>
          </table:table-cell>
          <table:table-cell table:style-name="ce549" office:value-type="float" office:value="140.116" calcext:value-type="float">
            <text:p>140,116</text:p>
          </table:table-cell>
          <table:table-cell table:style-name="ce549" office:value-type="string" calcext:value-type="string">
            <text:p>cerio</text:p>
          </table:table-cell>
          <table:table-cell table:style-name="ce549" office:value-type="string" calcext:value-type="string">
            <text:p><text:a xlink:href="http://www.lenntech.es/periodica/elementos/ce.htm" xlink:type="simple">Cerio</text:a></text:p>
          </table:table-cell>
          <table:table-cell table:style-name="ce398" office:value-type="float" office:value="140.116" calcext:value-type="float">
            <text:p>140,116</text:p>
          </table:table-cell>
        </table:table-row>
        <table:table-row table:style-name="ro3">
          <table:table-cell table:style-name="ce545" office:value-type="float" office:value="59" calcext:value-type="float">
            <text:p>59</text:p>
          </table:table-cell>
          <table:table-cell table:style-name="ce545" office:value-type="string" calcext:value-type="string">
            <text:p>Pr</text:p>
          </table:table-cell>
          <table:table-cell table:style-name="ce549" office:value-type="float" office:value="140.9077" calcext:value-type="float">
            <text:p>140,9077</text:p>
          </table:table-cell>
          <table:table-cell table:style-name="ce549" office:value-type="string" calcext:value-type="string">
            <text:p>praseodimio</text:p>
          </table:table-cell>
          <table:table-cell table:style-name="ce549" office:value-type="string" calcext:value-type="string">
            <text:p><text:a xlink:href="http://www.lenntech.es/periodica/elementos/pr.htm" xlink:type="simple">Praseodimio</text:a></text:p>
          </table:table-cell>
          <table:table-cell table:style-name="ce398" office:value-type="float" office:value="140.90766" calcext:value-type="float">
            <text:p>140,90766</text:p>
          </table:table-cell>
        </table:table-row>
        <table:table-row table:style-name="ro3">
          <table:table-cell table:style-name="ce545" office:value-type="float" office:value="60" calcext:value-type="float">
            <text:p>60</text:p>
          </table:table-cell>
          <table:table-cell table:style-name="ce545" office:value-type="string" calcext:value-type="string">
            <text:p>Nd</text:p>
          </table:table-cell>
          <table:table-cell table:style-name="ce549" office:value-type="float" office:value="144.24" calcext:value-type="float">
            <text:p>144,24</text:p>
          </table:table-cell>
          <table:table-cell table:style-name="ce549" office:value-type="string" calcext:value-type="string">
            <text:p>neodimio</text:p>
          </table:table-cell>
          <table:table-cell table:style-name="ce549" office:value-type="string" calcext:value-type="string">
            <text:p><text:a xlink:href="http://www.lenntech.es/periodica/elementos/nd.htm" xlink:type="simple">Neodimio</text:a></text:p>
          </table:table-cell>
          <table:table-cell table:style-name="ce398" office:value-type="float" office:value="144.242" calcext:value-type="float">
            <text:p>144,242</text:p>
          </table:table-cell>
        </table:table-row>
        <table:table-row table:style-name="ro3">
          <table:table-cell table:style-name="ce545" office:value-type="float" office:value="61" calcext:value-type="float">
            <text:p>61</text:p>
          </table:table-cell>
          <table:table-cell table:style-name="ce545" office:value-type="string" calcext:value-type="string">
            <text:p>Pm</text:p>
          </table:table-cell>
          <table:table-cell table:style-name="ce549" office:value-type="float" office:value="145" calcext:value-type="float">
            <text:p>145</text:p>
          </table:table-cell>
          <table:table-cell table:style-name="ce549" office:value-type="string" calcext:value-type="string">
            <text:p>promecio</text:p>
          </table:table-cell>
          <table:table-cell table:style-name="ce549" office:value-type="string" calcext:value-type="string">
            <text:p><text:a xlink:href="http://www.lenntech.es/periodica/elementos/pm.htm" xlink:type="simple">Promecio</text:a></text:p>
          </table:table-cell>
          <table:table-cell table:style-name="ce398" office:value-type="float" office:value="145" calcext:value-type="float">
            <text:p>145</text:p>
          </table:table-cell>
        </table:table-row>
        <table:table-row table:style-name="ro3">
          <table:table-cell table:style-name="ce545" office:value-type="float" office:value="62" calcext:value-type="float">
            <text:p>62</text:p>
          </table:table-cell>
          <table:table-cell table:style-name="ce545" office:value-type="string" calcext:value-type="string">
            <text:p>Sm</text:p>
          </table:table-cell>
          <table:table-cell table:style-name="ce549" office:value-type="float" office:value="150.36" calcext:value-type="float">
            <text:p>150,36</text:p>
          </table:table-cell>
          <table:table-cell table:style-name="ce549" office:value-type="string" calcext:value-type="string">
            <text:p>samario</text:p>
          </table:table-cell>
          <table:table-cell table:style-name="ce549" office:value-type="string" calcext:value-type="string">
            <text:p><text:a xlink:href="http://www.lenntech.es/periodica/elementos/sm.htm" xlink:type="simple">Samario</text:a></text:p>
          </table:table-cell>
          <table:table-cell table:style-name="ce398" office:value-type="float" office:value="150.36" calcext:value-type="float">
            <text:p>150,36</text:p>
          </table:table-cell>
        </table:table-row>
        <table:table-row table:style-name="ro3">
          <table:table-cell table:style-name="ce545" office:value-type="float" office:value="63" calcext:value-type="float">
            <text:p>63</text:p>
          </table:table-cell>
          <table:table-cell table:style-name="ce545" office:value-type="string" calcext:value-type="string">
            <text:p>Eu</text:p>
          </table:table-cell>
          <table:table-cell table:style-name="ce549" office:value-type="float" office:value="151.964" calcext:value-type="float">
            <text:p>151,964</text:p>
          </table:table-cell>
          <table:table-cell table:style-name="ce549" office:value-type="string" calcext:value-type="string">
            <text:p>europio</text:p>
          </table:table-cell>
          <table:table-cell table:style-name="ce549" office:value-type="string" calcext:value-type="string">
            <text:p><text:a xlink:href="http://www.lenntech.es/periodica/elementos/eu.htm" xlink:type="simple">Europio</text:a></text:p>
          </table:table-cell>
          <table:table-cell table:style-name="ce398" office:value-type="float" office:value="151.964" calcext:value-type="float">
            <text:p>151,964</text:p>
          </table:table-cell>
        </table:table-row>
        <table:table-row table:style-name="ro3">
          <table:table-cell table:style-name="ce545" office:value-type="float" office:value="64" calcext:value-type="float">
            <text:p>64</text:p>
          </table:table-cell>
          <table:table-cell table:style-name="ce545" office:value-type="string" calcext:value-type="string">
            <text:p>Gd</text:p>
          </table:table-cell>
          <table:table-cell table:style-name="ce549" office:value-type="float" office:value="157.25" calcext:value-type="float">
            <text:p>157,25</text:p>
          </table:table-cell>
          <table:table-cell table:style-name="ce549" office:value-type="string" calcext:value-type="string">
            <text:p>gadolinio</text:p>
          </table:table-cell>
          <table:table-cell table:style-name="ce549" office:value-type="string" calcext:value-type="string">
            <text:p><text:a xlink:href="http://www.lenntech.es/periodica/elementos/gd.htm" xlink:type="simple">Gadolinio</text:a></text:p>
          </table:table-cell>
          <table:table-cell table:style-name="ce398" office:value-type="float" office:value="157.25" calcext:value-type="float">
            <text:p>157,25</text:p>
          </table:table-cell>
        </table:table-row>
        <table:table-row table:style-name="ro3">
          <table:table-cell table:style-name="ce545" office:value-type="float" office:value="65" calcext:value-type="float">
            <text:p>65</text:p>
          </table:table-cell>
          <table:table-cell table:style-name="ce545" office:value-type="string" calcext:value-type="string">
            <text:p>Tb</text:p>
          </table:table-cell>
          <table:table-cell table:style-name="ce549" office:value-type="float" office:value="158.9253" calcext:value-type="float">
            <text:p>158,9253</text:p>
          </table:table-cell>
          <table:table-cell table:style-name="ce549" office:value-type="string" calcext:value-type="string">
            <text:p>terbio</text:p>
          </table:table-cell>
          <table:table-cell table:style-name="ce549" office:value-type="string" calcext:value-type="string">
            <text:p><text:a xlink:href="http://www.lenntech.es/periodica/elementos/tb.htm" xlink:type="simple">Terbio</text:a></text:p>
          </table:table-cell>
          <table:table-cell table:style-name="ce398" office:value-type="float" office:value="158.92535" calcext:value-type="float">
            <text:p>158,92535</text:p>
          </table:table-cell>
        </table:table-row>
        <table:table-row table:style-name="ro3">
          <table:table-cell table:style-name="ce545" office:value-type="float" office:value="66" calcext:value-type="float">
            <text:p>66</text:p>
          </table:table-cell>
          <table:table-cell table:style-name="ce545" office:value-type="string" calcext:value-type="string">
            <text:p>Dy</text:p>
          </table:table-cell>
          <table:table-cell table:style-name="ce549" office:value-type="float" office:value="162.5" calcext:value-type="float">
            <text:p>162,5</text:p>
          </table:table-cell>
          <table:table-cell table:style-name="ce549" office:value-type="string" calcext:value-type="string">
            <text:p>disprosio</text:p>
          </table:table-cell>
          <table:table-cell table:style-name="ce549" office:value-type="string" calcext:value-type="string">
            <text:p><text:a xlink:href="http://www.lenntech.es/periodica/elementos/dy.htm" xlink:type="simple">Disprosio</text:a></text:p>
          </table:table-cell>
          <table:table-cell table:style-name="ce398" office:value-type="float" office:value="162.5" calcext:value-type="float">
            <text:p>162,5</text:p>
          </table:table-cell>
        </table:table-row>
        <table:table-row table:style-name="ro3">
          <table:table-cell table:style-name="ce545" office:value-type="float" office:value="67" calcext:value-type="float">
            <text:p>67</text:p>
          </table:table-cell>
          <table:table-cell table:style-name="ce545" office:value-type="string" calcext:value-type="string">
            <text:p>Ho</text:p>
          </table:table-cell>
          <table:table-cell table:style-name="ce549" office:value-type="float" office:value="164.9303" calcext:value-type="float">
            <text:p>164,9303</text:p>
          </table:table-cell>
          <table:table-cell table:style-name="ce549" office:value-type="string" calcext:value-type="string">
            <text:p>holmio</text:p>
          </table:table-cell>
          <table:table-cell table:style-name="ce549" office:value-type="string" calcext:value-type="string">
            <text:p><text:a xlink:href="http://www.lenntech.es/periodica/elementos/ho.htm" xlink:type="simple">Holmio</text:a></text:p>
          </table:table-cell>
          <table:table-cell table:style-name="ce398" office:value-type="float" office:value="164.9333" calcext:value-type="float">
            <text:p>164,9333</text:p>
          </table:table-cell>
        </table:table-row>
        <table:table-row table:style-name="ro3">
          <table:table-cell table:style-name="ce545" office:value-type="float" office:value="68" calcext:value-type="float">
            <text:p>68</text:p>
          </table:table-cell>
          <table:table-cell table:style-name="ce545" office:value-type="string" calcext:value-type="string">
            <text:p>Er</text:p>
          </table:table-cell>
          <table:table-cell table:style-name="ce549" office:value-type="float" office:value="167.259" calcext:value-type="float">
            <text:p>167,259</text:p>
          </table:table-cell>
          <table:table-cell table:style-name="ce549" office:value-type="string" calcext:value-type="string">
            <text:p>erbio</text:p>
          </table:table-cell>
          <table:table-cell table:style-name="ce549" office:value-type="string" calcext:value-type="string">
            <text:p><text:a xlink:href="http://www.lenntech.es/periodica/elementos/er.htm" xlink:type="simple">Erbio</text:a></text:p>
          </table:table-cell>
          <table:table-cell table:style-name="ce398" office:value-type="float" office:value="167.259" calcext:value-type="float">
            <text:p>167,259</text:p>
          </table:table-cell>
        </table:table-row>
        <table:table-row table:style-name="ro3">
          <table:table-cell table:style-name="ce545" office:value-type="float" office:value="69" calcext:value-type="float">
            <text:p>69</text:p>
          </table:table-cell>
          <table:table-cell table:style-name="ce545" office:value-type="string" calcext:value-type="string">
            <text:p>Tm</text:p>
          </table:table-cell>
          <table:table-cell table:style-name="ce549" office:value-type="float" office:value="168.9342" calcext:value-type="float">
            <text:p>168,9342</text:p>
          </table:table-cell>
          <table:table-cell table:style-name="ce549" office:value-type="string" calcext:value-type="string">
            <text:p>tulio</text:p>
          </table:table-cell>
          <table:table-cell table:style-name="ce549" office:value-type="string" calcext:value-type="string">
            <text:p><text:a xlink:href="http://www.lenntech.es/periodica/elementos/tm.htm" xlink:type="simple">Tulio</text:a></text:p>
          </table:table-cell>
          <table:table-cell table:style-name="ce398" office:value-type="float" office:value="168.93422" calcext:value-type="float">
            <text:p>168,93422</text:p>
          </table:table-cell>
        </table:table-row>
        <table:table-row table:style-name="ro3">
          <table:table-cell table:style-name="ce545" office:value-type="float" office:value="70" calcext:value-type="float">
            <text:p>70</text:p>
          </table:table-cell>
          <table:table-cell table:style-name="ce545" office:value-type="string" calcext:value-type="string">
            <text:p>Yb</text:p>
          </table:table-cell>
          <table:table-cell table:style-name="ce549" office:value-type="float" office:value="173.04" calcext:value-type="float">
            <text:p>173,04</text:p>
          </table:table-cell>
          <table:table-cell table:style-name="ce549" office:value-type="string" calcext:value-type="string">
            <text:p>iterbio</text:p>
          </table:table-cell>
          <table:table-cell table:style-name="ce549" office:value-type="string" calcext:value-type="string">
            <text:p><text:a xlink:href="http://www.lenntech.es/periodica/elementos/yb.htm" xlink:type="simple">Iterbio</text:a></text:p>
          </table:table-cell>
          <table:table-cell table:style-name="ce398" office:value-type="float" office:value="173.045" calcext:value-type="float">
            <text:p>173,045</text:p>
          </table:table-cell>
        </table:table-row>
        <table:table-row table:style-name="ro3">
          <table:table-cell table:style-name="ce545" office:value-type="float" office:value="71" calcext:value-type="float">
            <text:p>71</text:p>
          </table:table-cell>
          <table:table-cell table:style-name="ce545" office:value-type="string" calcext:value-type="string">
            <text:p>Lu</text:p>
          </table:table-cell>
          <table:table-cell table:style-name="ce549" office:value-type="float" office:value="174.967" calcext:value-type="float">
            <text:p>174,967</text:p>
          </table:table-cell>
          <table:table-cell table:style-name="ce549" office:value-type="string" calcext:value-type="string">
            <text:p>lutecio</text:p>
          </table:table-cell>
          <table:table-cell table:style-name="ce549" office:value-type="string" calcext:value-type="string">
            <text:p><text:a xlink:href="http://www.lenntech.es/periodica/elementos/lu.htm" xlink:type="simple">Lutecio</text:a></text:p>
          </table:table-cell>
          <table:table-cell table:style-name="ce398" office:value-type="float" office:value="174.9668" calcext:value-type="float">
            <text:p>174,9668</text:p>
          </table:table-cell>
        </table:table-row>
        <table:table-row table:style-name="ro3">
          <table:table-cell table:style-name="ce545" office:value-type="float" office:value="72" calcext:value-type="float">
            <text:p>72</text:p>
          </table:table-cell>
          <table:table-cell table:style-name="ce545" office:value-type="string" calcext:value-type="string">
            <text:p>Hf</text:p>
          </table:table-cell>
          <table:table-cell table:style-name="ce549" office:value-type="float" office:value="178.49" calcext:value-type="float">
            <text:p>178,49</text:p>
          </table:table-cell>
          <table:table-cell table:style-name="ce549" office:value-type="string" calcext:value-type="string">
            <text:p>hafnio</text:p>
          </table:table-cell>
          <table:table-cell table:style-name="ce549" office:value-type="string" calcext:value-type="string">
            <text:p><text:a xlink:href="http://www.lenntech.es/periodica/elementos/hf.htm" xlink:type="simple">Hafnio</text:a></text:p>
          </table:table-cell>
          <table:table-cell table:style-name="ce398" office:value-type="float" office:value="178.49" calcext:value-type="float">
            <text:p>178,49</text:p>
          </table:table-cell>
        </table:table-row>
        <table:table-row table:style-name="ro3">
          <table:table-cell table:style-name="ce545" office:value-type="float" office:value="73" calcext:value-type="float">
            <text:p>73</text:p>
          </table:table-cell>
          <table:table-cell table:style-name="ce545" office:value-type="string" calcext:value-type="string">
            <text:p>Ta</text:p>
          </table:table-cell>
          <table:table-cell table:style-name="ce549" office:value-type="float" office:value="180.9479" calcext:value-type="float">
            <text:p>180,9479</text:p>
          </table:table-cell>
          <table:table-cell table:style-name="ce549" office:value-type="string" calcext:value-type="string">
            <text:p>tantalio</text:p>
          </table:table-cell>
          <table:table-cell table:style-name="ce549" office:value-type="string" calcext:value-type="string">
            <text:p><text:a xlink:href="http://www.lenntech.es/periodica/elementos/ta.htm" xlink:type="simple">Tantalio</text:a></text:p>
          </table:table-cell>
          <table:table-cell table:style-name="ce398" office:value-type="float" office:value="180.94788" calcext:value-type="float">
            <text:p>180,94788</text:p>
          </table:table-cell>
        </table:table-row>
        <table:table-row table:style-name="ro3">
          <table:table-cell table:style-name="ce545" office:value-type="float" office:value="74" calcext:value-type="float">
            <text:p>74</text:p>
          </table:table-cell>
          <table:table-cell table:style-name="ce545" office:value-type="string" calcext:value-type="string">
            <text:p>W</text:p>
          </table:table-cell>
          <table:table-cell table:style-name="ce549" office:value-type="float" office:value="183.84" calcext:value-type="float">
            <text:p>183,84</text:p>
          </table:table-cell>
          <table:table-cell table:style-name="ce549" office:value-type="string" calcext:value-type="string">
            <text:p>wolframio</text:p>
          </table:table-cell>
          <table:table-cell table:style-name="ce549" office:value-type="string" calcext:value-type="string">
            <text:p><text:a xlink:href="http://www.lenntech.es/periodica/elementos/w.htm" xlink:type="simple">Wolframio</text:a></text:p>
          </table:table-cell>
          <table:table-cell table:style-name="ce398" office:value-type="float" office:value="183.84" calcext:value-type="float">
            <text:p>183,84</text:p>
          </table:table-cell>
        </table:table-row>
        <table:table-row table:style-name="ro3">
          <table:table-cell table:style-name="ce545" office:value-type="float" office:value="75" calcext:value-type="float">
            <text:p>75</text:p>
          </table:table-cell>
          <table:table-cell table:style-name="ce545" office:value-type="string" calcext:value-type="string">
            <text:p>Re</text:p>
          </table:table-cell>
          <table:table-cell table:style-name="ce549" office:value-type="float" office:value="186.207" calcext:value-type="float">
            <text:p>186,207</text:p>
          </table:table-cell>
          <table:table-cell table:style-name="ce549" office:value-type="string" calcext:value-type="string">
            <text:p>renio</text:p>
          </table:table-cell>
          <table:table-cell table:style-name="ce549" office:value-type="string" calcext:value-type="string">
            <text:p><text:a xlink:href="http://www.lenntech.es/periodica/elementos/re.htm" xlink:type="simple">Renio</text:a></text:p>
          </table:table-cell>
          <table:table-cell table:style-name="ce398" office:value-type="float" office:value="186.207" calcext:value-type="float">
            <text:p>186,207</text:p>
          </table:table-cell>
        </table:table-row>
        <table:table-row table:style-name="ro3">
          <table:table-cell table:style-name="ce545" office:value-type="float" office:value="76" calcext:value-type="float">
            <text:p>76</text:p>
          </table:table-cell>
          <table:table-cell table:style-name="ce545" office:value-type="string" calcext:value-type="string">
            <text:p>Os</text:p>
          </table:table-cell>
          <table:table-cell table:style-name="ce549" office:value-type="float" office:value="190.23" calcext:value-type="float">
            <text:p>190,23</text:p>
          </table:table-cell>
          <table:table-cell table:style-name="ce549" office:value-type="string" calcext:value-type="string">
            <text:p>osmio</text:p>
          </table:table-cell>
          <table:table-cell table:style-name="ce549" office:value-type="string" calcext:value-type="string">
            <text:p><text:a xlink:href="http://www.lenntech.es/periodica/elementos/os.htm" xlink:type="simple">Osmio</text:a></text:p>
          </table:table-cell>
          <table:table-cell table:style-name="ce398" office:value-type="float" office:value="190.23" calcext:value-type="float">
            <text:p>190,23</text:p>
          </table:table-cell>
        </table:table-row>
        <table:table-row table:style-name="ro3">
          <table:table-cell table:style-name="ce545" office:value-type="float" office:value="77" calcext:value-type="float">
            <text:p>77</text:p>
          </table:table-cell>
          <table:table-cell table:style-name="ce545" office:value-type="string" calcext:value-type="string">
            <text:p>Ir</text:p>
          </table:table-cell>
          <table:table-cell table:style-name="ce549" office:value-type="float" office:value="192.217" calcext:value-type="float">
            <text:p>192,217</text:p>
          </table:table-cell>
          <table:table-cell table:style-name="ce549" office:value-type="string" calcext:value-type="string">
            <text:p>iridio</text:p>
          </table:table-cell>
          <table:table-cell table:style-name="ce549" office:value-type="string" calcext:value-type="string">
            <text:p><text:a xlink:href="http://www.lenntech.es/periodica/elementos/ir.htm" xlink:type="simple">Iridio</text:a></text:p>
          </table:table-cell>
          <table:table-cell table:style-name="ce398" office:value-type="float" office:value="192.217" calcext:value-type="float">
            <text:p>192,217</text:p>
          </table:table-cell>
        </table:table-row>
        <table:table-row table:style-name="ro3">
          <table:table-cell table:style-name="ce545" office:value-type="float" office:value="78" calcext:value-type="float">
            <text:p>78</text:p>
          </table:table-cell>
          <table:table-cell table:style-name="ce545" office:value-type="string" calcext:value-type="string">
            <text:p>Pt</text:p>
          </table:table-cell>
          <table:table-cell table:style-name="ce549" office:value-type="float" office:value="195.078" calcext:value-type="float">
            <text:p>195,078</text:p>
          </table:table-cell>
          <table:table-cell table:style-name="ce549" office:value-type="string" calcext:value-type="string">
            <text:p>platino</text:p>
          </table:table-cell>
          <table:table-cell table:style-name="ce549" office:value-type="string" calcext:value-type="string">
            <text:p><text:a xlink:href="http://www.lenntech.es/periodica/elementos/pt.htm" xlink:type="simple">Platino</text:a></text:p>
          </table:table-cell>
          <table:table-cell table:style-name="ce398" office:value-type="float" office:value="195.084" calcext:value-type="float">
            <text:p>195,084</text:p>
          </table:table-cell>
        </table:table-row>
        <table:table-row table:style-name="ro3">
          <table:table-cell table:style-name="ce545" office:value-type="float" office:value="79" calcext:value-type="float">
            <text:p>79</text:p>
          </table:table-cell>
          <table:table-cell table:style-name="ce545" office:value-type="string" calcext:value-type="string">
            <text:p>Au</text:p>
          </table:table-cell>
          <table:table-cell table:style-name="ce549" office:value-type="float" office:value="196.9665" calcext:value-type="float">
            <text:p>196,9665</text:p>
          </table:table-cell>
          <table:table-cell table:style-name="ce549" office:value-type="string" calcext:value-type="string">
            <text:p>oro</text:p>
          </table:table-cell>
          <table:table-cell table:style-name="ce549" office:value-type="string" calcext:value-type="string">
            <text:p><text:a xlink:href="http://www.lenntech.es/periodica/elementos/au.htm" xlink:type="simple">Oro</text:a></text:p>
          </table:table-cell>
          <table:table-cell table:style-name="ce398" office:value-type="float" office:value="196.966569" calcext:value-type="float">
            <text:p>196,966569</text:p>
          </table:table-cell>
        </table:table-row>
        <table:table-row table:style-name="ro3">
          <table:table-cell table:style-name="ce545" office:value-type="float" office:value="80" calcext:value-type="float">
            <text:p>80</text:p>
          </table:table-cell>
          <table:table-cell table:style-name="ce545" office:value-type="string" calcext:value-type="string">
            <text:p>Hg</text:p>
          </table:table-cell>
          <table:table-cell table:style-name="ce549" office:value-type="float" office:value="200.59" calcext:value-type="float">
            <text:p>200,59</text:p>
          </table:table-cell>
          <table:table-cell table:style-name="ce549" office:value-type="string" calcext:value-type="string">
            <text:p>mercurio</text:p>
          </table:table-cell>
          <table:table-cell table:style-name="ce549" office:value-type="string" calcext:value-type="string">
            <text:p><text:a xlink:href="http://www.lenntech.es/periodica/elementos/hg.htm" xlink:type="simple">Mercurio</text:a></text:p>
          </table:table-cell>
          <table:table-cell table:style-name="ce398" office:value-type="float" office:value="200.592" calcext:value-type="float">
            <text:p>200,592</text:p>
          </table:table-cell>
        </table:table-row>
        <table:table-row table:style-name="ro3">
          <table:table-cell table:style-name="ce545" office:value-type="float" office:value="81" calcext:value-type="float">
            <text:p>81</text:p>
          </table:table-cell>
          <table:table-cell table:style-name="ce545" office:value-type="string" calcext:value-type="string">
            <text:p>Tl</text:p>
          </table:table-cell>
          <table:table-cell table:style-name="ce549" office:value-type="float" office:value="204.3833" calcext:value-type="float">
            <text:p>204,3833</text:p>
          </table:table-cell>
          <table:table-cell table:style-name="ce549" office:value-type="string" calcext:value-type="string">
            <text:p>talio</text:p>
          </table:table-cell>
          <table:table-cell table:style-name="ce549" office:value-type="string" calcext:value-type="string">
            <text:p><text:a xlink:href="http://www.lenntech.es/periodica/elementos/tl.htm" xlink:type="simple">Talio</text:a></text:p>
          </table:table-cell>
          <table:table-cell table:style-name="ce398" office:value-type="float" office:value="204.38" calcext:value-type="float">
            <text:p>204,38</text:p>
          </table:table-cell>
        </table:table-row>
        <table:table-row table:style-name="ro3">
          <table:table-cell table:style-name="ce545" office:value-type="float" office:value="82" calcext:value-type="float">
            <text:p>82</text:p>
          </table:table-cell>
          <table:table-cell table:style-name="ce545" office:value-type="string" calcext:value-type="string">
            <text:p>Pb</text:p>
          </table:table-cell>
          <table:table-cell table:style-name="ce549" office:value-type="float" office:value="207.2" calcext:value-type="float">
            <text:p>207,2</text:p>
          </table:table-cell>
          <table:table-cell table:style-name="ce549" office:value-type="string" calcext:value-type="string">
            <text:p>plomo</text:p>
          </table:table-cell>
          <table:table-cell table:style-name="ce549" office:value-type="string" calcext:value-type="string">
            <text:p><text:a xlink:href="http://www.lenntech.es/periodica/elementos/pb.htm" xlink:type="simple">Plomo</text:a></text:p>
          </table:table-cell>
          <table:table-cell table:style-name="ce398" office:value-type="float" office:value="207.2" calcext:value-type="float">
            <text:p>207,2</text:p>
          </table:table-cell>
        </table:table-row>
        <table:table-row table:style-name="ro3">
          <table:table-cell table:style-name="ce545" office:value-type="float" office:value="83" calcext:value-type="float">
            <text:p>83</text:p>
          </table:table-cell>
          <table:table-cell table:style-name="ce545" office:value-type="string" calcext:value-type="string">
            <text:p>Bi</text:p>
          </table:table-cell>
          <table:table-cell table:style-name="ce549" office:value-type="float" office:value="208.9804" calcext:value-type="float">
            <text:p>208,9804</text:p>
          </table:table-cell>
          <table:table-cell table:style-name="ce549" office:value-type="string" calcext:value-type="string">
            <text:p>bismuto</text:p>
          </table:table-cell>
          <table:table-cell table:style-name="ce549" office:value-type="string" calcext:value-type="string">
            <text:p><text:a xlink:href="http://www.lenntech.es/periodica/elementos/bi.htm" xlink:type="simple">Bismuto</text:a></text:p>
          </table:table-cell>
          <table:table-cell table:style-name="ce398" office:value-type="float" office:value="208.984" calcext:value-type="float">
            <text:p>208,984</text:p>
          </table:table-cell>
        </table:table-row>
        <table:table-row table:style-name="ro3">
          <table:table-cell table:style-name="ce545" office:value-type="float" office:value="84" calcext:value-type="float">
            <text:p>84</text:p>
          </table:table-cell>
          <table:table-cell table:style-name="ce545" office:value-type="string" calcext:value-type="string">
            <text:p>Po</text:p>
          </table:table-cell>
          <table:table-cell table:style-name="ce549" office:value-type="float" office:value="209" calcext:value-type="float">
            <text:p>209</text:p>
          </table:table-cell>
          <table:table-cell table:style-name="ce549" office:value-type="string" calcext:value-type="string">
            <text:p>polonio</text:p>
          </table:table-cell>
          <table:table-cell table:style-name="ce549" office:value-type="string" calcext:value-type="string">
            <text:p><text:a xlink:href="http://www.lenntech.es/periodica/elementos/po.htm" xlink:type="simple">Polonio</text:a></text:p>
          </table:table-cell>
          <table:table-cell table:style-name="ce398" office:value-type="float" office:value="209" calcext:value-type="float">
            <text:p>209</text:p>
          </table:table-cell>
        </table:table-row>
        <table:table-row table:style-name="ro3">
          <table:table-cell table:style-name="ce545" office:value-type="float" office:value="85" calcext:value-type="float">
            <text:p>85</text:p>
          </table:table-cell>
          <table:table-cell table:style-name="ce545" office:value-type="string" calcext:value-type="string">
            <text:p>At</text:p>
          </table:table-cell>
          <table:table-cell table:style-name="ce549" office:value-type="float" office:value="210" calcext:value-type="float">
            <text:p>210</text:p>
          </table:table-cell>
          <table:table-cell table:style-name="ce549" office:value-type="string" calcext:value-type="string">
            <text:p>astato</text:p>
          </table:table-cell>
          <table:table-cell table:style-name="ce549" office:value-type="string" calcext:value-type="string">
            <text:p><text:a xlink:href="http://www.lenntech.es/periodica/elementos/at.htm" xlink:type="simple">Ástato</text:a></text:p>
          </table:table-cell>
          <table:table-cell table:style-name="ce398" office:value-type="float" office:value="210" calcext:value-type="float">
            <text:p>210</text:p>
          </table:table-cell>
        </table:table-row>
        <table:table-row table:style-name="ro3">
          <table:table-cell table:style-name="ce545" office:value-type="float" office:value="86" calcext:value-type="float">
            <text:p>86</text:p>
          </table:table-cell>
          <table:table-cell table:style-name="ce545" office:value-type="string" calcext:value-type="string">
            <text:p>Rn</text:p>
          </table:table-cell>
          <table:table-cell table:style-name="ce549" office:value-type="float" office:value="222" calcext:value-type="float">
            <text:p>222</text:p>
          </table:table-cell>
          <table:table-cell table:style-name="ce549" office:value-type="string" calcext:value-type="string">
            <text:p>radon</text:p>
          </table:table-cell>
          <table:table-cell table:style-name="ce549" office:value-type="string" calcext:value-type="string">
            <text:p><text:a xlink:href="http://www.lenntech.es/periodica/elementos/rn.htm" xlink:type="simple">Radón</text:a></text:p>
          </table:table-cell>
          <table:table-cell table:style-name="ce398" office:value-type="float" office:value="222" calcext:value-type="float">
            <text:p>222</text:p>
          </table:table-cell>
        </table:table-row>
        <table:table-row table:style-name="ro3">
          <table:table-cell table:style-name="ce545" office:value-type="float" office:value="87" calcext:value-type="float">
            <text:p>87</text:p>
          </table:table-cell>
          <table:table-cell table:style-name="ce545" office:value-type="string" calcext:value-type="string">
            <text:p>Fr</text:p>
          </table:table-cell>
          <table:table-cell table:style-name="ce549" office:value-type="float" office:value="223" calcext:value-type="float">
            <text:p>223</text:p>
          </table:table-cell>
          <table:table-cell table:style-name="ce549" office:value-type="string" calcext:value-type="string">
            <text:p>francio</text:p>
          </table:table-cell>
          <table:table-cell table:style-name="ce549" office:value-type="string" calcext:value-type="string">
            <text:p><text:a xlink:href="http://www.lenntech.es/periodica/elementos/fr.htm" xlink:type="simple">Francio</text:a></text:p>
          </table:table-cell>
          <table:table-cell table:style-name="ce398" office:value-type="float" office:value="223" calcext:value-type="float">
            <text:p>223</text:p>
          </table:table-cell>
        </table:table-row>
        <table:table-row table:style-name="ro3">
          <table:table-cell table:style-name="ce545" office:value-type="float" office:value="88" calcext:value-type="float">
            <text:p>88</text:p>
          </table:table-cell>
          <table:table-cell table:style-name="ce545" office:value-type="string" calcext:value-type="string">
            <text:p>Ra</text:p>
          </table:table-cell>
          <table:table-cell table:style-name="ce549" office:value-type="float" office:value="226" calcext:value-type="float">
            <text:p>226</text:p>
          </table:table-cell>
          <table:table-cell table:style-name="ce549" office:value-type="string" calcext:value-type="string">
            <text:p>radio</text:p>
          </table:table-cell>
          <table:table-cell table:style-name="ce549" office:value-type="string" calcext:value-type="string">
            <text:p><text:a xlink:href="http://www.lenntech.es/periodica/elementos/ra.htm" xlink:type="simple">Radio</text:a></text:p>
          </table:table-cell>
          <table:table-cell table:style-name="ce398" office:value-type="float" office:value="226" calcext:value-type="float">
            <text:p>226</text:p>
          </table:table-cell>
        </table:table-row>
        <table:table-row table:style-name="ro3">
          <table:table-cell table:style-name="ce545" office:value-type="float" office:value="89" calcext:value-type="float">
            <text:p>89</text:p>
          </table:table-cell>
          <table:table-cell table:style-name="ce545" office:value-type="string" calcext:value-type="string">
            <text:p>Ac</text:p>
          </table:table-cell>
          <table:table-cell table:style-name="ce549" office:value-type="float" office:value="227" calcext:value-type="float">
            <text:p>227</text:p>
          </table:table-cell>
          <table:table-cell table:style-name="ce549" office:value-type="string" calcext:value-type="string">
            <text:p>actinio</text:p>
          </table:table-cell>
          <table:table-cell table:style-name="ce549" office:value-type="string" calcext:value-type="string">
            <text:p><text:a xlink:href="http://www.lenntech.es/periodica/elementos/ac.htm" xlink:type="simple">Actinio</text:a></text:p>
          </table:table-cell>
          <table:table-cell table:style-name="ce398" office:value-type="float" office:value="227" calcext:value-type="float">
            <text:p>227</text:p>
          </table:table-cell>
        </table:table-row>
        <table:table-row table:style-name="ro3">
          <table:table-cell table:style-name="ce545" office:value-type="float" office:value="90" calcext:value-type="float">
            <text:p>90</text:p>
          </table:table-cell>
          <table:table-cell table:style-name="ce545" office:value-type="string" calcext:value-type="string">
            <text:p>Th</text:p>
          </table:table-cell>
          <table:table-cell table:style-name="ce549" office:value-type="float" office:value="232.0381" calcext:value-type="float">
            <text:p>232,0381</text:p>
          </table:table-cell>
          <table:table-cell table:style-name="ce549" office:value-type="string" calcext:value-type="string">
            <text:p>torio</text:p>
          </table:table-cell>
          <table:table-cell table:style-name="ce549" office:value-type="string" calcext:value-type="string">
            <text:p><text:a xlink:href="http://www.lenntech.es/periodica/elementos/th.htm" xlink:type="simple">Torio</text:a></text:p>
          </table:table-cell>
          <table:table-cell table:style-name="ce398" office:value-type="float" office:value="232.0377" calcext:value-type="float">
            <text:p>232,0377</text:p>
          </table:table-cell>
        </table:table-row>
        <table:table-row table:style-name="ro3">
          <table:table-cell table:style-name="ce545" office:value-type="float" office:value="91" calcext:value-type="float">
            <text:p>91</text:p>
          </table:table-cell>
          <table:table-cell table:style-name="ce545" office:value-type="string" calcext:value-type="string">
            <text:p>Pa</text:p>
          </table:table-cell>
          <table:table-cell table:style-name="ce549" office:value-type="float" office:value="231.0359" calcext:value-type="float">
            <text:p>231,0359</text:p>
          </table:table-cell>
          <table:table-cell table:style-name="ce549" office:value-type="string" calcext:value-type="string">
            <text:p>protactinio</text:p>
          </table:table-cell>
          <table:table-cell table:style-name="ce549" office:value-type="string" calcext:value-type="string">
            <text:p><text:a xlink:href="http://www.lenntech.es/periodica/elementos/pa.htm" xlink:type="simple">Protactinio</text:a></text:p>
          </table:table-cell>
          <table:table-cell table:style-name="ce398" office:value-type="float" office:value="231.035" calcext:value-type="float">
            <text:p>231,035</text:p>
          </table:table-cell>
        </table:table-row>
        <table:table-row table:style-name="ro3">
          <table:table-cell table:style-name="ce545" office:value-type="float" office:value="92" calcext:value-type="float">
            <text:p>92</text:p>
          </table:table-cell>
          <table:table-cell table:style-name="ce545" office:value-type="string" calcext:value-type="string">
            <text:p>U</text:p>
          </table:table-cell>
          <table:table-cell table:style-name="ce549" office:value-type="float" office:value="238.0289" calcext:value-type="float">
            <text:p>238,0289</text:p>
          </table:table-cell>
          <table:table-cell table:style-name="ce549" office:value-type="string" calcext:value-type="string">
            <text:p>uranio</text:p>
          </table:table-cell>
          <table:table-cell table:style-name="ce549" office:value-type="string" calcext:value-type="string">
            <text:p><text:a xlink:href="http://www.lenntech.es/periodica/elementos/u.htm" xlink:type="simple">Uranio</text:a></text:p>
          </table:table-cell>
          <table:table-cell table:style-name="ce398" office:value-type="float" office:value="238.02891" calcext:value-type="float">
            <text:p>238,02891</text:p>
          </table:table-cell>
        </table:table-row>
        <table:table-row table:style-name="ro3">
          <table:table-cell table:style-name="ce545" office:value-type="float" office:value="93" calcext:value-type="float">
            <text:p>93</text:p>
          </table:table-cell>
          <table:table-cell table:style-name="ce545" office:value-type="string" calcext:value-type="string">
            <text:p>Np</text:p>
          </table:table-cell>
          <table:table-cell table:style-name="ce549" office:value-type="float" office:value="237" calcext:value-type="float">
            <text:p>237</text:p>
          </table:table-cell>
          <table:table-cell table:style-name="ce549" office:value-type="string" calcext:value-type="string">
            <text:p>neptunio</text:p>
          </table:table-cell>
          <table:table-cell table:style-name="ce549" office:value-type="string" calcext:value-type="string">
            <text:p><text:a xlink:href="http://www.lenntech.es/periodica/elementos/p.htm" xlink:type="simple">Neptunio</text:a></text:p>
          </table:table-cell>
          <table:table-cell table:style-name="ce398" office:value-type="float" office:value="237" calcext:value-type="float">
            <text:p>237</text:p>
          </table:table-cell>
        </table:table-row>
        <table:table-row table:style-name="ro3">
          <table:table-cell table:style-name="ce545" office:value-type="float" office:value="94" calcext:value-type="float">
            <text:p>94</text:p>
          </table:table-cell>
          <table:table-cell table:style-name="ce545" office:value-type="string" calcext:value-type="string">
            <text:p>Pu</text:p>
          </table:table-cell>
          <table:table-cell table:style-name="ce549" office:value-type="float" office:value="244" calcext:value-type="float">
            <text:p>244</text:p>
          </table:table-cell>
          <table:table-cell table:style-name="ce549" office:value-type="string" calcext:value-type="string">
            <text:p>plutonio</text:p>
          </table:table-cell>
          <table:table-cell table:style-name="ce549" office:value-type="string" calcext:value-type="string">
            <text:p><text:a xlink:href="http://www.lenntech.es/periodica/elementos/pu.htm" xlink:type="simple">Plutonio</text:a></text:p>
          </table:table-cell>
          <table:table-cell table:style-name="ce398" office:value-type="float" office:value="244" calcext:value-type="float">
            <text:p>244</text:p>
          </table:table-cell>
        </table:table-row>
        <table:table-row table:style-name="ro3">
          <table:table-cell table:style-name="ce545" office:value-type="float" office:value="95" calcext:value-type="float">
            <text:p>95</text:p>
          </table:table-cell>
          <table:table-cell table:style-name="ce545" office:value-type="string" calcext:value-type="string">
            <text:p>Am</text:p>
          </table:table-cell>
          <table:table-cell table:style-name="ce549" office:value-type="float" office:value="243" calcext:value-type="float">
            <text:p>243</text:p>
          </table:table-cell>
          <table:table-cell table:style-name="ce549" office:value-type="string" calcext:value-type="string">
            <text:p>americio</text:p>
          </table:table-cell>
          <table:table-cell table:style-name="ce549" office:value-type="string" calcext:value-type="string">
            <text:p><text:a xlink:href="http://www.lenntech.es/periodica/elementos/am.htm" xlink:type="simple">Americio</text:a></text:p>
          </table:table-cell>
          <table:table-cell table:style-name="ce398" office:value-type="float" office:value="243" calcext:value-type="float">
            <text:p>243</text:p>
          </table:table-cell>
        </table:table-row>
        <table:table-row table:style-name="ro3">
          <table:table-cell table:style-name="ce545" office:value-type="float" office:value="96" calcext:value-type="float">
            <text:p>96</text:p>
          </table:table-cell>
          <table:table-cell table:style-name="ce545" office:value-type="string" calcext:value-type="string">
            <text:p>Cm</text:p>
          </table:table-cell>
          <table:table-cell table:style-name="ce549" office:value-type="float" office:value="247" calcext:value-type="float">
            <text:p>247</text:p>
          </table:table-cell>
          <table:table-cell table:style-name="ce549" office:value-type="string" calcext:value-type="string">
            <text:p>curio</text:p>
          </table:table-cell>
          <table:table-cell table:style-name="ce549" office:value-type="string" calcext:value-type="string">
            <text:p><text:a xlink:href="http://www.lenntech.es/periodica/elementos/cm.htm" xlink:type="simple">Curio</text:a></text:p>
          </table:table-cell>
          <table:table-cell table:style-name="ce398" office:value-type="float" office:value="247" calcext:value-type="float">
            <text:p>247</text:p>
          </table:table-cell>
        </table:table-row>
        <table:table-row table:style-name="ro3">
          <table:table-cell table:style-name="ce545" office:value-type="float" office:value="97" calcext:value-type="float">
            <text:p>97</text:p>
          </table:table-cell>
          <table:table-cell table:style-name="ce545" office:value-type="string" calcext:value-type="string">
            <text:p>Bk</text:p>
          </table:table-cell>
          <table:table-cell table:style-name="ce549" office:value-type="float" office:value="247" calcext:value-type="float">
            <text:p>247</text:p>
          </table:table-cell>
          <table:table-cell table:style-name="ce549" office:value-type="string" calcext:value-type="string">
            <text:p>berkelio</text:p>
          </table:table-cell>
          <table:table-cell table:style-name="ce549" office:value-type="string" calcext:value-type="string">
            <text:p><text:a xlink:href="http://www.lenntech.es/periodica/elementos/bk.htm" xlink:type="simple">Berkelio</text:a></text:p>
          </table:table-cell>
          <table:table-cell table:style-name="ce398" office:value-type="float" office:value="247" calcext:value-type="float">
            <text:p>247</text:p>
          </table:table-cell>
        </table:table-row>
        <table:table-row table:style-name="ro3">
          <table:table-cell table:style-name="ce545" office:value-type="float" office:value="98" calcext:value-type="float">
            <text:p>98</text:p>
          </table:table-cell>
          <table:table-cell table:style-name="ce545" office:value-type="string" calcext:value-type="string">
            <text:p>Cf</text:p>
          </table:table-cell>
          <table:table-cell table:style-name="ce549" office:value-type="float" office:value="251" calcext:value-type="float">
            <text:p>251</text:p>
          </table:table-cell>
          <table:table-cell table:style-name="ce549" office:value-type="string" calcext:value-type="string">
            <text:p>californio</text:p>
          </table:table-cell>
          <table:table-cell table:style-name="ce549" office:value-type="string" calcext:value-type="string">
            <text:p><text:a xlink:href="http://www.lenntech.es/periodica/elementos/cf.htm" xlink:type="simple">Californio</text:a></text:p>
          </table:table-cell>
          <table:table-cell table:style-name="ce398" office:value-type="float" office:value="251" calcext:value-type="float">
            <text:p>251</text:p>
          </table:table-cell>
        </table:table-row>
        <table:table-row table:style-name="ro3">
          <table:table-cell table:style-name="ce545" office:value-type="float" office:value="99" calcext:value-type="float">
            <text:p>99</text:p>
          </table:table-cell>
          <table:table-cell table:style-name="ce545" office:value-type="string" calcext:value-type="string">
            <text:p>Es</text:p>
          </table:table-cell>
          <table:table-cell table:style-name="ce549" office:value-type="float" office:value="252" calcext:value-type="float">
            <text:p>252</text:p>
          </table:table-cell>
          <table:table-cell table:style-name="ce549" office:value-type="string" calcext:value-type="string">
            <text:p>einstenio</text:p>
          </table:table-cell>
          <table:table-cell table:style-name="ce549" office:value-type="string" calcext:value-type="string">
            <text:p><text:a xlink:href="http://www.lenntech.es/periodica/elementos/es.htm" xlink:type="simple">Einstenio</text:a></text:p>
          </table:table-cell>
          <table:table-cell table:style-name="ce398" office:value-type="float" office:value="252" calcext:value-type="float">
            <text:p>252</text:p>
          </table:table-cell>
        </table:table-row>
        <table:table-row table:style-name="ro3">
          <table:table-cell table:style-name="ce545" office:value-type="float" office:value="100" calcext:value-type="float">
            <text:p>100</text:p>
          </table:table-cell>
          <table:table-cell table:style-name="ce545" office:value-type="string" calcext:value-type="string">
            <text:p>Fm</text:p>
          </table:table-cell>
          <table:table-cell table:style-name="ce549" office:value-type="float" office:value="257" calcext:value-type="float">
            <text:p>257</text:p>
          </table:table-cell>
          <table:table-cell table:style-name="ce549" office:value-type="string" calcext:value-type="string">
            <text:p>fermio</text:p>
          </table:table-cell>
          <table:table-cell table:style-name="ce549" office:value-type="string" calcext:value-type="string">
            <text:p><text:a xlink:href="http://www.lenntech.es/periodica/elementos/fm.htm" xlink:type="simple">Fermio</text:a></text:p>
          </table:table-cell>
          <table:table-cell table:style-name="ce398" office:value-type="float" office:value="257" calcext:value-type="float">
            <text:p>257</text:p>
          </table:table-cell>
        </table:table-row>
        <table:table-row table:style-name="ro3">
          <table:table-cell table:style-name="ce545" office:value-type="float" office:value="101" calcext:value-type="float">
            <text:p>101</text:p>
          </table:table-cell>
          <table:table-cell table:style-name="ce545" office:value-type="string" calcext:value-type="string">
            <text:p>Md</text:p>
          </table:table-cell>
          <table:table-cell table:style-name="ce549" office:value-type="float" office:value="258" calcext:value-type="float">
            <text:p>258</text:p>
          </table:table-cell>
          <table:table-cell table:style-name="ce549" office:value-type="string" calcext:value-type="string">
            <text:p>mendelevio</text:p>
          </table:table-cell>
          <table:table-cell table:style-name="ce549" office:value-type="string" calcext:value-type="string">
            <text:p><text:a xlink:href="http://www.lenntech.es/periodica/elementos/md.htm" xlink:type="simple">Mendelevio</text:a></text:p>
          </table:table-cell>
          <table:table-cell table:style-name="ce398" office:value-type="float" office:value="258" calcext:value-type="float">
            <text:p>258</text:p>
          </table:table-cell>
        </table:table-row>
        <table:table-row table:style-name="ro3">
          <table:table-cell table:style-name="ce545" office:value-type="float" office:value="102" calcext:value-type="float">
            <text:p>102</text:p>
          </table:table-cell>
          <table:table-cell table:style-name="ce545" office:value-type="string" calcext:value-type="string">
            <text:p>No</text:p>
          </table:table-cell>
          <table:table-cell table:style-name="ce549" office:value-type="float" office:value="259" calcext:value-type="float">
            <text:p>259</text:p>
          </table:table-cell>
          <table:table-cell table:style-name="ce549" office:value-type="string" calcext:value-type="string">
            <text:p>nobelio</text:p>
          </table:table-cell>
          <table:table-cell table:style-name="ce549" office:value-type="string" calcext:value-type="string">
            <text:p><text:a xlink:href="http://www.lenntech.es/periodica/elementos/no.htm" xlink:type="simple">Nobelio</text:a></text:p>
          </table:table-cell>
          <table:table-cell table:style-name="ce398" office:value-type="float" office:value="259" calcext:value-type="float">
            <text:p>259</text:p>
          </table:table-cell>
        </table:table-row>
        <table:table-row table:style-name="ro3">
          <table:table-cell table:style-name="ce545" office:value-type="float" office:value="103" calcext:value-type="float">
            <text:p>103</text:p>
          </table:table-cell>
          <table:table-cell table:style-name="ce545" office:value-type="string" calcext:value-type="string">
            <text:p>Lr</text:p>
          </table:table-cell>
          <table:table-cell table:style-name="ce549" office:value-type="float" office:value="261" calcext:value-type="float">
            <text:p>261</text:p>
          </table:table-cell>
          <table:table-cell table:style-name="ce549" office:value-type="string" calcext:value-type="string">
            <text:p>lawrencio</text:p>
          </table:table-cell>
          <table:table-cell table:style-name="ce549" office:value-type="string" calcext:value-type="string">
            <text:p><text:a xlink:href="http://www.lenntech.es/periodica/elementos/lr.htm" xlink:type="simple">Lawrencio</text:a></text:p>
          </table:table-cell>
          <table:table-cell table:style-name="ce398" office:value-type="float" office:value="261" calcext:value-type="float">
            <text:p>261</text:p>
          </table:table-cell>
        </table:table-row>
        <table:table-row table:style-name="ro3">
          <table:table-cell table:style-name="ce545" office:value-type="float" office:value="104" calcext:value-type="float">
            <text:p>104</text:p>
          </table:table-cell>
          <table:table-cell table:style-name="ce545" office:value-type="string" calcext:value-type="string">
            <text:p>Rf</text:p>
          </table:table-cell>
          <table:table-cell table:style-name="ce549" office:value-type="float" office:value="262" calcext:value-type="float">
            <text:p>262</text:p>
          </table:table-cell>
          <table:table-cell table:style-name="ce549" office:value-type="string" calcext:value-type="string">
            <text:p>rutherfordio</text:p>
          </table:table-cell>
          <table:table-cell table:style-name="ce549" office:value-type="string" calcext:value-type="string">
            <text:p><text:a xlink:href="http://www.lenntech.es/periodica/elementos/rf.htm" xlink:type="simple">Rutherfordio</text:a></text:p>
          </table:table-cell>
          <table:table-cell table:style-name="ce398" office:value-type="float" office:value="262" calcext:value-type="float">
            <text:p>262</text:p>
          </table:table-cell>
        </table:table-row>
        <table:table-row table:style-name="ro3">
          <table:table-cell table:style-name="ce545" office:value-type="float" office:value="105" calcext:value-type="float">
            <text:p>105</text:p>
          </table:table-cell>
          <table:table-cell table:style-name="ce545" office:value-type="string" calcext:value-type="string">
            <text:p>Db</text:p>
          </table:table-cell>
          <table:table-cell table:style-name="ce549" office:value-type="float" office:value="262" calcext:value-type="float">
            <text:p>262</text:p>
          </table:table-cell>
          <table:table-cell table:style-name="ce549" office:value-type="string" calcext:value-type="string">
            <text:p>dubnio</text:p>
          </table:table-cell>
          <table:table-cell table:style-name="ce549" office:value-type="string" calcext:value-type="string">
            <text:p><text:a xlink:href="http://www.lenntech.es/periodica/elementos/db.htm" xlink:type="simple">Dubnio</text:a></text:p>
          </table:table-cell>
          <table:table-cell table:style-name="ce398" office:value-type="float" office:value="262" calcext:value-type="float">
            <text:p>262</text:p>
          </table:table-cell>
        </table:table-row>
        <table:table-row table:style-name="ro3">
          <table:table-cell table:style-name="ce545" office:value-type="float" office:value="106" calcext:value-type="float">
            <text:p>106</text:p>
          </table:table-cell>
          <table:table-cell table:style-name="ce545" office:value-type="string" calcext:value-type="string">
            <text:p>Sg</text:p>
          </table:table-cell>
          <table:table-cell table:style-name="ce549" office:value-type="float" office:value="264" calcext:value-type="float">
            <text:p>264</text:p>
          </table:table-cell>
          <table:table-cell table:style-name="ce549" office:value-type="string" calcext:value-type="string">
            <text:p>seaborgio</text:p>
          </table:table-cell>
          <table:table-cell table:style-name="ce549" office:value-type="string" calcext:value-type="string">
            <text:p><text:a xlink:href="http://www.lenntech.es/periodica/elementos/sg.htm" xlink:type="simple">Seaborgio</text:a></text:p>
          </table:table-cell>
          <table:table-cell table:style-name="ce398" office:value-type="float" office:value="264" calcext:value-type="float">
            <text:p>264</text:p>
          </table:table-cell>
        </table:table-row>
        <table:table-row table:style-name="ro3">
          <table:table-cell table:style-name="ce545" office:value-type="float" office:value="107" calcext:value-type="float">
            <text:p>107</text:p>
          </table:table-cell>
          <table:table-cell table:style-name="ce545" office:value-type="string" calcext:value-type="string">
            <text:p>Bh</text:p>
          </table:table-cell>
          <table:table-cell table:style-name="ce549" office:value-type="float" office:value="266" calcext:value-type="float">
            <text:p>266</text:p>
          </table:table-cell>
          <table:table-cell table:style-name="ce549" office:value-type="string" calcext:value-type="string">
            <text:p>bohrio</text:p>
          </table:table-cell>
          <table:table-cell table:style-name="ce549" office:value-type="string" calcext:value-type="string">
            <text:p><text:a xlink:href="http://www.lenntech.es/periodica/elementos/bh.htm" xlink:type="simple">Bohrio</text:a></text:p>
          </table:table-cell>
          <table:table-cell table:style-name="ce398" office:value-type="float" office:value="266" calcext:value-type="float">
            <text:p>266</text:p>
          </table:table-cell>
        </table:table-row>
        <table:table-row table:style-name="ro3">
          <table:table-cell table:style-name="ce545" office:value-type="float" office:value="108" calcext:value-type="float">
            <text:p>108</text:p>
          </table:table-cell>
          <table:table-cell table:style-name="ce545" office:value-type="string" calcext:value-type="string">
            <text:p>Hs</text:p>
          </table:table-cell>
          <table:table-cell table:style-name="ce549" office:value-type="float" office:value="268" calcext:value-type="float">
            <text:p>268</text:p>
          </table:table-cell>
          <table:table-cell table:style-name="ce549" office:value-type="string" calcext:value-type="string">
            <text:p>hassio</text:p>
          </table:table-cell>
          <table:table-cell table:style-name="ce549" office:value-type="string" calcext:value-type="string">
            <text:p><text:a xlink:href="http://www.lenntech.es/periodica/elementos/hs.htm" xlink:type="simple">Hassio</text:a></text:p>
          </table:table-cell>
          <table:table-cell table:style-name="ce398" office:value-type="float" office:value="268" calcext:value-type="float">
            <text:p>268</text:p>
          </table:table-cell>
        </table:table-row>
        <table:table-row table:style-name="ro3">
          <table:table-cell table:style-name="ce545" office:value-type="float" office:value="109" calcext:value-type="float">
            <text:p>109</text:p>
          </table:table-cell>
          <table:table-cell table:style-name="ce545" office:value-type="string" calcext:value-type="string">
            <text:p>Mt</text:p>
          </table:table-cell>
          <table:table-cell table:style-name="ce549" office:value-type="float" office:value="277" calcext:value-type="float">
            <text:p>277</text:p>
          </table:table-cell>
          <table:table-cell table:style-name="ce549" office:value-type="string" calcext:value-type="string">
            <text:p>meitnerio</text:p>
          </table:table-cell>
          <table:table-cell table:style-name="ce549" office:value-type="string" calcext:value-type="string">
            <text:p><text:a xlink:href="http://www.lenntech.es/periodica/elementos/mt.htm" xlink:type="simple">Meitnerio</text:a></text:p>
          </table:table-cell>
          <table:table-cell table:style-name="ce398" office:value-type="float" office:value="277" calcext:value-type="float">
            <text:p>277</text:p>
          </table:table-cell>
        </table:table-row>
        <table:table-row table:style-name="ro3">
          <table:table-cell table:style-name="ce545" office:value-type="float" office:value="110" calcext:value-type="float">
            <text:p>110</text:p>
          </table:table-cell>
          <table:table-cell table:style-name="ce545" office:value-type="string" calcext:value-type="string">
            <text:p>Ds</text:p>
          </table:table-cell>
          <table:table-cell table:style-name="ce549"/>
          <table:table-cell table:style-name="ce549" office:value-type="string" calcext:value-type="string">
            <text:p>darmstatio</text:p>
          </table:table-cell>
          <table:table-cell table:style-name="ce549" office:value-type="string" calcext:value-type="string">
            <text:p><text:a xlink:href="http://www.lenntech.es/tabla-peiodica/ds.htm" xlink:type="simple">Darmstatio</text:a></text:p>
          </table:table-cell>
          <table:table-cell table:style-name="ce398"/>
        </table:table-row>
        <table:table-row table:style-name="ro3">
          <table:table-cell table:style-name="ce545" office:value-type="float" office:value="111" calcext:value-type="float">
            <text:p>111</text:p>
          </table:table-cell>
          <table:table-cell table:style-name="ce545" office:value-type="string" calcext:value-type="string">
            <text:p>Rg</text:p>
          </table:table-cell>
          <table:table-cell table:style-name="ce549"/>
          <table:table-cell table:style-name="ce552" office:value-type="string" calcext:value-type="string">
            <text:p>roentgenio</text:p>
          </table:table-cell>
          <table:table-cell table:style-name="ce552" office:value-type="string" calcext:value-type="string">
            <text:p><text:a xlink:href="https://www.lenntech.com/periodic/elements/rg.htm" xlink:type="simple">Roentgenio</text:a></text:p>
          </table:table-cell>
          <table:table-cell table:style-name="ce398"/>
        </table:table-row>
        <table:table-row table:style-name="ro3">
          <table:table-cell table:style-name="ce545" office:value-type="float" office:value="112" calcext:value-type="float">
            <text:p>112</text:p>
          </table:table-cell>
          <table:table-cell table:style-name="ce545" office:value-type="string" calcext:value-type="string">
            <text:p>Cn</text:p>
          </table:table-cell>
          <table:table-cell table:style-name="ce549"/>
          <table:table-cell table:style-name="ce549" office:value-type="string" calcext:value-type="string">
            <text:p>copernicio</text:p>
          </table:table-cell>
          <table:table-cell table:style-name="ce549" office:value-type="string" calcext:value-type="string">
            <text:p><text:a xlink:href="http://www.lenntech.es/periodica/elementos/uub.htm" xlink:type="simple">Copernicio</text:a></text:p>
          </table:table-cell>
          <table:table-cell table:style-name="ce398"/>
        </table:table-row>
        <table:table-row table:style-name="ro3">
          <table:table-cell table:style-name="ce545" office:value-type="float" office:value="113" calcext:value-type="float">
            <text:p>113</text:p>
          </table:table-cell>
          <table:table-cell table:style-name="ce545" office:value-type="string" calcext:value-type="string">
            <text:p>Nh</text:p>
          </table:table-cell>
          <table:table-cell table:style-name="ce549"/>
          <table:table-cell table:style-name="ce549" office:value-type="string" calcext:value-type="string">
            <text:p>nihonio</text:p>
          </table:table-cell>
          <table:table-cell table:style-name="ce549" office:value-type="string" calcext:value-type="string">
            <text:p><text:a xlink:href="https://www.lenntech.es/periodica/elementos/uut.htm" xlink:type="simple">Nihonio</text:a></text:p>
          </table:table-cell>
          <table:table-cell table:style-name="ce398"/>
        </table:table-row>
        <table:table-row table:style-name="ro3">
          <table:table-cell table:style-name="ce545" office:value-type="float" office:value="114" calcext:value-type="float">
            <text:p>114</text:p>
          </table:table-cell>
          <table:table-cell table:style-name="ce545" office:value-type="string" calcext:value-type="string">
            <text:p>Fl</text:p>
          </table:table-cell>
          <table:table-cell table:style-name="ce549"/>
          <table:table-cell table:style-name="ce549" office:value-type="string" calcext:value-type="string">
            <text:p>flerovio</text:p>
          </table:table-cell>
          <table:table-cell table:style-name="ce549" office:value-type="string" calcext:value-type="string">
            <text:p><text:a xlink:href="https://www.lenntech.es/periodica/elementos/uuq.htm" xlink:type="simple">Flerovio</text:a></text:p>
          </table:table-cell>
          <table:table-cell table:style-name="ce398"/>
        </table:table-row>
        <table:table-row table:style-name="ro3">
          <table:table-cell table:style-name="ce545" office:value-type="float" office:value="115" calcext:value-type="float">
            <text:p>115</text:p>
          </table:table-cell>
          <table:table-cell table:style-name="ce545" office:value-type="string" calcext:value-type="string">
            <text:p>Mc</text:p>
          </table:table-cell>
          <table:table-cell table:style-name="ce549"/>
          <table:table-cell table:style-name="ce549" office:value-type="string" calcext:value-type="string">
            <text:p>moscovio</text:p>
          </table:table-cell>
          <table:table-cell table:style-name="ce549" office:value-type="string" calcext:value-type="string">
            <text:p><text:a xlink:href="https://www.lenntech.es/periodica/elementos/uup.htm" xlink:type="simple">Moscovio</text:a></text:p>
          </table:table-cell>
          <table:table-cell table:style-name="ce398"/>
        </table:table-row>
        <table:table-row table:style-name="ro3">
          <table:table-cell table:style-name="ce545" office:value-type="float" office:value="116" calcext:value-type="float">
            <text:p>116</text:p>
          </table:table-cell>
          <table:table-cell table:style-name="ce545" office:value-type="string" calcext:value-type="string">
            <text:p>Lv</text:p>
          </table:table-cell>
          <table:table-cell table:style-name="ce549"/>
          <table:table-cell table:style-name="ce549" office:value-type="string" calcext:value-type="string">
            <text:p>livermorio</text:p>
          </table:table-cell>
          <table:table-cell table:style-name="ce549" office:value-type="string" calcext:value-type="string">
            <text:p><text:a xlink:href="http://www.lenntech.es/tabla-peiodica/uuh.htm" xlink:type="simple">Livermorio</text:a></text:p>
          </table:table-cell>
          <table:table-cell table:style-name="ce398"/>
        </table:table-row>
        <table:table-row table:style-name="ro3">
          <table:table-cell table:style-name="ce545" office:value-type="float" office:value="117" calcext:value-type="float">
            <text:p>117</text:p>
          </table:table-cell>
          <table:table-cell table:style-name="ce545" office:value-type="string" calcext:value-type="string">
            <text:p>Ts</text:p>
          </table:table-cell>
          <table:table-cell table:style-name="ce549"/>
          <table:table-cell table:style-name="ce549" office:value-type="string" calcext:value-type="string">
            <text:p>teneso</text:p>
          </table:table-cell>
          <table:table-cell table:style-name="ce549" office:value-type="string" calcext:value-type="string">
            <text:p><text:a xlink:href="http://www.lenntech.es/periodica/elementos/uus.htm" xlink:type="simple">Teneso</text:a></text:p>
          </table:table-cell>
          <table:table-cell table:style-name="ce398"/>
        </table:table-row>
        <table:table-row table:style-name="ro3">
          <table:table-cell table:style-name="ce545" office:value-type="float" office:value="118" calcext:value-type="float">
            <text:p>118</text:p>
          </table:table-cell>
          <table:table-cell table:style-name="ce545" office:value-type="string" calcext:value-type="string">
            <text:p>Og</text:p>
          </table:table-cell>
          <table:table-cell table:style-name="ce549"/>
          <table:table-cell table:style-name="ce549" office:value-type="string" calcext:value-type="string">
            <text:p>oganeson</text:p>
          </table:table-cell>
          <table:table-cell table:style-name="ce549" office:value-type="string" calcext:value-type="string">
            <text:p><text:a xlink:href="http://www.lenntech.es/periodica/elementos/uuo.htm" xlink:type="simple">Oganesón</text:a></text:p>
          </table:table-cell>
          <table:table-cell table:style-name="ce398"/>
        </table:table-row>
        <table:table-row table:style-name="ro3" table:number-rows-repeated="1048452">
          <table:table-cell table:number-columns-repeated="6"/>
        </table:table-row>
        <table:table-row table:style-name="ro3">
          <table:table-cell table:number-columns-repeated="6"/>
        </table:table-row>
      </table:table>
      <table:table table:name="D_ValRedox" table:style-name="ta1" table:print="false">
        <office:forms form:automatic-focus="false" form:apply-design-mode="false"/>
        <table:table-column table:style-name="co11" table:number-columns-repeated="4" table:default-cell-style-name="ce63"/>
        <table:table-column table:style-name="co21" table:default-cell-style-name="ce63"/>
        <table:table-column table:style-name="co4" table:number-columns-repeated="6" table:default-cell-style-name="ce63"/>
        <table:table-column table:style-name="co34" table:default-cell-style-name="ce63"/>
        <table:table-column table:style-name="co8"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7" table:number-rows-spanned="1">
            <text:p>D <text:s text:c="4"/>A <text:s text:c="4"/>T <text:s text:c="4"/>O <text:s text:c="4"/>S</text:p>
          </table:table-cell>
          <table:covered-table-cell table:style-name="Default"/>
          <table:covered-table-cell table:number-columns-repeated="2" table:style-name="ce309"/>
          <table:covered-table-cell table:number-columns-repeated="3" table:style-name="ce299"/>
          <table:table-cell table:style-name="ce406" office:value-type="string" calcext:value-type="string">
            <text:p><text:s/></text:p>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93" office:value-type="string" calcext:value-type="string" table:number-columns-spanned="4" table:number-rows-spanned="13">
            <text:p><text:span text:style-name="T25">O K₂Cr₂O₇ oxida ao ioduro de potasio no medio ácido sulfúrico formándose, sulfato de potasio, sulfato de cromo (III), I₂ e auga.</text:span></text:p>
            <text:p><text:span text:style-name="T25">a) Axusta as reaccións iónica e molecular polo método do ión-electrón.</text:span></text:p>
            <text:p><text:span text:style-name="T24">b) Fanse catro valoracións cos valores que se ven na táboa e a concentración da disolución de dicromato de potasio é  de 0,200 mol/dm³, cal é a concentración da disolución de ioduro de potasio</text:span><text:span text:style-name="T25">?</text:span></text:p>
            <text:p><text:span text:style-name="T25">Rta.: [KI] = 1,07 mol/dm³</text:span></text:p>
            <text:p><text:span text:style-name="T25"/></text:p>
          </table:table-cell>
          <table:covered-table-cell table:number-columns-repeated="2" table:style-name="ce394"/>
          <table:covered-table-cell table:style-name="ce412"/>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3" table:style-name="ce394"/>
          <table:covered-table-cell table:style-name="ce412"/>
          <table:table-cell table:number-columns-repeated="2" table:style-name="ce406" office:value-type="string" calcext:value-type="string">
            <text:p><text:s/></text:p>
          </table:table-cell>
          <table:table-cell table:style-name="ce521" office:value-type="string" calcext:value-type="string">
            <text:p>K₂Cr₂O₇</text:p>
          </table:table-cell>
          <table:table-cell table:style-name="ce406" office:value-type="string" calcext:value-type="string">
            <text:p><text:s/></text:p>
          </table:table-cell>
          <table:table-cell table:style-name="ce521" office:value-type="string" calcext:value-type="string">
            <text:p>KI</text:p>
          </table:table-cell>
          <table:table-cell table:style-name="ce406" office:value-type="string" calcext:value-type="string">
            <text:p><text:s/></text:p>
          </table:table-cell>
          <table:table-cell table:style-name="ce521" office:value-type="string" calcext:value-type="string">
            <text:p>H₂SO₄</text:p>
          </table:table-cell>
          <table:table-cell table:number-columns-repeated="2"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4"/>
          <table:covered-table-cell table:style-name="ce412"/>
          <table:table-cell table:style-name="ce406"/>
          <table:table-cell table:style-name="ce150" office:value-type="string" calcext:value-type="string">
            <text:p>Concentración: </text:p>
          </table:table-cell>
          <table:table-cell table:style-name="ce563" office:value-type="float" office:value="0.2" calcext:value-type="float">
            <text:p>0,2</text:p>
          </table:table-cell>
          <table:table-cell table:style-name="ce440" table:content-validation-name="val9" office:value-type="string" calcext:value-type="string">
            <text:p>mol/dm³</text:p>
          </table:table-cell>
          <table:table-cell table:number-columns-repeated="5" table:style-name="ce406" office:value-type="string" calcext:value-type="string">
            <text:p><text:s/></text:p>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3" table:style-name="ce394"/>
          <table:covered-table-cell table:style-name="ce412"/>
          <table:table-cell table:style-name="ce406" office:value-type="string" calcext:value-type="string">
            <text:p><text:s/></text:p>
          </table:table-cell>
          <table:table-cell table:style-name="ce150"/>
          <table:table-cell table:style-name="ce563"/>
          <table:table-cell table:style-name="ce440" table:content-validation-name="val10"/>
          <table:table-cell table:style-name="ce414"/>
          <table:table-cell table:number-columns-repeated="4"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4"/>
          <table:covered-table-cell table:style-name="ce412"/>
          <table:table-cell table:number-columns-repeated="7" table:style-name="ce406" office:value-type="string" calcext:value-type="string">
            <text:p><text:s/></text:p>
          </table:table-cell>
          <table:table-cell table:style-name="ce406"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94"/>
          <table:covered-table-cell table:style-name="ce412"/>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94"/>
          <table:covered-table-cell table:style-name="ce412"/>
          <table:table-cell table:style-name="ce299"/>
          <table:table-cell table:style-name="ce183" office:value-type="float" office:value="1" calcext:value-type="float">
            <text:p>1</text:p>
          </table:table-cell>
          <table:table-cell table:style-name="ce644" office:value-type="float" office:value="8.2" calcext:value-type="float">
            <text:p>8,2</text:p>
          </table:table-cell>
          <table:table-cell table:style-name="ce150"/>
          <table:table-cell table:style-name="ce644" office:value-type="float" office:value="10" calcext:value-type="float">
            <text:p>10</text:p>
          </table:table-cell>
          <table:table-cell table:style-name="ce299" table:number-columns-repeated="4"/>
          <table:table-cell table:style-name="Default"/>
          <table:table-cell table:style-name="ce328" office:value-type="string" calcext:value-type="string">
            <text:p>Volver a «Lente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3" table:style-name="ce394"/>
          <table:covered-table-cell table:style-name="ce412"/>
          <table:table-cell table:style-name="ce299"/>
          <table:table-cell table:style-name="ce183" office:value-type="float" office:value="2" calcext:value-type="float">
            <text:p>2</text:p>
          </table:table-cell>
          <table:table-cell table:style-name="ce202" office:value-type="float" office:value="11.8" calcext:value-type="float">
            <text:p>11,8</text:p>
          </table:table-cell>
          <table:table-cell table:style-name="ce150"/>
          <table:table-cell table:style-name="ce202" office:value-type="float" office:value="15" calcext:value-type="float">
            <text:p>15</text:p>
          </table:table-cell>
          <table:table-cell table:style-name="ce299" table:number-columns-repeated="4"/>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94"/>
          <table:covered-table-cell table:style-name="ce412"/>
          <table:table-cell table:style-name="ce299"/>
          <table:table-cell table:style-name="ce183" office:value-type="float" office:value="3" calcext:value-type="float">
            <text:p>3</text:p>
          </table:table-cell>
          <table:table-cell table:style-name="ce202" office:value-type="float" office:value="17.7" calcext:value-type="float">
            <text:p>17,7</text:p>
          </table:table-cell>
          <table:table-cell table:style-name="ce150"/>
          <table:table-cell table:style-name="ce202" office:value-type="float" office:value="20" calcext:value-type="float">
            <text:p>20</text:p>
          </table:table-cell>
          <table:table-cell table:style-name="ce299" table:number-columns-repeated="4"/>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394"/>
          <table:covered-table-cell table:style-name="ce412"/>
          <table:table-cell table:style-name="ce299"/>
          <table:table-cell table:style-name="ce183" office:value-type="float" office:value="4" calcext:value-type="float">
            <text:p>4</text:p>
          </table:table-cell>
          <table:table-cell table:style-name="ce88" office:value-type="float" office:value="26.9" calcext:value-type="float">
            <text:p>26,9</text:p>
          </table:table-cell>
          <table:table-cell table:style-name="ce150"/>
          <table:table-cell table:style-name="ce202" office:value-type="float" office:value="25" calcext:value-type="float">
            <text:p>25</text:p>
          </table:table-cell>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394"/>
          <table:covered-table-cell table:style-name="ce412"/>
          <table:table-cell table:style-name="ce299"/>
          <table:table-cell table:style-name="ce183"/>
          <table:table-cell table:style-name="ce88"/>
          <table:table-cell table:style-name="ce150"/>
          <table:table-cell table:style-name="ce644"/>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394"/>
          <table:covered-table-cell table:style-name="ce412"/>
          <table:table-cell table:number-columns-repeated="9"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4"/>
          <table:covered-table-cell table:style-name="ce412"/>
          <table:table-cell table:style-name="ce299"/>
          <table:table-cell table:style-name="ce406" office:value-type="string" calcext:value-type="string">
            <text:p>Produtos</text:p>
          </table:table-cell>
          <table:table-cell table:style-name="ce504" office:value-type="string" calcext:value-type="string">
            <text:p>Cr₂(SO₄)₃</text:p>
          </table:table-cell>
          <table:table-cell table:style-name="ce521" office:value-type="string" calcext:value-type="string">
            <text:p>I₂</text:p>
          </table:table-cell>
          <table:table-cell table:style-name="ce521" office:value-type="string" calcext:value-type="string">
            <text:p>K₂SO₄</text:p>
          </table:table-cell>
          <table:table-cell table:style-name="ce521" office:value-type="string" calcext:value-type="string">
            <text:p>H_2O</text:p>
          </table:table-cell>
          <table:table-cell table:style-name="ce299" table:number-columns-repeated="3"/>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cm³ D KI</text:p>
          </table:table-cell>
          <table:table-cell table:style-name="ce291" office:value-type="string" calcext:value-type="string">
            <text:p>cm³ D K₂Cr₂O₇</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8.2" calcext:value-type="float">
            <text:p>8,2</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1.8" calcext:value-type="float">
            <text:p>11,8</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3" calcext:value-type="float">
            <text:p>3</text:p>
          </table:table-cell>
          <table:table-cell table:style-name="ce284" office:value-type="float" office:value="20" calcext:value-type="float">
            <text:p>20</text:p>
          </table:table-cell>
          <table:table-cell table:style-name="ce284" office:value-type="float" office:value="17.7" calcext:value-type="float">
            <text:p>17,7</text:p>
          </table:table-cell>
          <table:table-cell table:style-name="ce284"/>
          <table:table-cell table:style-name="Default" table:number-columns-repeated="12"/>
          <table:table-cell table:number-columns-repeated="46"/>
        </table:table-row>
        <table:table-row table:style-name="ro1">
          <table:table-cell table:style-name="ce284" office:value-type="float" office:value="4" calcext:value-type="float">
            <text:p>4</text:p>
          </table:table-cell>
          <table:table-cell table:style-name="ce284" office:value-type="float" office:value="25" calcext:value-type="float">
            <text:p>25</text:p>
          </table:table-cell>
          <table:table-cell table:style-name="ce284" office:value-type="float" office:value="26.9" calcext:value-type="float">
            <text:p>26,9</text:p>
          </table:table-cell>
          <table:table-cell table:style-name="ce284"/>
          <table:table-cell table:style-name="Default" table:number-columns-repeated="12"/>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2"/>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49"/>
        </table:table-row>
        <table:table-row table:style-name="ro1">
          <table:table-cell table:style-name="ce393" office:value-type="string" calcext:value-type="string" table:number-columns-spanned="4" table:number-rows-spanned="13">
            <text:p><text:span text:style-name="T25">O estaño metálico reacciona co ácido nítrico concentrado e forma óxido de estaño(IV), dióxido de nitróxeno e auga.</text:span></text:p>
            <text:p><text:span text:style-name="T25">a) Axusta a reacción que ten lugar polo método do ión-electrón.</text:span></text:p>
            <text:p><text:span text:style-name="T25">b) Calcula a concentración dunha disolución de ácido nítrico se se gastan os volumes indicados.</text:span></text:p>
            <text:p><text:span text:style-name="T25">Rta.: a) 4 HNO₃ + Sn → 4 NO₂ + SnO₂ + 2 H₂O;</text:span></text:p>
            <text:p><text:span text:style-name="T25">b) [HNO₃] = 0,00289 mol/dm³</text:span></text:p>
            <text:p><text:span text:style-name="T25"/></text:p>
          </table:table-cell>
          <table:covered-table-cell table:number-columns-repeated="2" table:style-name="ce394"/>
          <table:covered-table-cell table:style-name="ce412"/>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12"/>
          <table:table-cell table:number-columns-repeated="2" table:style-name="ce406" office:value-type="string" calcext:value-type="string">
            <text:p><text:s/></text:p>
          </table:table-cell>
          <table:table-cell table:style-name="ce521" office:value-type="string" calcext:value-type="string">
            <text:p>Sn</text:p>
          </table:table-cell>
          <table:table-cell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12"/>
          <table:table-cell table:style-name="ce406"/>
          <table:table-cell table:style-name="ce150"/>
          <table:table-cell table:style-name="ce563"/>
          <table:table-cell table:style-name="ce440" table:content-validation-name="val9"/>
          <table:table-cell table:number-columns-repeated="5"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12"/>
          <table:table-cell table:style-name="ce406" office:value-type="string" calcext:value-type="string">
            <text:p><text:s/></text:p>
          </table:table-cell>
          <table:table-cell table:style-name="ce150"/>
          <table:table-cell table:style-name="ce563"/>
          <table:table-cell table:style-name="ce440" table:content-validation-name="val10"/>
          <table:table-cell table:style-name="ce414"/>
          <table:table-cell table:number-columns-repeated="4"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12"/>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12"/>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4"/>
          <table:table-cell table:number-columns-repeated="49"/>
        </table:table-row>
        <table:table-row table:style-name="ro1">
          <table:covered-table-cell table:number-columns-repeated="3" table:style-name="ce394"/>
          <table:covered-table-cell table:style-name="ce412"/>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24.3" calcext:value-type="float">
            <text:p>24,3</text:p>
          </table:table-cell>
          <table:table-cell table:style-name="ce299" table:number-columns-repeated="4"/>
          <table:table-cell table:number-columns-repeated="49"/>
        </table:table-row>
        <table:table-row table:style-name="ro1">
          <table:covered-table-cell table:number-columns-repeated="3" table:style-name="ce394"/>
          <table:covered-table-cell table:style-name="ce412"/>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5.8" calcext:value-type="float">
            <text:p>15,8</text:p>
          </table:table-cell>
          <table:table-cell table:style-name="ce299" table:number-columns-repeated="4"/>
          <table:table-cell table:number-columns-repeated="49"/>
        </table:table-row>
        <table:table-row table:style-name="ro1">
          <table:covered-table-cell table:number-columns-repeated="3" table:style-name="ce394"/>
          <table:covered-table-cell table:style-name="ce412"/>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31.1" calcext:value-type="float">
            <text:p>31,1</text:p>
          </table:table-cell>
          <table:table-cell table:style-name="ce299" table:number-columns-repeated="4"/>
          <table:table-cell table:number-columns-repeated="49"/>
        </table:table-row>
        <table:table-row table:style-name="ro1">
          <table:covered-table-cell table:number-columns-repeated="3" table:style-name="ce394"/>
          <table:covered-table-cell table:style-name="ce412"/>
          <table:table-cell table:style-name="ce299"/>
          <table:table-cell table:style-name="ce183"/>
          <table:table-cell table:style-name="ce88"/>
          <table:table-cell table:style-name="ce150"/>
          <table:table-cell table:style-name="ce202"/>
          <table:table-cell table:style-name="ce299" table:number-columns-repeated="4"/>
          <table:table-cell table:number-columns-repeated="49"/>
        </table:table-row>
        <table:table-row table:style-name="ro1">
          <table:covered-table-cell table:number-columns-repeated="3" table:style-name="ce394"/>
          <table:covered-table-cell table:style-name="ce412"/>
          <table:table-cell table:style-name="ce299"/>
          <table:table-cell table:style-name="ce183"/>
          <table:table-cell table:style-name="ce88"/>
          <table:table-cell table:style-name="ce150"/>
          <table:table-cell table:style-name="ce644"/>
          <table:table-cell table:style-name="ce299" table:number-columns-repeated="4"/>
          <table:table-cell table:number-columns-repeated="49"/>
        </table:table-row>
        <table:table-row table:style-name="ro1">
          <table:covered-table-cell table:number-columns-repeated="3" table:style-name="ce394"/>
          <table:covered-table-cell table:style-name="ce412"/>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12"/>
          <table:table-cell table:style-name="ce299"/>
          <table:table-cell table:style-name="ce406" office:value-type="string" calcext:value-type="string">
            <text:p>Produtos</text:p>
          </table:table-cell>
          <table:table-cell table:style-name="ce504" office:value-type="string" calcext:value-type="string">
            <text:p>SnO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g Sn</text:p>
          </table:table-cell>
          <table:table-cell table:style-name="ce291" office:value-type="string" calcext:value-type="string">
            <text:p>cm³ D HNO₃</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24.3" calcext:value-type="float">
            <text:p>24,3</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2"/>
          <table:table-cell table:style-name="ce108" table:number-columns-repeated="2"/>
          <table:table-cell table:number-columns-repeated="45"/>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5.8" calcext:value-type="float">
            <text:p>15,8</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31.1" calcext:value-type="float">
            <text:p>31,1</text:p>
          </table:table-cell>
          <table:table-cell table:style-name="ce28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table-cell table:style-name="ce393" office:value-type="string" calcext:value-type="string" table:number-columns-spanned="4" table:number-rows-spanned="13">
            <text:p><text:span text:style-name="T24">O ácido clorhídrico reacciona co ácido nítrico concentrado do 16,0 % en masa e densidade 1,09 g/cm³ </text:span><text:span text:style-name="T25">e forma cloro, dióxido de nitróxeno e auga.</text:span></text:p>
            <text:p><text:span text:style-name="T25">a) Axusta a reacción que ten lugar polo método do ión-electrón.</text:span></text:p>
            <text:p><text:span text:style-name="T25">b) Calcula a concentración dunha disolución de ácido clorhídrico se se gastan os volumes indicados.</text:span></text:p>
            <text:p><text:span text:style-name="T25">Rta.: a) 2 HNO₃ + 2 HCl → 2 NO₂ + Cl₂ + 2 H₂O;</text:span></text:p>
            <text:p><text:span text:style-name="T25">b) [HCl] = 1,11 mol/dm³</text:span></text:p>
            <text:p><text:span text:style-name="T25"/></text:p>
          </table:table-cell>
          <table:covered-table-cell table:number-columns-repeated="2" table:style-name="ce394"/>
          <table:covered-table-cell table:style-name="ce412"/>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style-name="ce406"/>
          <table:table-cell table:style-name="ce150" office:value-type="string" calcext:value-type="string">
            <text:p>Concentración: </text:p>
          </table:table-cell>
          <table:table-cell table:style-name="ce563" office:value-type="float" office:value="16" calcext:value-type="float">
            <text:p>16</text:p>
          </table:table-cell>
          <table:table-cell table:style-name="ce440" table:content-validation-name="val9" office:value-type="string" calcext:value-type="string">
            <text:p>% masa</text:p>
          </table:table-cell>
          <table:table-cell table:number-columns-repeated="5"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style-name="ce406" office:value-type="string" calcext:value-type="string">
            <text:p><text:s/></text:p>
          </table:table-cell>
          <table:table-cell table:style-name="ce150" office:value-type="string" calcext:value-type="string">
            <text:p>Densidade: </text:p>
          </table:table-cell>
          <table:table-cell table:style-name="ce563" office:value-type="float" office:value="1.09" calcext:value-type="float">
            <text:p>1,09</text:p>
          </table:table-cell>
          <table:table-cell table:style-name="ce440"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style-name="ce299"/>
          <table:table-cell table:style-name="ce183"/>
          <table:table-cell table:style-name="ce88"/>
          <table:table-cell table:style-name="ce150"/>
          <table:table-cell table:style-name="ce202"/>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style-name="ce299"/>
          <table:table-cell table:style-name="ce183"/>
          <table:table-cell table:style-name="ce88"/>
          <table:table-cell table:style-name="ce150"/>
          <table:table-cell table:style-name="ce644"/>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12"/>
          <table:table-cell table:style-name="ce299"/>
          <table:table-cell table:style-name="ce406" office:value-type="string" calcext:value-type="string">
            <text:p>Produ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49"/>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49"/>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Default" table:number-columns-repeated="6"/>
          <table:table-cell table:number-columns-repeated="52"/>
        </table:table-row>
        <table:table-row table:style-name="ro1">
          <table:table-cell table:style-name="ce284" table:number-columns-repeated="4"/>
          <table:table-cell table:style-name="Default" table:number-columns-repeated="6"/>
          <table:table-cell table:number-columns-repeated="52"/>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8"/>
          <table:table-cell table:number-columns-repeated="50"/>
        </table:table-row>
        <table:table-row table:style-name="ro1" table:number-rows-repeated="3">
          <table:table-cell table:style-name="Default" table:number-columns-repeated="12"/>
          <table:table-cell table:number-columns-repeated="50"/>
        </table:table-row>
        <table:table-row table:style-name="ro1" table:number-rows-repeated="151">
          <table:table-cell table:style-name="Default" table:number-columns-repeated="10"/>
          <table:table-cell table:number-columns-repeated="52"/>
        </table:table-row>
        <table:table-row table:style-name="ro1" table:number-rows-repeated="2">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3"><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2"/>
        </table:table-row>
        <table:table-row table:style-name="ro1">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3"><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2"/>
        </table:table-row>
        <table:table-row table:style-name="ro1" table:number-rows-repeated="1048288">
          <table:table-cell table:number-columns-repeated="62"/>
        </table:table-row>
        <table:table-row table:style-name="ro2" table:number-rows-repeated="42">
          <table:table-cell table:number-columns-repeated="62"/>
        </table:table-row>
        <table:table-row table:style-name="ro2">
          <table:table-cell table:number-columns-repeated="62"/>
        </table:table-row>
      </table:table>
      <table:named-expressions>
        <table:named-range table:name="BorrarTodo" table:base-cell-address="$Axuda.$A$129" table:cell-range-address="$Axuda.$A$137"/>
        <table:named-range table:name="CifrasSign" table:base-cell-address="$Axuda.$A$36" table:cell-range-address="$Axuda.$A$44"/>
        <table:named-range table:name="clic" table:base-cell-address="$Axuda.$A$9" table:cell-range-address="$Axuda.$A$3"/>
        <table:named-range table:name="Comezo" table:base-cell-address="$Introd.$A$1" table:cell-range-address="$Introd.$A$1"/>
        <table:named-range table:name="CopiaDatos" table:base-cell-address="$Axuda.$A$98" table:cell-range-address="$Axuda.$A$106"/>
        <table:named-range table:name="CopiarResultado" table:base-cell-address="$Axuda.$A$89" table:cell-range-address="$Axuda.$A$97"/>
        <table:named-range table:name="DescrFunc" table:base-cell-address="$Axuda.$A$3" table:cell-range-address="$Introd.$A$44"/>
        <table:named-range table:name="ElegirOEscribir" table:base-cell-address="$Axuda.$A$21" table:cell-range-address="$Axuda.$A$22"/>
        <table:named-range table:name="ErrorAbrir" table:base-cell-address="$Axuda.$A$161" table:cell-range-address="$Axuda.$A$168"/>
        <table:named-range table:name="ErrorResult" table:base-cell-address="$Axuda.$A$124" table:cell-range-address="$Axuda.$A$132"/>
        <table:named-range table:name="Formatos" table:base-cell-address="$Axuda.$A$63" table:cell-range-address="$Axuda.$A$71"/>
        <table:named-range table:name="Hipervinculos" table:base-cell-address="$Axuda.$A$13" table:cell-range-address="$Axuda.$A$16"/>
        <table:named-range table:name="InstrComun" table:base-cell-address="$Axuda.$A$149" table:cell-range-address="$Axuda.$A$144"/>
        <table:named-range table:name="InstrOtros" table:base-cell-address="$Axuda.$A$154" table:cell-range-address="$Axuda.$A$162"/>
        <table:named-range table:name="InstrResult" table:base-cell-address="$Axuda.$A$150" table:cell-range-address="$Axuda.$A$158"/>
        <table:named-range table:name="NoSePueden" table:base-cell-address="$Axuda.$A$109" table:cell-range-address="$Axuda.$A$117"/>
        <table:named-range table:name="NotasAyuda" table:base-cell-address="$Axuda.$A$1" table:cell-range-address="$Axuda.$A$1"/>
        <table:named-range table:name="OtrosCalc" table:base-cell-address="$Axuda.$A$41" table:cell-range-address="$Axuda.$A$53"/>
      </table:named-expressions>
      <table:database-ranges>
        <table:database-range table:name="__Anonymous_Sheet_DB__1" table:target-range-address="Axuda.J1:Axuda.J15" table:contains-header="false">
          <table:sort>
            <table:sort-by table:field-number="0" table:data-type="automatic"/>
          </table:sort>
        </table:database-range>
        <table:database-range table:name="__Anonymous_Sheet_DB__7" table:target-range-address="Formulas.J5:Formulas.K4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face style:name="Courier New" svg:font-family="'Courier New'" style:font-family-generic="modern" style:font-pitch="fixed"/>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name-asian="Segoe UI" style:font-size-asian="24pt" style:language-asian="zh" style:country-asian="CN" style:font-name-complex="Tahoma2"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percentage-style style:name="N20155" number:language="es" number:country="ES">
      <number:number number:decimal-places="1" number:min-decimal-places="1" number:min-integer-digits="1"/>
      <number:text> %</number:text>
    </number:percentage-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style:style style:name="Tachado" style:family="table-cell" style:parent-style-name="Default">
      <style:table-cell-properties fo:background-color="#e0efd4"/>
      <style:text-properties fo:color="#ff0000" style:text-line-through-style="solid" style:text-line-through-type="single" style:font-name="Linux Biolinum G1" fo:font-family="'Linux Biolinum G'" style:font-pitch="variable" fo:font-size="11pt" style:font-size-asian="11pt" style:font-size-complex="11pt"/>
    </style:style>
    <draw:marker draw:name="Arrow" svg:viewBox="0 0 20 30" svg:d="M10 0l-10 30h20z"/>
    <draw:marker draw:name="Fin_20_de_20_línea_20_10" draw:display-name="Fin de línea 10"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12:23:56.697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7-30T15:20:01.426000000</dc:date>
    <dc:language>es-ES</dc:language>
    <meta:editing-cycles>3494</meta:editing-cycles>
    <meta:editing-duration>P21DT41M25S</meta:editing-duration>
    <dc:creator>Alfonso Javier Barbadillo Marán</dc:creator>
    <dc:title>Química P.A.U- Laboratorio (gal)</dc:title>
    <meta:document-statistic meta:table-count="10" meta:cell-count="3940" meta:object-count="6"/>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Dim lEsNeg As Boolean
    
    ' Si es &lt; 0 asignar signo "-"
    lEsNeg = False
    If Left(expresion, 1) = "-" Then
    	expresion = mid(expresion, 2, 30)
    	lEsNeg = True
    Endif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If lEsNeg Then
		 AValorPi = -AValorPi
	End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MinAbs(Rango, Optional nMaxMin as Integer) as Double
' Encuentra el valor máximo o mínimo de los valores absolutos de los elementos de un rango
' bien como números o como texto numforma
' nMaxMin	si se deja en blanco o vale 1: busca el máximo
'								si vale 2: busca el mínimo
Dim nRef, nElem  as Double
Dim nItem as String

IF IsMissing(nMaxMin) THEN
	nMaxMin = 1
ENDIF
nRef = 1E308
IF nMaxMin &lt;&gt; 2 Then
	nMaxMin = 1
	nRef = 0
ENDIF

IF IsArray(Rango) Then
	For each nItem in Rango
		IF nItem &lt;&gt; "" THEN
			nElem = ABS(AValor(nItem))
			IF nMaxMin &lt;&gt; 2 Then
				IF (nElem &gt; nRef) and (nElem &lt;&gt; 0) then
					nRef = nElem
				ENDIF
			ELSE
				IF (nElem &lt; nRef) and (nElem &lt;&gt; 0) then
					nRef = nElem
				ENDIF
			ENDIF
		ENDIF
	Next nItem
ELSE
	nRef = ABS(AValor(Rango))
ENDIF
MaxMin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FormulQuim.xml><?xml version="1.0" encoding="utf-8"?>
<!DOCTYPE module  PUBLIC '-//OpenOffice.org//DTD OfficeDocument 1.0//EN'  'module.dtd'>
<script:module xmlns:script="http://openoffice.org/2000/script" script:name="FormulQuim" script:language="StarBasic" script:moduleType="normal">Function CompuestoDeIones(Texto1 as String, Texto2 as String) as String
' Devuelve la fórmula del compuesto formado por dos iones Texto1 y Texto2
' Texto1 y Texto2 pueden ser la fórmula del anión o del catión
Dim nCoc, nAlto, nCargaCat, nCargaAn, nCarga1, nCarga2 as Integer
Dim cCar, cCation, cAnion, cTemp as String
Const cSub as String = "₁₂₃₄₅₆₇₈₉"

Texto1 = RTRIM(MID(Texto1, 1, 10))
Texto2 = RTRIM(MID(Texto2, 1, 10))
nCarga1 = CargaIon(Texto1)
nCarga2 = CargaIon(Texto2)
If nCarga1 * nCarga2 &gt;= 0 then
	CompuestoDeIones = ""
	exit function
endif
If nCarga1 &gt; 0 then
	cCation = IonSinCarga(Texto1)
	cAnion = IonSinCarga(Texto2)
	nCargaCat = abs(nCarga1)
	nCargaAn = abs(nCarga2)	
else
	If nCarga2 &gt; 0 then
		cCation = IonSinCarga(Texto2)
		cAnion = IonSinCarga(Texto1)
		nCargaCat = abs(nCarga2)
		nCargaAn = abs(nCarga1)	
	else
		CompuestoDeIones = ""
		exit function
	endif
endif
nAlto = 3
If nCargaCat &gt; nCargaAn then
	nCoc = nCargaCat / nCargaAn
	If nCoc = Int(nCoc) then
		nAlto = 2
	endif
else
	nCoc = nCargaAn / nCargaCat
	If nCoc = Int(nCoc) then
		If (nCoc &lt;&gt; 1) then
			nAlto = 1
		else
			nAlto = 0
		endif
	endif
endif
SELECT CASE nAlto
	CASE 1
		cCar = MID(cSub, nCoc, 1)
	CASE 3
		cCar = MID(cSub, nCargaAn, 1)
	CASE ELSE
		cCar = ""
END SELECT
If (cCation = "NH₄") and (LEN(cCar) &gt; 0) Then
	cCation = "(" &amp; cCation &amp; ")"
Endif
CompuestoDeIones = cCation &amp; cCar
SELECT CASE nAlto
	CASE 2
		cCar = MID(cSub, nCoc, 1)
	CASE 3
		cCar = MID(cSub, nCargaCat, 1)
	CASE ELSE
		cCar = ""
END SELECT
If (LEN(cCar) &gt; 0) and (LEN(cAnion) &gt; 1) Then
	IF (LEN(cAnion)=2) AND (LCASE(MID(cAnion, 2, 1)) = MID(cAnion, 2, 1)) Then
		ELSE
			cAnion = "(" &amp; cAnion &amp; ")"
	Endif
Endif
CompuestoDeIones = CompuestoDeIones &amp; cAnion &amp; cCar
CompuestoDeIones = FormulaQuim(CompuestoDeIones)
End Function


Function BuscaForm(cNombreABuscar as String, cNomTabla as String, Optional bAviso as Boolean) as String
' Busca el nombre químico "cNombreABuscar" en la table "cNomTabla" y devuelve su fórmula
' Si existe bAviso y es distinto de 0, presenta un mensaje de aviso si no encuentra cNombreABuscar
Dim oDoc, oHojas, oHojaFormulas, oCelda as Object
Dim cNomHoja, cFormula, cNomAPoner, cNomABuscar as String
Dim nCont, nTablas as Integer
Dim cTablas(), cCeldaNom(), cCeldaForm() as String

nTablas = 6
cTablas = Array("aniones", "cationes", "ácidos", "compuestos", "elementos", "prefijos")
cCeldaNom = Array("A1", "D1", "G1", "J1", "M1", "S1")
cCeldaForm = Array("B1", "E1", "H1", "K1", "N1", "T1")
For nCont = 0 to nTablas - 1
	If LCase(cNomTabla) = cTablas(nCont) then
		exit for
	endif
Next nCont
cNomABuscar = SinAcento(Lcase(Trim(cNombreABuscar)))
BuscaForm = ""
IF nCont + 1 &gt; nTablas then
	MSGBOx "No existe la tabla " &amp; cNomTabla
	exit Function
Else
	cPoner = cCeldaNom(nCont)
	if nCont = 1 then
		cNomAPoner = "\Q" &amp; cNomABuscar &amp; "\E"
	else
		cNomAPoner = cNomABuscar
	endif
	cLeer = cCeldaForm(nCont)
endif
If IsMissing(bAviso) Then
	bAviso = 0
else
	bAviso = Not(Not(bAviso))
endif
cNomHoja = "Formulas"
oDoc = ThisComponent
oHojas = oDoc.getSheets()
'Comprobamos que la hoja exista para poder acceder a ella
If NOT(oHojas.hasByName(cNomHoja)) Then
	MsgBox "La hoja " &amp; cNomHoja &amp; " no existe y se necesita para formular"
	BuscaForm = ""
	Exit Function
End If
oHojaFormulas = oDoc.Sheets.getByName(cNomHoja)
oCelda = oHojaFormulas.getCellRangeByName(cPoner)
oCelda.setString(cNomAPoner)
oCelda = oHojaFormulas.getCellRangeByName(cLeer)
cFormula = oCelda.getString()
If cFormula = "#N/D" then
	If bAviso then
		MSGBox cNombreABuscar &amp; " no se encuentra en la lista de " &amp; cNomTabla
	Endif
	BuscaForm = ""
else
	BuscaForm = cFormula
endif	
End Function


Function NomAForm(cTexto1 as String, Optional cTexto2 as String) as String
Dim oDoc, oHojas As Object
Dim cNomHoja, cNombre, cSimbAn, cSimbCat, cIon, cSep as String
Dim nPos as Integer
Dim bAcido, bOxido, bAnCat, bOxIon, bPerox, bEsIon, bCation, bAnion, bSist, bElemSP as Boolean

oDoc = ThisComponent
oHojas = oDoc.getSheets()
NomAForm = ""
cNomHoja = "Formulas"
'Comprobamos que la hoja exista para poder acceder a ella
If NOT(oHojas.hasByName(cNomHoja)) Then
	MsgBox "La hoja " &amp; cNomHoja &amp; " no existe y se necesita para formular"
	Exit Function
End If
cNombre = Lcase(Trim(cTexto1))
If Len(cNombre) &lt; 3 Then
	Exit Function
Endif
bAcido = FALSE
bOxido = FALSE
bAnCat = FALSE
bOxIon = FALSE
bCation = (SinAcento(Mid(cNombre, 1, 6)) = "cation")
bAnion = (SinAcento(Mid(cNombre, 1, 5)) = "anion")
bEsIon = bAnion Or bCation or (SinAcento(Mid(cNombre, 1, 3)) = "ion")
If Len(cNombre) &gt; 4 Then
	bAcido = (SinAcento(Mid(cNombre, 1, 5)) = "acido")
	bOxido = (Instr(SinAcento(cNombre), "oxido") &gt; 0) and Not(Instr(SinAcento(cNombre),"hidroxido") &gt; 0)
Endif
IF ISMISSING(cTexto2) Then
	cTexto2 = ""
Endif
bElemSP = (Len(cTexto2) = 0) And Not(bEsIon Or bAcido Or bOxido) And (Instr(cNombre, " de ") = 0)
If bElemSP Then
' Busca primero en elementos
	NomAForm = BuscaForm(SinAcento(cNombre), "compuestos")
	If Len(NomAForm) &gt; 0 Then
		Exit Function
	Endif
' Busca en la Tabla símbolos
	cNomHoja = "Simbolos"
	If NOT(oHojas.hasByName(cNomHoja)) Then
		MsgBox "La hoja " &amp; cNomHoja &amp; " no existe y se necesita para formular"
		Exit Function
	End If
	oHojaFormulas = oDoc.Sheets.getByName(cNomHoja)
	oCelda = oHojaFormulas.getCellRangeByName("D2")
	oCelda.setString(SinAcento(cNombre))
	oCelda = oHojaFormulas.getCellRangeByName("B2")
	cSimbCat = oCelda.getString()
	If cSimbCat &lt;&gt; "#N/D" then
		NomAForm = cSimbCat
		Exit Function
	Endif
Endif
If Len(cTexto2) &gt; 0 Then
	if bAcido Or bEsIon Then
		cSep = " "
	Else
		cSep = " de "
	Endif
	cNombre = cNombre &amp; cSep &amp; Trim(cTexto2)
Endif
' Si es sistemática usa otra función
cNombreSinTilde = SinAcento(cNombre)
nPos = Instr(cNombre, " de ")
bSist = HayPrefijos(cNombre) or HayPrefijos(Trim(Mid(cNombre, nPos + 4, 15) ) )
bSist = bSist And (Left(cNombreSinTilde, 18) &lt;&gt; "dihidrogenofosfato")
bSist = bSist And (Left(cNombreSinTilde, 9) &lt;&gt; "dicromato")
If bSist Then
	NomAForm = NomAFormBin(cNombre)
	Exit Function
Endif
' Investiga si es óxido de uno de los iones
nPos = Instr(cNombre, " de ")
cSimbCat = BuscaForm(trim(Mid(cNombre, nPos + 4, 15)), "cationes")
bPerox =(Instr(cNombreSinTilde, "peroxido") &lt;&gt; 0)
bOxIon = (Len(cSimbCat) &gt; 0) And (Instr(cNombreSinTilde, "oxido") &gt; 0) and Not(bPerox)
bAnCat = (Instr(cTexto1, "uro de") &gt; 0 or Instr(cTexto1, "ito de") &gt; 0 or Instr(cTexto1, "ato de") &gt; 0)
' Elementos, óxidos covalentes y compuestos como agua, amoníaco...
'IF ((cTexto2 = "") and Not(bAcido) and Not(bAnCat)) or (bOxido And Not(bOxIon) ) THEN
IF ((cTexto2 = "") and Not(bAcido) and Not(bAnCat) And Not(bOxIon)  And Not(bEsIon)) or (bOxido  And Not(bOxIon) ) THEN
	NomAForm = BuscaForm(cNombre, "compuestos",-1)
	Exit Function
Endif
If (nPos = 0) And Not(bAcido) And Not(bEsIon) then
	NomAForm = ""
	Exit Function
Endif
if Not(bAcido) Then
	if bEsIon Then
' Iones
		nPos = Instr(cNombre, " ")
		cIon = Trim(Mid(cNombre, nPos + 1, 15))
		If bAnion Then
			NomAForm =  BuscaForm(cIon, "aniones", -1)
		Else
			If bCation Then
				NomAForm =  BuscaForm(cIon, "cationes", -1)
			Else
				cSimbAn =  BuscaForm(cIon, "aniones")
				If Len(cSimbAn) &gt; 0 Then
					NomAForm = cSimbAn
				Else
					NomAForm = BuscaForm(cIon, "cationes", -1)
				Endif
			Endif
		Endif
	Else
' Compuestos de anión y catión
		cSimbAn =  BuscaForm(trim(Mid(cNombre, 1, nPos - 1)), "aniones",-1)
		cSimbCat = BuscaForm(trim(Mid(cNombre, nPos + 4, 15)), "cationes",-1)
		NomAForm = CompuestoDeIones(cSimbCat, cSimbAn)
	Endif
Else
' Ácidos
	cNombre = trim( Mid(cNombre, 6, 15) )
	cSimbAcido =  BuscaForm(cNombre, "ácidos",-1)
	NomAForm = cSimbAcido
Endif
End Function


Function BuscaNomb(cFormulaABuscar as String, cNomTabla as String, Optional bAviso as Boolean) as String
' Busca la fórmula química "cFormulaABuscar" en la table "cNomTabla" y devuelve su nombre
' Si existe bAviso y es distinto de 0, presenta un mensaje de aviso si no encuentra cFormulaABuscar
Dim oDoc, oHojas, oHojaFormulas, oCelda as Object
Dim cNomHoja, cNombre, cFormulaAPoner as String
Dim nCont, nPos as Integer
Dim cTablas(), cCeldaNom(), cCeldaForm() as String

If Len(cNomTabla) = 0 Then
	MsgBox "Se necesita el nombre de la tabla"
	Exit Function
Endif
cTablas = Array("aniones", "cationes", "ácidos", "compuestos", "elementos")
cCeldaNom = Array("C2", "F2", "I2", "L2", "O2")
cCeldaForm = Array("B2", "E2", "H2", "K2", "N2")
For nCont = 0 to 4
	If LCase(cNomTabla) = cTablas(nCont) then
		Exit For
	Endif
Next nCont
BuscaNomb = ""
' Quita los paréntesis, si los hay
nPos = Instr(cFormulaABuscar, "(")
If nPos &gt; 0 Then
	cFormulaABuscar = Replace(cFormulaABuscar, "(", "")
	cFormulaABuscar = Replace(cFormulaABuscar, ")", "")
Endif	
IF nCont &gt; 4 then
	MSGBOx "No existe la tabla " &amp; cNomTabla
	exit Function
Else
	cPoner = cCeldaForm(nCont)
	cFormulaAPoner = "\Q" &amp; FormulaQuim(Trim(cFormulaABuscar) ) &amp; "\E"
	cLeer = cCeldaNom(nCont)
endif
If IsMissing(bAviso) Then
	bAviso = False
else
	bAviso =True
endif
cNomHoja = "Formulas"
oDoc = ThisComponent
oHojas = oDoc.getSheets()
'Comprobamos que la hoja exista para poder acceder a ella
If NOT(oHojas.hasByName(cNomHoja)) Then
	MsgBox "La hoja " &amp; cNomHoja &amp; " no existe y se necesita para formular"
	BuscaNomb = ""
	Exit Function
End If
oHojaFormulas = oDoc.Sheets.getByName(cNomHoja)
oCelda = oHojaFormulas.getCellRangeByName(cPoner)
oCelda.setString(cFormulaAPoner)
oCelda = oHojaFormulas.getCellRangeByName(cLeer)
cNombre = oCelda.getString()
If cNombre = "#N/D" then
	If bAviso then
		MSGBox cFormulaABuscar &amp; " no se encuentra en la lista de " &amp; cNomTabla
	Endif
	BuscaNomb = ""
else
	BuscaNomb = cNombre
endif	
End Function


Function FormANom(cTexto as String) as String
Dim oDoc, oHojas As Object
Dim cPrefijos(), cBinarios, cFormPlana As String
Dim cNomHoja, cFormul, cNombreCat, cNombreAn, cNombre, cInfoIones, cSimbEle, cSimbAn, cSimbCat as String
Dim cCargCat, cCargAn, cFormCorr, cPref1, cPref2, cInfoAtomos, cPerox as String
Dim bBuscarEnCompuestos, bSist, bEsCation, bEsAnion, bEsIon, bEsOxCov, bEsSist, bEsElem as Boolean
Dim nCat, nAnion, nAtomos, nPos as Integer

oDoc = ThisComponent
oHojas = oDoc.getSheets()
cNomHoja = "Formulas"
'Comprobamos que la hoja exista para poder acceder a ella
If NOT(oHojas.hasByName(cNomHoja)) Then
	MsgBox "La hoja " &amp; cNomHoja &amp; " no existe y se necesita para formular"
	Exit Function
Endif
cFormul = Trim(cTexto)
If Len(cFormul) = 0 Then
	FormANom = ""
	Exit Function
Endif
cFormPlana = DeSupSub(cFormul)
cInfoIones = Ioniza(cFormul, 0)  'iones sin paréntesis
' Quita los paréntesis, si los hay
cInfoAtomos = CuentaAtomos(cFormul)
bEsElem = (Mid(cInfoAtomos, 3, 2) = "  ")
bEsSist = FALSE
cPrefijos = Array("mon", "di", "tri", "tetra", "penta", "hexa", "hepta", "octa", "nona", "deca")
cNombre = ""
If bEsElem Then
	cBinarios = "H F ClBrI O N "
	cNombre = BuscaNomb(FormulaQuim(cFormul), "compuestos")
	If Len(cNombre) = 0 Then
		bEsSist = TRUE
		cSimbEle = Trim(Mid(cInfoAtomos,1, 2))
		nAtomos = Val(Mid(cInfoAtomos, 11, 2))
		cNombre = BuscaNomb(cSimbEle, "elementos")
	Endif
	If Len(cNombre) = 0 Then
' Busca en la Tabla símbolos
		cNomHoja = "Simbolos"
		If NOT(oHojas.hasByName(cNomHoja)) Then
			MsgBox "La hoja " &amp; cNomHoja &amp; " no existe y se necesita para formular"
			Exit Function
		End If
		oHojaFormulas = oDoc.Sheets.getByName(cNomHoja)
		oCelda = oHojaFormulas.getCellRangeByName("B1")
		oCelda.setString(cSimbEle)
		oCelda = oHojaFormulas.getCellRangeByName("D1")
		cNombre = oCelda.getString()
		If cNombre &lt;&gt; "#N/D" then
			FormANom = cNombre
			Exit Function
		Endif
		FormANom = ""
	Else
		cPref1 = ""
		If bEsSist Then
			nPos = Instr(cBinarios, Mid(cSimbEle &amp; " ", 1, 2))
			If nAtomos = 1 Then
				If (nPos &gt; 0) Then
					cPref1 = "mono"
				Endif
			Else
				cPref1 = cPrefijos(nAtomos - 1)
			Endif
		Endif
		FormANom = cPref1 &amp; cNombre
	Endif
	Exit Function
Endif
cSimbCat = Rtrim(mid(cInfoIones, 1, 10))
cSimbAn = Rtrim(mid(cInfoIones, 11, 10))
nCat = Val(mid(cInfoIones, 21, 1))
nAnion = Val(mid(cInfoIones, 22, 1))
bEsCation = (DeSupSub(cSimbCat) = cFormPlana) And (Right(cFormPlana, 1) = "+")
bEsAnion = (DeSupSub(cSimbAn) = cFormPlana)  And (Right(cFormPlana, 1) = "-")
bEsIon = bEsCation Or bEsAnion
cPerox = " H2O2 Li2O2 Na2O2 K2O2 MgO2 CaO2 BaO2 "
bBuscarEnCompuestos = (Instr(cPerox, cFormPlana) &lt;&gt; 0)
bBuscarEnCompuestos = bBuscarEnCompuestos Or (Len(cSimbAn) = 0) Or (cSimbAn = "H-") 
If bEsIon Then
	nPos = Instr(cFormul, "(")
	If nPos &gt; 0 Then
		cFormul = Replace(cFormul, "(", "")
		cFormul = Replace(cFormul, ")", "")
	Endif	
	bBuscarEnCompuestos = FALSE
Endif
cNombreCat = BuscaNomb(IonSinCarga(cSimbCat), "elementos")
' Óxidos covalentes
bEsOxCov = (Mid(cInfoAtomos, 3, 2) = "O ") And (Len(cNombreCat) &gt; 0)
' bEsOxCov = (Mid(cSimbAn, 1, 1) ="O") And (Len(cNombreCat) &gt; 0)
if bBuscarEnCompuestos Then
	cNombre = BuscaNomb(cFormul, "compuestos", bEsOxCov)
	If Len(cNombre) &gt; 0 Then
		FormANom = cNombre
		Exit Function
	Endif
	If bEsOxCov Then
		Exit Function
	Endif	
Endif
' Busca en no metales
bEsSist = ((nCat &gt; 1) Or (nAnion &gt; 1)) And (Len(cNombreCat) &gt; 0) And (Mid(cInfoAtomos, 5, 2) = "  ")
If bEsOxCov or bEsSist Then
	cPref1 = ""
	nCat = Val(Mid(cInfoAtomos,11, 2))
	nAnion = Val(Mid(cInfoAtomos,13, 2))
		If nCat &gt; 1 Then
		cPref2 = cPrefijos(nCat - 1)
	Endif
	If nAnion = 1 then
		If nCat = 1 Then
			cPref1 = cPrefijos(nAnion - 1)
		Endif
	Else
		cPref1 = cPrefijos(nAnion - 1)
	Endif
	If bEsOxCov Then
		cNombreAn = "óxido"
	Else
		cNombreAn = BuscaNomb(cSimbAn, "aniones")
	Endif
	FormANom = cPref1 &amp; cNombreAn &amp; " de " &amp; cPref2 &amp; cNombreCat
	Exit Function
Endif
' No funciona anión &amp; catión
' ***
' Ácidos
If cSimbCat = "H+" Then
	cNombre = BuscaNomb(cFormul, "ácidos", -1)
	FormANom = "ácido " &amp; cNombre
Else
' Cationes
	If Not(bEsAnion) Then
		cNombreCat = BuscaNomb(cSimbCat, "cationes", -1)
	Endif
' Aniones
	If Not(bEsCation) Then
		cNombreAn = BuscaNomb(cSimbAn, "aniones", -1)
	Endif
	If bEsIon Then
		If bEsAnion Then
			FormANom = "anión "&amp; cNombreAn
		Else
			FormANom = "catión "&amp; cNombreCat
		Endif
	Else
		FormANom = cNombreAn &amp; " de " &amp; cNombreCat
	Endif
Endif
cFormCorr = NomAForm(FormANom)
If (cFormCorr &lt;&gt; cTexto) And (DeSupSub(cFormCorr) &lt;&gt; cFormPlana) Then
	MsgBox "La fórmula " &amp; cFormul &amp; " no parece la correcta " &amp; cFormCorr
Endif
End Function


Function NomAFormBin(cTexto1 as String, Optional cTexto2 as String) as String
Dim oDoc, oHojas, oHojaFormulas, oRangoPref As Object
Dim cNomHoja, cNombre, cSimbAn, cSimbCat, cIon, cPosiblePref as String
Dim cPrefix() as String
Dim nCont, nPosDe, nPosNom1, nPosNom2, nPosPref, n1, n2, nDespl1, nDespl2 as Integer
Dim bOxido, bBinario, bElem as Boolean

oDoc = ThisComponent
oHojas = oDoc.getSheets()
NomAFormBin = ""
cNomHoja = "Formulas"
'Comprobamos que la hoja exista para poder acceder a ella
If NOT(oHojas.hasByName(cNomHoja)) Then
	MsgBox "La hoja " &amp; cNomHoja &amp; " no existe y se necesita para formular"
	Exit Function
End If
cNombre = Trim(cTexto1)
If Len(cNombre) = 0 Then
	Exit Function
Endif
' Busca los prefijos
oHojaFormulas = oDoc.Sheets.getByName(cNomHoja)
oRangoPref = oHojaFormulas.getCellRangeByName("T5:T16")
cPrefix = oRangoPref.getDataArray()
n1 = 1
n2 = 1
IF ISMISSING(cTexto2) Then
	cTexto2 = ""
Endif
If cTexto2 &lt;&gt; "" Then
	cNombre = cNombre &amp; " de " &amp; Trim(cTexto2)
Endif
nPosDe = Instr(cNombre," de ")
For nCont = 0 To UBound(cPrefix)
	cPosiblePref = cPrefix(nCont)(0)
	nPosPref = Instr(cNombre, cPosiblePref)
	If nPosPref = 1 then
		n1 = nCont + 1
	Endif
	If nPosPref = nPosDe + 4 then
		n2 = nCont + 1
	Endif	
	If (n1 &gt; 1) and (n2 &gt;1) then
		exit For
	Endif
Next
bOxido = 0
bBinario = 0
If Len(cTexto1) &gt; 4 Then
	bBinario = Instr(cNombre, "uro de") &gt; 0
	bOxido = (Instr(cNombre, "óxido") &gt; 0 or Instr(cNombre, "oxido") &gt; 0) and not(Instr(cNombre, "hidróxido") &gt; 0 or Instr(cNombre,"hidroxido") &gt; 0)
	bElem = Not(bBinario) And Not(bOxido)
Endif
nDespl2 = 0
if n2 &gt; 1 then
	nDespl2 = Len(cPrefix(n2 - 1)(0))
endif
nDespl1 = 0
If n1 &gt; 1 then
	nDespl1 = Len(cPrefix(n1 - 1)(0))
Else
	If (Instr(cNombre, "mon") = 1) Then
		nDespl1 = 3
		If (Instr(cNombre, "mono") = 1) Then
			nDespl1 = 4
		Endif
	Endif
Endif
If bElem Then
	cSimbCat = BuscaForm(trim(Mid(cNombre, nDespl1 + 1, 15)), "elementos")
	NomAFormBin = cSimbCat
Else
	cSimbCat = BuscaForm(trim(Mid(cNombre, nPosDe + 4 + nDespl2, 15)), "elementos")
	NomAFormBin = cSimbCat
	If n2 &gt; 1 Then
		NomAFormBin = NomAFormBin &amp; Subind(n2)
	endif
	If bOxido then
		NomAFormBin = NomAFormBin &amp; "O"
	else
		cSimbAn =  BuscaForm(trim(Mid(cNombre,  nDespl1 + 1, nPosDe - nDespl1)), "aniones",-1)
		NomAFormBin = NomAFormBin &amp; IonSinCarga(cSimbAn)
	endif
Endif
If n1 &gt; 1 Then
	NomAFormBin = NomAFormBin &amp; Subind(n1)
endif
End Function


Function HayPrefijos(cTexto) as Boolean
' Si encuentra un prefijo en "cTexto" devuelve True
Dim cBuscar, cPrefijos() as String
Dim nCont as Integer

cBuscar = Lcase( Trim(cTexto) )
HayPrefijos = FALSE
cPrefijos = Array("mon", "di", "tri", "tetra", "penta", "hexa", "hepta", "octa", "nona", "deca")
For nCont = 0 To UBound(cPrefijos)
	IF Instr(cBuscar, cPrefijos(nCont) ) = 1 Then
		HayPrefijos = TRUE
		Exit Function
	Endif
Next nCont
End Function


Function SinAcento(cTexto as String) as String
' Elimina los acentos en los nombres
Dim cTildes(), cSinTildes(), cAux, cAux2 as String
Dim nCont as Integer

cAux = Trim(cTexto)
SinAcento = ""
If Len(cAux) = 0 Then
	Exit Function
Endif
cTildes = Array("á", "é", "í", "ó", "ú")
cSinTildes = Array("a", "e", "i", "o", "u")
For nCont = 0 To Ubound(cTildes)
	cAux2 = Replace(cAux, cTildes(nCont), cSinTildes(nCont) )
	cAux = Replace(cAux2, Ucase(cTildes(nCont)), Ucase(cSinTildes(nCont)) )
Next nCont
SinAcento = cAux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Quimica.xml><?xml version="1.0" encoding="utf-8"?>
<!DOCTYPE module  PUBLIC '-//OpenOffice.org//DTD OfficeDocument 1.0//EN'  'module.dtd'>
<script:module xmlns:script="http://openoffice.org/2000/script" script:name="Quimica" script:language="StarBasic" script:moduleType="normal">Function FormulaQuim(formula as string) as string
Dim nFin as Integer
Dim cSinLatex As String
FormulaQuim = ""
IF formula="" OR formula="0" THEN
	EXIT FUNCTION
ENDIF
cSinLatex = LimpiaLatex(formula)
nFin = LargoIon(cSinLatex)
FormulaQuim = Subind(MID(cSinLatex, 1, nFin) &amp; Superind(MID(cSinLatex, nFin+1, 2))
End Function


Function LimpiaLatex(formula as String) as String
Dim nLong, nCont as Integer
Dim cFormuLimpia, cCar as string
cFormuLimpia = ""
nLong = LEN(formula)
IF nLong &gt; 0 Then
	For nCont = 1 To nLong
		cCar = mid(formula, nCont, 1)
		IF (cCar &lt;&gt; "^") And  (cCar &lt;&gt; "_") And (cCar &lt;&gt; " ") Then
			cFormuLimpia = cFormuLimpia &amp; cCar
		ENDIF
	Next
ENDIF
LimpiaLatex = cFormuLimpia
End Function


Function LargoIon(formula as String) as Integer
Const cSigno as String = "+-⁺⁻"
Const cNumeros as String ="1234567890₁₂₃₄₅₆₇₈₉₀¹²³⁴⁵⁶⁷⁸⁹⁰"
Dim nLong, nFin AS Integer
Dim cCar, cSinLatex as String
Dim bIon as Boolean

LargoIon = 0
IF formula="" THEN
	EXIT FUNCTION
ENDIF
cSinLatex = LimpiaLatex(formula)
nLong = LEN(cSinLatex)
nFin = nLong
cCar = MID(cSinLatex, nLong, 1)
bIon = (INSTR(cSigno, cCar)&gt;0)
IF bIon THEN
	IF nLong &gt; 1 THEN
		nFin =  nLong - 1
		cCar = MID(cSinLatex, nFin, 1)
		IF (INSTR(cNumeros, cCar)&gt;0) AND (nLong &gt; 2) THEN
			nFin = nLong - 2
			cCar = MID(cSinLatex, nFin, 1)
			bTipic = (cCar="H") OR ((cCar="O") and nFin&lt;&gt;1)
			IF bTipic THEN
				nFin = nLong-1
			ENDIF
		ENDIF
	ENDIF
	LargoIon = nFin		
ELSE
	LargoIon = nLong
ENDIF
End Function


Function CargaIon(formula as String) as Integer
Dim nLong, nFin, nAsc AS Integer
Dim cCar, cTemp, cSinLatex as String
cSinLatex = LimpiaLatex(formula)
cTemp = TRIM(cSinLatex)
nLong = LEN(cTemp)
nFin = LargoIon(cTemp)
IF nFin=nLong THEN
	CargaIon = 0
ELSE
	IF nFin+1=nLong THEN
		CargaIon = 1
	ELSE
		cCar = MID(cTemp, nFin+1, 1)
		nAsc = ASC(cCar)
		SELECT CASE nAsc
			CASE 178 to 179
				CargaIon = nAsc-176
			CASE 8308 to 8315
				CargaIon = nAsc-8304
			CASE ELSE
				CargaIon = VAL(cCar)
		END SELECT
	ENDIF
	cCar = MID(cTemp, nLong, 1)
	IF (cCar = "-") OR (cCar = "⁻") THEN
		CargaIon = -CargaIon
	ENDIF	
ENDIF	
END FUNCTION


Function IonSinCarga(formula as String) as String
Dim nLong, nIni, nFin, nPos AS Integer
Dim cCar, cSinLatex as String

IF formula="" THEN
	EXIT FUNCTION
ENDIF
cSinLatex = LimpiaLatex(formula)
IonSinCarga = cSinLatex
nFin = LargoIon(cSinLatex)
IonSinCarga = MID(cSinLatex, 1, nFin)		
cCar = MID(IonSinCarga, nFin, 1)
IF cCar = ")" THEN
	nFin = nFin-1
ENDIF
nIni = 1
cCar = MID(IonSinCarga, 1, 1)
IF cCar = "(" THEN
	nIni = nIni+1
ENDIF
IonSinCarga = MID(IonSinCarga, nIni, nFin-nIni+1)
End Function


Function MasaMol(formula as String) as Double
Dim nCont, nAtom, nLong as Integer
Dim cTemp, cSimb, cFormula as String
Const cSigno as String = "+-⁺⁻"
MasaMol = 0
IF LEN(formula)=0 THEN
	EXIT FUNCTION
ENDIF

cFormula = LimpiaLatex(formula)
nLong = LEN(cFormula)
cSimb = MID(cFormula, nLong, 1)
IF (INSTR(cSigno, cSimb)&gt;0) THEN
	cFormula = IonSinCarga(cFormula)
ENDIF
cTemp = CuentaAtomos(cFormula)
IF INSTR(cTemp, "Error") Then
	Masamol = 0
	Exit Function
ENDIF
FOR nCont = 1 TO 5
	cSimb = RTRIM(MID(cTemp, nCont*2-1, 2))
	nAtom = VAL(MID(cTemp, 10+nCont*2-1, 2))
	MasaMol = MasaMol + nAtom*MasaAtomica(cSimb)
NEXT
End Function


Function CuentaAtomos(formula as String) as String
' Devuelve una cadena de 20 caracteres
' Los 10 primeros, los símbolos de los elementos (dos caracteres/Símbolo)
' en el orden en el que aparecen en la fórmula
' Los 10 últimos, el nº de átomos de cada elemento (dos caracteres/número)
Dim nCont, nCon2, nContAt, nAsc, nLong, nSub, nSubGrupo, nIniGrupo  as Integer
Dim cSub, cSimb, cCar, cCarPost, cFormula, cSinLatex as String
Dim nMasAtom, nMasGrupo, nMasa as Double
Dim bFinGrupo, bNum, bMinusc, bFinSub, bElem  as Boolean
Dim cAtomo(1 TO 10) as String
Dim nAtomos(1 to 10) as Integer
Const cBlanco10 as String = "          "

'nMasa = 0
'nMasGrupo = 0
nSub = 1
cSub = ""
cCar = ""
cCarPost = ""
bElem  = False
bNum = False
bMinusc = False
bFinGrupo = False
bFinSub = False
cSinLatex = LimpiaLatex(formula)
cFormula = TRIM(cSinLatex)
'??
cFormula = MID(cFormula, 1, LARGOION(cFormula))
nLong = LEN(cFormula)
nIniGrupo=0
'nMasAtom = 0
'nMasGrupo = 0
IF nLong &gt; 1 THEN
	nContAt  = 1
	FOR nCont = nLong TO 1 STEP -1
		cSimb = cCarPost
		cCarPost = cCar
		cCar = MID(cFormula, nCont, 1)
		nAsc = ASC(cCar)
		SELECT CASE nAsc
			CASE 40
			' (
				bFinGrupo = True
				bMinusc = False
				bNum = False
			CASE 41
			' )
				nIniGrupo = nContAt
'				nMasa = nMasa + nMasGrupo
'				nMasGrupo = 0
				bMinusc = False
				bNum = False
				IF LEN(cSub)&gt;0 THEN
					nSubGrupo = val(cSub)
				ELSE
					nSubGrupo = 1
				ENDIF
				cSub = ""
			CASE 48 TO 57
			' número (se supone que son subíndices)
				IF bNum THEN
					cSub = cCar &amp; cSub
				ELSE
					cSub = cCar
				ENDIF
				bMinusc = False
				bNum = True
			CASE 65 to 90
			' Mayúscula
				IF bMinusc THEN
					cSimb = cCar &amp; cCarPost
				ELSE
					cSimb = cCar
				ENDIF
'				nMasAtom = MasaAtomica(cSimb)
				IF LEN(cSub)&gt;0 THEN
					nSub = val(cSub)
				ELSE
					nSub = 1
				ENDIF
				cAtomo(nContAt) = cSimb
				nAtomos(nContAt) = nSub
				nContAt = nContAt + 1
				cSub = ""
'				nMasGrupo = nMasGrupo + MasaAtomica(cSimb) * nSub
				bMinusc = False
				bNum = False
			CASE 97 to 121
			' minúscula
				bMinusc = True
				bNum = False
			CASE 8320 to 8329
			' subíndices
				cCar =CHR(nAsc - 8272)
				IF bNum THEN
					cSub = cCar &amp; cSub
				ELSE
					cSub = cCar
				ENDIF
				bMinusc = False
				bNum = True
		END SELECT
		IF bFinGrupo Then
			IF nIniGrupo = 0 Then 
				CuentaAtomos = "Error: Falta paréntesis"
				EXIT FUNCTION
			ENDIF
			FOR nCon2 = nIniGrupo TO nContAt - 1
				nAtomos(nCon2) = nAtomos(nCon2) * nSubGrupo
			NEXT
			nMasa = nMasa + nMasGrupo * nSubGrupo
			bFinGrupo = False
			nMasGrupo = 0
		ENDIF
	NEXT
	IF NOT bFinGrupo THEN
		nMasa = nMasa + nMasGrupo
	ENDIF
'	MasaMol = nMasa
ELSE
	cAtomo(1) = MID(cFormula, 1, 1)
	nAtomos(1) = 1 
'	MasaMol =  MasaAtomica( MID(cFormula, 1, 1))
ENDIF
CuentaAtomos = ""
cTemp = ""
FOR nCont = 1 TO 9
	IF LEN(cAtomo(nCont))&gt; 0 THEN
		cSimb = cAtomo(nCont)
		FOR nCon2 = nCont+1 to 10
			IF cAtomo(nCon2) = cSimb THEN
				nAtomos(nCont) = nAtomos(nCont) + nAtomos(nCon2)
				nAtomos(nCon2) = 0
				cAtomo(nCon2) = ""
			ENDIF
		NEXT
	ENDIF
NEXT

FOR nCont = 10 TO 1 STEP -1
	IF LEN(cAtomo(nCont))&gt; 0 THEN
		CuentaAtomos = CuentaAtomos &amp; MID(cAtomo(nCont) &amp; "  ", 1, 2)
		cTemp = cTemp &amp; MID(LTRIM(STR(nAtomos(nCont))) &amp; "  ", 1, 2)
	ENDIF
NEXT
CuentaAtomos = MID(CuentaAtomos &amp; cBlanco10, 1, 10) &amp; MID(cTemp &amp; cBlanco10, 1, 10)
End Function


Function Ioniza(formula as String, Optional bParent as Boolean, Optional bOxidos as Boolean) as String
' formula debe tener el catión antes que el anión
' excepto los ácidos orgánicos que contienen COOH o  CO2H

'Devuelve una cadena de 26 caracteres
'Los 10 primeros contienen el primer ión (se supone positivo)
'Los 10 siguientes contienen el segundo ión (se supone negativo)
'El nº 21, cuántos hay del primer ión
'El nº 22, cuántos hay del segundo ión
'El número 23 y 24 , la carga del primer ión (p. ej. +1)
'Los dos últimos (nº 25 y 26), la carga del segundo ión (p. ej. -2)
'Si bParent es TRUE o se omite, los iones de grupos de átomos se escriben con paréntesis (NO₃)⁻
'Si bOxidos es TRUE o se omite, indica que los óxidos se ionizan (FALSE para las reacciones redox)
Dim nLong, nPosIniPar, nPosFinPar, nIon, nNum, nPos as Integer
Dim nFact, cNewSub As Single
Dim cTexto, cTemp, cFormula, cSin, cSinLatex as String
Dim bCond as Boolean
Dim cIon(1 TO 2) as String
Dim nSubindice(1 TO 2) as Integer
Dim nParent(1 TO 2) as Integer
Dim cCarga(1 TO 2) as String
Const cEnteros as String = "1234567890"
Const cBlanco10 as String = "          "
const cMonoval = "H Li Na K Rb Cs Ag "
Const cBival as String = "Be Mg Ca Sr Ba Ra Fe Co Ni Zn Cd Hg Cu Mn Sn Pb "
Const cTetraval as String = "Ti Mn C Si Sn Pb "
Const cBineg as String = "O S Se Te "
Const cMononeg as String = "F Cl Br I H OH "
IF formula="" THEN
	Ioniza = cBlanco10 &amp; cBlanco10 &amp; "00 0 0"
	EXIT FUNCTION
ENDIF
IF ISMISSING(bOxidos) THEN
	bOxidos = TRUE
ENDIF
IF ISMISSING(bParent) THEN
	bParent = TRUE
EndIf
cSinLatex = LimpiaLatex(formula)
cFormula = TRIM(cSinLatex)
'Elimina subíndices
cFormula = DeSupSub(cFormula)
' Reordena la fórmula de un ácido orgánico
cFormula = COOHxHCOO(cFormula)
nLong = LEN(cFormula)
cTexto = CuentaAtomos(cFormula)
'Si hay error termina
If INSTR(cTexto, "Error") Then
	Ioniza = ""
	Exit Function
EndIf
cTemp = RTRIM(MID(cTexto, 1, 10))
'Si es un ion, lo devuelve
IF LargoIon(cFormula)&lt;nLong THEN
	nIon = CargaIon(cFormula)
	IF ABS(nIon)&gt;1 THEN
		cCarga(1) = LTRIM(STR(ABS(nIon)))
	ELSE
		cCarga(1) = ""
	ENDIF
	cCarga(2) = IIF(nIon&gt;0, "+", "-")
	IF LEN(cTemp)&gt;2 THEN
		nPosFinPar = INSTR(cFormula, ")")
		cSin = IonSinCarga(cFormula)
		IF bParent AND (nPosFinPar=0) THEN
			cFormula = "(" &amp; cSin &amp; ")" &amp; cCarga(1) &amp; cCarga(2)
		ELSEIF nPosFinPar&gt;0 AND NOT bParent THEN
			cFormula =  cSin &amp; cCarga(1) &amp; cCarga(2)		
		ENDIF
	ENDIF
	IF nIon&gt;0 THEN
		Ioniza = cFormula &amp; LEFT(cBlanco10, 10-nLong) &amp; cBlanco10 &amp; MID(cTexto, 11, 1) &amp; "0+"  &amp; cCarga(1) &amp; " 0"
	ELSE
		Ioniza = cBlanco10 &amp; cFormula &amp; LEFT(cBlanco10, 10-nLong) &amp; "0" &amp; MID(cTexto, 13, 1) &amp; " 0-" &amp; cCarga(1)
	ENDIF
	EXIT FUNCTION
ENDIF
nPos = INSTR(cTexto, "O ")
' Si es un elemento, no ioniza
IF LEN(cTemp)&lt;3 THEN
	Ioniza = cFormula &amp; LEFT(cBlanco10, 10-nLong) &amp; cBlanco10 &amp; MID(cTexto, 11, 1) &amp; "0 0 0"
	EXIT FUNCTION
ENDIF
' Si bOxidos es FALSE y es un óxido, no ioniza
IF (nPos&gt;0) AND (LEN(cTemp)&lt;5) AND NOT bOxidos THEN
	Ioniza = cFormula &amp; LEFT(cBlanco10, 10-nLong) &amp; cBlanco10  &amp; MID(cTexto, 11, 1)  &amp; MID(cTexto, 13, 1) &amp; " 0 0"
	EXIT FUNCTION		
ENDIF
' Ioniza el agua en ácido base?
'IF cFormula = "H2O" THEN
'	Ioniza = "H+"  &amp; LEFT(cBlanco10, 8) &amp;  "OH-"  &amp; LEFT(cBlanco10, 7) &amp; "11+1-1"
'	EXIT FUNCTION
'ENDIF
nParent(2) = 1
nPosFinPar = INSTR(cFormula, ")")
IF nPosFinPar &gt; 0 THEN
	nPosIniPar = INSTR(cFormula, "(")
	IF nPosIniPar = 0 OR nPosIniPar &gt; nPosFinPar THEN
		Ioniza = "Error ()"
	ENDIF
	IF nPosIniPar = 1 THEN
		nIon = 1
		nNum = INSTR(cEnteros, MID(cFormula, nPosFinPar+1, 1))
		IF nNum &gt; 0 THEN
			nSubindice(1) = nNum
			nNum = 1
		ENDIF	
		cIon(2) =  MID(cFormula, nPosFinPar+1+nNum, nLong)
		nSubindice(2) = 1
	ELSE
		nIon = 2
		nNum = INSTR(cEnteros, MID(cFormula, nPosIniPar-1, 1))
		nSubindice(1) = 1
		IF nNum &gt; 0 THEN
			nSubindice(1) = nNum
			nNum = 1
		ENDIF	
		cIon(1) =  MID(cFormula, 1, nPosIniPar-1-nNum)
	ENDIF
	nParent(nIon) = 1
	nSubindice(nIon) = 1
	IF nPosFinPar &lt; nLong THEN
		nNum = INSTR(cEnteros, MID(cFormula, nPosFinPar+1, 1))
		IF nNum = 0 THEN
			nNum = 1
		ENDIF	
		nSubindice(nIon) = nNum
	ENDIF
	cIon(nIon) =  MID(cFormula, nPosIniPar+1, nPosFinPar-nPosIniPar-1)
ELSE
	IF MID(cFormula, 1, 3) = "NH4" THEN
		cIon(1) = "NH4"
		nSubindice(1) = 1
		nPosIniPar = 4
		nParent(1) = 1		
	ELSE
		nPosIniPar = 1
		nPosFinPar = 1
		nNum = ASC(MID(cFormula, 2, 2))
		IF nNum &gt; 96 AND nNum &lt; 123 THEN
			nPosFinPar = 2
		ENDIF
		cIon(1) = MID(cFormula, 1, nPosFinPar) 
		nNum = INSTR(cEnteros, MID(cFormula, nPosFinPar+1, 1))
		nPosIniPar = nPosFinPar + 2
		IF nNum = 0 THEN
			nNum = 1
			nPosIniPar = nPosIniPar - 1
		ENDIF	
		nSubindice(1) = nNum
	ENDIF
	nSubindice(2) = 1
	nPosFinPar = nLong
	cTemp = MID(cFormula, nPosFinPar, 1)
	nNum = INSTR(cEnteros, cTemp)
	IF nNum &gt; 0 THEN
		IF (nPosFinPar=nPosIniPar+1) OR ((nPosFinPar=nPosIniPar+2) AND (ASC(MID(cFormula, nPosFinPar-1, 1))&gt;96)) THEN
			nSubindice(2) = nNum
			nPosFinPar = nLong-1
			nParent(2) = 0
		ENDIF
	ENDIF	
	cIon(2) = MID(cFormula, nPosIniPar, nPosFinPar-nPosIniPar+1) 
ENDIF
IF LEN(cIon(2))&lt;3 THEN
	IF ((RIGHT(cIon(2), 1) &lt;&gt; "O") AND (RIGHT(cIon(2), 1) &lt;&gt; "H") AND (LEFT(cIon(2), 1) &lt;&gt; "H")) OR (LEN(cIon(2))=1) THEN
		nParent(2) = 0
	ENDIF
ENDIF
Ioniza = ""
nFact = 1
' Multiplicar las cargas * 2 en los casos:
' Catión tetravalente, aníón bivalente y subíndices 1 y 2
' o catión y aníón bivalentes y subíndices 1 y 1
nPos = INSTR(2, cIon(2), "O", 0)
IF nPos &gt; 0 THEN
	cTemp = LEFT(cIon(2), nPos - 1)
ELSE
	cTemp = cIon(2)
ENDIF
bCond = (INSTR(cTetraval, cIon(1) &amp; " ") &gt; 0) AND (INSTR(cBineg,LEFT(cTemp &amp; " ", 2)) &gt; 0) AND (nSubindice(1) = 1) AND (nSubindice(2) = 2)
bCond = bCond OR ((INSTR(cBival, cIon(1) &amp; " ") &gt; 0) AND  (INSTR(cBineg,LEFT(cTemp &amp; " ", 2)) &gt; 0) AND (nSubindice(1) + nSubindice(2) = 2))
IF bCond THEN
	nFact = 2
ENDIF
' Dividir cargas *2 si es un peróxido
IF (cIon(2)="O") AND (INSTR(cMonoval, cIon(1) &amp; " ")&gt;0) AND (nSubindice(1) + nSubindice(2) &gt; 3) THEN
	nFact = 0.5
ENDIF
FOR nNum = 1 TO 2
	cTemp = cIon(nNum)
	cTemp = REPLACE(cTemp, "(", "")
	cTemp = REPLACE(cTemp, ")", "")
	IF bParent AND (nParent(nNum) = 1) THEN
		cTemp = "("&amp; cTemp &amp;")"
	ENDIF
	nNewSub = nFact*nSubindice(3-nNum)
	IF nNewSub&gt;1 THEN
		cTemp = cTemp &amp;  LTRIM(STR(nNewSub))
	ENDIF
	IF nNum = 1 THEN
		cCarga(nNum) = "+"
	ELSE
		cCarga(nNum) = "-"
	ENDIF
	cTemp = cTemp &amp; cCarga(nNum)
	cCarga(nNum) = cCarga(nNum) &amp; LTRIM(STR(nNewSub))
	Ioniza = Ioniza &amp; LEFT(cTemp &amp; cBlanco10, 10)	
NEXT
Ioniza = Ioniza &amp; LTRIM(STR(nSubindice(1))) &amp; LTRIM(STR(nSubindice(2))) &amp; cCarga(1) &amp; cCarga(2)
End Function


Function MasaAtomica(Simbolo as String) as Double
Dim cSimbol() as String
Dim nMasa() as Double
Dim nCont, nFin, nLong, nAsc as Integer
Dim cTemp as String
Dim bBusca as Boolean
IF Simbolo = "" THEN
	MasaAtomica = 0
	EXIT FUNCTION
ENDIF
nAsc = ASC(LEFT(Simbolo, 1))
IF nAsc&lt;65 OR nAsc&gt;90 THEN 
	MasaAtomica = 0
	EXIT FUNCTION
ENDIF
cSimbol = Array("O","H","C","N","Na","Cl","K","Mg","S","Ca","P","Zn","I","Cu","Fe","Cr","Ag","Br","Al","Mn","Ni","Co","Ba","Pb","Hg","Sn","F","As","Rb","Sr","Se","Si","Cd","Cs","Au","Li","Be","B","Ti","Te","Sb","W","Pt","Ir","Bi","Ga","Ge","In","La","Os","Tl","He","Ne","Ar","Sc","V","Kr","Y","Zr","Nb","Mo","Tc","Ru","Rh","Pd","Xe","Ce","Pr","Nd","Pm ","Sm","Eu","Gd","Tb","Dy","Ho","Er","Tm","Yb","Lu","Hf","Ta","Re","Po","At","Rn","Fr","Ra","Ac","Pa","Th","Np","U","Am","Pu","Bk","Cm","Cf","Es","Fm","Md","No","Lr","Rf","Bh","Db","Sg","Hs","Mt")
nMasa = Array(15.999,1.008,12.011,14.007,22.99,35.453,39.098,24.305,32.066,40.078,30.974,65.39,126.9,63.546,55.847,51.996,107.87,79.904,26.982,54.938,58.69,58.933,137.33,207.2,200.59,118.71,18.998,74.923,85.47,87.62,78.96,28.086,112.41,132.91,196.97,6.941,9.012,10.81,47.88,127.6,121.75,183.85,195.08,192.2,208.98,69.723,72.61,114.82,138.91,190.2,204.38,4.003,20.18,39.948,44.956,50.942,83.8,88.906,91.224,92.906,95.94,98.91,101.07,102.91,106.42,131.29,140.12,140.91,144.24,145,150.36,151.97,157.25,158.92,162.5,164.93,167.26,168.93,173.04,174.97,178.49,180.95,186.2,209,210,222,223,226.02,227,231.04,232.04,237.05,238.03,243,244,247,247,251,254,257,258,259,260,261,262,262,263,265,266)
MasaAtomica = 0
nLong = LEN(Simbolo)
IF nLong&gt;2 THEN
	Simbolo = LEFT(Simbolo,2)
ENDIF
nLong = LEN(Simbolo)
IF nLong=2 THEN
	nAsc = ASC(RIGHT(Simbolo, 1))
	IF (nAsc&lt;97) OR (nAsc&gt;122) THEN 
		Simbolo = LEFT(Simbolo,1)
	ENDIF
ENDIF
nLong = LEN(Simbolo)
nFin = UBOUND(cSimbol)
bBusca = TRUE
nCont = 0
DO WHILE bBusca AND nCont&lt;nFin
	IF Simbolo=cSimbol(nCont) THEN
		MasaAtomica = nMasa(nCont)
		bBusca = FALSE
	ENDIF
	nCont = nCont+1
LOOP

End Function


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Function Superind(Texto as String) as String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Function aFraccion(Num as Single) as String
'  Devuelve un carácter de fracción para un número 
Dim NProd as Single
 
aFraccion = cStr(Num)
nProd = INT(Num*60 +0.5)
SELECT CASE nProd
	CASE 12
		aFraccion = "⅕"
	CASE 15
		aFraccion = "¼"
	CASE 20
		aFraccion = "⅓"
	CASE 30
		aFraccion = "½"
	CASE 40
		aFraccion = "⅔"
	CASE 45
		aFraccion = "¾"
END SELECT
End Function


Function COOHxHCOO(formula as String) as String
' Reordena la fórmula de un ácido orgánico
' Busca  la cadena COOH o CO2H
' Si la encuentra devuelve una fórmua con el hidrógeno al prinipio para que la función IONZA funcione

Dim nPos as Integer
Dim cInic, cFin, cGrup as String
Dim lAcOrg as Boolean

lAcOrg = FALSE
COOHxHCOO = formula
cGrup = "COO"
nPos = INSTR(formula, "COOH")
cInic = ""
IF nPos &gt; 0 THEN
	lAcOrg = TRUE
	cInic = left(formula, nPos + 2)
	cFin = MID(formula, nPos + 4, 20)
ELSE
	cGrup = "CO2"
	nPos = INSTR(DeSupSub(formula), "CO2H")
	IF nPos &gt; 0 THEN
		lAcOrg = TRUE
		cInic = left(formula, nPos + 2)
		cFin = MID(formula, nPos + 4, 20)
	Endif	
ENDIF
If lAcOrg Then
	COOHxHCOO = "H" &amp; cInic &amp; cFin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SubSuperind"/>
  <library:element library:name="Cifras"/>
  <library:element library:name="Operac"/>
  <library:element library:name="DialogoCifras"/>
  <library:element library:name="Quimica"/>
  <library:element library:name="FormulQui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